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T20" style:parent-style-name="Domyślnaczcionkaakapitu" style:family="text">
      <style:text-properties style:text-underline-type="single" style:text-underline-style="solid" style:text-underline-width="auto" style:text-underline-mode="continuous"/>
    </style:style>
    <style:style style:name="P21" style:parent-style-name="Normalny" style:family="paragraph">
      <style:paragraph-properties fo:text-align="justify" fo:line-height="150%" fo:text-indent="0.25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5in"/>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5in"/>
    </style:style>
    <style:style style:name="P31" style:parent-style-name="Normalny" style:family="paragraph">
      <style:paragraph-properties fo:text-align="justify" fo:line-height="150%" fo:text-indent="0.25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fo:text-indent="0.25in"/>
    </style:style>
    <style:style style:name="P41" style:parent-style-name="Normalny" style:family="paragraph">
      <style:paragraph-properties fo:text-align="justify" fo:line-height="150%" fo:text-indent="0.25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5in"/>
    </style:style>
    <style:style style:name="P44" style:parent-style-name="Normalny" style:family="paragraph">
      <style:paragraph-properties fo:text-align="justify" fo:line-height="150%" fo:text-indent="0.25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style:style>
    <style:style style:name="T48" style:parent-style-name="Domyślnaczcionkaakapitu" style:family="text">
      <style:text-properties style:text-underline-type="single" style:text-underline-style="solid" style:text-underline-width="auto" style:text-underline-mode="continuous"/>
    </style:style>
    <style:style style:name="T49" style:parent-style-name="Domyślnaczcionkaakapitu" style:family="text">
      <style:text-properties fo:background-color="#80FFFF" style:text-underline-type="single" style:text-underline-style="solid" style:text-underline-width="auto" style:text-underline-mode="continuous"/>
    </style:style>
    <style:style style:name="T50" style:parent-style-name="Domyślnaczcionkaakapitu" style:family="text">
      <style:text-properties style:text-underline-type="single" style:text-underline-style="solid" style:text-underline-width="auto" style:text-underline-mode="continuous"/>
    </style:style>
    <style:style style:name="T51" style:parent-style-name="Domyślnaczcionkaakapitu" style:family="text">
      <style:text-properties fo:background-color="#80FFFF" style:text-underline-type="single" style:text-underline-style="solid" style:text-underline-width="auto" style:text-underline-mode="continuous"/>
    </style:style>
    <style:style style:name="T52" style:parent-style-name="Domyślnaczcionkaakapitu" style:family="text">
      <style:text-properties style:text-underline-type="single" style:text-underline-style="solid" style:text-underline-width="auto" style:text-underline-mode="continuous"/>
    </style:style>
    <style:style style:name="P53" style:parent-style-name="Normalny" style:family="paragraph">
      <style:paragraph-properties fo:text-align="justify" fo:line-height="150%" fo:text-indent="0.25in"/>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5in"/>
    </style:style>
    <style:style style:name="P56" style:parent-style-name="Normalny" style:family="paragraph">
      <style:paragraph-properties fo:text-align="justify" fo:line-height="150%" fo:text-indent="0.25in"/>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5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5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5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5in"/>
    </style:style>
    <style:style style:name="P70" style:parent-style-name="Normalny" style:family="paragraph">
      <style:paragraph-properties fo:text-align="justify" fo:line-height="150%"/>
    </style:style>
    <style:style style:name="T71" style:parent-style-name="Domyślnaczcionkaakapitu" style:family="text">
      <style:text-properties style:text-underline-type="single" style:text-underline-style="solid" style:text-underline-width="auto" style:text-underline-mode="continuous"/>
    </style:style>
    <style:style style:name="T72" style:parent-style-name="Domyślnaczcionkaakapitu" style:family="text">
      <style:text-properties fo:background-color="#80FFFF" style:text-underline-type="single" style:text-underline-style="solid" style:text-underline-width="auto" style:text-underline-mode="continuous"/>
    </style:style>
    <style:style style:name="P73" style:parent-style-name="Normalny" style:family="paragraph">
      <style:paragraph-properties fo:text-align="justify" fo:line-height="150%" fo:text-indent="0.25in"/>
    </style:style>
    <style:style style:name="P74" style:parent-style-name="Normalny" style:family="paragraph">
      <style:paragraph-properties fo:text-align="justify" fo:line-height="150%" fo:text-indent="0.25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5in"/>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P91" style:parent-style-name="Normalny" style:family="paragraph">
      <style:paragraph-properties fo:text-align="justify" fo:line-height="150%"/>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5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5in"/>
    </style:style>
    <style:style style:name="P98" style:parent-style-name="Normalny" style:family="paragraph">
      <style:paragraph-properties fo:text-align="justify" fo:line-height="150%"/>
    </style:style>
    <style:style style:name="T99" style:parent-style-name="Domyślnaczcionkaakapitu" style:family="text">
      <style:text-properties style:text-underline-type="single" style:text-underline-style="solid" style:text-underline-width="auto" style:text-underline-mode="continuous"/>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T101" style:parent-style-name="Domyślnaczcionkaakapitu" style:family="text">
      <style:text-properties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5in"/>
    </style:style>
    <style:style style:name="P103" style:parent-style-name="Normalny" style:family="paragraph">
      <style:paragraph-properties fo:text-align="justify" fo:line-height="150%" fo:text-indent="0.25in"/>
    </style:style>
    <style:style style:name="P104" style:parent-style-name="Normalny" style:family="paragraph">
      <style:paragraph-properties fo:text-align="justify" fo:line-height="150%" fo:text-indent="0.25in"/>
    </style:style>
    <style:style style:name="P105" style:parent-style-name="Normalny" style:family="paragraph">
      <style:paragraph-properties fo:text-align="justify" fo:line-height="150%" fo:text-indent="0.25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5in"/>
    </style:style>
    <style:style style:name="P109" style:parent-style-name="Normalny" style:family="paragraph">
      <style:paragraph-properties fo:text-align="justify" fo:line-height="150%" fo:text-indent="0.25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style:style>
    <style:style style:name="T113" style:parent-style-name="Domyślnaczcionkaakapitu" style:family="text">
      <style:text-properties style:text-underline-type="single" style:text-underline-style="solid" style:text-underline-width="auto" style:text-underline-mode="continuous"/>
    </style:style>
    <style:style style:name="T114" style:parent-style-name="Domyślnaczcionkaakapitu" style:family="text">
      <style:text-properties fo:background-color="#80FFFF"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P116" style:parent-style-name="Normalny" style:family="paragraph">
      <style:paragraph-properties fo:text-align="justify" fo:line-height="150%" fo:text-indent="0.25in"/>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5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5in"/>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5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5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5in"/>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5in"/>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5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5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5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P179" style:parent-style-name="Normalny" style:family="paragraph">
      <style:paragraph-properties fo:text-align="justify" fo:line-height="150%"/>
    </style:style>
    <style:style style:name="T180" style:parent-style-name="Domyślnaczcionkaakapitu" style:family="text">
      <style:text-properties style:text-underline-type="single" style:text-underline-style="solid" style:text-underline-width="auto" style:text-underline-mode="continuous"/>
    </style:style>
    <style:style style:name="P181" style:parent-style-name="Normalny" style:family="paragraph">
      <style:paragraph-properties fo:text-align="justify" fo:line-height="150%" fo:text-indent="0.25in"/>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5in"/>
    </style:style>
    <style:style style:name="P192" style:parent-style-name="Normalny" style:family="paragraph">
      <style:paragraph-properties fo:text-align="justify" fo:line-height="150%"/>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5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5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5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5in"/>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5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5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5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5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5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5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5in"/>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5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5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5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5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P268" style:parent-style-name="Normalny" style:family="paragraph">
      <style:paragraph-properties fo:text-align="justify" fo:line-height="150%" fo:text-indent="0.25in"/>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5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5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5in"/>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5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P312" style:parent-style-name="Normalny" style:family="paragraph">
      <style:paragraph-properties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T314" style:parent-style-name="Domyślnaczcionkaakapitu" style:family="text">
      <style:text-properties fo:background-color="#80FFFF" style:text-underline-type="single" style:text-underline-style="solid" style:text-underline-width="auto" style:text-underline-mode="continuous"/>
    </style:style>
    <style:style style:name="T315" style:parent-style-name="Domyślnaczcionkaakapitu" style:family="text">
      <style:text-properties style:text-underline-type="single" style:text-underline-style="solid" style:text-underline-width="auto" style:text-underline-mode="continuous"/>
    </style:style>
    <style:style style:name="T316" style:parent-style-name="Domyślnaczcionkaakapitu" style:family="text">
      <style:text-properties fo:background-color="#80FFFF" style:text-underline-type="single" style:text-underline-style="solid" style:text-underline-width="auto" style:text-underline-mode="continuous"/>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5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5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tab-stops>
          <style:tab-stop style:type="left" style:position="5.1048in"/>
        </style:tab-stops>
      </style:paragraph-properties>
    </style:style>
    <style:style style:name="T332" style:parent-style-name="Domyślnaczcionkaakapitu" style:family="text">
      <style:text-properties style:text-underline-type="single" style:text-underline-style="solid" style:text-underline-width="auto" style:text-underline-mode="continuous"/>
    </style:style>
    <style:style style:name="P333" style:parent-style-name="Normalny" style:family="paragraph">
      <style:paragraph-properties fo:text-align="justify" fo:line-height="150%" fo:text-indent="0.2479in">
        <style:tab-stops>
          <style:tab-stop style:type="left" style:position="5.1048in"/>
        </style:tab-stops>
      </style:paragraph-properties>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5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5in"/>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5in"/>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5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5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5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5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5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5in"/>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5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5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5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5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5in"/>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5in"/>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style:style>
    <style:style style:name="P420" style:parent-style-name="Normalny" style:family="paragraph">
      <style:paragraph-properties fo:text-align="justify" fo:line-height="150%" fo:text-indent="0.25in"/>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5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5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5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5in"/>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P440" style:parent-style-name="Normalny" style:family="paragraph">
      <style:paragraph-properties fo:text-align="justify" fo:line-height="150%" fo:text-indent="0.25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5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5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5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5in"/>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style:style>
    <style:style style:name="T477" style:parent-style-name="Domyślnaczcionkaakapitu" style:family="text">
      <style:text-properties style:text-underline-type="single" style:text-underline-style="solid" style:text-underline-width="auto" style:text-underline-mode="continuous"/>
    </style:style>
    <style:style style:name="P478" style:parent-style-name="Normalny" style:family="paragraph">
      <style:paragraph-properties fo:text-align="justify" fo:line-height="150%" fo:text-indent="0.25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style:text-underline-type="single" style:text-underline-style="solid" style:text-underline-width="auto" style:text-underline-mode="continuous"/>
    </style:style>
    <style:style style:name="T486" style:parent-style-name="Domyślnaczcionkaakapitu" style:family="text">
      <style:text-properties fo:background-color="#80FFFF" style:text-underline-type="single" style:text-underline-style="solid" style:text-underline-width="auto" style:text-underline-mode="continuous"/>
    </style:style>
    <style:style style:name="T487" style:parent-style-name="Domyślnaczcionkaakapitu" style:family="text">
      <style:text-properties style:text-underline-type="single" style:text-underline-style="solid" style:text-underline-width="auto" style:text-underline-mode="continuous"/>
    </style:style>
    <style:style style:name="T488" style:parent-style-name="Domyślnaczcionkaakapitu" style:family="text">
      <style:text-properties fo:background-color="#80FFFF" style:text-underline-type="single" style:text-underline-style="solid" style:text-underline-width="auto" style:text-underline-mode="continuous"/>
    </style:style>
    <style:style style:name="T489" style:parent-style-name="Domyślnaczcionkaakapitu" style:family="text">
      <style:text-properties style:text-underline-type="single" style:text-underline-style="solid" style:text-underline-width="auto" style:text-underline-mode="continuous"/>
    </style:style>
    <style:style style:name="T490" style:parent-style-name="Domyślnaczcionkaakapitu" style:family="text">
      <style:text-properties fo:background-color="#80FFFF" style:text-underline-type="single" style:text-underline-style="solid" style:text-underline-width="auto" style:text-underline-mode="continuous"/>
    </style:style>
    <style:style style:name="T491" style:parent-style-name="Domyślnaczcionkaakapitu" style:family="text">
      <style:text-properties style:text-underline-type="single" style:text-underline-style="solid" style:text-underline-width="auto" style:text-underline-mode="continuous"/>
    </style:style>
    <style:style style:name="P492" style:parent-style-name="Normalny" style:family="paragraph">
      <style:paragraph-properties fo:text-align="justify" fo:line-height="150%" fo:text-indent="0.25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style:style>
    <style:style style:name="P505" style:parent-style-name="Normalny" style:family="paragraph">
      <style:paragraph-properties fo:text-align="justify" fo:line-height="150%" fo:text-indent="0.25in"/>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5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5in">
        <style:tab-stops>
          <style:tab-stop style:type="left" style:position="0.8951in"/>
        </style:tab-stops>
      </style:paragraph-properties>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style:tab-stops>
          <style:tab-stop style:type="left" style:position="0.8951in"/>
        </style:tab-stops>
      </style:paragraph-properties>
    </style:style>
    <style:style style:name="T515" style:parent-style-name="Domyślnaczcionkaakapitu" style:family="text">
      <style:text-properties style:text-underline-type="single" style:text-underline-style="solid" style:text-underline-width="auto" style:text-underline-mode="continuous"/>
    </style:style>
    <style:style style:name="P516" style:parent-style-name="Normalny" style:family="paragraph">
      <style:paragraph-properties fo:text-align="justify" fo:line-height="150%" fo:text-indent="0.25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fo:background-color="#80FFFF" style:text-underline-type="single" style:text-underline-style="solid" style:text-underline-width="auto" style:text-underline-mode="continuous"/>
    </style:style>
    <style:style style:name="P530" style:parent-style-name="Normalny" style:family="paragraph">
      <style:paragraph-properties fo:text-align="justify" fo:line-height="150%" fo:text-indent="0.25in"/>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style:style>
    <style:style style:name="T533" style:parent-style-name="Domyślnaczcionkaakapitu" style:family="text">
      <style:text-properties style:text-underline-type="single" style:text-underline-style="solid" style:text-underline-width="auto" style:text-underline-mode="continuous"/>
    </style:style>
    <style:style style:name="T534" style:parent-style-name="Domyślnaczcionkaakapitu" style:family="text">
      <style:text-properties fo:background-color="#80FFFF" style:text-underline-type="single" style:text-underline-style="solid" style:text-underline-width="auto" style:text-underline-mode="continuous"/>
    </style:style>
    <style:style style:name="T535" style:parent-style-name="Domyślnaczcionkaakapitu" style:family="text">
      <style:text-properties style:text-underline-type="single" style:text-underline-style="solid" style:text-underline-width="auto" style:text-underline-mode="continuous"/>
    </style:style>
    <style:style style:name="T536" style:parent-style-name="Domyślnaczcionkaakapitu" style:family="text">
      <style:text-properties fo:background-color="#80FFFF" style:text-underline-type="single" style:text-underline-style="solid" style:text-underline-width="auto" style:text-underline-mode="continuous"/>
    </style:style>
    <style:style style:name="P537" style:parent-style-name="Normalny" style:family="paragraph">
      <style:paragraph-properties fo:text-align="justify" fo:line-height="150%" fo:text-indent="0.25in"/>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5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fo:background-color="#80FFFF" style:text-underline-type="single" style:text-underline-style="solid" style:text-underline-width="auto" style:text-underline-mode="continuous"/>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T549" style:parent-style-name="Domyślnaczcionkaakapitu" style:family="text">
      <style:text-properties style:text-underline-type="single" style:text-underline-style="solid" style:text-underline-width="auto" style:text-underline-mode="continuous"/>
    </style:style>
    <style:style style:name="T550" style:parent-style-name="Domyślnaczcionkaakapitu" style:family="text">
      <style:text-properties fo:background-color="#80FFFF" style:text-underline-type="single" style:text-underline-style="solid" style:text-underline-width="auto" style:text-underline-mode="continuous"/>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5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5in"/>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style:style>
    <style:style style:name="T568" style:parent-style-name="Domyślnaczcionkaakapitu" style:family="text">
      <style:text-properties style:text-underline-type="single" style:text-underline-style="solid" style:text-underline-width="auto" style:text-underline-mode="continuous"/>
    </style:style>
    <style:style style:name="P569" style:parent-style-name="Normalny" style:family="paragraph">
      <style:paragraph-properties fo:text-align="justify" fo:line-height="150%" fo:text-indent="0.25in"/>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T574" style:parent-style-name="Domyślnaczcionkaakapitu" style:family="text">
      <style:text-properties style:text-underline-type="single" style:text-underline-style="solid" style:text-underline-width="auto" style:text-underline-mode="continuous"/>
    </style:style>
    <style:style style:name="T575" style:parent-style-name="Domyślnaczcionkaakapitu" style:family="text">
      <style:text-properties fo:background-color="#80FFFF" style:text-underline-type="single" style:text-underline-style="solid" style:text-underline-width="auto" style:text-underline-mode="continuous"/>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5in"/>
    </style:style>
    <style:style style:name="P578" style:parent-style-name="Normalny" style:family="paragraph">
      <style:paragraph-properties fo:text-align="justify" fo:line-height="150%" fo:text-indent="0.25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5in"/>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style:style>
    <style:style style:name="T585" style:parent-style-name="Domyślnaczcionkaakapitu" style:family="text">
      <style:text-properties fo:background-color="#80FFFF" style:text-underline-type="single" style:text-underline-style="solid" style:text-underline-width="auto" style:text-underline-mode="continuous"/>
    </style:style>
    <style:style style:name="T586" style:parent-style-name="Domyślnaczcionkaakapitu" style:family="text">
      <style:text-properties style:text-underline-type="single" style:text-underline-style="solid" style:text-underline-width="auto" style:text-underline-mode="continuous"/>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T591" style:parent-style-name="Domyślnaczcionkaakapitu" style:family="text">
      <style:text-properties fo:background-color="#80FFFF" style:text-underline-type="single" style:text-underline-style="solid" style:text-underline-width="auto" style:text-underline-mode="continuous"/>
    </style:style>
    <style:style style:name="P592" style:parent-style-name="Normalny" style:family="paragraph">
      <style:paragraph-properties fo:text-align="justify" fo:line-height="150%" fo:text-indent="0.25in"/>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5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style:style>
    <style:style style:name="T599" style:parent-style-name="Domyślnaczcionkaakapitu" style:family="text">
      <style:text-properties style:text-underline-type="single" style:text-underline-style="solid" style:text-underline-width="auto" style:text-underline-mode="continuous"/>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style:text-underline-type="single" style:text-underline-style="solid" style:text-underline-width="auto" style:text-underline-mode="continuous"/>
    </style:style>
    <style:style style:name="P604" style:parent-style-name="Normalny" style:family="paragraph">
      <style:paragraph-properties fo:text-align="justify" fo:line-height="150%" fo:text-indent="0.25in"/>
    </style:style>
    <style:style style:name="P605" style:parent-style-name="Normalny" style:family="paragraph">
      <style:paragraph-properties fo:text-align="justify" fo:line-height="150%" fo:text-indent="0.25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5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5in"/>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P623" style:parent-style-name="Normalny" style:family="paragraph">
      <style:paragraph-properties fo:text-align="justify" fo:line-height="150%" fo:text-indent="0.25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5in"/>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5in"/>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5in"/>
    </style:style>
    <style:style style:name="P632" style:parent-style-name="Normalny" style:family="paragraph">
      <style:paragraph-properties fo:text-align="justify" fo:line-height="150%" fo:text-indent="0.25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style:style>
    <style:style style:name="T637" style:parent-style-name="Domyślnaczcionkaakapitu" style:family="text">
      <style:text-properties style:text-underline-type="single" style:text-underline-style="solid" style:text-underline-width="auto" style:text-underline-mode="continuous"/>
    </style:style>
    <style:style style:name="T638" style:parent-style-name="Domyślnaczcionkaakapitu" style:family="text">
      <style:text-properties fo:background-color="#80FFFF" style:text-underline-type="single" style:text-underline-style="solid" style:text-underline-width="auto" style:text-underline-mode="continuous"/>
    </style:style>
    <style:style style:name="T639" style:parent-style-name="Domyślnaczcionkaakapitu" style:family="text">
      <style:text-properties style:text-underline-type="single" style:text-underline-style="solid" style:text-underline-width="auto" style:text-underline-mode="continuous"/>
    </style:style>
    <style:style style:name="P640" style:parent-style-name="Normalny" style:family="paragraph">
      <style:paragraph-properties fo:text-align="justify" fo:line-height="150%" fo:text-indent="0.25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5in"/>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T666" style:parent-style-name="Domyślnaczcionkaakapitu" style:family="text">
      <style:text-properties style:text-underline-type="single" style:text-underline-style="solid" style:text-underline-width="auto" style:text-underline-mode="continuous"/>
    </style:style>
    <style:style style:name="P667" style:parent-style-name="Normalny" style:family="paragraph">
      <style:paragraph-properties fo:text-align="justify" fo:line-height="150%" fo:text-indent="0.25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5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5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5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5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5in"/>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5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5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5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5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style:style>
    <style:style style:name="T730" style:parent-style-name="Domyślnaczcionkaakapitu" style:family="text">
      <style:text-properties style:text-underline-type="single" style:text-underline-style="solid" style:text-underline-width="auto" style:text-underline-mode="continuous"/>
    </style:style>
    <style:style style:name="P731" style:parent-style-name="Normalny" style:family="paragraph">
      <style:paragraph-properties fo:text-align="justify" fo:line-height="150%" fo:text-indent="0.25in"/>
    </style:style>
    <style:style style:name="P732" style:parent-style-name="Normalny" style:family="paragraph">
      <style:paragraph-properties fo:text-align="justify" fo:line-height="150%"/>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P736" style:parent-style-name="Normalny" style:family="paragraph">
      <style:paragraph-properties fo:text-align="justify" fo:line-height="150%" fo:text-indent="0.25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5in"/>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5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5in"/>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5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5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5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5in"/>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P765" style:parent-style-name="Normalny" style:family="paragraph">
      <style:paragraph-properties fo:text-align="justify" fo:line-height="150%" fo:text-indent="0.25in"/>
    </style:style>
    <style:style style:name="P766" style:parent-style-name="Normalny" style:family="paragraph">
      <style:paragraph-properties fo:text-align="justify" fo:line-height="150%" fo:text-indent="0.25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fo:background-color="#80FFFF" style:text-underline-type="single" style:text-underline-style="solid" style:text-underline-width="auto" style:text-underline-mode="continuous"/>
    </style:style>
    <style:style style:name="T771" style:parent-style-name="Domyślnaczcionkaakapitu" style:family="text">
      <style:text-properties style:text-underline-type="single" style:text-underline-style="solid" style:text-underline-width="auto" style:text-underline-mode="continuous"/>
    </style:style>
    <style:style style:name="T772" style:parent-style-name="Domyślnaczcionkaakapitu" style:family="text">
      <style:text-properties fo:background-color="#80FFFF" style:text-underline-type="single" style:text-underline-style="solid" style:text-underline-width="auto" style:text-underline-mode="continuous"/>
    </style:style>
    <style:style style:name="T773" style:parent-style-name="Domyślnaczcionkaakapitu" style:family="text">
      <style:text-properties style:text-underline-type="single" style:text-underline-style="solid" style:text-underline-width="auto" style:text-underline-mode="continuous"/>
    </style:style>
    <style:style style:name="T774" style:parent-style-name="Domyślnaczcionkaakapitu" style:family="text">
      <style:text-properties fo:background-color="#80FFFF" style:text-underline-type="single" style:text-underline-style="solid" style:text-underline-width="auto" style:text-underline-mode="continuous"/>
    </style:style>
    <style:style style:name="P775" style:parent-style-name="Normalny" style:family="paragraph">
      <style:paragraph-properties fo:text-align="justify" fo:line-height="150%" fo:text-indent="0.25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5in"/>
    </style:style>
    <style:style style:name="P779" style:parent-style-name="Normalny" style:family="paragraph">
      <style:paragraph-properties fo:text-align="justify" fo:line-height="150%"/>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5in"/>
    </style:style>
    <style:style style:name="P782" style:parent-style-name="Normalny" style:family="paragraph">
      <style:paragraph-properties fo:text-align="justify" fo:line-height="150%"/>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P788" style:parent-style-name="Normalny" style:family="paragraph">
      <style:paragraph-properties fo:text-align="justify" fo:line-height="150%" fo:text-indent="0.25in"/>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5in"/>
    </style:style>
    <style:style style:name="P795" style:parent-style-name="Normalny" style:family="paragraph">
      <style:paragraph-properties fo:text-align="justify" fo:line-height="150%"/>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P801" style:parent-style-name="Normalny" style:family="paragraph">
      <style:paragraph-properties fo:text-align="justify" fo:line-height="150%" fo:text-indent="0.25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5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5in"/>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fo:background-color="#80FFFF"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5in">
        <style:tab-stops>
          <style:tab-stop style:type="left" style:leader-style="solid" style:leader-text="_" style:position="1.6236in"/>
        </style:tab-stops>
      </style:paragraph-properties>
    </style:style>
    <style:style style:name="P818" style:parent-style-name="Normalny" style:family="paragraph">
      <style:paragraph-properties fo:text-align="justify" fo:line-height="150%" fo:text-indent="0.25in">
        <style:tab-stops>
          <style:tab-stop style:type="left" style:leader-style="solid" style:leader-text="_" style:position="1.6236in"/>
        </style:tab-stops>
      </style:paragraph-properties>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style:tab-stops>
          <style:tab-stop style:type="left" style:leader-style="solid" style:leader-text="_" style:position="1.6236in"/>
        </style:tab-stops>
      </style:paragraph-properties>
    </style:style>
    <style:style style:name="T824" style:parent-style-name="Domyślnaczcionkaakapitu" style:family="text">
      <style:text-properties style:text-underline-type="single" style:text-underline-style="solid" style:text-underline-width="auto" style:text-underline-mode="continuous"/>
    </style:style>
    <style:style style:name="P825" style:parent-style-name="Normalny" style:family="paragraph">
      <style:paragraph-properties fo:text-align="justify" fo:line-height="150%" fo:text-indent="0.25in">
        <style:tab-stops>
          <style:tab-stop style:type="left" style:leader-style="solid" style:leader-text="_" style:position="1.6236in"/>
        </style:tab-stops>
      </style:paragraph-properties>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style:style>
    <style:style style:name="T829" style:parent-style-name="Domyślnaczcionkaakapitu" style:family="text">
      <style:text-properties style:text-underline-type="single" style:text-underline-style="solid" style:text-underline-width="auto" style:text-underline-mode="continuous"/>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5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5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5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style:style>
    <style:style style:name="T854" style:parent-style-name="Domyślnaczcionkaakapitu" style:family="text">
      <style:text-properties style:text-underline-type="single" style:text-underline-style="solid" style:text-underline-width="auto" style:text-underline-mode="continuous"/>
    </style:style>
    <style:style style:name="T855" style:parent-style-name="Domyślnaczcionkaakapitu" style:family="text">
      <style:text-properties fo:background-color="#80FFFF" style:text-underline-type="single" style:text-underline-style="solid" style:text-underline-width="auto" style:text-underline-mode="continuous"/>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style:text-underline-type="single" style:text-underline-style="solid" style:text-underline-width="auto" style:text-underline-mode="continuous"/>
    </style:style>
    <style:style style:name="P863" style:parent-style-name="Normalny" style:family="paragraph">
      <style:paragraph-properties fo:text-align="justify" fo:line-height="150%" fo:text-indent="0.25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style:tab-stops>
          <style:tab-stop style:type="left" style:leader-style="solid" style:leader-text="_" style:position="1.7236in"/>
        </style:tab-stops>
      </style:paragraph-properties>
    </style:style>
    <style:style style:name="T866" style:parent-style-name="Domyślnaczcionkaakapitu" style:family="text">
      <style:text-properties style:text-underline-type="single" style:text-underline-style="solid" style:text-underline-width="auto" style:text-underline-mode="continuous"/>
    </style:style>
    <style:style style:name="P867" style:parent-style-name="Normalny" style:family="paragraph">
      <style:paragraph-properties fo:text-align="justify" fo:line-height="150%" fo:text-indent="0.25in"/>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style:style>
    <style:style style:name="T870" style:parent-style-name="Domyślnaczcionkaakapitu" style:family="text">
      <style:text-properties style:text-underline-type="single" style:text-underline-style="solid" style:text-underline-width="auto" style:text-underline-mode="continuous"/>
    </style:style>
    <style:style style:name="P871" style:parent-style-name="Normalny" style:family="paragraph">
      <style:paragraph-properties fo:text-align="justify" fo:line-height="150%" fo:text-indent="0.25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5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5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margin-left="0.25in" fo:text-indent="-0.25in">
        <style:tab-stops/>
      </style:paragraph-properties>
    </style:style>
    <style:style style:name="P888" style:parent-style-name="Normalny" style:family="paragraph">
      <style:paragraph-properties fo:text-align="justify" fo:line-height="150%"/>
    </style:style>
    <style:style style:name="P889" style:parent-style-name="Normalny" style:family="paragraph">
      <style:paragraph-properties fo:text-align="justify" fo:line-height="150%">
        <style:tab-stops>
          <style:tab-stop style:type="left" style:position="0.5152in"/>
        </style:tab-stops>
      </style:paragraph-properties>
    </style:style>
    <style:style style:name="T890" style:parent-style-name="Domyślnaczcionkaakapitu" style:family="text">
      <style:text-properties style:text-underline-type="single" style:text-underline-style="solid" style:text-underline-width="auto" style:text-underline-mode="continuous"/>
    </style:style>
    <style:style style:name="P891" style:parent-style-name="Normalny" style:family="paragraph">
      <style:paragraph-properties fo:text-align="justify" fo:line-height="150%" fo:text-indent="0.25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5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5in"/>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style:style>
    <style:style style:name="T912" style:parent-style-name="Domyślnaczcionkaakapitu" style:family="text">
      <style:text-properties style:text-underline-type="single" style:text-underline-style="solid" style:text-underline-width="auto" style:text-underline-mode="continuous"/>
    </style:style>
    <style:style style:name="T913" style:parent-style-name="Domyślnaczcionkaakapitu" style:family="text">
      <style:text-properties fo:background-color="#80FFFF" style:text-underline-type="single" style:text-underline-style="solid" style:text-underline-width="auto" style:text-underline-mode="continuous"/>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T916" style:parent-style-name="Domyślnaczcionkaakapitu" style:family="text">
      <style:text-properties style:text-underline-type="single" style:text-underline-style="solid" style:text-underline-width="auto" style:text-underline-mode="continuous"/>
    </style:style>
    <style:style style:name="P917" style:parent-style-name="Normalny" style:family="paragraph">
      <style:paragraph-properties fo:text-align="justify" fo:line-height="150%" fo:text-indent="0.25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5in"/>
    </style:style>
    <style:style style:name="P923" style:parent-style-name="Normalny" style:family="paragraph">
      <style:paragraph-properties fo:text-align="justify" fo:line-height="150%" fo:text-indent="0.25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5in"/>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P938" style:parent-style-name="Normalny" style:family="paragraph">
      <style:paragraph-properties fo:text-align="justify" fo:line-height="150%" fo:text-indent="0.25in"/>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margin-left="0.25in" fo:text-indent="-0.25in">
        <style:tab-stops>
          <style:tab-stop style:type="left" style:position="0.6666in"/>
        </style:tab-stops>
      </style:paragraph-properties>
    </style:style>
    <style:style style:name="T941" style:parent-style-name="Domyślnaczcionkaakapitu" style:family="text">
      <style:text-properties style:text-underline-type="single" style:text-underline-style="solid" style:text-underline-width="auto" style:text-underline-mode="continuous"/>
    </style:style>
    <style:style style:name="T942" style:parent-style-name="Domyślnaczcionkaakapitu" style:family="text">
      <style:text-properties fo:background-color="#80FFFF" style:text-underline-type="single" style:text-underline-style="solid" style:text-underline-width="auto" style:text-underline-mode="continuous"/>
    </style:style>
    <style:style style:name="T943" style:parent-style-name="Domyślnaczcionkaakapitu" style:family="text">
      <style:text-properties style:text-underline-type="single" style:text-underline-style="solid" style:text-underline-width="auto" style:text-underline-mode="continuous"/>
    </style:style>
    <style:style style:name="T944" style:parent-style-name="Domyślnaczcionkaakapitu" style:family="text">
      <style:text-properties fo:background-color="#80FFFF" style:text-underline-type="single" style:text-underline-style="solid" style:text-underline-width="auto" style:text-underline-mode="continuous"/>
    </style:style>
    <style:style style:name="T945" style:parent-style-name="Domyślnaczcionkaakapitu" style:family="text">
      <style:text-properties style:text-underline-type="single" style:text-underline-style="solid" style:text-underline-width="auto" style:text-underline-mode="continuous"/>
    </style:style>
    <style:style style:name="T946" style:parent-style-name="Domyślnaczcionkaakapitu" style:family="text">
      <style:text-properties fo:background-color="#80FFFF" style:text-underline-type="single" style:text-underline-style="solid" style:text-underline-width="auto" style:text-underline-mode="continuous"/>
    </style:style>
    <style:style style:name="T947" style:parent-style-name="Domyślnaczcionkaakapitu" style:family="text">
      <style:text-properties style:text-underline-type="single" style:text-underline-style="solid" style:text-underline-width="auto" style:text-underline-mode="continuous"/>
    </style:style>
    <style:style style:name="P948" style:parent-style-name="Normalny" style:family="paragraph">
      <style:paragraph-properties fo:text-align="justify" fo:line-height="150%" fo:text-indent="0.2479in">
        <style:tab-stops>
          <style:tab-stop style:type="left" style:position="0.9166in"/>
        </style:tab-stops>
      </style:paragraph-properties>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P952" style:parent-style-name="Normalny" style:family="paragraph">
      <style:paragraph-properties fo:text-align="justify" fo:line-height="150%">
        <style:tab-stops>
          <style:tab-stop style:type="left" style:position="0.3736in"/>
        </style:tab-stops>
      </style:paragraph-properties>
    </style:style>
    <style:style style:name="T953" style:parent-style-name="Domyślnaczcionkaakapitu" style:family="text">
      <style:text-properties style:text-underline-type="single" style:text-underline-style="solid" style:text-underline-width="auto" style:text-underline-mode="continuous"/>
    </style:style>
    <style:style style:name="T954" style:parent-style-name="Domyślnaczcionkaakapitu" style:family="text">
      <style:text-properties fo:background-color="#80FFFF" style:text-underline-type="single" style:text-underline-style="solid" style:text-underline-width="auto" style:text-underline-mode="continuous"/>
    </style:style>
    <style:style style:name="T955" style:parent-style-name="Domyślnaczcionkaakapitu" style:family="text">
      <style:text-properties style:text-underline-type="single" style:text-underline-style="solid" style:text-underline-width="auto" style:text-underline-mode="continuous"/>
    </style:style>
    <style:style style:name="P956" style:parent-style-name="Normalny" style:family="paragraph">
      <style:paragraph-properties fo:text-align="justify" fo:line-height="150%" fo:text-indent="0.2479in">
        <style:tab-stops>
          <style:tab-stop style:type="left" style:position="0.3736in"/>
        </style:tab-stops>
      </style:paragraph-properties>
    </style:style>
    <style:style style:name="P957" style:parent-style-name="Normalny" style:family="paragraph">
      <style:paragraph-properties fo:text-align="justify" fo:line-height="150%" fo:text-indent="0.2479in">
        <style:tab-stops>
          <style:tab-stop style:type="left" style:position="0.3736in"/>
        </style:tab-stops>
      </style:paragraph-properties>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T961" style:parent-style-name="Domyślnaczcionkaakapitu" style:family="text">
      <style:text-properties fo:background-color="#80FFFF" style:text-underline-type="single" style:text-underline-style="solid" style:text-underline-width="auto" style:text-underline-mode="continuous"/>
    </style:style>
    <style:style style:name="T962" style:parent-style-name="Domyślnaczcionkaakapitu" style:family="text">
      <style:text-properties style:text-underline-type="single" style:text-underline-style="solid" style:text-underline-width="auto" style:text-underline-mode="continuous"/>
    </style:style>
    <style:style style:name="T963" style:parent-style-name="Domyślnaczcionkaakapitu" style:family="text">
      <style:text-properties fo:background-color="#80FFFF" style:text-underline-type="single" style:text-underline-style="solid" style:text-underline-width="auto" style:text-underline-mode="continuous"/>
    </style:style>
    <style:style style:name="T964" style:parent-style-name="Domyślnaczcionkaakapitu" style:family="text">
      <style:text-properties style:text-underline-type="single" style:text-underline-style="solid" style:text-underline-width="auto" style:text-underline-mode="continuous"/>
    </style:style>
    <style:style style:name="T965" style:parent-style-name="Domyślnaczcionkaakapitu" style:family="text">
      <style:text-properties fo:background-color="#80FFFF" style:text-underline-type="single" style:text-underline-style="solid" style:text-underline-width="auto" style:text-underline-mode="continuous"/>
    </style:style>
    <style:style style:name="T966" style:parent-style-name="Domyślnaczcionkaakapitu" style:family="text">
      <style:text-properties style:text-underline-type="single" style:text-underline-style="solid" style:text-underline-width="auto" style:text-underline-mode="continuous"/>
    </style:style>
    <style:style style:name="T967" style:parent-style-name="Domyślnaczcionkaakapitu" style:family="text">
      <style:text-properties fo:background-color="#80FFFF" style:text-underline-type="single" style:text-underline-style="solid" style:text-underline-width="auto" style:text-underline-mode="continuous"/>
    </style:style>
    <style:style style:name="T968" style:parent-style-name="Domyślnaczcionkaakapitu" style:family="text">
      <style:text-properties style:text-underline-type="single" style:text-underline-style="solid" style:text-underline-width="auto" style:text-underline-mode="continuous"/>
    </style:style>
    <style:style style:name="P969" style:parent-style-name="Normalny" style:family="paragraph">
      <style:paragraph-properties fo:text-align="justify" fo:line-height="150%" fo:text-indent="0.25in"/>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5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5in"/>
    </style:style>
    <style:style style:name="P980" style:parent-style-name="Normalny" style:family="paragraph">
      <style:paragraph-properties fo:text-align="justify" fo:line-height="150%"/>
    </style:style>
    <style:style style:name="T981" style:parent-style-name="Domyślnaczcionkaakapitu" style:family="text">
      <style:text-properties style:text-underline-type="single" style:text-underline-style="solid" style:text-underline-width="auto" style:text-underline-mode="continuous"/>
    </style:style>
    <style:style style:name="T982" style:parent-style-name="Domyślnaczcionkaakapitu" style:family="text">
      <style:text-properties fo:background-color="#80FFFF" style:text-underline-type="single" style:text-underline-style="solid" style:text-underline-width="auto" style:text-underline-mode="continuous"/>
    </style:style>
    <style:style style:name="T983" style:parent-style-name="Domyślnaczcionkaakapitu" style:family="text">
      <style:text-properties style:text-underline-type="single" style:text-underline-style="solid" style:text-underline-width="auto" style:text-underline-mode="continuous"/>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5in"/>
    </style:style>
    <style:style style:name="P989" style:parent-style-name="Normalny" style:family="paragraph">
      <style:paragraph-properties fo:text-align="justify" fo:line-height="150%" fo:text-indent="0.25in"/>
    </style:style>
    <style:style style:name="P990" style:parent-style-name="Normalny" style:family="paragraph">
      <style:paragraph-properties fo:text-align="justify" fo:line-height="150%"/>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text-underline-type="single" style:text-underline-style="solid" style:text-underline-width="auto" style:text-underline-mode="continuous"/>
    </style:style>
    <style:style style:name="T993" style:parent-style-name="Domyślnaczcionkaakapitu" style:family="text">
      <style:text-properties style:text-underline-type="single" style:text-underline-style="solid" style:text-underline-width="auto" style:text-underline-mode="continuous"/>
    </style:style>
    <style:style style:name="T994" style:parent-style-name="Domyślnaczcionkaakapitu" style:family="text">
      <style:text-properties fo:background-color="#80FFFF" style:text-underline-type="single" style:text-underline-style="solid" style:text-underline-width="auto" style:text-underline-mode="continuous"/>
    </style:style>
    <style:style style:name="T995" style:parent-style-name="Domyślnaczcionkaakapitu" style:family="text">
      <style:text-properties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5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5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P1015" style:parent-style-name="Normalny" style:family="paragraph">
      <style:paragraph-properties fo:text-align="justify" fo:line-height="150%" fo:text-indent="0.25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5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5in"/>
    </style:style>
    <style:style style:name="P1022" style:parent-style-name="Normalny" style:family="paragraph">
      <style:paragraph-properties fo:text-align="justify" fo:line-height="150%"/>
    </style:style>
    <style:style style:name="P1023" style:parent-style-name="Normalny" style:family="paragraph">
      <style:paragraph-properties fo:text-align="justify" fo:line-height="150%"/>
    </style:style>
    <style:style style:name="T1024" style:parent-style-name="Domyślnaczcionkaakapitu" style:family="text">
      <style:text-properties style:text-underline-type="single" style:text-underline-style="solid" style:text-underline-width="auto" style:text-underline-mode="continuous"/>
    </style:style>
    <style:style style:name="P1025" style:parent-style-name="Normalny" style:family="paragraph">
      <style:paragraph-properties fo:text-align="justify" fo:line-height="150%" fo:text-indent="0.25in"/>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text-underline-type="single" style:text-underline-style="solid" style:text-underline-width="auto" style:text-underline-mode="continuous"/>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5in"/>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style:style>
    <style:style style:name="T1042" style:parent-style-name="Domyślnaczcionkaakapitu" style:family="text">
      <style:text-properties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5in"/>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5in"/>
    </style:style>
    <style:style style:name="P1048" style:parent-style-name="Normalny" style:family="paragraph">
      <style:paragraph-properties fo:text-align="justify" fo:line-height="150%"/>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5in"/>
    </style:style>
    <style:style style:name="P1053" style:parent-style-name="Normalny" style:family="paragraph">
      <style:paragraph-properties fo:text-align="justify" fo:line-height="150%"/>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5in"/>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5in"/>
    </style:style>
    <style:style style:name="P1060" style:parent-style-name="Normalny" style:family="paragraph">
      <style:paragraph-properties fo:text-align="justify" fo:line-height="150%"/>
    </style:style>
    <style:style style:name="T1061" style:parent-style-name="Domyślnaczcionkaakapitu" style:family="text">
      <style:text-properties style:text-underline-type="single" style:text-underline-style="solid" style:text-underline-width="auto" style:text-underline-mode="continuous"/>
    </style:style>
    <style:style style:name="T1062" style:parent-style-name="Domyślnaczcionkaakapitu" style:family="text">
      <style:text-properties fo:background-color="#80FFFF" style:text-underline-type="single" style:text-underline-style="solid" style:text-underline-width="auto" style:text-underline-mode="continuous"/>
    </style:style>
    <style:style style:name="T1063" style:parent-style-name="Domyślnaczcionkaakapitu" style:family="text">
      <style:text-properties style:text-underline-type="single" style:text-underline-style="solid" style:text-underline-width="auto" style:text-underline-mode="continuous"/>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5in"/>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5in"/>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P1088" style:parent-style-name="Normalny" style:family="paragraph">
      <style:paragraph-properties fo:text-align="justify" fo:line-height="150%" fo:text-indent="0.25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5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5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style:style>
    <style:style style:name="T1100" style:parent-style-name="Domyślnaczcionkaakapitu" style:family="text">
      <style:text-properties style:text-underline-type="single" style:text-underline-style="solid" style:text-underline-width="auto" style:text-underline-mode="continuous"/>
    </style:style>
    <style:style style:name="P1101" style:parent-style-name="Normalny" style:family="paragraph">
      <style:paragraph-properties fo:text-align="justify" fo:line-height="150%" fo:text-indent="0.25in"/>
    </style:style>
    <style:style style:name="P1102" style:parent-style-name="Normalny" style:family="paragraph">
      <style:paragraph-properties fo:text-align="justify" fo:line-height="150%">
        <style:tab-stops>
          <style:tab-stop style:type="left" style:leader-style="solid" style:leader-text="_" style:position="1.4236in"/>
        </style:tab-stops>
      </style:paragraph-properties>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5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style:style>
    <style:style style:name="T1109" style:parent-style-name="Domyślnaczcionkaakapitu" style:family="text">
      <style:text-properties style:text-underline-type="single" style:text-underline-style="solid" style:text-underline-width="auto" style:text-underline-mode="continuous"/>
    </style:style>
    <style:style style:name="P1110" style:parent-style-name="Normalny" style:family="paragraph">
      <style:paragraph-properties fo:text-align="justify" fo:line-height="150%" fo:text-indent="0.25in"/>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style:style>
    <style:style style:name="T1113" style:parent-style-name="Domyślnaczcionkaakapitu" style:family="text">
      <style:text-properties style:text-underline-type="single" style:text-underline-style="solid" style:text-underline-width="auto" style:text-underline-mode="continuous"/>
    </style:style>
    <style:style style:name="T1114" style:parent-style-name="Domyślnaczcionkaakapitu" style:family="text">
      <style:text-properties fo:background-color="#80FFFF" style:text-underline-type="single" style:text-underline-style="solid" style:text-underline-width="auto" style:text-underline-mode="continuous"/>
    </style:style>
    <style:style style:name="T1115" style:parent-style-name="Domyślnaczcionkaakapitu" style:family="text">
      <style:text-properties style:text-underline-type="single" style:text-underline-style="solid" style:text-underline-width="auto" style:text-underline-mode="continuous"/>
    </style:style>
    <style:style style:name="P1116" style:parent-style-name="Normalny" style:family="paragraph">
      <style:paragraph-properties fo:text-align="justify" fo:line-height="150%" fo:text-indent="0.25in"/>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5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P1129" style:parent-style-name="Normalny" style:family="paragraph">
      <style:paragraph-properties fo:text-align="justify" fo:line-height="150%" fo:text-indent="0.25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5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style:style>
    <style:style style:name="T1141" style:parent-style-name="Domyślnaczcionkaakapitu" style:family="text">
      <style:text-properties fo:background-color="#80FFFF" style:text-underline-type="single" style:text-underline-style="solid" style:text-underline-width="auto" style:text-underline-mode="continuous"/>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5in"/>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style:style>
    <style:style style:name="P1151" style:parent-style-name="Normalny" style:family="paragraph">
      <style:paragraph-properties fo:text-align="justify" fo:line-height="150%"/>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Normalny" style:family="paragraph">
      <style:paragraph-properties fo:text-align="justify" fo:line-height="150%" fo:text-indent="0.25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5in"/>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style:style>
    <style:style style:name="T1161" style:parent-style-name="Domyślnaczcionkaakapitu" style:family="text">
      <style:text-properties style:text-underline-type="single" style:text-underline-style="solid" style:text-underline-width="auto" style:text-underline-mode="continuous"/>
    </style:style>
    <style:style style:name="P1162" style:parent-style-name="Normalny" style:family="paragraph">
      <style:paragraph-properties fo:text-align="justify" fo:line-height="150%" fo:text-indent="0.25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fo:text-indent="0.25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5in"/>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5in"/>
    </style:style>
    <style:style style:name="P1180" style:parent-style-name="Normalny" style:family="paragraph">
      <style:paragraph-properties fo:text-align="justify" fo:line-height="150%" fo:text-indent="0.25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5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5in"/>
    </style:style>
    <style:style style:name="P1195" style:parent-style-name="Normalny" style:family="paragraph">
      <style:paragraph-properties fo:text-align="justify" fo:line-height="150%" fo:text-indent="0.25in"/>
    </style:style>
    <style:style style:name="P1196" style:parent-style-name="Normalny" style:family="paragraph">
      <style:paragraph-properties fo:text-align="justify" fo:line-height="150%"/>
    </style:style>
    <style:style style:name="T1197" style:parent-style-name="Domyślnaczcionkaakapitu" style:family="text">
      <style:text-properties style:text-underline-type="single" style:text-underline-style="solid" style:text-underline-width="auto" style:text-underline-mode="continuous"/>
    </style:style>
    <style:style style:name="P1198" style:parent-style-name="Normalny" style:family="paragraph">
      <style:paragraph-properties fo:text-align="justify" fo:line-height="150%" fo:text-indent="0.25in"/>
    </style:style>
    <style:style style:name="P1199" style:parent-style-name="Normalny" style:family="paragraph">
      <style:paragraph-properties fo:text-align="justify" fo:line-height="150%"/>
    </style:style>
    <style:style style:name="T1200" style:parent-style-name="Domyślnaczcionkaakapitu" style:family="text">
      <style:text-properties style:text-underline-type="single" style:text-underline-style="solid" style:text-underline-width="auto" style:text-underline-mode="continuous"/>
    </style:style>
    <style:style style:name="P1201" style:parent-style-name="Normalny" style:family="paragraph">
      <style:paragraph-properties fo:text-align="justify" fo:line-height="150%" fo:text-indent="0.25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5in"/>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5in"/>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style:style>
    <style:style style:name="T1214" style:parent-style-name="Domyślnaczcionkaakapitu" style:family="text">
      <style:text-properties style:text-underline-type="single" style:text-underline-style="solid" style:text-underline-width="auto" style:text-underline-mode="continuous"/>
    </style:style>
    <style:style style:name="P1215" style:parent-style-name="Normalny" style:family="paragraph">
      <style:paragraph-properties fo:text-align="justify" fo:line-height="150%" fo:text-indent="0.25in"/>
    </style:style>
    <style:style style:name="P1216" style:parent-style-name="Normalny" style:family="paragraph">
      <style:paragraph-properties fo:text-align="justify" fo:line-height="150%"/>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P1219" style:parent-style-name="Normalny" style:family="paragraph">
      <style:paragraph-properties fo:text-align="justify" fo:line-height="150%" fo:text-indent="0.25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style:style>
    <style:style style:name="T1222" style:parent-style-name="Domyślnaczcionkaakapitu" style:family="text">
      <style:text-properties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5in"/>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style:style>
    <style:style style:name="T1226" style:parent-style-name="Domyślnaczcionkaakapitu" style:family="text">
      <style:text-properties style:text-underline-type="single" style:text-underline-style="solid" style:text-underline-width="auto" style:text-underline-mode="continuous"/>
    </style:style>
    <style:style style:name="P1227" style:parent-style-name="Normalny" style:family="paragraph">
      <style:paragraph-properties fo:text-align="justify" fo:line-height="150%" fo:text-indent="0.25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style:style>
    <style:style style:name="T1231" style:parent-style-name="Domyślnaczcionkaakapitu" style:family="text">
      <style:text-properties style:text-underline-type="single" style:text-underline-style="solid" style:text-underline-width="auto" style:text-underline-mode="continuous"/>
    </style:style>
    <style:style style:name="P1232" style:parent-style-name="Normalny" style:family="paragraph">
      <style:paragraph-properties fo:text-align="justify" fo:line-height="150%" fo:text-indent="0.25in"/>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T1235" style:parent-style-name="Domyślnaczcionkaakapitu" style:family="text">
      <style:text-properties fo:background-color="#80FFFF" style:text-underline-type="single" style:text-underline-style="solid" style:text-underline-width="auto" style:text-underline-mode="continuous"/>
    </style:style>
    <style:style style:name="T1236" style:parent-style-name="Domyślnaczcionkaakapitu" style:family="text">
      <style:text-properties style:text-underline-type="single" style:text-underline-style="solid" style:text-underline-width="auto" style:text-underline-mode="continuous"/>
    </style:style>
    <style:style style:name="T1237" style:parent-style-name="Domyślnaczcionkaakapitu" style:family="text">
      <style:text-properties fo:background-color="#80FFFF" style:text-underline-type="single" style:text-underline-style="solid" style:text-underline-width="auto" style:text-underline-mode="continuous"/>
    </style:style>
    <style:style style:name="T1238" style:parent-style-name="Domyślnaczcionkaakapitu" style:family="text">
      <style:text-properties style:text-underline-type="single" style:text-underline-style="solid" style:text-underline-width="auto" style:text-underline-mode="continuous"/>
    </style:style>
    <style:style style:name="T1239" style:parent-style-name="Domyślnaczcionkaakapitu" style:family="text">
      <style:text-properties fo:background-color="#80FFFF" style:text-underline-type="single" style:text-underline-style="solid" style:text-underline-width="auto" style:text-underline-mode="continuous"/>
    </style:style>
    <style:style style:name="T1240" style:parent-style-name="Domyślnaczcionkaakapitu" style:family="text">
      <style:text-properties style:text-underline-type="single" style:text-underline-style="solid" style:text-underline-width="auto" style:text-underline-mode="continuous"/>
    </style:style>
    <style:style style:name="T1241" style:parent-style-name="Domyślnaczcionkaakapitu" style:family="text">
      <style:text-properties fo:background-color="#80FFFF" style:text-underline-type="single" style:text-underline-style="solid" style:text-underline-width="auto" style:text-underline-mode="continuous"/>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5in"/>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P1246" style:parent-style-name="Normalny" style:family="paragraph">
      <style:paragraph-properties fo:text-align="justify" fo:line-height="150%" fo:text-indent="0.25in"/>
    </style:style>
    <style:style style:name="P1247" style:parent-style-name="Normalny" style:family="paragraph">
      <style:paragraph-properties fo:text-align="justify" fo:line-height="150%" fo:text-indent="0.25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5in"/>
    </style:style>
    <style:style style:name="P1250" style:parent-style-name="Normalny" style:family="paragraph">
      <style:paragraph-properties fo:text-align="justify" fo:line-height="150%"/>
    </style:style>
    <style:style style:name="T1251" style:parent-style-name="Domyślnaczcionkaakapitu" style:family="text">
      <style:text-properties style:text-underline-type="single" style:text-underline-style="solid" style:text-underline-width="auto" style:text-underline-mode="continuous"/>
    </style:style>
    <style:style style:name="P1252" style:parent-style-name="Normalny" style:family="paragraph">
      <style:paragraph-properties fo:text-align="justify" fo:line-height="150%" fo:text-indent="0.25in"/>
    </style:style>
    <style:style style:name="P1253" style:parent-style-name="Normalny" style:family="paragraph">
      <style:paragraph-properties fo:text-align="justify" fo:line-height="150%" fo:text-indent="0.25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style:style>
    <style:style style:name="T1257" style:parent-style-name="Domyślnaczcionkaakapitu" style:family="text">
      <style:text-properties style:text-underline-type="single" style:text-underline-style="solid" style:text-underline-width="auto" style:text-underline-mode="continuous"/>
    </style:style>
    <style:style style:name="P1258" style:parent-style-name="Normalny" style:family="paragraph">
      <style:paragraph-properties fo:text-align="justify" fo:line-height="150%" fo:text-indent="0.25in"/>
    </style:style>
    <style:style style:name="P1259" style:parent-style-name="Normalny" style:family="paragraph">
      <style:paragraph-properties fo:text-align="justify" fo:line-height="150%"/>
    </style:style>
    <style:style style:name="T1260" style:parent-style-name="Domyślnaczcionkaakapitu" style:family="text">
      <style:text-properties style:text-underline-type="single" style:text-underline-style="solid" style:text-underline-width="auto" style:text-underline-mode="continuous"/>
    </style:style>
    <style:style style:name="P1261" style:parent-style-name="Normalny" style:family="paragraph">
      <style:paragraph-properties fo:text-align="justify" fo:line-height="150%" fo:text-indent="0.25in"/>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5in"/>
    </style:style>
    <style:style style:name="P1264" style:parent-style-name="Normalny" style:family="paragraph">
      <style:paragraph-properties fo:text-align="justify" fo:line-height="150%"/>
    </style:style>
    <style:style style:name="T1265" style:parent-style-name="Domyślnaczcionkaakapitu" style:family="text">
      <style:text-properties style:text-underline-type="single" style:text-underline-style="solid" style:text-underline-width="auto" style:text-underline-mode="continuous"/>
    </style:style>
    <style:style style:name="P1266" style:parent-style-name="Normalny" style:family="paragraph">
      <style:paragraph-properties fo:text-align="justify" fo:line-height="150%" fo:text-indent="0.25in"/>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5in"/>
    </style:style>
    <style:style style:name="P1271" style:parent-style-name="Normalny" style:family="paragraph">
      <style:paragraph-properties fo:text-align="justify" fo:line-height="150%" fo:text-indent="0.25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style:style>
    <style:style style:name="T1275" style:parent-style-name="Domyślnaczcionkaakapitu" style:family="text">
      <style:text-properties style:text-underline-type="single" style:text-underline-style="solid" style:text-underline-width="auto" style:text-underline-mode="continuous"/>
    </style:style>
    <style:style style:name="P1276" style:parent-style-name="Normalny" style:family="paragraph">
      <style:paragraph-properties fo:text-align="justify" fo:line-height="150%" fo:text-indent="0.25in"/>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T1281" style:parent-style-name="Domyślnaczcionkaakapitu" style:family="text">
      <style:text-properties style:text-underline-type="single" style:text-underline-style="solid" style:text-underline-width="auto" style:text-underline-mode="continuous"/>
    </style:style>
    <style:style style:name="P1282" style:parent-style-name="Normalny" style:family="paragraph">
      <style:paragraph-properties fo:text-align="justify" fo:line-height="150%" fo:text-indent="0.25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P1292" style:parent-style-name="Normalny" style:family="paragraph">
      <style:paragraph-properties fo:text-align="justify" fo:line-height="150%" fo:text-indent="0.25in"/>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5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style:style>
    <style:style style:name="T1304" style:parent-style-name="Domyślnaczcionkaakapitu" style:family="text">
      <style:text-properties style:text-underline-type="single" style:text-underline-style="solid" style:text-underline-width="auto" style:text-underline-mode="continuous"/>
    </style:style>
    <style:style style:name="P1305" style:parent-style-name="Normalny" style:family="paragraph">
      <style:paragraph-properties fo:text-align="justify" fo:line-height="150%" fo:text-indent="0.25in"/>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5in"/>
    </style:style>
    <style:style style:name="P1308" style:parent-style-name="Normalny" style:family="paragraph">
      <style:paragraph-properties fo:text-align="justify" fo:line-height="150%"/>
    </style:style>
    <style:style style:name="T1309" style:parent-style-name="Domyślnaczcionkaakapitu" style:family="text">
      <style:text-properties style:text-underline-type="single" style:text-underline-style="solid" style:text-underline-width="auto" style:text-underline-mode="continuous"/>
    </style:style>
    <style:style style:name="T1310" style:parent-style-name="Domyślnaczcionkaakapitu" style:family="text">
      <style:text-properties fo:background-color="#80FFFF" style:text-underline-type="single" style:text-underline-style="solid" style:text-underline-width="auto" style:text-underline-mode="continuous"/>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Normalny" style:family="paragraph">
      <style:paragraph-properties fo:text-align="justify" fo:line-height="150%" fo:text-indent="0.25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5in"/>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P1318" style:parent-style-name="Normalny" style:family="paragraph">
      <style:paragraph-properties fo:text-align="justify" fo:line-height="150%" fo:text-indent="0.25in"/>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P1321" style:parent-style-name="Normalny" style:family="paragraph">
      <style:paragraph-properties fo:text-align="justify" fo:line-height="150%" fo:text-indent="0.25in"/>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style:style>
    <style:style style:name="T1324" style:parent-style-name="Domyślnaczcionkaakapitu" style:family="text">
      <style:text-properties style:text-underline-type="single" style:text-underline-style="solid" style:text-underline-width="auto" style:text-underline-mode="continuous"/>
    </style:style>
    <style:style style:name="P1325" style:parent-style-name="Normalny" style:family="paragraph">
      <style:paragraph-properties fo:text-align="justify" fo:line-height="150%" fo:text-indent="0.25in"/>
    </style:style>
    <style:style style:name="P1326" style:parent-style-name="Normalny" style:family="paragraph">
      <style:paragraph-properties fo:text-align="justify" fo:line-height="150%"/>
    </style:style>
    <style:style style:name="T1327" style:parent-style-name="Domyślnaczcionkaakapitu" style:family="text">
      <style:text-properties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5in"/>
    </style:style>
    <style:style style:name="P1329" style:parent-style-name="Normalny" style:family="paragraph">
      <style:paragraph-properties fo:text-align="justify" fo:line-height="150%"/>
    </style:style>
    <style:style style:name="P1330" style:parent-style-name="Normalny" style:family="paragraph">
      <style:paragraph-properties fo:text-align="justify" fo:line-height="150%" fo:text-indent="0.25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style:style>
    <style:style style:name="T1337" style:parent-style-name="Domyślnaczcionkaakapitu" style:family="text">
      <style:text-properties style:text-underline-type="single" style:text-underline-style="solid" style:text-underline-width="auto" style:text-underline-mode="continuous"/>
    </style:style>
    <style:style style:name="P1338" style:parent-style-name="Normalny" style:family="paragraph">
      <style:paragraph-properties fo:text-align="justify" fo:line-height="150%" fo:text-indent="0.25in"/>
    </style:style>
    <style:style style:name="P1339" style:parent-style-name="Normalny" style:family="paragraph">
      <style:paragraph-properties fo:text-align="justify" fo:line-height="150%"/>
    </style:style>
    <style:style style:name="T1340" style:parent-style-name="Domyślnaczcionkaakapitu" style:family="text">
      <style:text-properties style:text-underline-type="single" style:text-underline-style="solid" style:text-underline-width="auto" style:text-underline-mode="continuous"/>
    </style:style>
    <style:style style:name="P1341" style:parent-style-name="Normalny" style:family="paragraph">
      <style:paragraph-properties fo:text-align="justify" fo:line-height="150%" fo:text-indent="0.25in"/>
    </style:style>
    <style:style style:name="P1342" style:parent-style-name="Normalny" style:family="paragraph">
      <style:paragraph-properties fo:text-align="justify" fo:line-height="150%"/>
    </style:style>
    <style:style style:name="T1343" style:parent-style-name="Domyślnaczcionkaakapitu" style:family="text">
      <style:text-properties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5in"/>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25in"/>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style:style>
    <style:style style:name="T1351" style:parent-style-name="Domyślnaczcionkaakapitu" style:family="text">
      <style:text-properties style:text-underline-type="single" style:text-underline-style="solid" style:text-underline-width="auto" style:text-underline-mode="continuous"/>
    </style:style>
    <style:style style:name="P1352" style:parent-style-name="Normalny" style:family="paragraph">
      <style:paragraph-properties fo:text-align="justify" fo:line-height="150%" fo:text-indent="0.25in"/>
    </style:style>
    <style:style style:name="P1353" style:parent-style-name="Normalny" style:family="paragraph">
      <style:paragraph-properties fo:text-align="justify" fo:line-height="150%" fo:text-indent="0.25in"/>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5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style:style>
    <style:style style:name="T1366" style:parent-style-name="Domyślnaczcionkaakapitu" style:family="text">
      <style:text-properties style:text-underline-type="single" style:text-underline-style="solid" style:text-underline-width="auto" style:text-underline-mode="continuous"/>
    </style:style>
    <style:style style:name="P1367" style:parent-style-name="Normalny" style:family="paragraph">
      <style:paragraph-properties fo:text-align="justify" fo:line-height="150%" fo:text-indent="0.25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style:style>
    <style:style style:name="T1371" style:parent-style-name="Domyślnaczcionkaakapitu" style:family="text">
      <style:text-properties style:text-underline-type="single" style:text-underline-style="solid" style:text-underline-width="auto" style:text-underline-mode="continuous"/>
    </style:style>
    <style:style style:name="P1372" style:parent-style-name="Normalny" style:family="paragraph">
      <style:paragraph-properties fo:text-align="justify" fo:line-height="150%" fo:text-indent="0.25in"/>
    </style:style>
    <style:style style:name="P1373" style:parent-style-name="Normalny" style:family="paragraph">
      <style:paragraph-properties fo:text-align="justify" fo:line-height="150%"/>
    </style:style>
    <style:style style:name="T1374" style:parent-style-name="Domyślnaczcionkaakapitu" style:family="text">
      <style:text-properties style:text-underline-type="single" style:text-underline-style="solid" style:text-underline-width="auto" style:text-underline-mode="continuous"/>
    </style:style>
    <style:style style:name="T1375" style:parent-style-name="Domyślnaczcionkaakapitu" style:family="text">
      <style:text-properties fo:background-color="#80FFFF" style:text-underline-type="single" style:text-underline-style="solid" style:text-underline-width="auto" style:text-underline-mode="continuous"/>
    </style:style>
    <style:style style:name="P1376" style:parent-style-name="Normalny" style:family="paragraph">
      <style:paragraph-properties fo:text-align="justify" fo:line-height="150%" fo:text-indent="0.25in"/>
    </style:style>
    <style:style style:name="P1377" style:parent-style-name="Normalny" style:family="paragraph">
      <style:paragraph-properties fo:text-align="justify" fo:line-height="150%" fo:text-indent="0.25in"/>
    </style:style>
    <style:style style:name="P1378" style:parent-style-name="Normalny" style:family="paragraph">
      <style:paragraph-properties fo:text-align="justify" fo:line-height="150%"/>
    </style:style>
    <style:style style:name="T1379" style:parent-style-name="Domyślnaczcionkaakapitu" style:family="text">
      <style:text-properties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5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style:style>
    <style:style style:name="T1385" style:parent-style-name="Domyślnaczcionkaakapitu" style:family="text">
      <style:text-properties style:text-underline-type="single" style:text-underline-style="solid" style:text-underline-width="auto" style:text-underline-mode="continuous"/>
    </style:style>
    <style:style style:name="P1386" style:parent-style-name="Normalny" style:family="paragraph">
      <style:paragraph-properties fo:text-align="justify" fo:line-height="150%" fo:text-indent="0.25in"/>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P1389" style:parent-style-name="Normalny" style:family="paragraph">
      <style:paragraph-properties fo:text-align="justify" fo:line-height="150%" fo:text-indent="0.25in"/>
    </style:style>
    <style:style style:name="P1390" style:parent-style-name="Normalny" style:family="paragraph">
      <style:paragraph-properties fo:text-align="justify" fo:line-height="150%" fo:text-indent="0.25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5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5in"/>
    </style:style>
    <style:style style:name="P1403" style:parent-style-name="Normalny" style:family="paragraph">
      <style:paragraph-properties fo:text-align="justify" fo:line-height="150%" fo:text-indent="0.25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5in"/>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fo:text-indent="0.25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5in"/>
    </style:style>
    <style:style style:name="P1413" style:parent-style-name="Normalny" style:family="paragraph">
      <style:paragraph-properties fo:text-align="justify" fo:line-height="150%" fo:text-indent="0.25in"/>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style:tab-stops>
          <style:tab-stop style:type="left" style:position="1.8118in"/>
        </style:tab-stops>
      </style:paragraph-properties>
    </style:style>
    <style:style style:name="P1416" style:parent-style-name="Normalny" style:family="paragraph">
      <style:paragraph-properties fo:text-align="justify" fo:line-height="150%" fo:text-indent="0.25in"/>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style:style>
    <style:style style:name="P1423" style:parent-style-name="Normalny" style:family="paragraph">
      <style:paragraph-properties fo:text-align="justify" fo:line-height="150%" fo:text-indent="0.25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style:style>
    <style:style style:name="T1427" style:parent-style-name="Domyślnaczcionkaakapitu" style:family="text">
      <style:text-properties style:text-underline-type="single" style:text-underline-style="solid" style:text-underline-width="auto" style:text-underline-mode="continuous"/>
    </style:style>
    <style:style style:name="P1428" style:parent-style-name="Normalny" style:family="paragraph">
      <style:paragraph-properties fo:text-align="justify" fo:line-height="150%" fo:text-indent="0.25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5in"/>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style:style>
    <style:style style:name="T1437" style:parent-style-name="Domyślnaczcionkaakapitu" style:family="text">
      <style:text-properties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5in"/>
    </style:style>
    <style:style style:name="P1439" style:parent-style-name="Normalny" style:family="paragraph">
      <style:paragraph-properties fo:text-align="justify" fo:line-height="150%"/>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5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5in"/>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style:style>
    <style:style style:name="T1456" style:parent-style-name="Domyślnaczcionkaakapitu" style:family="text">
      <style:text-properties style:text-underline-type="single" style:text-underline-style="solid" style:text-underline-width="auto" style:text-underline-mode="continuous"/>
    </style:style>
    <style:style style:name="P1457" style:parent-style-name="Normalny" style:family="paragraph">
      <style:paragraph-properties fo:text-align="justify" fo:line-height="150%" fo:text-indent="0.25in"/>
    </style:style>
    <style:style style:name="P1458" style:parent-style-name="Normalny" style:family="paragraph">
      <style:paragraph-properties fo:text-align="justify" fo:line-height="150%"/>
    </style:style>
    <style:style style:name="T1459" style:parent-style-name="Domyślnaczcionkaakapitu" style:family="text">
      <style:text-properties style:text-underline-type="single" style:text-underline-style="solid" style:text-underline-width="auto" style:text-underline-mode="continuous"/>
    </style:style>
    <style:style style:name="P1460" style:parent-style-name="Normalny" style:family="paragraph">
      <style:paragraph-properties fo:text-align="justify" fo:line-height="150%" fo:text-indent="0.25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5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style:style>
    <style:style style:name="P1468" style:parent-style-name="Normalny" style:family="paragraph">
      <style:paragraph-properties fo:text-align="justify" fo:line-height="150%" fo:text-indent="0.25in"/>
    </style:style>
    <style:style style:name="P1469" style:parent-style-name="Normalny" style:family="paragraph">
      <style:paragraph-properties fo:text-align="justify" fo:line-height="150%" fo:text-indent="0.25in"/>
    </style:style>
    <style:style style:name="P1470" style:parent-style-name="Normalny" style:family="paragraph">
      <style:paragraph-properties fo:text-align="justify" fo:line-height="150%"/>
    </style:style>
    <style:style style:name="T1471" style:parent-style-name="Domyślnaczcionkaakapitu" style:family="text">
      <style:text-properties style:text-underline-type="single" style:text-underline-style="solid" style:text-underline-width="auto" style:text-underline-mode="continuous"/>
    </style:style>
    <style:style style:name="T1472" style:parent-style-name="Domyślnaczcionkaakapitu" style:family="text">
      <style:text-properties fo:background-color="#80FFFF" style:text-underline-type="single" style:text-underline-style="solid" style:text-underline-width="auto" style:text-underline-mode="continuous"/>
    </style:style>
    <style:style style:name="T1473" style:parent-style-name="Domyślnaczcionkaakapitu" style:family="text">
      <style:text-properties style:text-underline-type="single" style:text-underline-style="solid" style:text-underline-width="auto" style:text-underline-mode="continuous"/>
    </style:style>
    <style:style style:name="P1474" style:parent-style-name="Normalny" style:family="paragraph">
      <style:paragraph-properties fo:text-align="justify" fo:line-height="150%" fo:text-indent="0.25in"/>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5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P1484" style:parent-style-name="Normalny" style:family="paragraph">
      <style:paragraph-properties fo:text-align="justify" fo:line-height="150%" fo:text-indent="0.25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tab-stops>
          <style:tab-stop style:type="left" style:position="0.8583in"/>
        </style:tab-stops>
      </style:paragraph-properties>
    </style:style>
    <style:style style:name="T1494" style:parent-style-name="Domyślnaczcionkaakapitu" style:family="text">
      <style:text-properties style:text-underline-type="single" style:text-underline-style="solid" style:text-underline-width="auto" style:text-underline-mode="continuous"/>
    </style:style>
    <style:style style:name="T1495" style:parent-style-name="Domyślnaczcionkaakapitu" style:family="text">
      <style:text-properties fo:background-color="#80FFFF" style:text-underline-type="single" style:text-underline-style="solid" style:text-underline-width="auto" style:text-underline-mode="continuous"/>
    </style:style>
    <style:style style:name="T1496" style:parent-style-name="Domyślnaczcionkaakapitu" style:family="text">
      <style:text-properties style:text-underline-type="single" style:text-underline-style="solid" style:text-underline-width="auto" style:text-underline-mode="continuous"/>
    </style:style>
    <style:style style:name="T1497" style:parent-style-name="Domyślnaczcionkaakapitu" style:family="text">
      <style:text-properties fo:background-color="#80FFFF" style:text-underline-type="single" style:text-underline-style="solid" style:text-underline-width="auto" style:text-underline-mode="continuous"/>
    </style:style>
    <style:style style:name="T1498" style:parent-style-name="Domyślnaczcionkaakapitu" style:family="text">
      <style:text-properties style:text-underline-type="single" style:text-underline-style="solid" style:text-underline-width="auto" style:text-underline-mode="continuous"/>
    </style:style>
    <style:style style:name="T1499" style:parent-style-name="Domyślnaczcionkaakapitu" style:family="text">
      <style:text-properties fo:background-color="#80FFFF" style:text-underline-type="single" style:text-underline-style="solid" style:text-underline-width="auto" style:text-underline-mode="continuous"/>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tab-stops>
          <style:tab-stop style:type="left" style:position="0.8583in"/>
        </style:tab-stops>
      </style:paragraph-properties>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style:tab-stops>
          <style:tab-stop style:type="left" style:position="0.3118in"/>
        </style:tab-stops>
      </style:paragraph-properties>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T1508" style:parent-style-name="Domyślnaczcionkaakapitu" style:family="text">
      <style:text-properties style:text-underline-type="single" style:text-underline-style="solid" style:text-underline-width="auto" style:text-underline-mode="continuous"/>
    </style:style>
    <style:style style:name="P1509" style:parent-style-name="Normalny" style:family="paragraph">
      <style:paragraph-properties fo:text-align="justify" fo:line-height="150%" fo:text-indent="0.2479in">
        <style:tab-stops>
          <style:tab-stop style:type="left" style:position="0.3118in"/>
        </style:tab-stops>
      </style:paragraph-properties>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style:tab-stops>
          <style:tab-stop style:type="left" style:position="0.3118in"/>
        </style:tab-stops>
      </style:paragraph-properties>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text-underline-type="single" style:text-underline-style="solid" style:text-underline-width="auto" style:text-underline-mode="continuous"/>
    </style:style>
    <style:style style:name="T1517" style:parent-style-name="Domyślnaczcionkaakapitu" style:family="text">
      <style:text-properties style:text-underline-type="single" style:text-underline-style="solid" style:text-underline-width="auto" style:text-underline-mode="continuous"/>
    </style:style>
    <style:style style:name="T1518" style:parent-style-name="Domyślnaczcionkaakapitu" style:family="text">
      <style:text-properties fo:background-color="#80FFFF" style:text-underline-type="single" style:text-underline-style="solid" style:text-underline-width="auto" style:text-underline-mode="continuous"/>
    </style:style>
    <style:style style:name="T1519" style:parent-style-name="Domyślnaczcionkaakapitu" style:family="text">
      <style:text-properties style:text-underline-type="single" style:text-underline-style="solid" style:text-underline-width="auto" style:text-underline-mode="continuous"/>
    </style:style>
    <style:style style:name="P1520" style:parent-style-name="Normalny" style:family="paragraph">
      <style:paragraph-properties fo:text-align="justify" fo:line-height="150%" fo:text-indent="0.25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style:style>
    <style:style style:name="T1529" style:parent-style-name="Domyślnaczcionkaakapitu" style:family="text">
      <style:text-properties style:text-underline-type="single" style:text-underline-style="solid" style:text-underline-width="auto" style:text-underline-mode="continuous"/>
    </style:style>
    <style:style style:name="T1530" style:parent-style-name="Domyślnaczcionkaakapitu" style:family="text">
      <style:text-properties fo:background-color="#80FFFF" style:text-underline-type="single" style:text-underline-style="solid" style:text-underline-width="auto" style:text-underline-mode="continuous"/>
    </style:style>
    <style:style style:name="T1531" style:parent-style-name="Domyślnaczcionkaakapitu" style:family="text">
      <style:text-properties style:text-underline-type="single" style:text-underline-style="solid" style:text-underline-width="auto" style:text-underline-mode="continuous"/>
    </style:style>
    <style:style style:name="T1532" style:parent-style-name="Domyślnaczcionkaakapitu" style:family="text">
      <style:text-properties fo:background-color="#80FFFF" style:text-underline-type="single" style:text-underline-style="solid" style:text-underline-width="auto" style:text-underline-mode="continuous"/>
    </style:style>
    <style:style style:name="T1533" style:parent-style-name="Domyślnaczcionkaakapitu" style:family="text">
      <style:text-properties style:text-underline-type="single" style:text-underline-style="solid" style:text-underline-width="auto" style:text-underline-mode="continuous"/>
    </style:style>
    <style:style style:name="P1534" style:parent-style-name="Normalny" style:family="paragraph">
      <style:paragraph-properties fo:text-align="justify" fo:line-height="150%" fo:text-indent="0.25in"/>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style:style>
    <style:style style:name="T1537" style:parent-style-name="Domyślnaczcionkaakapitu" style:family="text">
      <style:text-properties style:text-underline-type="single" style:text-underline-style="solid" style:text-underline-width="auto" style:text-underline-mode="continuous"/>
    </style:style>
    <style:style style:name="T1538" style:parent-style-name="Domyślnaczcionkaakapitu" style:family="text">
      <style:text-properties fo:background-color="#80FFFF" style:text-underline-type="single" style:text-underline-style="solid" style:text-underline-width="auto" style:text-underline-mode="continuous"/>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T1542" style:parent-style-name="Domyślnaczcionkaakapitu" style:family="text">
      <style:text-properties fo:background-color="#80FFFF" style:text-underline-type="single" style:text-underline-style="solid" style:text-underline-width="auto" style:text-underline-mode="continuous"/>
    </style:style>
    <style:style style:name="T1543" style:parent-style-name="Domyślnaczcionkaakapitu" style:family="text">
      <style:text-properties style:text-underline-type="single" style:text-underline-style="solid" style:text-underline-width="auto" style:text-underline-mode="continuous"/>
    </style:style>
    <style:style style:name="P1544" style:parent-style-name="Normalny" style:family="paragraph">
      <style:paragraph-properties fo:text-align="justify" fo:line-height="150%" fo:text-indent="0.25in"/>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T1547" style:parent-style-name="Domyślnaczcionkaakapitu" style:family="text">
      <style:text-properties fo:background-color="#80FFFF" style:text-underline-type="single" style:text-underline-style="solid" style:text-underline-width="auto" style:text-underline-mode="continuous"/>
    </style:style>
    <style:style style:name="T1548" style:parent-style-name="Domyślnaczcionkaakapitu" style:family="text">
      <style:text-properties style:text-underline-type="single" style:text-underline-style="solid" style:text-underline-width="auto" style:text-underline-mode="continuous"/>
    </style:style>
    <style:style style:name="T1549" style:parent-style-name="Domyślnaczcionkaakapitu" style:family="text">
      <style:text-properties fo:background-color="#80FFFF" style:text-underline-type="single" style:text-underline-style="solid" style:text-underline-width="auto" style:text-underline-mode="continuous"/>
    </style:style>
    <style:style style:name="T1550" style:parent-style-name="Domyślnaczcionkaakapitu" style:family="text">
      <style:text-properties style:text-underline-type="single" style:text-underline-style="solid" style:text-underline-width="auto" style:text-underline-mode="continuous"/>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P1553" style:parent-style-name="Normalny" style:family="paragraph">
      <style:paragraph-properties fo:text-align="justify" fo:line-height="150%" fo:text-indent="0.25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style:style>
    <style:style style:name="T1557" style:parent-style-name="Domyślnaczcionkaakapitu" style:family="text">
      <style:text-properties style:text-underline-type="single" style:text-underline-style="solid" style:text-underline-width="auto" style:text-underline-mode="continuous"/>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5in"/>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5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5in"/>
    </style:style>
    <style:style style:name="P1565" style:parent-style-name="Normalny" style:family="paragraph">
      <style:paragraph-properties fo:text-align="justify" fo:line-height="150%"/>
    </style:style>
    <style:style style:name="P1566" style:parent-style-name="Normalny" style:family="paragraph">
      <style:paragraph-properties fo:text-align="justify" fo:line-height="150%"/>
    </style:style>
    <style:style style:name="P1567" style:parent-style-name="Normalny" style:family="paragraph">
      <style:paragraph-properties fo:text-align="justify" fo:line-height="150%"/>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5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5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5in"/>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P1588" style:parent-style-name="Normalny" style:family="paragraph">
      <style:paragraph-properties fo:text-align="justify" fo:line-height="150%" fo:text-indent="0.25in"/>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P1593" style:parent-style-name="Normalny" style:family="paragraph">
      <style:paragraph-properties fo:text-align="justify" fo:line-height="150%" fo:text-indent="0.25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5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style:style>
    <style:style style:name="T1604" style:parent-style-name="Domyślnaczcionkaakapitu" style:family="text">
      <style:text-properties style:text-underline-type="single" style:text-underline-style="solid" style:text-underline-width="auto" style:text-underline-mode="continuous"/>
    </style:style>
    <style:style style:name="P1605" style:parent-style-name="Normalny" style:family="paragraph">
      <style:paragraph-properties fo:text-align="justify" fo:line-height="150%" fo:text-indent="0.25in"/>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text-underline-type="single" style:text-underline-style="solid" style:text-underline-width="auto" style:text-underline-mode="continuous"/>
    </style:style>
    <style:style style:name="T1612" style:parent-style-name="Domyślnaczcionkaakapitu" style:family="text">
      <style:text-properties style:text-underline-type="single" style:text-underline-style="solid" style:text-underline-width="auto" style:text-underline-mode="continuous"/>
    </style:style>
    <style:style style:name="T1613" style:parent-style-name="Domyślnaczcionkaakapitu" style:family="text">
      <style:text-properties fo:background-color="#80FFFF" style:text-underline-type="single" style:text-underline-style="solid" style:text-underline-width="auto" style:text-underline-mode="continuous"/>
    </style:style>
    <style:style style:name="T1614" style:parent-style-name="Domyślnaczcionkaakapitu" style:family="text">
      <style:text-properties style:text-underline-type="single" style:text-underline-style="solid" style:text-underline-width="auto" style:text-underline-mode="continuous"/>
    </style:style>
    <style:style style:name="P1615" style:parent-style-name="Normalny" style:family="paragraph">
      <style:paragraph-properties fo:text-align="justify" fo:line-height="150%" fo:text-indent="0.25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5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5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5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style:style>
    <style:style style:name="P1632" style:parent-style-name="Normalny" style:family="paragraph">
      <style:paragraph-properties fo:text-align="justify" fo:line-height="150%" fo:text-indent="0.25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style:style>
    <style:style style:name="T1636" style:parent-style-name="Domyślnaczcionkaakapitu" style:family="text">
      <style:text-properties style:text-underline-type="single" style:text-underline-style="solid" style:text-underline-width="auto" style:text-underline-mode="continuous"/>
    </style:style>
    <style:style style:name="P1637" style:parent-style-name="Normalny" style:family="paragraph">
      <style:paragraph-properties fo:text-align="justify" fo:line-height="150%" fo:text-indent="0.25in"/>
    </style:style>
    <style:style style:name="P1638" style:parent-style-name="Normalny" style:family="paragraph">
      <style:paragraph-properties fo:text-align="justify" fo:line-height="150%"/>
    </style:style>
    <style:style style:name="T1639" style:parent-style-name="Domyślnaczcionkaakapitu" style:family="text">
      <style:text-properties style:text-underline-type="single" style:text-underline-style="solid" style:text-underline-width="auto" style:text-underline-mode="continuous"/>
    </style:style>
    <style:style style:name="P1640" style:parent-style-name="Normalny" style:family="paragraph">
      <style:paragraph-properties fo:text-align="justify" fo:line-height="150%" fo:text-indent="0.25in"/>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5in"/>
    </style:style>
    <style:style style:name="P1645" style:parent-style-name="Normalny" style:family="paragraph">
      <style:paragraph-properties fo:text-align="justify" fo:line-height="150%" fo:text-indent="0.25in"/>
    </style:style>
    <style:style style:name="P1646" style:parent-style-name="Normalny" style:family="paragraph">
      <style:paragraph-properties fo:text-align="justify" fo:line-height="150%" fo:text-indent="0.25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5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5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5in"/>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5in"/>
    </style:style>
    <style:style style:name="P1660" style:parent-style-name="Normalny" style:family="paragraph">
      <style:paragraph-properties fo:text-align="justify" fo:line-height="150%"/>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5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5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5in"/>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margin-left="0.25in" fo:text-indent="-0.25in">
        <style:tab-stops/>
      </style:paragraph-properties>
    </style:style>
    <style:style style:name="T1676" style:parent-style-name="Domyślnaczcionkaakapitu" style:family="text">
      <style:text-properties style:text-underline-type="single" style:text-underline-style="solid" style:text-underline-width="auto" style:text-underline-mode="continuous"/>
    </style:style>
    <style:style style:name="T1677" style:parent-style-name="Domyślnaczcionkaakapitu" style:family="text">
      <style:text-properties fo:background-color="#80FFFF" style:text-underline-type="single" style:text-underline-style="solid" style:text-underline-width="auto" style:text-underline-mode="continuous"/>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T1680" style:parent-style-name="Domyślnaczcionkaakapitu" style:family="text">
      <style:text-properties style:text-underline-type="single" style:text-underline-style="solid" style:text-underline-width="auto" style:text-underline-mode="continuous"/>
    </style:style>
    <style:style style:name="T1681" style:parent-style-name="Domyślnaczcionkaakapitu" style:family="text">
      <style:text-properties fo:background-color="#80FFFF" style:text-underline-type="single" style:text-underline-style="solid" style:text-underline-width="auto" style:text-underline-mode="continuous"/>
    </style:style>
    <style:style style:name="P1682" style:parent-style-name="Normalny" style:family="paragraph">
      <style:paragraph-properties fo:text-align="justify" fo:line-height="150%" fo:text-indent="0.2479in"/>
    </style:style>
    <style:style style:name="P1683" style:parent-style-name="Normalny" style:family="paragraph">
      <style:paragraph-properties fo:text-align="justify" fo:line-height="150%" fo:margin-left="0.25in" fo:text-indent="-0.25in">
        <style:tab-stops/>
      </style:paragraph-properties>
    </style:style>
    <style:style style:name="T1684" style:parent-style-name="Domyślnaczcionkaakapitu" style:family="text">
      <style:text-properties style:text-underline-type="single" style:text-underline-style="solid" style:text-underline-width="auto" style:text-underline-mode="continuous"/>
    </style:style>
    <style:style style:name="P1685" style:parent-style-name="Normalny" style:family="paragraph">
      <style:paragraph-properties fo:text-align="justify" fo:line-height="150%" fo:text-indent="0.25in"/>
    </style:style>
    <style:style style:name="P1686" style:parent-style-name="Normalny" style:family="paragraph">
      <style:paragraph-properties fo:text-align="justify" fo:line-height="150%" fo:text-indent="0.25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5in"/>
    </style:style>
    <style:style style:name="P1690" style:parent-style-name="Normalny" style:family="paragraph">
      <style:paragraph-properties fo:text-align="justify" fo:line-height="150%">
        <style:tab-stops>
          <style:tab-stop style:type="left" style:leader-style="solid" style:leader-text="_" style:position="1.2166in"/>
        </style:tab-stops>
      </style:paragraph-properties>
    </style:style>
    <style:style style:name="T1691" style:parent-style-name="Domyślnaczcionkaakapitu" style:family="text">
      <style:text-properties style:text-underline-type="single" style:text-underline-style="solid" style:text-underline-width="auto" style:text-underline-mode="continuous"/>
    </style:style>
    <style:style style:name="P1692" style:parent-style-name="Normalny" style:family="paragraph">
      <style:paragraph-properties fo:text-align="justify" fo:line-height="150%" fo:text-indent="0.25in"/>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T1695" style:parent-style-name="Domyślnaczcionkaakapitu" style:family="text">
      <style:text-properties fo:background-color="#80FFFF" style:text-underline-type="single" style:text-underline-style="solid" style:text-underline-width="auto" style:text-underline-mode="continuous"/>
    </style:style>
    <style:style style:name="P1696" style:parent-style-name="Normalny" style:family="paragraph">
      <style:paragraph-properties fo:text-align="justify" fo:line-height="150%" fo:text-indent="0.25in"/>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P1699" style:parent-style-name="Normalny" style:family="paragraph">
      <style:paragraph-properties fo:text-align="justify" fo:line-height="150%" fo:text-indent="0.25in"/>
    </style:style>
    <style:style style:name="P1700" style:parent-style-name="Normalny" style:family="paragraph">
      <style:paragraph-properties fo:text-align="justify" fo:line-height="150%"/>
    </style:style>
    <style:style style:name="T1701" style:parent-style-name="Domyślnaczcionkaakapitu" style:family="text">
      <style:text-properties style:text-underline-type="single" style:text-underline-style="solid" style:text-underline-width="auto" style:text-underline-mode="continuous"/>
    </style:style>
    <style:style style:name="P1702" style:parent-style-name="Normalny" style:family="paragraph">
      <style:paragraph-properties fo:text-align="justify" fo:line-height="150%" fo:text-indent="0.25in"/>
    </style:style>
    <style:style style:name="P1703" style:parent-style-name="Normalny" style:family="paragraph">
      <style:paragraph-properties fo:text-align="justify" fo:line-height="150%" fo:text-indent="0.25in"/>
    </style:style>
    <style:style style:name="P1704" style:parent-style-name="Normalny" style:family="paragraph">
      <style:paragraph-properties fo:text-align="justify" fo:line-height="150%" fo:text-indent="0.25in"/>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style:style>
    <style:style style:name="T1707" style:parent-style-name="Domyślnaczcionkaakapitu" style:family="text">
      <style:text-properties style:text-underline-type="single" style:text-underline-style="solid" style:text-underline-width="auto" style:text-underline-mode="continuous"/>
    </style:style>
    <style:style style:name="P1708" style:parent-style-name="Normalny" style:family="paragraph">
      <style:paragraph-properties fo:text-align="justify" fo:line-height="150%" fo:text-indent="0.25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P1713" style:parent-style-name="Normalny" style:family="paragraph">
      <style:paragraph-properties fo:text-align="justify" fo:line-height="150%" fo:text-indent="0.25in"/>
    </style:style>
    <style:style style:name="P1714" style:parent-style-name="Normalny" style:family="paragraph">
      <style:paragraph-properties fo:text-align="justify" fo:line-height="150%" fo:text-indent="0.25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5in"/>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5in"/>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5in"/>
    </style:style>
    <style:style style:name="P1732" style:parent-style-name="Normalny" style:family="paragraph">
      <style:paragraph-properties fo:text-align="justify" fo:line-height="150%" fo:text-indent="0.25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5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5in"/>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P1755" style:parent-style-name="Normalny" style:family="paragraph">
      <style:paragraph-properties fo:text-align="justify" fo:line-height="150%" fo:text-indent="0.25in"/>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style:style>
    <style:style style:name="T1760" style:parent-style-name="Domyślnaczcionkaakapitu" style:family="text">
      <style:text-properties style:text-underline-type="single" style:text-underline-style="solid" style:text-underline-width="auto" style:text-underline-mode="continuous"/>
    </style:style>
    <style:style style:name="P1761" style:parent-style-name="Normalny" style:family="paragraph">
      <style:paragraph-properties fo:text-align="justify" fo:line-height="150%" fo:text-indent="0.25in"/>
    </style:style>
    <style:style style:name="P1762" style:parent-style-name="Normalny" style:family="paragraph">
      <style:paragraph-properties fo:text-align="justify" fo:line-height="150%"/>
    </style:style>
    <style:style style:name="T1763" style:parent-style-name="Domyślnaczcionkaakapitu" style:family="text">
      <style:text-properties style:text-underline-type="single" style:text-underline-style="solid" style:text-underline-width="auto" style:text-underline-mode="continuous"/>
    </style:style>
    <style:style style:name="P1764" style:parent-style-name="Normalny" style:family="paragraph">
      <style:paragraph-properties fo:text-align="justify" fo:line-height="150%" fo:text-indent="0.25in"/>
    </style:style>
    <style:style style:name="P1765" style:parent-style-name="Normalny" style:family="paragraph">
      <style:paragraph-properties fo:text-align="justify" fo:line-height="150%" fo:text-indent="0.25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style:style>
    <style:style style:name="T1769" style:parent-style-name="Domyślnaczcionkaakapitu" style:family="text">
      <style:text-properties style:text-underline-type="single" style:text-underline-style="solid" style:text-underline-width="auto" style:text-underline-mode="continuous"/>
    </style:style>
    <style:style style:name="P1770" style:parent-style-name="Normalny" style:family="paragraph">
      <style:paragraph-properties fo:text-align="justify" fo:line-height="150%" fo:text-indent="0.25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style:style>
    <style:style style:name="T1773" style:parent-style-name="Domyślnaczcionkaakapitu" style:family="text">
      <style:text-properties style:text-underline-type="single" style:text-underline-style="solid" style:text-underline-width="auto" style:text-underline-mode="continuous"/>
    </style:style>
    <style:style style:name="T1774" style:parent-style-name="Domyślnaczcionkaakapitu" style:family="text">
      <style:text-properties fo:background-color="#80FFFF" style:text-underline-type="single" style:text-underline-style="solid" style:text-underline-width="auto" style:text-underline-mode="continuous"/>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text-underline-type="single" style:text-underline-style="solid" style:text-underline-width="auto" style:text-underline-mode="continuous"/>
    </style:style>
    <style:style style:name="T1777" style:parent-style-name="Domyślnaczcionkaakapitu" style:family="text">
      <style:text-properties style:text-underline-type="single" style:text-underline-style="solid" style:text-underline-width="auto" style:text-underline-mode="continuous"/>
    </style:style>
    <style:style style:name="T1778" style:parent-style-name="Domyślnaczcionkaakapitu" style:family="text">
      <style:text-properties fo:background-color="#80FFFF" style:text-underline-type="single" style:text-underline-style="solid" style:text-underline-width="auto" style:text-underline-mode="continuous"/>
    </style:style>
    <style:style style:name="P1779" style:parent-style-name="Normalny" style:family="paragraph">
      <style:paragraph-properties fo:text-align="justify" fo:line-height="150%" fo:text-indent="0.25in"/>
    </style:style>
    <style:style style:name="T1780" style:parent-style-name="Domyślnaczcionkaakapitu" style:family="text">
      <style:text-properties fo:background-color="#80FFFF"/>
    </style:style>
    <style:style style:name="T1781" style:parent-style-name="Domyślnaczcionkaakapitu" style:family="text">
      <style:text-properties style:text-underline-type="single" style:text-underline-style="solid" style:text-underline-width="auto" style:text-underline-mode="continuous"/>
    </style:style>
    <style:style style:name="T1782" style:parent-style-name="Domyślnaczcionkaakapitu" style:family="text">
      <style:text-properties fo:background-color="#80FFFF" style:text-underline-type="single" style:text-underline-style="solid" style:text-underline-width="auto" style:text-underline-mode="continuous"/>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text-underline-type="single" style:text-underline-style="solid" style:text-underline-width="auto" style:text-underline-mode="continuous"/>
    </style:style>
    <style:style style:name="T1785" style:parent-style-name="Domyślnaczcionkaakapitu" style:family="text">
      <style:text-properties style:text-underline-type="single" style:text-underline-style="solid" style:text-underline-width="auto" style:text-underline-mode="continuous"/>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5in"/>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style:style>
    <style:style style:name="T1793" style:parent-style-name="Domyślnaczcionkaakapitu" style:family="text">
      <style:text-properties style:text-underline-type="single" style:text-underline-style="solid" style:text-underline-width="auto" style:text-underline-mode="continuous"/>
    </style:style>
    <style:style style:name="T1794" style:parent-style-name="Domyślnaczcionkaakapitu" style:family="text">
      <style:text-properties fo:background-color="#80FFFF" style:text-underline-type="single" style:text-underline-style="solid" style:text-underline-width="auto" style:text-underline-mode="continuous"/>
    </style:style>
    <style:style style:name="T1795" style:parent-style-name="Domyślnaczcionkaakapitu" style:family="text">
      <style:text-properties style:text-underline-type="single" style:text-underline-style="solid" style:text-underline-width="auto" style:text-underline-mode="continuous"/>
    </style:style>
    <style:style style:name="T1796" style:parent-style-name="Domyślnaczcionkaakapitu" style:family="text">
      <style:text-properties fo:background-color="#80FFFF" style:text-underline-type="single" style:text-underline-style="solid" style:text-underline-width="auto" style:text-underline-mode="continuous"/>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P1799" style:parent-style-name="Normalny" style:family="paragraph">
      <style:paragraph-properties fo:text-align="justify" fo:line-height="150%" fo:text-indent="0.25in"/>
    </style:style>
    <style:style style:name="P1800" style:parent-style-name="Normalny" style:family="paragraph">
      <style:paragraph-properties fo:text-align="justify" fo:line-height="150%"/>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5in"/>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5in"/>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style:style>
    <style:style style:name="P1809" style:parent-style-name="Normalny" style:family="paragraph">
      <style:paragraph-properties fo:text-align="justify" fo:line-height="150%"/>
    </style:style>
    <style:style style:name="P1810" style:parent-style-name="Normalny" style:family="paragraph">
      <style:paragraph-properties fo:text-align="justify" fo:line-height="150%"/>
    </style:style>
    <style:style style:name="P1811" style:parent-style-name="Normalny" style:family="paragraph">
      <style:paragraph-properties fo:text-align="justify" fo:line-height="150%"/>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T1814" style:parent-style-name="Domyślnaczcionkaakapitu" style:family="text">
      <style:text-properties fo:background-color="#80FFFF" style:text-underline-type="single" style:text-underline-style="solid" style:text-underline-width="auto" style:text-underline-mode="continuous"/>
    </style:style>
    <style:style style:name="P1815" style:parent-style-name="Normalny" style:family="paragraph">
      <style:paragraph-properties fo:text-align="justify" fo:line-height="150%" fo:text-indent="0.25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5in"/>
    </style:style>
    <style:style style:name="P1819" style:parent-style-name="Normalny" style:family="paragraph">
      <style:paragraph-properties fo:text-align="justify" fo:line-height="150%" fo:text-indent="0.25in"/>
    </style:style>
    <style:style style:name="P1820" style:parent-style-name="Normalny" style:family="paragraph">
      <style:paragraph-properties fo:text-align="justify" fo:line-height="150%" fo:text-indent="0.25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5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5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5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P1839" style:parent-style-name="Normalny" style:family="paragraph">
      <style:paragraph-properties fo:text-align="justify" fo:line-height="150%" fo:text-indent="0.25in"/>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fo:text-indent="0.25in"/>
    </style:style>
    <style:style style:name="P1842" style:parent-style-name="Normalny" style:family="paragraph">
      <style:paragraph-properties fo:text-align="justify" fo:line-height="150%"/>
    </style:style>
    <style:style style:name="T1843" style:parent-style-name="Domyślnaczcionkaakapitu" style:family="text">
      <style:text-properties style:text-underline-type="single" style:text-underline-style="solid" style:text-underline-width="auto" style:text-underline-mode="continuous"/>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5in"/>
    </style:style>
    <style:style style:name="P1851" style:parent-style-name="Normalny" style:family="paragraph">
      <style:paragraph-properties fo:text-align="justify" fo:line-height="150%"/>
    </style:style>
    <style:style style:name="T1852" style:parent-style-name="Domyślnaczcionkaakapitu" style:family="text">
      <style:text-properties style:text-underline-type="single" style:text-underline-style="solid" style:text-underline-width="auto" style:text-underline-mode="continuous"/>
    </style:style>
    <style:style style:name="P1853" style:parent-style-name="Normalny" style:family="paragraph">
      <style:paragraph-properties fo:text-align="justify" fo:line-height="150%" fo:text-indent="0.25in"/>
    </style:style>
    <style:style style:name="P1854" style:parent-style-name="Normalny" style:family="paragraph">
      <style:paragraph-properties fo:text-align="justify" fo:line-height="150%"/>
    </style:style>
    <style:style style:name="T1855" style:parent-style-name="Domyślnaczcionkaakapitu" style:family="text">
      <style:text-properties style:text-underline-type="single" style:text-underline-style="solid" style:text-underline-width="auto" style:text-underline-mode="continuous"/>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5in"/>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5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5in"/>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P1865" style:parent-style-name="Normalny" style:family="paragraph">
      <style:paragraph-properties fo:text-align="justify" fo:line-height="150%" fo:text-indent="0.25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Normalny" style:family="paragraph">
      <style:paragraph-properties fo:text-align="justify" fo:line-height="150%" fo:text-indent="0.25in"/>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style:style>
    <style:style style:name="T1873" style:parent-style-name="Domyślnaczcionkaakapitu" style:family="text">
      <style:text-properties style:text-underline-type="single" style:text-underline-style="solid" style:text-underline-width="auto" style:text-underline-mode="continuous"/>
    </style:style>
    <style:style style:name="P1874" style:parent-style-name="Normalny" style:family="paragraph">
      <style:paragraph-properties fo:text-align="justify" fo:line-height="150%" fo:text-indent="0.25in"/>
    </style:style>
    <style:style style:name="P1875" style:parent-style-name="Normalny" style:family="paragraph">
      <style:paragraph-properties fo:text-align="justify" fo:line-height="150%"/>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5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5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5in"/>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5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P1898" style:parent-style-name="Normalny" style:family="paragraph">
      <style:paragraph-properties fo:text-align="justify" fo:line-height="150%" fo:text-indent="0.25in"/>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5in"/>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5in"/>
    </style:style>
    <style:style style:name="P1904" style:parent-style-name="Normalny" style:family="paragraph">
      <style:paragraph-properties fo:text-align="justify" fo:line-height="150%" fo:text-indent="0.25in"/>
    </style:style>
    <style:style style:name="P1905" style:parent-style-name="Normalny" style:family="paragraph">
      <style:paragraph-properties fo:text-align="justify" fo:line-height="150%" fo:text-indent="0.25in"/>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5in"/>
    </style:style>
    <style:style style:name="P1908" style:parent-style-name="Normalny" style:family="paragraph">
      <style:paragraph-properties fo:text-align="justify" fo:line-height="150%" fo:text-indent="0.25in"/>
    </style:style>
    <style:style style:name="P1909" style:parent-style-name="Normalny" style:family="paragraph">
      <style:paragraph-properties fo:text-align="justify" fo:line-height="150%" fo:text-indent="0.25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5in"/>
    </style:style>
    <style:style style:name="P1913" style:parent-style-name="Normalny" style:family="paragraph">
      <style:paragraph-properties fo:text-align="justify" fo:line-height="150%"/>
    </style:style>
    <style:style style:name="T1914" style:parent-style-name="Domyślnaczcionkaakapitu" style:family="text">
      <style:text-properties style:text-underline-type="single" style:text-underline-style="solid" style:text-underline-width="auto" style:text-underline-mode="continuous"/>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T1917" style:parent-style-name="Domyślnaczcionkaakapitu" style:family="text">
      <style:text-properties fo:background-color="#80FFFF" style:text-underline-type="single" style:text-underline-style="solid" style:text-underline-width="auto" style:text-underline-mode="continuous"/>
    </style:style>
    <style:style style:name="T1918" style:parent-style-name="Domyślnaczcionkaakapitu" style:family="text">
      <style:text-properties style:text-underline-type="single" style:text-underline-style="solid" style:text-underline-width="auto" style:text-underline-mode="continuous"/>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T1920" style:parent-style-name="Domyślnaczcionkaakapitu" style:family="text">
      <style:text-properties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5in"/>
    </style:style>
    <style:style style:name="P1922" style:parent-style-name="Normalny" style:family="paragraph">
      <style:paragraph-properties fo:text-align="justify" fo:line-height="150%" fo:text-indent="0.25in"/>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5in"/>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fo:text-indent="0.25in"/>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5in"/>
    </style:style>
    <style:style style:name="P1937" style:parent-style-name="Normalny" style:family="paragraph">
      <style:paragraph-properties fo:text-align="justify" fo:line-height="150%" fo:text-indent="0.25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fo:text-indent="0.25in"/>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5in"/>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5in"/>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style:style>
    <style:style style:name="T1949" style:parent-style-name="Domyślnaczcionkaakapitu" style:family="text">
      <style:text-properties style:text-underline-type="single" style:text-underline-style="solid" style:text-underline-width="auto" style:text-underline-mode="continuous"/>
    </style:style>
    <style:style style:name="P1950" style:parent-style-name="Normalny" style:family="paragraph">
      <style:paragraph-properties fo:text-align="justify" fo:line-height="150%" fo:text-indent="0.25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P1954" style:parent-style-name="Normalny" style:family="paragraph">
      <style:paragraph-properties fo:text-align="justify" fo:line-height="150%" fo:text-indent="0.25in"/>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style:style>
    <style:style style:name="T1958" style:parent-style-name="Domyślnaczcionkaakapitu" style:family="text">
      <style:text-properties style:text-underline-type="single" style:text-underline-style="solid" style:text-underline-width="auto" style:text-underline-mode="continuous"/>
    </style:style>
    <style:style style:name="T1959" style:parent-style-name="Domyślnaczcionkaakapitu" style:family="text">
      <style:text-properties fo:background-color="#80FFFF" style:text-underline-type="single" style:text-underline-style="solid" style:text-underline-width="auto" style:text-underline-mode="continuous"/>
    </style:style>
    <style:style style:name="T1960" style:parent-style-name="Domyślnaczcionkaakapitu" style:family="text">
      <style:text-properties style:text-underline-type="single" style:text-underline-style="solid" style:text-underline-width="auto" style:text-underline-mode="continuous"/>
    </style:style>
    <style:style style:name="T1961" style:parent-style-name="Domyślnaczcionkaakapitu" style:family="text">
      <style:text-properties fo:background-color="#80FFFF" style:text-underline-type="single" style:text-underline-style="solid" style:text-underline-width="auto" style:text-underline-mode="continuous"/>
    </style:style>
    <style:style style:name="P1962" style:parent-style-name="Normalny" style:family="paragraph">
      <style:paragraph-properties fo:text-align="justify" fo:line-height="150%" fo:text-indent="0.25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5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style:style>
    <style:style style:name="T1974" style:parent-style-name="Domyślnaczcionkaakapitu" style:family="text">
      <style:text-properties style:text-underline-type="single" style:text-underline-style="solid" style:text-underline-width="auto" style:text-underline-mode="continuous"/>
    </style:style>
    <style:style style:name="T1975" style:parent-style-name="Domyślnaczcionkaakapitu" style:family="text">
      <style:text-properties fo:background-color="#80FFFF" style:text-underline-type="single" style:text-underline-style="solid" style:text-underline-width="auto" style:text-underline-mode="continuous"/>
    </style:style>
    <style:style style:name="T1976" style:parent-style-name="Domyślnaczcionkaakapitu" style:family="text">
      <style:text-properties style:text-underline-type="single" style:text-underline-style="solid" style:text-underline-width="auto" style:text-underline-mode="continuous"/>
    </style:style>
    <style:style style:name="T1977" style:parent-style-name="Domyślnaczcionkaakapitu" style:family="text">
      <style:text-properties fo:background-color="#80FFFF" style:text-underline-type="single" style:text-underline-style="solid" style:text-underline-width="auto" style:text-underline-mode="continuous"/>
    </style:style>
    <style:style style:name="T1978" style:parent-style-name="Domyślnaczcionkaakapitu" style:family="text">
      <style:text-properties style:text-underline-type="single" style:text-underline-style="solid" style:text-underline-width="auto" style:text-underline-mode="continuous"/>
    </style:style>
    <style:style style:name="P1979" style:parent-style-name="Normalny" style:family="paragraph">
      <style:paragraph-properties fo:text-align="justify" fo:line-height="150%" fo:text-indent="0.25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style:style>
    <style:style style:name="T1983" style:parent-style-name="Domyślnaczcionkaakapitu" style:family="text">
      <style:text-properties style:text-underline-type="single" style:text-underline-style="solid" style:text-underline-width="auto" style:text-underline-mode="continuous"/>
    </style:style>
    <style:style style:name="T1984" style:parent-style-name="Domyślnaczcionkaakapitu" style:family="text">
      <style:text-properties fo:background-color="#80FFFF" style:text-underline-type="single" style:text-underline-style="solid" style:text-underline-width="auto" style:text-underline-mode="continuous"/>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5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text-underline-type="single" style:text-underline-style="solid" style:text-underline-width="auto" style:text-underline-mode="continuous"/>
    </style:style>
    <style:style style:name="T2000" style:parent-style-name="Domyślnaczcionkaakapitu" style:family="text">
      <style:text-properties style:text-underline-type="single" style:text-underline-style="solid" style:text-underline-width="auto" style:text-underline-mode="continuous"/>
    </style:style>
    <style:style style:name="P2001" style:parent-style-name="Normalny" style:family="paragraph">
      <style:paragraph-properties fo:text-align="justify" fo:line-height="150%" fo:text-indent="0.25in"/>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style:style>
    <style:style style:name="T2004" style:parent-style-name="Domyślnaczcionkaakapitu" style:family="text">
      <style:text-properties style:text-underline-type="single" style:text-underline-style="solid" style:text-underline-width="auto" style:text-underline-mode="continuous"/>
    </style:style>
    <style:style style:name="T2005" style:parent-style-name="Domyślnaczcionkaakapitu" style:family="text">
      <style:text-properties fo:background-color="#80FFFF" style:text-underline-type="single" style:text-underline-style="solid" style:text-underline-width="auto" style:text-underline-mode="continuous"/>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text-underline-type="single" style:text-underline-style="solid" style:text-underline-width="auto" style:text-underline-mode="continuous"/>
    </style:style>
    <style:style style:name="T2008" style:parent-style-name="Domyślnaczcionkaakapitu" style:family="text">
      <style:text-properties style:text-underline-type="single" style:text-underline-style="solid" style:text-underline-width="auto" style:text-underline-mode="continuous"/>
    </style:style>
    <style:style style:name="T2009" style:parent-style-name="Domyślnaczcionkaakapitu" style:family="text">
      <style:text-properties fo:background-color="#80FFFF" style:text-underline-type="single" style:text-underline-style="solid" style:text-underline-width="auto" style:text-underline-mode="continuous"/>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5in"/>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P2016" style:parent-style-name="Normalny" style:family="paragraph">
      <style:paragraph-properties fo:text-align="justify" fo:line-height="150%" fo:text-indent="0.25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style:style>
    <style:style style:name="T2024" style:parent-style-name="Domyślnaczcionkaakapitu" style:family="text">
      <style:text-properties style:text-underline-type="single" style:text-underline-style="solid" style:text-underline-width="auto" style:text-underline-mode="continuous"/>
    </style:style>
    <style:style style:name="P2025" style:parent-style-name="Normalny" style:family="paragraph">
      <style:paragraph-properties fo:text-align="justify" fo:line-height="150%" fo:text-indent="0.25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style:style>
    <style:style style:name="T2031" style:parent-style-name="Domyślnaczcionkaakapitu" style:family="text">
      <style:text-properties style:text-underline-type="single" style:text-underline-style="solid" style:text-underline-width="auto" style:text-underline-mode="continuous"/>
    </style:style>
    <style:style style:name="T2032" style:parent-style-name="Domyślnaczcionkaakapitu" style:family="text">
      <style:text-properties fo:background-color="#80FFFF" style:text-underline-type="single" style:text-underline-style="solid" style:text-underline-width="auto" style:text-underline-mode="continuous"/>
    </style:style>
    <style:style style:name="T2033" style:parent-style-name="Domyślnaczcionkaakapitu" style:family="text">
      <style:text-properties style:text-underline-type="single" style:text-underline-style="solid" style:text-underline-width="auto" style:text-underline-mode="continuous"/>
    </style:style>
    <style:style style:name="P2034" style:parent-style-name="Normalny" style:family="paragraph">
      <style:paragraph-properties fo:text-align="justify" fo:line-height="150%" fo:text-indent="0.25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5in"/>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fo:text-indent="0.25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5in"/>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5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5in"/>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5in"/>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text-underline-type="single" style:text-underline-style="solid" style:text-underline-width="auto" style:text-underline-mode="continuous"/>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T2060" style:parent-style-name="Domyślnaczcionkaakapitu" style:family="text">
      <style:text-properties style:text-underline-type="single" style:text-underline-style="solid" style:text-underline-width="auto" style:text-underline-mode="continuous"/>
    </style:style>
    <style:style style:name="T2061" style:parent-style-name="Domyślnaczcionkaakapitu" style:family="text">
      <style:text-properties fo:background-color="#80FFFF" style:text-underline-type="single" style:text-underline-style="solid" style:text-underline-width="auto" style:text-underline-mode="continuous"/>
    </style:style>
    <style:style style:name="T2062" style:parent-style-name="Domyślnaczcionkaakapitu" style:family="text">
      <style:text-properties style:text-underline-type="single" style:text-underline-style="solid" style:text-underline-width="auto" style:text-underline-mode="continuous"/>
    </style:style>
    <style:style style:name="T2063" style:parent-style-name="Domyślnaczcionkaakapitu" style:family="text">
      <style:text-properties fo:background-color="#80FFFF" style:text-underline-type="single" style:text-underline-style="solid" style:text-underline-width="auto" style:text-underline-mode="continuous"/>
    </style:style>
    <style:style style:name="T2064" style:parent-style-name="Domyślnaczcionkaakapitu" style:family="text">
      <style:text-properties style:text-underline-type="single" style:text-underline-style="solid" style:text-underline-width="auto" style:text-underline-mode="continuous"/>
    </style:style>
    <style:style style:name="P2065" style:parent-style-name="Normalny" style:family="paragraph">
      <style:paragraph-properties fo:text-align="justify" fo:line-height="150%" fo:text-indent="0.25in"/>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P2069" style:parent-style-name="Normalny" style:family="paragraph">
      <style:paragraph-properties fo:text-align="justify" fo:line-height="150%" fo:text-indent="0.25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5in"/>
    </style:style>
    <style:style style:name="P2075" style:parent-style-name="Normalny" style:family="paragraph">
      <style:paragraph-properties fo:text-align="justify" fo:line-height="150%" fo:text-indent="0.25in"/>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fo:margin-left="0.25in" fo:text-indent="-0.25in">
        <style:tab-stops/>
      </style:paragraph-properties>
    </style:style>
    <style:style style:name="T2078" style:parent-style-name="Domyślnaczcionkaakapitu" style:family="text">
      <style:text-properties style:text-underline-type="single" style:text-underline-style="solid" style:text-underline-width="auto" style:text-underline-mode="continuous"/>
    </style:style>
    <style:style style:name="P2079" style:parent-style-name="Normalny" style:family="paragraph">
      <style:paragraph-properties fo:text-align="justify" fo:line-height="150%" fo:text-indent="0.25in"/>
    </style:style>
    <style:style style:name="T2080" style:parent-style-name="Domyślnaczcionkaakapitu" style:family="text">
      <style:text-properties fo:background-color="#80FFFF"/>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5in"/>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5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5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5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language="en" fo:country="US" style:language-asian="en" style:country-asian="US" style:language-complex="en" style:country-complex="US"/>
    </style:style>
    <style:style style:name="T2113" style:parent-style-name="Domyślnaczcionkaakapitu" style:family="text">
      <style:text-properties fo:language="en" fo:country="US" style:language-asian="en" style:country-asian="US" style:language-complex="en" style:country-complex="US"/>
    </style:style>
    <style:style style:name="T2114" style:parent-style-name="Domyślnaczcionkaakapitu" style:family="text">
      <style:text-properties fo:background-color="#80FFFF" fo:language="en" fo:country="US" style:language-asian="en" style:country-asian="US" style:language-complex="en" style:country-complex="US"/>
    </style:style>
    <style:style style:name="T2115" style:parent-style-name="Domyślnaczcionkaakapitu" style:family="text">
      <style:text-properties fo:language="en" fo:country="US" style:language-asian="en" style:country-asian="US" style:language-complex="en" style:country-complex="US"/>
    </style:style>
    <style:style style:name="P2116" style:parent-style-name="Normalny" style:family="paragraph">
      <style:paragraph-properties fo:text-align="justify" fo:line-height="150%"/>
    </style:style>
    <style:style style:name="T2117" style:parent-style-name="Domyślnaczcionkaakapitu" style:family="text">
      <style:text-properties style:text-underline-type="single" style:text-underline-style="solid" style:text-underline-width="auto" style:text-underline-mode="continuous"/>
    </style:style>
    <style:style style:name="P2118" style:parent-style-name="Normalny" style:family="paragraph">
      <style:paragraph-properties fo:text-align="justify" fo:line-height="150%" fo:text-indent="0.25in"/>
    </style:style>
    <style:style style:name="P2119" style:parent-style-name="Normalny" style:family="paragraph">
      <style:paragraph-properties fo:text-align="justify" fo:line-height="150%" fo:text-indent="0.25in"/>
    </style:style>
    <style:style style:name="P2120" style:parent-style-name="Normalny" style:family="paragraph">
      <style:paragraph-properties fo:text-align="justify" fo:line-height="150%" fo:text-indent="0.25in"/>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text-underline-type="single" style:text-underline-style="solid" style:text-underline-width="auto" style:text-underline-mode="continuous"/>
    </style:style>
    <style:style style:name="T2125" style:parent-style-name="Domyślnaczcionkaakapitu" style:family="text">
      <style:text-properties style:text-underline-type="single" style:text-underline-style="solid" style:text-underline-width="auto" style:text-underline-mode="continuous"/>
    </style:style>
    <style:style style:name="T2126" style:parent-style-name="Domyślnaczcionkaakapitu" style:family="text">
      <style:text-properties fo:background-color="#80FFFF" style:text-underline-type="single" style:text-underline-style="solid" style:text-underline-width="auto" style:text-underline-mode="continuous"/>
    </style:style>
    <style:style style:name="T2127" style:parent-style-name="Domyślnaczcionkaakapitu" style:family="text">
      <style:text-properties style:text-underline-type="single" style:text-underline-style="solid" style:text-underline-width="auto" style:text-underline-mode="continuous"/>
    </style:style>
    <style:style style:name="T2128" style:parent-style-name="Domyślnaczcionkaakapitu" style:family="text">
      <style:text-properties fo:background-color="#80FFFF" style:text-underline-type="single" style:text-underline-style="solid" style:text-underline-width="auto" style:text-underline-mode="continuous"/>
    </style:style>
    <style:style style:name="T2129" style:parent-style-name="Domyślnaczcionkaakapitu" style:family="text">
      <style:text-properties style:text-underline-type="single" style:text-underline-style="solid" style:text-underline-width="auto" style:text-underline-mode="continuous"/>
    </style:style>
    <style:style style:name="P2130" style:parent-style-name="Normalny" style:family="paragraph">
      <style:paragraph-properties fo:text-align="justify" fo:line-height="150%" fo:text-indent="0.25in"/>
    </style:style>
    <style:style style:name="P2131" style:parent-style-name="Normalny" style:family="paragraph">
      <style:paragraph-properties fo:text-align="justify" fo:line-height="150%"/>
    </style:style>
    <style:style style:name="T2132" style:parent-style-name="Domyślnaczcionkaakapitu" style:family="text">
      <style:text-properties style:text-underline-type="single" style:text-underline-style="solid" style:text-underline-width="auto" style:text-underline-mode="continuous"/>
    </style:style>
    <style:style style:name="P2133" style:parent-style-name="Normalny" style:family="paragraph">
      <style:paragraph-properties fo:text-align="justify" fo:line-height="150%" fo:text-indent="0.25in"/>
    </style:style>
    <style:style style:name="P2134" style:parent-style-name="Normalny" style:family="paragraph">
      <style:paragraph-properties fo:text-align="justify" fo:line-height="150%" fo:text-indent="0.25in"/>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5in"/>
    </style:style>
    <style:style style:name="P2137" style:parent-style-name="Normalny" style:family="paragraph">
      <style:paragraph-properties fo:text-align="justify" fo:line-height="150%"/>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T2142" style:parent-style-name="Domyślnaczcionkaakapitu" style:family="text">
      <style:text-properties style:text-underline-type="single" style:text-underline-style="solid" style:text-underline-width="auto" style:text-underline-mode="continuous"/>
    </style:style>
    <style:style style:name="T2143" style:parent-style-name="Domyślnaczcionkaakapitu" style:family="text">
      <style:text-properties fo:background-color="#80FFFF" style:text-underline-type="single" style:text-underline-style="solid" style:text-underline-width="auto" style:text-underline-mode="continuous"/>
    </style:style>
    <style:style style:name="T2144" style:parent-style-name="Domyślnaczcionkaakapitu" style:family="text">
      <style:text-properties style:text-underline-type="single" style:text-underline-style="solid" style:text-underline-width="auto" style:text-underline-mode="continuous"/>
    </style:style>
    <style:style style:name="T2145" style:parent-style-name="Domyślnaczcionkaakapitu" style:family="text">
      <style:text-properties fo:background-color="#80FFFF" style:text-underline-type="single" style:text-underline-style="solid" style:text-underline-width="auto" style:text-underline-mode="continuous"/>
    </style:style>
    <style:style style:name="T2146" style:parent-style-name="Domyślnaczcionkaakapitu" style:family="text">
      <style:text-properties style:text-underline-type="single" style:text-underline-style="solid" style:text-underline-width="auto" style:text-underline-mode="continuous"/>
    </style:style>
    <style:style style:name="P2147" style:parent-style-name="Normalny" style:family="paragraph">
      <style:paragraph-properties fo:text-align="justify" fo:line-height="150%" fo:text-indent="0.25in"/>
    </style:style>
    <style:style style:name="P2148" style:parent-style-name="Normalny" style:family="paragraph">
      <style:paragraph-properties fo:text-align="justify" fo:line-height="150%"/>
    </style:style>
    <style:style style:name="T2149" style:parent-style-name="Domyślnaczcionkaakapitu" style:family="text">
      <style:text-properties style:text-underline-type="single" style:text-underline-style="solid" style:text-underline-width="auto" style:text-underline-mode="continuous"/>
    </style:style>
    <style:style style:name="P2150" style:parent-style-name="Normalny" style:family="paragraph">
      <style:paragraph-properties fo:text-align="justify" fo:line-height="150%" fo:text-indent="0.25in"/>
    </style:style>
    <style:style style:name="P2151" style:parent-style-name="Normalny" style:family="paragraph">
      <style:paragraph-properties fo:text-align="justify" fo:line-height="150%" fo:text-indent="0.25in"/>
    </style:style>
    <style:style style:name="P2152" style:parent-style-name="Normalny" style:family="paragraph">
      <style:paragraph-properties fo:text-align="justify" fo:line-height="150%"/>
    </style:style>
    <style:style style:name="T2153" style:parent-style-name="Domyślnaczcionkaakapitu" style:family="text">
      <style:text-properties style:text-underline-type="single" style:text-underline-style="solid" style:text-underline-width="auto" style:text-underline-mode="continuous"/>
    </style:style>
    <style:style style:name="T2154" style:parent-style-name="Domyślnaczcionkaakapitu" style:family="text">
      <style:text-properties fo:background-color="#80FFFF" style:text-underline-type="single" style:text-underline-style="solid" style:text-underline-width="auto" style:text-underline-mode="continuous"/>
    </style:style>
    <style:style style:name="T2155" style:parent-style-name="Domyślnaczcionkaakapitu" style:family="text">
      <style:text-properties style:text-underline-type="single" style:text-underline-style="solid" style:text-underline-width="auto" style:text-underline-mode="continuous"/>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P2161" style:parent-style-name="Normalny" style:family="paragraph">
      <style:paragraph-properties fo:text-align="justify" fo:line-height="150%" fo:text-indent="0.25in"/>
    </style:style>
    <style:style style:name="P2162" style:parent-style-name="Normalny" style:family="paragraph">
      <style:paragraph-properties fo:text-align="justify" fo:line-height="150%"/>
    </style:style>
    <style:style style:name="T2163" style:parent-style-name="Domyślnaczcionkaakapitu" style:family="text">
      <style:text-properties style:text-underline-type="single" style:text-underline-style="solid" style:text-underline-width="auto" style:text-underline-mode="continuous"/>
    </style:style>
    <style:style style:name="T2164" style:parent-style-name="Domyślnaczcionkaakapitu" style:family="text">
      <style:text-properties fo:background-color="#80FFFF" style:text-underline-type="single" style:text-underline-style="solid" style:text-underline-width="auto" style:text-underline-mode="continuous"/>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text-underline-type="single" style:text-underline-style="solid" style:text-underline-width="auto" style:text-underline-mode="continuous"/>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5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style:style>
    <style:style style:name="T2172" style:parent-style-name="Domyślnaczcionkaakapitu" style:family="text">
      <style:text-properties style:text-underline-type="single" style:text-underline-style="solid" style:text-underline-width="auto" style:text-underline-mode="continuous"/>
    </style:style>
    <style:style style:name="T2173" style:parent-style-name="Domyślnaczcionkaakapitu" style:family="text">
      <style:text-properties fo:background-color="#80FFFF" style:text-underline-type="single" style:text-underline-style="solid" style:text-underline-width="auto" style:text-underline-mode="continuous"/>
    </style:style>
    <style:style style:name="T2174" style:parent-style-name="Domyślnaczcionkaakapitu" style:family="text">
      <style:text-properties style:text-underline-type="single" style:text-underline-style="solid" style:text-underline-width="auto" style:text-underline-mode="continuous"/>
    </style:style>
    <style:style style:name="T2175" style:parent-style-name="Domyślnaczcionkaakapitu" style:family="text">
      <style:text-properties fo:background-color="#80FFFF" style:text-underline-type="single" style:text-underline-style="solid" style:text-underline-width="auto" style:text-underline-mode="continuous"/>
    </style:style>
    <style:style style:name="P2176" style:parent-style-name="Normalny" style:family="paragraph">
      <style:paragraph-properties fo:text-align="justify" fo:line-height="150%" fo:text-indent="0.25in"/>
    </style:style>
    <style:style style:name="P2177" style:parent-style-name="Normalny" style:family="paragraph">
      <style:paragraph-properties fo:text-align="justify" fo:line-height="150%"/>
    </style:style>
    <style:style style:name="T2178" style:parent-style-name="Domyślnaczcionkaakapitu" style:family="text">
      <style:text-properties style:text-underline-type="single" style:text-underline-style="solid" style:text-underline-width="auto" style:text-underline-mode="continuous"/>
    </style:style>
    <style:style style:name="T2179" style:parent-style-name="Domyślnaczcionkaakapitu" style:family="text">
      <style:text-properties fo:background-color="#80FFFF" style:text-underline-type="single" style:text-underline-style="solid" style:text-underline-width="auto" style:text-underline-mode="continuous"/>
    </style:style>
    <style:style style:name="T2180" style:parent-style-name="Domyślnaczcionkaakapitu" style:family="text">
      <style:text-properties style:text-underline-type="single" style:text-underline-style="solid" style:text-underline-width="auto" style:text-underline-mode="continuous"/>
    </style:style>
    <style:style style:name="P2181" style:parent-style-name="Normalny" style:family="paragraph">
      <style:paragraph-properties fo:text-align="justify" fo:line-height="150%" fo:text-indent="0.25in"/>
    </style:style>
    <style:style style:name="P2182" style:parent-style-name="Normalny" style:family="paragraph">
      <style:paragraph-properties fo:text-align="justify" fo:line-height="150%"/>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fo:background-color="#80FFFF" style:text-underline-type="single" style:text-underline-style="solid" style:text-underline-width="auto" style:text-underline-mode="continuous"/>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text-underline-type="single" style:text-underline-style="solid" style:text-underline-width="auto" style:text-underline-mode="continuous"/>
    </style:style>
    <style:style style:name="P2189" style:parent-style-name="Normalny" style:family="paragraph">
      <style:paragraph-properties fo:text-align="justify" fo:line-height="150%" fo:text-indent="0.25in"/>
    </style:style>
    <style:style style:name="P2190" style:parent-style-name="Normalny" style:family="paragraph">
      <style:paragraph-properties fo:text-align="justify" fo:line-height="150%"/>
    </style:style>
    <style:style style:name="T2191" style:parent-style-name="Domyślnaczcionkaakapitu" style:family="text">
      <style:text-properties style:text-underline-type="single" style:text-underline-style="solid" style:text-underline-width="auto" style:text-underline-mode="continuous"/>
    </style:style>
    <style:style style:name="T2192" style:parent-style-name="Domyślnaczcionkaakapitu" style:family="text">
      <style:text-properties fo:background-color="#80FFFF" style:text-underline-type="single" style:text-underline-style="solid" style:text-underline-width="auto" style:text-underline-mode="continuous"/>
    </style:style>
    <style:style style:name="P2193" style:parent-style-name="Normalny" style:family="paragraph">
      <style:paragraph-properties fo:text-align="justify" fo:line-height="150%" fo:text-indent="0.25in"/>
    </style:style>
    <style:style style:name="P2194" style:parent-style-name="Normalny" style:family="paragraph">
      <style:paragraph-properties fo:text-align="justify" fo:line-height="150%"/>
    </style:style>
    <style:style style:name="T2195" style:parent-style-name="Domyślnaczcionkaakapitu" style:family="text">
      <style:text-properties style:text-underline-type="single" style:text-underline-style="solid" style:text-underline-width="auto" style:text-underline-mode="continuous"/>
    </style:style>
    <style:style style:name="T2196" style:parent-style-name="Domyślnaczcionkaakapitu" style:family="text">
      <style:text-properties fo:background-color="#80FFFF" style:text-underline-type="single" style:text-underline-style="solid" style:text-underline-width="auto" style:text-underline-mode="continuous"/>
    </style:style>
    <style:style style:name="T2197" style:parent-style-name="Domyślnaczcionkaakapitu" style:family="text">
      <style:text-properties style:text-underline-type="single" style:text-underline-style="solid" style:text-underline-width="auto" style:text-underline-mode="continuous"/>
    </style:style>
    <style:style style:name="T2198" style:parent-style-name="Domyślnaczcionkaakapitu" style:family="text">
      <style:text-properties fo:background-color="#80FFFF" style:text-underline-type="single" style:text-underline-style="solid" style:text-underline-width="auto" style:text-underline-mode="continuous"/>
    </style:style>
    <style:style style:name="T2199" style:parent-style-name="Domyślnaczcionkaakapitu" style:family="text">
      <style:text-properties style:text-underline-type="single" style:text-underline-style="solid" style:text-underline-width="auto" style:text-underline-mode="continuous"/>
    </style:style>
    <style:style style:name="T2200" style:parent-style-name="Domyślnaczcionkaakapitu" style:family="text">
      <style:text-properties fo:background-color="#80FFFF" style:text-underline-type="single" style:text-underline-style="solid" style:text-underline-width="auto" style:text-underline-mode="continuous"/>
    </style:style>
    <style:style style:name="T2201" style:parent-style-name="Domyślnaczcionkaakapitu" style:family="text">
      <style:text-properties style:text-underline-type="single" style:text-underline-style="solid" style:text-underline-width="auto" style:text-underline-mode="continuous"/>
    </style:style>
    <style:style style:name="T2202" style:parent-style-name="Domyślnaczcionkaakapitu" style:family="text">
      <style:text-properties fo:background-color="#80FFFF"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5in"/>
    </style:style>
    <style:style style:name="P2204" style:parent-style-name="Normalny" style:family="paragraph">
      <style:paragraph-properties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P2206" style:parent-style-name="Normalny" style:family="paragraph">
      <style:paragraph-properties fo:text-align="justify" fo:line-height="150%" fo:text-indent="0.25in"/>
    </style:style>
    <style:style style:name="P2207" style:parent-style-name="Normalny" style:family="paragraph">
      <style:paragraph-properties fo:text-align="justify" fo:line-height="150%" fo:text-indent="0.25in"/>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5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5in"/>
    </style:style>
    <style:style style:name="P2216" style:parent-style-name="Normalny" style:family="paragraph">
      <style:paragraph-properties fo:text-align="justify" fo:line-height="150%"/>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fo:text-indent="0.25in"/>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5in"/>
    </style:style>
    <style:style style:name="P2222" style:parent-style-name="Normalny" style:family="paragraph">
      <style:paragraph-properties fo:text-align="justify" fo:line-height="150%" fo:text-indent="0.25in"/>
    </style:style>
    <style:style style:name="P2223" style:parent-style-name="Normalny" style:family="paragraph">
      <style:paragraph-properties fo:text-align="justify" fo:line-height="150%"/>
    </style:style>
    <style:style style:name="T2224" style:parent-style-name="Domyślnaczcionkaakapitu" style:family="text">
      <style:text-properties style:text-underline-type="single" style:text-underline-style="solid" style:text-underline-width="auto" style:text-underline-mode="continuous"/>
    </style:style>
    <style:style style:name="T2225" style:parent-style-name="Domyślnaczcionkaakapitu" style:family="text">
      <style:text-properties fo:background-color="#80FFFF" style:text-underline-type="single" style:text-underline-style="solid" style:text-underline-width="auto" style:text-underline-mode="continuous"/>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5in"/>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style:style>
    <style:style style:name="T2231" style:parent-style-name="Domyślnaczcionkaakapitu" style:family="text">
      <style:text-properties style:text-underline-type="single" style:text-underline-style="solid" style:text-underline-width="auto" style:text-underline-mode="continuous"/>
    </style:style>
    <style:style style:name="T2232" style:parent-style-name="Domyślnaczcionkaakapitu" style:family="text">
      <style:text-properties fo:background-color="#80FFFF" style:text-underline-type="single" style:text-underline-style="solid" style:text-underline-width="auto" style:text-underline-mode="continuous"/>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fo:background-color="#80FFFF" style:text-underline-type="single" style:text-underline-style="solid" style:text-underline-width="auto" style:text-underline-mode="continuous"/>
    </style:style>
    <style:style style:name="P2237" style:parent-style-name="Normalny" style:family="paragraph">
      <style:paragraph-properties fo:text-align="justify" fo:line-height="150%" fo:text-indent="0.25in">
        <style:tab-stops>
          <style:tab-stop style:type="left" style:leader-style="dotted" style:leader-text="." style:position="2.5256in"/>
          <style:tab-stop style:type="left" style:leader-style="dotted" style:leader-text="." style:position="2.9625in"/>
        </style:tab-stops>
      </style:paragraph-properties>
    </style:style>
    <style:style style:name="P2238" style:parent-style-name="Normalny" style:family="paragraph">
      <style:paragraph-properties fo:text-align="justify" fo:line-height="150%" fo:margin-left="0.25in" fo:text-indent="-0.25in">
        <style:tab-stops>
          <style:tab-stop style:type="left" style:leader-style="dotted" style:leader-text="." style:position="0.2215in"/>
        </style:tab-stops>
      </style:paragraph-properties>
    </style:style>
    <style:style style:name="T2239" style:parent-style-name="Domyślnaczcionkaakapitu" style:family="text">
      <style:text-properties style:text-underline-type="single" style:text-underline-style="solid" style:text-underline-width="auto" style:text-underline-mode="continuous"/>
    </style:style>
    <style:style style:name="P2240" style:parent-style-name="Normalny" style:family="paragraph">
      <style:paragraph-properties fo:text-align="justify" fo:line-height="150%" fo:text-indent="0.25in"/>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T2244" style:parent-style-name="Domyślnaczcionkaakapitu" style:family="text">
      <style:text-properties fo:background-color="#80FFFF" style:text-underline-type="single" style:text-underline-style="solid" style:text-underline-width="auto" style:text-underline-mode="continuous"/>
    </style:style>
    <style:style style:name="P2245" style:parent-style-name="Normalny" style:family="paragraph">
      <style:paragraph-properties fo:text-align="justify" fo:line-height="150%" fo:text-indent="0.25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5in"/>
    </style:style>
    <style:style style:name="P2251" style:parent-style-name="Normalny" style:family="paragraph">
      <style:paragraph-properties fo:text-align="justify" fo:line-height="150%"/>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5in"/>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style:style>
    <style:style style:name="T2257" style:parent-style-name="Domyślnaczcionkaakapitu" style:family="text">
      <style:text-properties style:text-underline-type="single" style:text-underline-style="solid" style:text-underline-width="auto" style:text-underline-mode="continuous"/>
    </style:style>
    <style:style style:name="T2258" style:parent-style-name="Domyślnaczcionkaakapitu" style:family="text">
      <style:text-properties fo:background-color="#80FFFF" style:text-underline-type="single" style:text-underline-style="solid" style:text-underline-width="auto" style:text-underline-mode="continuous"/>
    </style:style>
    <style:style style:name="T2259" style:parent-style-name="Domyślnaczcionkaakapitu" style:family="text">
      <style:text-properties style:text-underline-type="single" style:text-underline-style="solid" style:text-underline-width="auto" style:text-underline-mode="continuous"/>
    </style:style>
    <style:style style:name="T2260" style:parent-style-name="Domyślnaczcionkaakapitu" style:family="text">
      <style:text-properties fo:background-color="#80FFFF" style:text-underline-type="single" style:text-underline-style="solid" style:text-underline-width="auto" style:text-underline-mode="continuous"/>
    </style:style>
    <style:style style:name="P2261" style:parent-style-name="Normalny" style:family="paragraph">
      <style:paragraph-properties fo:text-align="justify" fo:line-height="150%" fo:text-indent="0.25in"/>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style:style>
    <style:style style:name="T2264" style:parent-style-name="Domyślnaczcionkaakapitu" style:family="text">
      <style:text-properties style:text-underline-type="single" style:text-underline-style="solid" style:text-underline-width="auto" style:text-underline-mode="continuous"/>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5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style:style>
    <style:style style:name="P2270" style:parent-style-name="Normalny" style:family="paragraph">
      <style:paragraph-properties fo:text-align="justify" fo:line-height="150%" fo:text-indent="0.25in"/>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5in"/>
    </style:style>
    <style:style style:name="P2273" style:parent-style-name="Normalny" style:family="paragraph">
      <style:paragraph-properties fo:text-align="justify" fo:line-height="150%" fo:text-indent="0.25in"/>
    </style:style>
    <style:style style:name="P2274" style:parent-style-name="Normalny" style:family="paragraph">
      <style:paragraph-properties fo:text-align="justify" fo:line-height="150%"/>
    </style:style>
    <style:style style:name="T2275" style:parent-style-name="Domyślnaczcionkaakapitu" style:family="text">
      <style:text-properties style:text-underline-type="single" style:text-underline-style="solid" style:text-underline-width="auto" style:text-underline-mode="continuous"/>
    </style:style>
    <style:style style:name="T2276" style:parent-style-name="Domyślnaczcionkaakapitu" style:family="text">
      <style:text-properties fo:background-color="#80FFFF" style:text-underline-type="single" style:text-underline-style="solid" style:text-underline-width="auto" style:text-underline-mode="continuous"/>
    </style:style>
    <style:style style:name="T2277" style:parent-style-name="Domyślnaczcionkaakapitu" style:family="text">
      <style:text-properties style:text-underline-type="single" style:text-underline-style="solid" style:text-underline-width="auto" style:text-underline-mode="continuous"/>
    </style:style>
    <style:style style:name="T2278" style:parent-style-name="Domyślnaczcionkaakapitu" style:family="text">
      <style:text-properties fo:background-color="#80FFFF" style:text-underline-type="single" style:text-underline-style="solid" style:text-underline-width="auto" style:text-underline-mode="continuous"/>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style:style>
    <style:style style:name="T2286" style:parent-style-name="Domyślnaczcionkaakapitu" style:family="text">
      <style:text-properties style:text-underline-type="single" style:text-underline-style="solid" style:text-underline-width="auto" style:text-underline-mode="continuous"/>
    </style:style>
    <style:style style:name="P2287" style:parent-style-name="Normalny" style:family="paragraph">
      <style:paragraph-properties fo:text-align="justify" fo:line-height="150%" fo:text-indent="0.25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style:style>
    <style:style style:name="T2291" style:parent-style-name="Domyślnaczcionkaakapitu" style:family="text">
      <style:text-properties style:text-underline-type="single" style:text-underline-style="solid" style:text-underline-width="auto" style:text-underline-mode="continuous"/>
    </style:style>
    <style:style style:name="P2292" style:parent-style-name="Normalny" style:family="paragraph">
      <style:paragraph-properties fo:text-align="justify" fo:line-height="150%" fo:text-indent="0.25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style:style>
    <style:style style:name="T2299" style:parent-style-name="Domyślnaczcionkaakapitu" style:family="text">
      <style:text-properties style:text-underline-type="single" style:text-underline-style="solid" style:text-underline-width="auto" style:text-underline-mode="continuous"/>
    </style:style>
    <style:style style:name="P2300" style:parent-style-name="Normalny" style:family="paragraph">
      <style:paragraph-properties fo:text-align="justify" fo:line-height="150%" fo:text-indent="0.25in"/>
    </style:style>
    <style:style style:name="P2301" style:parent-style-name="Normalny" style:family="paragraph">
      <style:paragraph-properties fo:text-align="justify" fo:line-height="150%" fo:text-indent="0.25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5in"/>
    </style:style>
    <style:style style:name="P2304" style:parent-style-name="Normalny" style:family="paragraph">
      <style:paragraph-properties fo:text-align="justify" fo:line-height="150%" fo:text-indent="0.25in"/>
    </style:style>
    <style:style style:name="P2305" style:parent-style-name="Normalny" style:family="paragraph">
      <style:paragraph-properties fo:text-align="justify" fo:line-height="150%"/>
    </style:style>
    <style:style style:name="T2306" style:parent-style-name="Domyślnaczcionkaakapitu" style:family="text">
      <style:text-properties style:text-underline-type="single" style:text-underline-style="solid" style:text-underline-width="auto" style:text-underline-mode="continuous"/>
    </style:style>
    <style:style style:name="P2307" style:parent-style-name="Normalny" style:family="paragraph">
      <style:paragraph-properties fo:text-align="justify" fo:line-height="150%" fo:text-indent="0.25in"/>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P2310" style:parent-style-name="Normalny" style:family="paragraph">
      <style:paragraph-properties fo:text-align="justify" fo:line-height="150%" fo:text-indent="0.25in"/>
    </style:style>
    <style:style style:name="P2311" style:parent-style-name="Normalny" style:family="paragraph">
      <style:paragraph-properties fo:text-align="justify" fo:line-height="150%"/>
    </style:style>
    <style:style style:name="T2312" style:parent-style-name="Domyślnaczcionkaakapitu" style:family="text">
      <style:text-properties style:text-underline-type="single" style:text-underline-style="solid" style:text-underline-width="auto" style:text-underline-mode="continuous"/>
    </style:style>
    <style:style style:name="P2313" style:parent-style-name="Normalny" style:family="paragraph">
      <style:paragraph-properties fo:text-align="justify" fo:line-height="150%" fo:text-indent="0.25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style:style>
    <style:style style:name="T2318" style:parent-style-name="Domyślnaczcionkaakapitu" style:family="text">
      <style:text-properties style:text-underline-type="single" style:text-underline-style="solid" style:text-underline-width="auto" style:text-underline-mode="continuous"/>
    </style:style>
    <style:style style:name="P2319" style:parent-style-name="Normalny" style:family="paragraph">
      <style:paragraph-properties fo:text-align="justify" fo:line-height="150%" fo:text-indent="0.25in"/>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5in"/>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5in"/>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5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5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5in"/>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5in"/>
    </style:style>
    <style:style style:name="P2342" style:parent-style-name="Normalny" style:family="paragraph">
      <style:paragraph-properties fo:text-align="justify" fo:line-height="150%" fo:text-indent="0.25in"/>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5in"/>
    </style:style>
    <style:style style:name="T2352" style:parent-style-name="Domyślnaczcionkaakapitu" style:family="text">
      <style:text-properties fo:background-color="#80FFFF"/>
    </style:style>
    <style:style style:name="T2353" style:parent-style-name="Domyślnaczcionkaakapitu" style:family="text">
      <style:text-properties fo:language="en" fo:country="US" style:language-asian="en" style:country-asian="US" style:language-complex="en" style:country-complex="US"/>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style:style>
    <style:style style:name="T2356" style:parent-style-name="Domyślnaczcionkaakapitu" style:family="text">
      <style:text-properties fo:background-color="#80FFFF" style:text-underline-type="single" style:text-underline-style="solid" style:text-underline-width="auto" style:text-underline-mode="continuous"/>
    </style:style>
    <style:style style:name="T2357" style:parent-style-name="Domyślnaczcionkaakapitu" style:family="text">
      <style:text-properties style:text-underline-type="single" style:text-underline-style="solid" style:text-underline-width="auto" style:text-underline-mode="continuous"/>
    </style:style>
    <style:style style:name="P2358" style:parent-style-name="Normalny" style:family="paragraph">
      <style:paragraph-properties fo:text-align="justify" fo:line-height="150%" fo:text-indent="0.25in"/>
    </style:style>
    <style:style style:name="P2359" style:parent-style-name="Normalny" style:family="paragraph">
      <style:paragraph-properties fo:text-align="justify" fo:line-height="150%"/>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text-underline-type="single" style:text-underline-style="solid" style:text-underline-width="auto" style:text-underline-mode="continuous"/>
    </style:style>
    <style:style style:name="T2362" style:parent-style-name="Domyślnaczcionkaakapitu" style:family="text">
      <style:text-properties style:text-underline-type="single" style:text-underline-style="solid" style:text-underline-width="auto" style:text-underline-mode="continuous"/>
    </style:style>
    <style:style style:name="P2363" style:parent-style-name="Normalny" style:family="paragraph">
      <style:paragraph-properties fo:text-align="justify" fo:line-height="150%" fo:text-indent="0.25in"/>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5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5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5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T2395" style:parent-style-name="Domyślnaczcionkaakapitu" style:family="text">
      <style:text-properties fo:background-color="#80FFFF" style:text-underline-type="single" style:text-underline-style="solid" style:text-underline-width="auto" style:text-underline-mode="continuous"/>
    </style:style>
    <style:style style:name="P2396" style:parent-style-name="Normalny" style:family="paragraph">
      <style:paragraph-properties fo:text-align="justify" fo:line-height="150%" fo:text-indent="0.25in"/>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style:style>
    <style:style style:name="T2402" style:parent-style-name="Domyślnaczcionkaakapitu" style:family="text">
      <style:text-properties style:text-underline-type="single" style:text-underline-style="solid" style:text-underline-width="auto" style:text-underline-mode="continuous"/>
    </style:style>
    <style:style style:name="P2403" style:parent-style-name="Normalny" style:family="paragraph">
      <style:paragraph-properties fo:text-align="justify" fo:line-height="150%" fo:text-indent="0.25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style:style>
    <style:style style:name="T2408" style:parent-style-name="Domyślnaczcionkaakapitu" style:family="text">
      <style:text-properties style:text-underline-type="single" style:text-underline-style="solid" style:text-underline-width="auto" style:text-underline-mode="continuous"/>
    </style:style>
    <style:style style:name="T2409" style:parent-style-name="Domyślnaczcionkaakapitu" style:family="text">
      <style:text-properties fo:background-color="#80FFFF" style:text-underline-type="single" style:text-underline-style="solid" style:text-underline-width="auto" style:text-underline-mode="continuous"/>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5in"/>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style:text-underline-type="single" style:text-underline-style="solid" style:text-underline-width="auto" style:text-underline-mode="continuous"/>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T2421" style:parent-style-name="Domyślnaczcionkaakapitu" style:family="text">
      <style:text-properties style:text-underline-type="single" style:text-underline-style="solid" style:text-underline-width="auto" style:text-underline-mode="continuous"/>
    </style:style>
    <style:style style:name="T2422" style:parent-style-name="Domyślnaczcionkaakapitu" style:family="text">
      <style:text-properties fo:background-color="#80FFFF" style:text-underline-type="single" style:text-underline-style="solid" style:text-underline-width="auto" style:text-underline-mode="continuous"/>
    </style:style>
    <style:style style:name="P2423" style:parent-style-name="Normalny" style:family="paragraph">
      <style:paragraph-properties fo:text-align="justify" fo:line-height="150%" fo:text-indent="0.25in"/>
    </style:style>
    <style:style style:name="P2424" style:parent-style-name="Normalny" style:family="paragraph">
      <style:paragraph-properties fo:text-align="justify" fo:line-height="150%" fo:text-indent="0.25in"/>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fo:text-indent="0.25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style:style>
    <style:style style:name="T2431" style:parent-style-name="Domyślnaczcionkaakapitu" style:family="text">
      <style:text-properties style:text-underline-type="single" style:text-underline-style="solid" style:text-underline-width="auto" style:text-underline-mode="continuous"/>
    </style:style>
    <style:style style:name="T2432" style:parent-style-name="Domyślnaczcionkaakapitu" style:family="text">
      <style:text-properties fo:background-color="#80FFFF" style:text-underline-type="single" style:text-underline-style="solid" style:text-underline-width="auto" style:text-underline-mode="continuous"/>
    </style:style>
    <style:style style:name="T2433" style:parent-style-name="Domyślnaczcionkaakapitu" style:family="text">
      <style:text-properties style:text-underline-type="single" style:text-underline-style="solid" style:text-underline-width="auto" style:text-underline-mode="continuous"/>
    </style:style>
    <style:style style:name="T2434" style:parent-style-name="Domyślnaczcionkaakapitu" style:family="text">
      <style:text-properties fo:background-color="#80FFFF" style:text-underline-type="single" style:text-underline-style="solid" style:text-underline-width="auto" style:text-underline-mode="continuous"/>
    </style:style>
    <style:style style:name="T2435" style:parent-style-name="Domyślnaczcionkaakapitu" style:family="text">
      <style:text-properties style:text-underline-type="single" style:text-underline-style="solid" style:text-underline-width="auto" style:text-underline-mode="continuous"/>
    </style:style>
    <style:style style:name="T2436" style:parent-style-name="Domyślnaczcionkaakapitu" style:family="text">
      <style:text-properties fo:background-color="#80FFFF"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5in"/>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style:style>
    <style:style style:name="T2440" style:parent-style-name="Domyślnaczcionkaakapitu" style:family="text">
      <style:text-properties style:text-underline-type="single" style:text-underline-style="solid" style:text-underline-width="auto" style:text-underline-mode="continuous"/>
    </style:style>
    <style:style style:name="P2441" style:parent-style-name="Normalny" style:family="paragraph">
      <style:paragraph-properties fo:text-align="justify" fo:line-height="150%" fo:text-indent="0.25in"/>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style:text-underline-type="single" style:text-underline-style="solid" style:text-underline-width="auto" style:text-underline-mode="continuous"/>
    </style:style>
    <style:style style:name="T2447" style:parent-style-name="Domyślnaczcionkaakapitu" style:family="text">
      <style:text-properties fo:background-color="#80FFFF" style:text-underline-type="single" style:text-underline-style="solid" style:text-underline-width="auto" style:text-underline-mode="continuous"/>
    </style:style>
    <style:style style:name="P2448" style:parent-style-name="Normalny" style:family="paragraph">
      <style:paragraph-properties fo:text-align="justify" fo:line-height="150%" fo:text-indent="0.25in"/>
    </style:style>
    <style:style style:name="P2449" style:parent-style-name="Normalny" style:family="paragraph">
      <style:paragraph-properties fo:text-align="justify" fo:line-height="150%"/>
    </style:style>
    <style:style style:name="T2450" style:parent-style-name="Domyślnaczcionkaakapitu" style:family="text">
      <style:text-properties style:text-underline-type="single" style:text-underline-style="solid" style:text-underline-width="auto" style:text-underline-mode="continuous"/>
    </style:style>
    <style:style style:name="P2451" style:parent-style-name="Normalny" style:family="paragraph">
      <style:paragraph-properties fo:text-align="justify" fo:line-height="150%" fo:text-indent="0.25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style:style>
    <style:style style:name="T2455" style:parent-style-name="Domyślnaczcionkaakapitu" style:family="text">
      <style:text-properties style:text-underline-type="single" style:text-underline-style="solid" style:text-underline-width="auto" style:text-underline-mode="continuous"/>
    </style:style>
    <style:style style:name="T2456" style:parent-style-name="Domyślnaczcionkaakapitu" style:family="text">
      <style:text-properties fo:background-color="#80FFFF" style:text-underline-type="single" style:text-underline-style="solid" style:text-underline-width="auto" style:text-underline-mode="continuous"/>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5in"/>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5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5in"/>
    </style:style>
    <style:style style:name="P2471" style:parent-style-name="Normalny" style:family="paragraph">
      <style:paragraph-properties fo:text-align="justify" fo:line-height="150%"/>
    </style:style>
    <style:style style:name="T2472" style:parent-style-name="Domyślnaczcionkaakapitu" style:family="text">
      <style:text-properties style:text-underline-type="single" style:text-underline-style="solid" style:text-underline-width="auto" style:text-underline-mode="continuous"/>
    </style:style>
    <style:style style:name="P2473" style:parent-style-name="Normalny" style:family="paragraph">
      <style:paragraph-properties fo:text-align="justify" fo:line-height="150%" fo:text-indent="0.25in"/>
    </style:style>
    <style:style style:name="P2474" style:parent-style-name="Normalny" style:family="paragraph">
      <style:paragraph-properties fo:text-align="justify" fo:line-height="150%" fo:text-indent="0.25in"/>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text-underline-type="single" style:text-underline-style="solid" style:text-underline-width="auto" style:text-underline-mode="continuous"/>
    </style:style>
    <style:style style:name="P2485" style:parent-style-name="Normalny" style:family="paragraph">
      <style:paragraph-properties fo:text-align="justify" fo:line-height="150%" fo:text-indent="0.25in"/>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style:style>
    <style:style style:name="T2488" style:parent-style-name="Domyślnaczcionkaakapitu" style:family="text">
      <style:text-properties style:text-underline-type="single" style:text-underline-style="solid" style:text-underline-width="auto" style:text-underline-mode="continuous"/>
    </style:style>
    <style:style style:name="P2489" style:parent-style-name="Normalny" style:family="paragraph">
      <style:paragraph-properties fo:text-align="justify" fo:line-height="150%" fo:text-indent="0.25in"/>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5in"/>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5in"/>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5in"/>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fo:text-indent="0.25in"/>
    </style:style>
    <style:style style:name="P2511" style:parent-style-name="Normalny" style:family="paragraph">
      <style:paragraph-properties fo:text-align="justify" fo:line-height="150%" fo:text-indent="0.25in"/>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style:style>
    <style:style style:name="T2515" style:parent-style-name="Domyślnaczcionkaakapitu" style:family="text">
      <style:text-properties style:text-underline-type="single" style:text-underline-style="solid" style:text-underline-width="auto" style:text-underline-mode="continuous"/>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P2521" style:parent-style-name="Normalny" style:family="paragraph">
      <style:paragraph-properties fo:text-align="justify" fo:line-height="150%" fo:text-indent="0.25in"/>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style:style>
    <style:style style:name="T2524" style:parent-style-name="Domyślnaczcionkaakapitu" style:family="text">
      <style:text-properties style:text-underline-type="single" style:text-underline-style="solid" style:text-underline-width="auto" style:text-underline-mode="continuous"/>
    </style:style>
    <style:style style:name="T2525" style:parent-style-name="Domyślnaczcionkaakapitu" style:family="text">
      <style:text-properties fo:background-color="#80FFFF" style:text-underline-type="single" style:text-underline-style="solid" style:text-underline-width="auto" style:text-underline-mode="continuous"/>
    </style:style>
    <style:style style:name="P2526" style:parent-style-name="Normalny" style:family="paragraph">
      <style:paragraph-properties fo:text-align="justify" fo:line-height="150%" fo:text-indent="0.25in"/>
    </style:style>
    <style:style style:name="P2527" style:parent-style-name="Normalny" style:family="paragraph">
      <style:paragraph-properties fo:text-align="justify" fo:line-height="150%" fo:text-indent="0.25in"/>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style:style>
    <style:style style:name="T2534" style:parent-style-name="Domyślnaczcionkaakapitu" style:family="text">
      <style:text-properties style:text-underline-type="single" style:text-underline-style="solid" style:text-underline-width="auto" style:text-underline-mode="continuous"/>
    </style:style>
    <style:style style:name="T2535" style:parent-style-name="Domyślnaczcionkaakapitu" style:family="text">
      <style:text-properties fo:background-color="#80FFFF" style:text-underline-type="single" style:text-underline-style="solid" style:text-underline-width="auto" style:text-underline-mode="continuous"/>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text-underline-type="single" style:text-underline-style="solid" style:text-underline-width="auto" style:text-underline-mode="continuous"/>
    </style:style>
    <style:style style:name="T2542" style:parent-style-name="Domyślnaczcionkaakapitu" style:family="text">
      <style:text-properties style:text-underline-type="single" style:text-underline-style="solid" style:text-underline-width="auto" style:text-underline-mode="continuous"/>
    </style:style>
    <style:style style:name="P2543" style:parent-style-name="Normalny" style:family="paragraph">
      <style:paragraph-properties fo:text-align="justify" fo:line-height="150%" fo:text-indent="0.25in"/>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P2550" style:parent-style-name="Normalny" style:family="paragraph">
      <style:paragraph-properties fo:text-align="justify" fo:line-height="150%" fo:text-indent="0.25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style:style>
    <style:style style:name="P2558" style:parent-style-name="Normalny" style:family="paragraph">
      <style:paragraph-properties fo:text-align="justify" fo:line-height="150%" fo:text-indent="0.25in"/>
    </style:style>
    <style:style style:name="P2559" style:parent-style-name="Normalny" style:family="paragraph">
      <style:paragraph-properties fo:text-align="justify" fo:line-height="150%"/>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T2563" style:parent-style-name="Domyślnaczcionkaakapitu" style:family="text">
      <style:text-properties fo:background-color="#80FFFF" style:text-underline-type="single" style:text-underline-style="solid" style:text-underline-width="auto" style:text-underline-mode="continuous"/>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T2568" style:parent-style-name="Domyślnaczcionkaakapitu" style:family="text">
      <style:text-properties style:text-underline-type="single" style:text-underline-style="solid" style:text-underline-width="auto" style:text-underline-mode="continuous"/>
    </style:style>
    <style:style style:name="T2569" style:parent-style-name="Domyślnaczcionkaakapitu" style:family="text">
      <style:text-properties fo:background-color="#80FFFF" style:text-underline-type="single" style:text-underline-style="solid" style:text-underline-width="auto" style:text-underline-mode="continuous"/>
    </style:style>
    <style:style style:name="P2570" style:parent-style-name="Normalny" style:family="paragraph">
      <style:paragraph-properties fo:text-align="justify" fo:line-height="150%" fo:text-indent="0.25in"/>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text-underline-type="single" style:text-underline-style="solid" style:text-underline-width="auto" style:text-underline-mode="continuous"/>
    </style:style>
    <style:style style:name="P2575" style:parent-style-name="Normalny" style:family="paragraph">
      <style:paragraph-properties fo:text-align="justify" fo:line-height="150%" fo:text-indent="0.25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P2579" style:parent-style-name="Normalny" style:family="paragraph">
      <style:paragraph-properties fo:text-align="justify" fo:line-height="150%"/>
    </style:style>
    <style:style style:name="P2580" style:parent-style-name="Normalny" style:family="paragraph">
      <style:paragraph-properties fo:text-align="justify" fo:line-height="150%" fo:text-indent="0.25in"/>
    </style:style>
    <style:style style:name="P2581" style:parent-style-name="Normalny" style:family="paragraph">
      <style:paragraph-properties fo:text-align="justify" fo:line-height="150%" fo:text-indent="0.25in"/>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style:style>
    <style:style style:name="T2584" style:parent-style-name="Domyślnaczcionkaakapitu" style:family="text">
      <style:text-properties style:text-underline-type="single" style:text-underline-style="solid" style:text-underline-width="auto" style:text-underline-mode="continuous"/>
    </style:style>
    <style:style style:name="T2585" style:parent-style-name="Domyślnaczcionkaakapitu" style:family="text">
      <style:text-properties fo:background-color="#80FFFF" style:text-underline-type="single" style:text-underline-style="solid" style:text-underline-width="auto" style:text-underline-mode="continuous"/>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T2588" style:parent-style-name="Domyślnaczcionkaakapitu" style:family="text">
      <style:text-properties style:text-underline-type="single" style:text-underline-style="solid" style:text-underline-width="auto" style:text-underline-mode="continuous"/>
    </style:style>
    <style:style style:name="P2589" style:parent-style-name="Normalny" style:family="paragraph">
      <style:paragraph-properties fo:text-align="justify" fo:line-height="150%" fo:text-indent="0.25in"/>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5in"/>
    </style:style>
    <style:style style:name="P2594" style:parent-style-name="Normalny" style:family="paragraph">
      <style:paragraph-properties fo:text-align="justify" fo:line-height="150%"/>
    </style:style>
    <style:style style:name="T2595" style:parent-style-name="Domyślnaczcionkaakapitu" style:family="text">
      <style:text-properties style:text-underline-type="single" style:text-underline-style="solid" style:text-underline-width="auto" style:text-underline-mode="continuous"/>
    </style:style>
    <style:style style:name="P2596" style:parent-style-name="Normalny" style:family="paragraph">
      <style:paragraph-properties fo:text-align="justify" fo:line-height="150%" fo:text-indent="0.25in"/>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5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P2603" style:parent-style-name="Normalny" style:family="paragraph">
      <style:paragraph-properties fo:text-align="justify" fo:line-height="150%"/>
    </style:style>
    <style:style style:name="T2604" style:parent-style-name="Domyślnaczcionkaakapitu" style:family="text">
      <style:text-properties style:text-underline-type="single" style:text-underline-style="solid" style:text-underline-width="auto" style:text-underline-mode="continuous"/>
    </style:style>
    <style:style style:name="T2605" style:parent-style-name="Domyślnaczcionkaakapitu" style:family="text">
      <style:text-properties fo:background-color="#80FFFF" style:text-underline-type="single" style:text-underline-style="solid" style:text-underline-width="auto" style:text-underline-mode="continuous"/>
    </style:style>
    <style:style style:name="P2606" style:parent-style-name="Normalny" style:family="paragraph">
      <style:paragraph-properties fo:text-align="justify" fo:line-height="150%" fo:text-indent="0.25in"/>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fo:text-indent="0.25in"/>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5in"/>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style:style>
    <style:style style:name="T2614" style:parent-style-name="Domyślnaczcionkaakapitu" style:family="text">
      <style:text-properties style:text-underline-type="single" style:text-underline-style="solid" style:text-underline-width="auto" style:text-underline-mode="continuous"/>
    </style:style>
    <style:style style:name="P2615" style:parent-style-name="Normalny" style:family="paragraph">
      <style:paragraph-properties fo:text-align="justify" fo:line-height="150%" fo:text-indent="0.25in"/>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style:style>
    <style:style style:name="T2618" style:parent-style-name="Domyślnaczcionkaakapitu" style:family="text">
      <style:text-properties style:text-underline-type="single" style:text-underline-style="solid" style:text-underline-width="auto" style:text-underline-mode="continuous"/>
    </style:style>
    <style:style style:name="P2619" style:parent-style-name="Normalny" style:family="paragraph">
      <style:paragraph-properties fo:text-align="justify" fo:line-height="150%" fo:text-indent="0.25in"/>
    </style:style>
    <style:style style:name="P2620" style:parent-style-name="Normalny" style:family="paragraph">
      <style:paragraph-properties fo:text-align="justify" fo:line-height="150%" fo:text-indent="0.25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style:style>
    <style:style style:name="T2625" style:parent-style-name="Domyślnaczcionkaakapitu" style:family="text">
      <style:text-properties style:text-underline-type="single" style:text-underline-style="solid" style:text-underline-width="auto" style:text-underline-mode="continuous"/>
    </style:style>
    <style:style style:name="T2626" style:parent-style-name="Domyślnaczcionkaakapitu" style:family="text">
      <style:text-properties fo:background-color="#80FFFF" style:text-underline-type="single" style:text-underline-style="solid" style:text-underline-width="auto" style:text-underline-mode="continuous"/>
    </style:style>
    <style:style style:name="T2627" style:parent-style-name="Domyślnaczcionkaakapitu" style:family="text">
      <style:text-properties style:text-underline-type="single" style:text-underline-style="solid" style:text-underline-width="auto" style:text-underline-mode="continuous"/>
    </style:style>
    <style:style style:name="P2628" style:parent-style-name="Normalny" style:family="paragraph">
      <style:paragraph-properties fo:text-align="justify" fo:line-height="150%" fo:text-indent="0.25in"/>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style:style>
    <style:style style:name="T2632" style:parent-style-name="Domyślnaczcionkaakapitu" style:family="text">
      <style:text-properties style:text-underline-type="single" style:text-underline-style="solid" style:text-underline-width="auto" style:text-underline-mode="continuous"/>
    </style:style>
    <style:style style:name="P2633" style:parent-style-name="Normalny" style:family="paragraph">
      <style:paragraph-properties fo:text-align="justify" fo:line-height="150%" fo:text-indent="0.25in"/>
    </style:style>
    <style:style style:name="P2634" style:parent-style-name="Normalny" style:family="paragraph">
      <style:paragraph-properties fo:text-align="justify" fo:line-height="150%"/>
    </style:style>
    <style:style style:name="T2635" style:parent-style-name="Domyślnaczcionkaakapitu" style:family="text">
      <style:text-properties style:text-underline-type="single" style:text-underline-style="solid" style:text-underline-width="auto" style:text-underline-mode="continuous"/>
    </style:style>
    <style:style style:name="P2636" style:parent-style-name="Normalny" style:family="paragraph">
      <style:paragraph-properties fo:text-align="justify" fo:line-height="150%" fo:text-indent="0.25in"/>
    </style:style>
    <style:style style:name="P2637" style:parent-style-name="Normalny" style:family="paragraph">
      <style:paragraph-properties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text-underline-type="single" style:text-underline-style="solid" style:text-underline-width="auto" style:text-underline-mode="continuous"/>
    </style:style>
    <style:style style:name="T2640" style:parent-style-name="Domyślnaczcionkaakapitu" style:family="text">
      <style:text-properties style:text-underline-type="single" style:text-underline-style="solid" style:text-underline-width="auto" style:text-underline-mode="continuous"/>
    </style:style>
    <style:style style:name="T2641" style:parent-style-name="Domyślnaczcionkaakapitu" style:family="text">
      <style:text-properties fo:background-color="#80FFFF" style:text-underline-type="single" style:text-underline-style="solid" style:text-underline-width="auto" style:text-underline-mode="continuous"/>
    </style:style>
    <style:style style:name="T2642" style:parent-style-name="Domyślnaczcionkaakapitu" style:family="text">
      <style:text-properties style:text-underline-type="single" style:text-underline-style="solid" style:text-underline-width="auto" style:text-underline-mode="continuous"/>
    </style:style>
    <style:style style:name="T2643" style:parent-style-name="Domyślnaczcionkaakapitu" style:family="text">
      <style:text-properties fo:background-color="#80FFFF" style:text-underline-type="single" style:text-underline-style="solid" style:text-underline-width="auto" style:text-underline-mode="continuous"/>
    </style:style>
    <style:style style:name="T2644" style:parent-style-name="Domyślnaczcionkaakapitu" style:family="text">
      <style:text-properties style:text-underline-type="single" style:text-underline-style="solid" style:text-underline-width="auto" style:text-underline-mode="continuous"/>
    </style:style>
    <style:style style:name="T2645" style:parent-style-name="Domyślnaczcionkaakapitu" style:family="text">
      <style:text-properties fo:background-color="#80FFFF" style:text-underline-type="single" style:text-underline-style="solid" style:text-underline-width="auto" style:text-underline-mode="continuous"/>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P2648" style:parent-style-name="Normalny" style:family="paragraph">
      <style:paragraph-properties fo:text-align="justify" fo:line-height="150%" fo:text-indent="0.25in"/>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style:style>
    <style:style style:name="T2652" style:parent-style-name="Domyślnaczcionkaakapitu" style:family="text">
      <style:text-properties style:text-underline-type="single" style:text-underline-style="solid" style:text-underline-width="auto" style:text-underline-mode="continuous"/>
    </style:style>
    <style:style style:name="P2653" style:parent-style-name="Normalny" style:family="paragraph">
      <style:paragraph-properties fo:text-align="justify" fo:line-height="150%" fo:text-indent="0.25in"/>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T2660" style:parent-style-name="Domyślnaczcionkaakapitu" style:family="text">
      <style:text-properties style:text-underline-type="single" style:text-underline-style="solid" style:text-underline-width="auto" style:text-underline-mode="continuous"/>
    </style:style>
    <style:style style:name="T2661" style:parent-style-name="Domyślnaczcionkaakapitu" style:family="text">
      <style:text-properties fo:background-color="#80FFFF" style:text-underline-type="single" style:text-underline-style="solid" style:text-underline-width="auto" style:text-underline-mode="continuous"/>
    </style:style>
    <style:style style:name="T2662" style:parent-style-name="Domyślnaczcionkaakapitu" style:family="text">
      <style:text-properties style:text-underline-type="single" style:text-underline-style="solid" style:text-underline-width="auto" style:text-underline-mode="continuous"/>
    </style:style>
    <style:style style:name="P2663" style:parent-style-name="Normalny" style:family="paragraph">
      <style:paragraph-properties fo:text-align="justify" fo:line-height="150%" fo:text-indent="0.25in"/>
    </style:style>
    <style:style style:name="P2664" style:parent-style-name="Normalny" style:family="paragraph">
      <style:paragraph-properties fo:text-align="justify" fo:line-height="150%"/>
    </style:style>
    <style:style style:name="T2665" style:parent-style-name="Domyślnaczcionkaakapitu" style:family="text">
      <style:text-properties style:text-underline-type="single" style:text-underline-style="solid" style:text-underline-width="auto" style:text-underline-mode="continuous"/>
    </style:style>
    <style:style style:name="P2666" style:parent-style-name="Normalny" style:family="paragraph">
      <style:paragraph-properties fo:text-align="justify" fo:line-height="150%" fo:text-indent="0.25in"/>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T2671" style:parent-style-name="Domyślnaczcionkaakapitu" style:family="text">
      <style:text-properties style:text-underline-type="single" style:text-underline-style="solid" style:text-underline-width="auto" style:text-underline-mode="continuous"/>
    </style:style>
    <style:style style:name="P2672" style:parent-style-name="Normalny" style:family="paragraph">
      <style:paragraph-properties fo:text-align="justify" fo:line-height="150%" fo:text-indent="0.25in"/>
    </style:style>
    <style:style style:name="P2673" style:parent-style-name="Normalny" style:family="paragraph">
      <style:paragraph-properties fo:text-align="justify" fo:line-height="150%"/>
    </style:style>
    <style:style style:name="P2674" style:parent-style-name="Normalny" style:family="paragraph">
      <style:paragraph-properties fo:text-align="justify" fo:line-height="150%"/>
    </style:style>
    <style:style style:name="T2675" style:parent-style-name="Domyślnaczcionkaakapitu" style:family="text">
      <style:text-properties style:text-underline-type="single" style:text-underline-style="solid" style:text-underline-width="auto" style:text-underline-mode="continuous"/>
    </style:style>
    <style:style style:name="P2676" style:parent-style-name="Normalny" style:family="paragraph">
      <style:paragraph-properties fo:text-align="justify" fo:line-height="150%" fo:text-indent="0.25in"/>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fo:text-indent="0.25in"/>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5in"/>
    </style:style>
    <style:style style:name="P2682" style:parent-style-name="Normalny" style:family="paragraph">
      <style:paragraph-properties fo:text-align="justify" fo:line-height="150%" fo:text-indent="0.25in"/>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5in"/>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fo:text-indent="0.25in"/>
    </style:style>
    <style:style style:name="P2690" style:parent-style-name="Normalny" style:family="paragraph">
      <style:paragraph-properties fo:text-align="justify" fo:line-height="150%" fo:text-indent="0.25in"/>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5in"/>
    </style:style>
    <style:style style:name="P2694" style:parent-style-name="Normalny" style:family="paragraph">
      <style:paragraph-properties fo:text-align="justify" fo:line-height="150%" fo:text-indent="0.25in"/>
    </style:style>
    <style:style style:name="P2695" style:parent-style-name="Normalny" style:family="paragraph">
      <style:paragraph-properties fo:text-align="justify" fo:line-height="150%" fo:text-indent="0.25in"/>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fo:text-indent="0.25in"/>
    </style:style>
    <style:style style:name="P2699" style:parent-style-name="Normalny" style:family="paragraph">
      <style:paragraph-properties fo:text-align="justify" fo:line-height="150%" fo:text-indent="0.25in"/>
    </style:style>
    <style:style style:name="P2700" style:parent-style-name="Normalny" style:family="paragraph">
      <style:paragraph-properties fo:text-align="justify" fo:line-height="150%" fo:text-indent="0.25in"/>
    </style:style>
    <style:style style:name="P2701" style:parent-style-name="Normalny" style:family="paragraph">
      <style:paragraph-properties fo:text-align="justify" fo:line-height="150%" fo:text-indent="0.25in"/>
    </style:style>
    <style:style style:name="P2702"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Zespół do<text:s/>spraw Pluralizmu Związkowego</text:p>
      <text:p text:style-name="P3">TYTUŁ= STENOGRAM z dziesiątego posiedzenia Zespołu do<text:s/>spraw<text:s/>Pluralizmu Związkowego</text:p>
      <text:p text:style-name="P4">DATA= 4 kwietnia 1989 r.</text:p>
      <text:p text:style-name="P5">SYGNATURA= 9540/3</text:p>
      <text:p text:style-name="P6">INW=<text:s/>46014</text:p>
      <text:p text:style-name="P7">TEKST=</text:p>
      <text:p text:style-name="P8">Stenogram<text:s/><text:span text:style-name="T9">z</text:span><text:s/>obrad Zespołu do spraw<text:s/>Pluralizmu<text:s/>Związkowego odbytego dnia<text:s/><text:span text:style-name="T10">4</text:span>.<text:span text:style-name="T11">I</text:span>V.1<text:span text:style-name="T12">98</text:span>9 r.</text:p>
      <text:p text:style-name="P13"><text:span text:style-name="T14">Przewodniczący: Min</text:span><text:span text:style-name="T15">.</text:span><text:span text:style-name="T16"><text:s/>A</text:span><text:span text:style-name="T17">.</text:span><text:span text:style-name="T18"><text:s/>Kwaśn</text:span><text:span text:style-name="T19">ie</text:span><text:span text:style-name="T20">wski</text:span>:</text:p>
      <text:p text:style-name="P21">Witam<text:s/>państwa,<text:s/>na kolejnym posiedzeniu Zespołu do<text:s/>Spraw<text:s/>Pluralizmu<text:s/>Związkowego<text:span text:style-name="T22">.</text:span><text:s/><text:span text:style-name="T23">I</text:span><text:s/>chciałbym abyśmy dzisiaj postarali si<text:span text:style-name="T24">ę</text:span><text:s/>skończy<text:span text:style-name="T25">ć</text:span><text:s/>nasze prace,<text:s/><text:span text:style-name="T26">c</text:span>hoć ze smutkiem stwierdzam, że kończymy je w atmosferze nie takiej jak chcielibyśmy i jaka, jak sądzę, mogłaby być<text:span text:style-name="T27">.</text:span><text:s/>No, ale myślę, że i o tym będzie okazja do wymiany opinii. Nie chciałbym jednak, ażeby zdominowało to naszą dyskusję.</text:p>
      <text:p text:style-name="P28">Proponuję więc po pierwsze - abyśmy ostatecznie przedyskutowali kwestię założeń projektu ustawy o uprawn<text:span text:style-name="T29">ie</text:span>niach niektórych pracowników do ponownego nawiązania stosunku pracy, przygotowaną przez Zespół Ekspertów, co byłoby spełnieniem ostatniego postulatu wnoszonego.</text:p>
      <text:p text:style-name="P30">Po drugie - abyśmy przedyskutowali ostatecznie kształt stanowiska Zespołu do spraw pluralizmu związkowego i ewentualnie przyjęli ten zapis, uzupełnili go. I to byłoby właściwie zakończenie naszych prac, jeżeli nie będą wniesione nowe elementy, które wymagałyby rozpatrzenia, bądź co byłoby zupełnie straszne, kolejnego spotkania.</text:p>
      <text:p text:style-name="P31">Chcę przeprosić za spóźnienie, ale ono wyniknęło z wielu względów. Myśmy wczoraj prowadzili kolejne rozmowy w Magdalence. Tak się składa, że wszyscy wsp<text:span text:style-name="T32">ół</text:span>przewodniczący uczestniczyli w tych rozmowach<text:span text:style-name="T33">,</text:span><text:s/>skończyły się one we wczesnych godzinach rannych. Mają być kontynuowane. Na razie jest ustalenie, iż<text:s/>„okrągły stół”, zgodnie z przyjętym przed kilkoma tygodniami planem, zakończyłby si<text:span text:style-name="T34">ę</text:span><text:s/>5-kwietnia, a więc jutro<text:span text:style-name="T35">.</text:span></text:p>
      <text:p text:style-name="P36">/Głos z sali - jutro/.</text:p>
      <text:p text:style-name="P37">Przepraszam, takich<text:s/>lapsusów<text:s/>będzie wi<text:span text:style-name="T38">ę</text:span>cej, to są tylko skutkiem nocy w Magdalence<text:span text:style-name="T39">.</text:span></text:p>
      <text:p text:style-name="P40">A więc jutro miałoby to miejsce, a więc stąd obowiązek jakby zakończenia pracy.</text:p>
      <text:p text:style-name="P41">Proponuję więc aby w takiej kolejności skupić się nad sprawami. Po pierwsze<text:s/><text:span text:style-name="T42">-</text:span><text:s/>założenia do projektu ustawy, dwa - stanowisko.</text:p>
      <text:p text:style-name="P43">Czy do programu byłyby uwagi?</text:p>
      <text:p text:style-name="P44">Proszę bardzo ko<text:span text:style-name="T45">l.</text:span><text:s/>Balazs<text:span text:style-name="T46">.</text:span></text:p>
      <text:p text:style-name="P47"><text:span text:style-name="T48">Ob.<text:s/></text:span><text:span text:style-name="T49">A</text:span><text:span text:style-name="T50">.<text:s/></text:span><text:span text:style-name="T51">B</text:span><text:span text:style-name="T52">alazs</text:span>:</text:p>
      <text:p text:style-name="P53">Jeżeli można, to mam taką propozycję. Ponieważ na poprzednim spotkaniu postawiliśmy na tym stoliku kwestię bardzo skomplikowanej sytuacji na wsi, sytuacji ekonomicznej i pan minister odpowiedział nam na to. Wczoraj obradowała nasza Rada Krajowa. I chciałbym też, dysku<text:span text:style-name="T54">sj</text:span>i przedstawić stanowisko tej rady, żeby po prostu wszyscy byli poinformowani o tym.</text:p>
      <text:p text:style-name="P55">„Uchwała Tymczasowej Rady Rolników „Solidarność”.</text:p>
      <text:p text:style-name="P56">Sytuacja wsi polskiej sta<text:span text:style-name="T57">ł</text:span>a się dramatyczna. Produkcja rolnicza stała się w wielu dziedzinach całkowicie<text:s/><text:soft-page-break/>nieopłacalna. Skutkiem tego jest ogarniająca cały kraj fala protestów chłopskich. Odpowiedzialność za taką sytuację spada na politykę rolną i finansową rządu. Nadmierne obciążenia finansowe i gwałtowne podwyżki cen środków produkcji rolniczej zagrażają podstawom g<text:span text:style-name="T58">os</text:span>podarowania<text:span text:style-name="T59">.</text:span></text:p>
      <text:p text:style-name="P60">Sytuacja obecna doprowadzi wkrótce do drastycznego spadku produkcji żywności i braku pokrycia na<text:s/><text:span text:style-name="T61">kart</text:span>ki.</text:p>
      <text:p text:style-name="P62">Tymczasowa Rada Rolników<text:s/>„Solidarność”<text:s/>świadoma tych zagrożeń i ciążącej na nas jako na związkowcach i obywatelach<text:s/>kraju<text:s/><text:span text:style-name="T63">-</text:span><text:s/>odpowiedzialności, zobowiązała swoich przedstawic<text:span text:style-name="T64">ie</text:span>li przy<text:s/>„okrągłym stole<text:span text:style-name="T65">”</text:span>, by zażądali w trybie pilnym spotkania z uprawnionym przedstawicielem władz w osobie min.<text:s/><text:span text:style-name="T66">r</text:span>olnictwa -<text:s/>pana Kazimierza Olesiaka, w celu podjęcia decyzji koniecznych dla rozwiązania zaistniałej sytuacji oraz ustalenia terminów i sposobów realizacji uzgodnień zawartych w podzespole rolniczym.</text:p>
      <text:p text:style-name="P67">Ponieważ bez rozwiązania tych spraw porozumienie przy<text:s/>„okrągłym stole”<text:s/>może okazać się nierealne, dlatego też jeżeli do godziny 17.00 4 kwietnia br. odpowiednie rozmowy nie zostaną podjęte, przedstawiciele NSZZ<text:s/>„RI Solidarność”<text:s/>nie będą mogli podpisać porozumienia.<text:s/><text:span text:style-name="T68">Je</text:span>dnocześnie fala protestów na wsi spotęguje się.”</text:p>
      <text:p text:style-name="P69">To tyle, dziękuję.</text:p>
      <text:p text:style-name="P70"><text:span text:style-name="T71">Przewodnicząc</text:span><text:span text:style-name="T72">y</text:span>:</text:p>
      <text:p text:style-name="P73">Dziękuję bardzo.</text:p>
      <text:p text:style-name="P74">Szanowni<text:s/>państwo, ja proponuję - to znaczy po pierwsze tak - uzgodniliśmy z kolegami z<text:s/>„Solidarności Rolników Indywidualnych”, iż o godzinie 1<text:span text:style-name="T75">3</text:span>.00 odbędą się tutaj w formule również<text:s/>„okrągłego stołu”<text:s/>rozmowy konsultacyjne z kompetentnymi przedstawicielami Ministerstwa Rolnictwa, sekretarzem stanu<text:s/><text:span text:style-name="T76">mi</text:span>n.<text:s/><text:span text:style-name="T77">Mły</text:span>na<text:span text:style-name="T78">rc</text:span>z<text:span text:style-name="T79">ykie</text:span>m, z udziałem<text:s/>Ministra ds.<text:s/>Związków<text:s/>Zawodowych Józefa Oleksego, aby porozmawiać o tych problemach, które zostały przedstawione i wskazać na tryb załatwiania tych spraw.</text:p>
      <text:p text:style-name="P80">Ja chcę raz jeszcze powiedzieć - ja jestem, mimo że dziennikarz i redaktor, ja jestem bardziej prag<text:span text:style-name="T81">mat</text:span>yk<text:span text:style-name="T82">i</text:span>em.<text:s/><text:span text:style-name="T83">S</text:span>tąd nie zależy mi na produkowaniu słów, natomiast zależałoby mi na załatwianiu spraw. I tak rozumiem również kolegów z<text:s/><text:span text:style-name="T84">„</text:span>Solidarności”. I zwracam się do pozostałych uczestników naszego zespołu żeby poprosić o takie podejście do sprawy.<text:s/>Nieultymatywnie, niedemonstracyjnie, nie w wojnie na oświadczen<text:span text:style-name="T85">ia</text:span>, ponieważ obawiam się, że wchodzimy na bardzo niebezpieczny etap. My kończymy dzisiaj prace - mam nadzieję - naszego zespołu w sytuacji kiedy de facto ta wojna związkowa, jeśli chodzi przynajmniej o oświadczenia zaczyna się. Nie chcę tutaj w tej chwili oceniać<text:span text:style-name="T86"><text:s/></text:span>z czyjej winy i kto to zainspirował. Natomiast byłoby źle, gdyby wrażenie społeczne dotyczące efektów naszej pracy było zepsute tym niepokojem, że właśnie na tym to polega. Pluralizm oznacza, że licytujemy się oświadczeniami. Dlatego raz jeszcze na ręce kol. Ślisza i Balazsa chcę złożyć z naszej strony gotowoś<text:span text:style-name="T87">ć</text:span><text:s/>rozmowy.</text:p>
      <text:p text:style-name="P88">Ja się na rolnictwie - mówię uczciwie - nie znam, ale pomożemy, aby można by<text:span text:style-name="T89">ł</text:span>o określić tryb pracy, aby te problemy, które zgłaszacie, były rozwiązywane.</text:p>
      <text:p text:style-name="P90">I o 13-ej się spotkamy, bo jeszcze będziemy tu siedzieć i powiecie jak to wygląda. Czy jest zgoda? Dobra?</text:p>
      <text:p text:style-name="P91"><text:span text:style-name="T92"><text:s text:c="27"/></text:span>:</text:p>
      <text:p text:style-name="P93">Ale jeszcze dwa słowa, bo muszę sprostować. My nie wychodzimy tu poza to co ustaliliśmy przy stoliku<text:s/><text:soft-page-break/>rolniczym. Chodzi tylko o sposoby realizacji i żeby tu była pełna świado<text:span text:style-name="T94">mo</text:span>ść. Nie walczymy na oświadczenia, artykułujemy to co uważamy, że<text:s/><text:span text:style-name="T95">je</text:span>st bardzo ważne<text:span text:style-name="T96">.</text:span></text:p>
      <text:p text:style-name="P97">Dziękuję.</text:p>
      <text:p text:style-name="P98"><text:span text:style-name="T99">Pr</text:span><text:span text:style-name="T100">ze</text:span><text:span text:style-name="T101">wodniczący</text:span>:</text:p>
      <text:p text:style-name="P102">Ja też dziękuję. Uważam, że przyjmujemy dalej taki tryb pracy.</text:p>
      <text:p text:style-name="P103">Czy jeszcze byłyby inne tematy, które wymagałyby dzisiaj zgłoszenia i przedyskutowania.</text:p>
      <text:p text:style-name="P104">Przewodniczący Sosnowski? Nie wnosi.</text:p>
      <text:p text:style-name="P105">Przejdźmy więc do spraw, które pozostały do załatwienia - założenia do projektu ustawy o uprawnieniach niektórych pracowników do ponownego nawiązania stosunku pracy. Ja rozumiem, że strony<text:s/><text:span text:style-name="T106">m</text:span>ają ten dokument<text:span text:style-name="T107">.</text:span></text:p>
      <text:p text:style-name="P108">Czy ktoś chciałby dokonać wprowadzenia? Czy minister Brol z naszej strony?</text:p>
      <text:p text:style-name="P109">Proszę bardzo min. Brol, a później prosiłbym kolegów o dodanie informacji, które mogą by<text:span text:style-name="T110">ć</text:span><text:s/>przydatne<text:span text:style-name="T111">.</text:span></text:p>
      <text:p text:style-name="P112"><text:span text:style-name="T113">Min.<text:s/></text:span><text:span text:style-name="T114">B</text:span><text:span text:style-name="T115">rol</text:span>:</text:p>
      <text:p text:style-name="P116">A więc proszę<text:s/>państwa, ten dokument sporządziła grupa robocza w sobotę. Uczestniczyli w pracy tej grupy z naszej strony m.in. min.<text:s/><text:span text:style-name="T117">N</text:span>awacki, ze strony<text:s/>„Solidarności”<text:s/>pan prof. Zieliński i pan dr Kaczyński.</text:p>
      <text:p text:style-name="P118">Jest to pewna koncepcja sposobu załatwienia tej bardzo trudnej sprawy. Nie tyle trudnej od strony jakiejś decyzji politycznej, ile od strony faktycznej. Muszę powiedzieć, że zgodnie z tą zasadą właściwie podstawowy ciężar przyjęcia tych pracowników spoczywałby na kierowniku zakładu pracy, a dopiero w wypadku sporu działałaby ta społeczna komisja. Przy czym społeczna komisja orzekałaby w składach orzekających, gdzie z jednej strony zasiadałby członek wyznaczony przez związek zawodowy<text:s/><text:span text:style-name="T119">-</text:span><text:s/>z drugiej admin<text:span text:style-name="T120">is</text:span>tracja. Ale przewodniczącym byłaby osoba, która dałaby gwarancję obiektywnego rozstrzygnięcia sprawy.<text:s/><text:span text:style-name="T121">W</text:span><text:s/>związku z tym ci przewodniczący byliby powoływani niejako przez obie strony - związków zawodowych i administracji. To jest rzecz dość trudna i trzeba sobie zdać sprawę. Bo znaleźć jeszcze z wykształceniem prawniczym, a więc ludzi, którzy się na tym znają, bo to też jest bardzo istotne, ażeby ocenić także od strony prawnej. No, ale innego wyjścia tutaj nie ma.</text:p>
      <text:p text:style-name="P122">I orzeczenie takiej komisji zastopowałoby oświadczenie woli zakładu pracy ze wszystkimi skutkami, jakie z tego wynikają w wypadku, kiedy pracownik zgłosi, złoży, oświadczenie o gotowości podjęcia pracy<text:span text:style-name="T123">.</text:span></text:p>
      <text:p text:style-name="P124">Ja jednak muszę,<text:s/>proszę<text:s/>państwa,<text:s/>powiedzieć o dwóch bardzo istotnych sprawach, co do których nie można nie mieć wątpliwości. Pierwsza sprawa, to jest punkt<text:s/><text:span text:style-name="T125">1</text:span>-szy, a dotyczy zakresu w jakim może to uprawnienie przysługiwać. Nie budzi wątpliwości zarówno rozwiązanie umowy o pracę przez zakład pracy, czy to za wypowied<text:span text:style-name="T126">ze</text:span>n<text:span text:style-name="T127">ie</text:span>m, czy bez wypow<text:span text:style-name="T128">ie</text:span>dzenia<text:span text:style-name="T129">.</text:span><text:s/>Jak również wygaśnięcie stosunku pracy bez względu na to z jakiej przyczyny to wygaśnięcie nastąpiło<text:span text:style-name="T130">.</text:span><text:s/>Natomiast zasadniczą wątpliwość budzi - czy można rzeczywiście takie uprawnienie dać pracownikowi, który rozwiązał stosunek pracy za<text:s/><text:span text:style-name="T131">po</text:span>rozu<text:span text:style-name="T132">mie</text:span>n<text:span text:style-name="T133">ie</text:span>m stron nawet, jak to zapisaliśmy tutaj w tych propozy<text:span text:style-name="T134">cj</text:span>ach, gdy to rozwiązanie za porozumieniem stron nastąpiło z inicjatywy zakładu pracy.</text:p>
      <text:p text:style-name="P135">A dlaczego to budzi wątpliwości? Nie dlatego żeby tu nie widzieć także i takich sytuacji, że mogło to być spowodowane, ta inicjatywa zakładu pracy mogła być spowodowana właśnie pr<text:span text:style-name="T136">zy</text:span>na<text:span text:style-name="T137">le</text:span>żnością do związku zawodowego albo działalnością związkową. Tylko zasadnicza wątpliwość sprowadza się do tego - czy my, aby tym zapisem nie stworzymy sytuacji bardzo konfliktogennej na tle dowodowym.<text:s/><text:span text:style-name="T138">Ż</text:span>e właściwie przy<text:s/><text:soft-page-break/>rozwiązaniu za porozumieniem stron, jak wszyscy wiedzą, którzy się tym zajmują, brak jakiejkolwiek dokumentacji, co powoduje pracownikiem czy zakładem pracy, że występuje z taką inicjatywą rozwiązania stosunku pracy<text:span text:style-name="T139">.</text:span><text:s/>Nie może to być obojętne dla nas tu wszystkich siedzących przy tym stole, ponieważ sprawę, którą mamy właściwie załatwić ku pożytkowi pewnej grupy pracowników, możemy spowodować, że będzie to po prostu<text:s/><text:span text:style-name="T140">je</text:span>dnozna<text:span text:style-name="T141">c</text:span>znie uznane, że jest to krzywdzące, niewłaściwe itd.</text:p>
      <text:p text:style-name="P142">A poza tym - jeżeli za porozumieniem stron, to już właściwie otwieramy pole dla wszystkich. Każdy właściwie może się tu powoływać - powie, że nie jest w stanie to udowodnić, ale że on właśnie jest pokrzywdzony dlatego, że za tym kryła si<text:span text:style-name="T143">ę</text:span><text:s/>działalność związkowa itd.</text:p>
      <text:p text:style-name="P144">Powstaje więc pytanie - czy rzeczywiście w interesie tej sprawy, którą załatwiamy leży, aby otwierać tą sprawę także na rozwiązanie za porozum<text:span text:style-name="T145">ie</text:span>niem stron.</text:p>
      <text:p text:style-name="P146">I druga rzecz to jest pkt 10. Ja proszę<text:s/>państwa,<text:s/>mam obowiązek powiedzieć<text:s/><text:span text:style-name="T147">o</text:span><text:s/>tym punkcie 10-tym nie tylko z własnego przekonania, ale w dniu wczorajszym zostałem zobowiązany przez<text:s/>Ministra<text:s/>Spraw<text:span text:style-name="T148">ie</text:span>dliwo<text:span text:style-name="T149">śc</text:span>i, aby o tym powiedzieć<text:span text:style-name="T150">.</text:span><text:s/><text:span text:style-name="T151">O</text:span>tóż chodzi o to - jak załatwić sprawy w wypadku, kiedy podstawą zwolnienia pracownika z pracy, kiedy zwolnienie pracownika z pracy było przedmiotem oceny i orzeczenia sądu Pracy<text:span text:style-name="T152">.</text:span><text:s/>Takich prawomocnych wyroków jest parę, może nawet sporo, trudno powiedz<text:span text:style-name="T153">ie</text:span>ć, ale są na pewno<text:span text:style-name="T154">.</text:span><text:s/>I teraz powstaje pytanie - kto to właściwie ma oceniać. Czy ustalenia faktyczne dokonane przez sąd niezawisły sąd, są rzeczywiście prawdziwe, pełne czy też niepełne. My zakładamy tutaj, że to też będzie robił ten zespół orzekający komisji społecznej. Otóż tak jak to wczoraj wyraził się minister Balcer, przy jednym stoliku pracuje się nad tym, aby podnieść autorytet i znaczenie sądownictwa, a przy drugim - wszystko ażeby ten autorytet obniżyć<text:span text:style-name="T155">.</text:span><text:s/>Bo to inaczej nie może być odczytane w opinii społecznej niż obniżenie autorytetu sądu, kiedy inny organ społeczny będzie dokonywał ustaleń odmiennych od tego, co dokonano - jakby nie było - prawomocnym wyrokiem<text:span text:style-name="T156">.</text:span></text:p>
      <text:p text:style-name="P157">Ja chciałbym by<text:span text:style-name="T158">ć</text:span><text:s/>dobrze zrozumiany, to nie oznacza, że nie ma wyroków, których<text:s/>expressis<text:s/>verbis stwierdza się, że<text:s/>podstawą zwolnienia jest nielegalna działalność związkowa. Ponieważ tak jak na całym świecie, tak i u nas przyjmowano, że jest to ciężkie naruszenie... obowiązków pracowniczy<text:span text:style-name="T159">ch</text:span>. A zatem taka działalność na terenie zakładu pracy mogła być tak oceniana. Dziś zmienia się jej ocena polityczna i ta ustawa będzie tego dowodem. Ale były również wyroki, gdzie zakład pracy nie podawał tych przyczyn, udowodnił inne. Ale pracownik twierdzi, że gdyby nie działalność związkowa, to z tych innych przyczyn nie byłby zwolniony. Otóż ten problem widzimy. Natomiast uważamy, że w tych sprawach, w których zwolnienie było przedmiotem rozpoznania Sądu Pracy, załatwić to powinien sąd<text:span text:style-name="T160">.<text:s/></text:span>I to tymi środkami, które są przewidziane. Jeżeli trzeba je zmodyfikować, to je można zmodyfikować<text:span text:style-name="T161">.</text:span></text:p>
      <text:p text:style-name="P162"><text:span text:style-name="T163">A</text:span><text:s/>więc jakie to są te środki nadzwyczajne? No, przede wszystkim rewizja nadzwyczajna. Z chwilą zare<text:span text:style-name="T164">je</text:span>strowan<text:span text:style-name="T165">ia<text:s/></text:span>związku zawodowego<text:s/><text:span text:style-name="T166">„</text:span>Solidarność”<text:s/>Krajowa Komisja nabywa - tak jak przecież to zapisaliśmy w te<text:span text:style-name="T167">j</text:span><text:s/>znowelizowanej ustawie o związkach zawodowych - uprawnienia do wniesienia rewizji nadzwyczajnych.</text:p>
      <text:p text:style-name="P168">Minister<text:s/>S<text:span text:style-name="T169">pr</text:span>aw<text:span text:style-name="T170">ie</text:span>dliw<text:span text:style-name="T171">oś</text:span>ci i to oświadczam tu również, jest również gotów oceniać, jeżeli będzie zachodziła taka potrzeba od tej strony i także wnosić do Sądu Najwyższego rewizje nadzwyczajne. Ponadto jest instytucja wznowienia postępowania w<text:s/>Kodeksie postępowania cywilnego, która mówi, że można również żądać wznowienia w razie wykrycia takich okoliczności faktycznych lub środków<text:s/><text:soft-page-break/>dowodowych, które mogłyby mieć wpływ na wynik sprawy, a z których strona nie mogła skorzystać w poprzednim postępowaniu.</text:p>
      <text:p text:style-name="P172">A zatem proponujemy, aby te zasady - jeżeli uznacie państwo, że należy utrzymać<text:s/><text:span text:style-name="T173">-</text:span><text:s/>były tylko w tej części zmodyfikowane, gdy idzie o prawomocne wyroki sądowe. Aby to, co było już przedmiotem rozpoznania sądu, było rozpoznane w aspekcie tego co w założeniach politycznych tkwi w tym dokumencie, który dzisiaj omawiamy, był również rozpoznawane przez sąd.</text:p>
      <text:p text:style-name="P174">Taki mam obowiązek.<text:s/><text:span text:style-name="T175">I</text:span><text:s/>ja mówię, że jestem osobiście do tego co powiedziałem przekonany. Ale jednocześnie zostałem do tego zobligowany przez<text:s/>Ministra<text:s/>Spraw<text:span text:style-name="T176">ie</text:span>dliwości, który nie jest w stanie - jak oświadczył - ani na Radzie Ministrów, ani gdzie indziej zaakceptować takiej sytuacji,<text:s/><text:span text:style-name="T177">ż</text:span>e dzisiaj kiedy idziemy w kierunku umacniania autorytetów i niezawisłości sądów, aby dzisiaj stworzyć taką sytuację, że te ustalenia będą oceniane poza sądem i w sposób, który w opinii społecznej nie może być inaczej oceniany jak wielkie votum nieufności dla sądów pracy, które orzekały - jakby nie było -<text:s/>zgodnie z prawem.</text:p>
      <text:p text:style-name="P178">Dziękuję bardzo.</text:p>
      <text:p text:style-name="P179"><text:span text:style-name="T180">Przewodniczący</text:span>:</text:p>
      <text:p text:style-name="P181">Dziękuję uprzejmie. Pan pro<text:span text:style-name="T182">f.</text:span><text:s/>Zieliński.</text:p>
      <text:p text:style-name="P183"><text:span text:style-name="T184">Prof. T.<text:s/></text:span><text:span text:style-name="T185">Z</text:span><text:span text:style-name="T186">ieliński</text:span>:</text:p>
      <text:p text:style-name="P187">Panie<text:s/>Pr<text:span text:style-name="T188">ze</text:span>wodn<text:span text:style-name="T189">ic</text:span>zący. Szanowni<text:s/>Państwo<text:span text:style-name="T190">!</text:span></text:p>
      <text:p text:style-name="P191">Ja brałem udział w pracach zespołu roboczego. Muszę jednak powiedzieć, że tekst, który został przedłożony do dyskusji uważam za tekst otwarty dla wszystkich uczestników dzisiejszego posiedzenia, łącznie z uczestnikami grupy roboczej. Zresztą pan minister<text:s/>Brol właściwie taką zasadę wprowadził, że już weryfikuje tekst tego dokumentu i ja także postaram się.</text:p>
      <text:p text:style-name="P192">/Mi<text:span text:style-name="T193">n</text:span>.<text:s/><text:span text:style-name="T194">Br</text:span>ol: Ale ja to zawsze podkreślałem/<text:span text:style-name="T195">.</text:span></text:p>
      <text:p text:style-name="P196">Tak, jesteśmy co do tego zgodni,<text:s/><text:span text:style-name="T197">ż</text:span>e jako zasada nie podlega dyskusji<text:span text:style-name="T198">.</text:span></text:p>
      <text:p text:style-name="P199">Proszę<text:s/>państwa, chciałbym przede wszystkim zauważy<text:span text:style-name="T200">ć</text:span>, że tekst przyszłej ustawy będzie miał uzasadnienie, jeżeli ta<text:s/>ustawa zostanie prawidłowo zredagowana, będzie miał uzasadnienie także w założeniach konwencji nr 98 Międzynarodowej Organizacji Pracy, według której pracownicy powinni korzysta<text:span text:style-name="T201">ć<text:s/></text:span>z należytej ochrony przed wszelkimi aktami dyskrymina<text:span text:style-name="T202">cj</text:span>i, dążącymi do naruszania wolności związkowych w dziedzinie pracy m.in. przed wydalan<text:span text:style-name="T203">ie</text:span>m z pracy lub sk<text:span text:style-name="T204">rz</text:span>ywdzen<text:span text:style-name="T205">ie</text:span>m ich we wszelki inny sposób z powodu przynależności do związku lub za udział w działalności związkowej.</text:p>
      <text:p text:style-name="P206">Zatem z zadowoleniem należy powitać tę inicjatywę, która została podjęta przez stronę rządową przyjęcia takiego projektu, który ma by<text:span text:style-name="T207">ć</text:span><text:s/>jedynie w szczegółach uzgodniony. No, wychodzi to naprzeciw konwencji 98 Międzynarodowej Organizacji Pracy. Jest to bardzo istotne, ponieważ z tego właśnie punktu widzenia, z punktu widzenia a<text:span text:style-name="T208">rt</text:span>. 1 Konwencji 98 Międzyna<text:span text:style-name="T209">ro</text:span>dowej Organizacji Pracy Polska spotkała się z zarzutami na forum międzynarodowym na skutek skarg składanych przez różne organizacje. I w wyniku tych skarg powstała komisja powołana przez Międzynarodową Organizację Pracy na podstawie a<text:span text:style-name="T210">rt.</text:span><text:s/><text:span text:style-name="T211">2</text:span>6<text:s/>Konstytucji tejże organizacji do zbadania skarg dotyczących naruszeń konwencji 87 i 98.</text:p>
      <text:p text:style-name="P212">Ja proszę<text:s/>szanownych<text:s/>państwa,<text:s/>nie zamierzam rozdrapywać tutaj ran. Siedzimy przy<text:s/>„okrągłym stole”. Nie będę tutaj zatem zasadniczo cytował fragmentów tego raportu. Ale na niektóre tutaj wypowiedzi i ustalenia, zwłaszcza będę zmuszony się powołać , także w kontekście przemówienia pana ministra B<text:span text:style-name="T213">r</text:span>ola.</text:p>
      <text:soft-page-break/>
      <text:p text:style-name="P214">Jest faktem, że art.<text:s/><text:span text:style-name="T215">3</text:span>9<text:s/>Kodeksu pracy, który zapewniał działaczom związkowym ochronę przed niesłusznymi zwolnieniami z pracy nie był stosowany w okresie zawieszenia związków zawodowych<text:span text:style-name="T216">.</text:span><text:s/>Takie było orzecznictwo ówczesne.<text:s/><text:span text:style-name="T217">N</text:span><text:span text:style-name="T218">a</text:span><text:s/>tym stanowisku stał także i Sąd Najwyższy. A zatem istniała duża swoboda pozbywania się z zakładów pracy działaczy związków zawodowych, które istniały w zawieszeniu<text:span text:style-name="T219">.</text:span></text:p>
      <text:p text:style-name="P220">Rozmiar tych dyskryminacji w okresie trzech pierwszych lat obrazuje raport, który mam przed sobą, bardzo obszerny w Biuletynie oficjalnym Międzynarod<text:span text:style-name="T221">ow</text:span>ego Biura Pracy<text:span text:style-name="T222">.</text:span><text:s/>Szczegółowo opisane są przypadki nawet z nazwiskami. Powtarzam n<text:span text:style-name="T223">ie<text:s/></text:span>będę o tym mówił jakie osoby były dysk<text:span text:style-name="T224">ry</text:span>minowane i jaki był ten rozmiar. W każdym razie jest faktem, że jest to zagadnienie bardzo poważne<text:span text:style-name="T225">.</text:span><text:s/>Tu od razu pragnąłbym w tym miejscu wdać się w pewną polemikę z panem ministrem Brolem. Mnie zasadniczo odpowiada ten punkt widzenia, że niezawisłe sądy powinny być otaczane szacunkiem i to w każdym okresie historycznym. Bo można mieć mniejsze lub większe zaufanie albo można nie darzyć zaufaniem określonych sędziów, ale chodzi o to, aby instytucja sądów była szanowna. Prawda.</text:p>
      <text:p text:style-name="P226">Zmieniają się później osoby, a pozostają złe nawyki nie szanowania sądów, Ale muszę powiedzieć, że te orzeczenia, których tutaj pan minister z zapałem godnym lepszej sprawy tak bardzo broni, one były kwestionowane także w tym dokumencie. Na stronie 100 tego biuletynu oficjalnego jest tu kilka istotnych zdań. Ja z języka francuskiego postaram się króciutko tutaj to na żywo przetłumaczyć i przepraszam za usterki językowe<text:span text:style-name="T227">.</text:span></text:p>
      <text:p text:style-name="P228">Otó<text:span text:style-name="T229">ż</text:span><text:s/>po pierwsze - były wypadki, jak tu pisze komisja powołana do tej sprawy,<text:s/><text:span text:style-name="T230">ż</text:span>e komisje odwoławcze do spraw pracy i sądy pracy niekiedy anulowały decyzje o wypow<text:span text:style-name="T231">ie</text:span>dzeniu umowy o pracę. Dyrektorzy przedsiębiorstw częstokroć nie podporządkowywali się tym decyzjom. Były prawomocne wyroki<text:span text:style-name="T232">.</text:span><text:s/>A jednak nie były one wykonywane przez kierowników zakładów pracy.</text:p>
      <text:p text:style-name="P233">I teraz co si<text:span text:style-name="T234">ę</text:span><text:s/>zdarzyło właśnie w aparacie wymiaru sprawiedliwości<text:span text:style-name="T235">.</text:span><text:s/>Otóż 18 maja 1982 r. miała miejsce w sądzie wojewódzkim w Warszawie konferencja poświęcona zagadnieniom rozstrzygania sporów ze stosunku pracy. I między innymi na tej konferencji sędziowie zostali poinstruowani w jakim kierunku powinni wydawać orzeczenia. Na odpowiedzialność redaktorów tego raportu stwierdzam, że grożono im sankcjami dyscyplinarnymi w przypadku wydawania orzeczeń na korzyść pracowników.</text:p>
      <text:p text:style-name="P236">5 maja i 27 lipca<text:s/><text:span text:style-name="T237">1</text:span>982 r. Sąd Najwyższy podjął decyzję wskazując na zakaz stosowania<text:s/><text:span text:style-name="T238">t</text:span>zn<text:span text:style-name="T239">.</text:span><text:s/>opowiedział się za niestosowaniem art<text:span text:style-name="T240">.</text:span><text:s/>39 par. 1<text:s/>Kodeksu pracy w stosunku do aktywistów, działaczy zawieszonych związków zawodowych.</text:p>
      <text:p text:style-name="P241"><text:span text:style-name="T242">C</text:span>o się tyczy argumentu, który podpisał pan minister Brol, że komisja społeczna swoimi ustaleniami podważałaby prawomocne wyroki sądowe, to ja tutaj muszę powiedzieć<text:span text:style-name="T243">,</text:span><text:s/>że jako prawnik z tym punktem widzenia ja się nie zgadzam. Miałem także okazję mówić panu ministrowi, wymienialiśmy uwagi na ten temat i sądzę, że pan się z tym zgodzi panie ministrze, że czymś innym było orzeczenie przywrac<text:span text:style-name="T244">aj</text:span>ące pracownika do pracy, które spowodowałoby, mogło spowodować odzyskanie tego miejsca pracy na poprzednich warunkach ze wszystkimi kon<text:span text:style-name="T245">se</text:span>kwenc<text:span text:style-name="T246">ja</text:span>mi, a co innego jest ta kon<text:span text:style-name="T247">st</text:span>rukcja, którą się tutaj próbuje wypracować, konstrukcja ponownego zatrudnienia na podstawie nowej umowy o pracę czy nowego powołania.</text:p>
      <text:p text:style-name="P248">W takim przypadku jeżeli komisja społeczna orzekłaby ponowne zatrudnienie pracownika, orzeczenie o przywróceniu wcale nie byłoby podważone. Jest tylko oczywiście jedna wątpliwoś<text:span text:style-name="T249">ć</text:span><text:s/>- mianowicie ta<text:s/><text:soft-page-break/>rozbieżność ustaleń.</text:p>
      <text:p text:style-name="P250">Tu chcę jednak powiedzieć, że ustawa, która ma powsta<text:span text:style-name="T251">ć<text:s/></text:span>w wyniku naszych dzisiejszych tutaj obrad, inspirowana przez nas, ta ustawa stwarza nową podstawę do rozpatrzenia na nowo sprawy, ale pod kątem widzenia innego żądania przecież, innego żądania. Tak że pracownik, który przegrał sprawę o przywrócenie do pracy może, po ustaleniach komisji tej społecznej, uzyskać prawo do ponownego zatrudnienia na podstawie nowej umowy o pracę. To jest tak jak z tą relegal<text:span text:style-name="T252">iz</text:span>acją<text:s/>„So<text:span text:style-name="T253">lida</text:span>rności<text:span text:style-name="T254">”</text:span><text:s/>i legalizacją<text:s/><text:span text:style-name="T255">„</text:span>Solidarności”<text:span text:style-name="T256">.</text:span><text:s/>Tu jest pewna analogia - powiedziałbym - jeżeli idzie o pewną ideę.</text:p>
      <text:p text:style-name="P257">Natomiast koncep<text:span text:style-name="T258">cj</text:span>a rewizji nadzwyczajnej, czy wznowienia postępowania opiera się na błędnym założeniu panie ministrze, na błędnym założeniu, że pracownik ma odzyskać prawo, czy ma uzyskać prawo do przywrócenia do pracy, że jego żądanie sprzed lat, z 1<text:span text:style-name="T259">9</text:span>82 - powiedzmy - roku, ma być teraz uwzględnione w trybie rewizji nadzwyczajn<text:span text:style-name="T260">ej</text:span><text:s/>albo wznowienia postępowan<text:span text:style-name="T261">ia.</text:span><text:s/>Przecież nie o to chodzi, by ten pracownik był przywrócony do pracy. Chodzi o to, by został ponownie zatrudniony jeżeli tego zechce<text:span text:style-name="T262">.</text:span><text:s/>Tymczasem ta koncepcja go zmusza do tego, żeby on wracał do wniosku sprzed lat. I na tym polega ten błąd.</text:p>
      <text:p text:style-name="P263">Jeśli chodzi o inny argument pana ministra dotyczący, właściwie inny zarzut przedstawiony tutaj przez pana ministra Brola, że nie da się tutaj dopuścić możliwości zatrudniania ponownie pracowników, którzy zostali zwolnieni z inicjatywy zakładu pracy na mocy porozumienia stron, pragnę zauważyć i to praktycy, szczególnie dobrze wiedzą, że bardzo często i w tym czasie, i w ogólności, porozumienie stron jest wymuszane przez kierowników zakładów pracy. I to legło u podstaw<text:s/>naszych rozmów na temat tego ustępu 1-szego założeń. Zdawaliśmy sobie w grupie roboczej sprawę,<text:s/><text:span text:style-name="T264">ż</text:span>e inicjatywa pracodawcy częstokroć powodowała ten skutek, że stosunek pracy był rozwiązywany na mocy porozumienia stron. Z różnych powodów tak się działo. Czasem, że tak powiem, z powodów chwalebnych dla kierownika zakładu pracy, który chciał uniknąć gorszych, cięższych konsekwencji dla pracownika. No więc to jest ten bezkonfliktowy sposób rozwiązywania stosunku pracy z pracownikiem, ale w gruncie rzeczy u podstaw jego leży wymuszona decyzja, decyzja własna pracownika. On się godzi na zasadzie, że był do tego zmuszony.</text:p>
      <text:p text:style-name="P265">I dlatego od tego, moim zdaniem, nie powinniśmy odstąpić, ponieważ takie wypadki były częste. Tu nie chodzi - proszę<text:s/>państwa<text:s/>- o formuły prawne. Tu nie chodzi o formuły prawne, ale tu chodzi o rzeczywistość , tu chodzi o to, ażeby ludzie rzeczywiście skrzywdzeni, bez względu na to jaka była forma zastosowana zwolnienia, żeby ci ludzie mieli szansę powr<text:span text:style-name="T266">ot</text:span>u do zakładu pracy. A jeżeli skreślimy tę inicjatywę zakładu pracy, to ogromna grupa pozostanie poza zakresem tej regulacji.</text:p>
      <text:p text:style-name="P267">Mam pewne wątpliwości także - czy zanadto nie zawęża zakresu tej ochrony ta formuła, że do powrotu do zakładu pracy będą mogli mieć tylko pracownicy, którzy uczestniczyli w działalności związkowej prowadzonej w sposób niezgodny z przepisami ustawy z 9 października. I oczywiście także z powodu przynależności.</text:p>
      <text:p text:style-name="P268">Proszę<text:s/>państwa, było wiele wypadków, kiedy tej niezgodności nie było w działaniu pracownika, przeciwnie - ona była nawet zgodna z przepisami prawa. Były deklaracje pewnej<text:s/>sympatii<text:span text:style-name="T269">,</text:span><text:s/><text:span text:style-name="T270">„</text:span>Solidarność<text:span text:style-name="T271">”</text:span><text:s/>z<text:s/>„Solidarn<text:span text:style-name="T272">o</text:span>ścią<text:span text:style-name="T273">”</text:span><text:s/>na przykład. Były przypadki, o czym<text:s/><text:span text:style-name="T274">j</text:span>est mowa w tym raporcie. Przypadki składania kwiatów, czy noszenia znaczków<text:s/>„Solidarności”. I te wszystkie przypadki traktowane były jako podstawa do rozwiązania stosunku pracy, co stwierdzam na odpowiedzialność redaktorów tego raportu. Na<text:s/><text:soft-page-break/>odpow<text:span text:style-name="T275">ie</text:span>dzialność redaktorów tego raportu.</text:p>
      <text:p text:style-name="P276">No i zakres tzw. podmiotowy. Kto mógłby być obj<text:span text:style-name="T277">ę</text:span>ty tym dobrodziejstwem opracowywan<text:span text:style-name="T278">ej</text:span><text:s/>ustawy? Otóż to trzeba wyjaśnić, że założenia, o czym jest mowa na stronie 4-ej - założenia dotyczą osób zatrudnionych na podstawie umowy o pracę i powołania<text:span text:style-name="T279">.</text:span><text:s/>Tym samym znaczna grupa osób, które były zatrudnione w pr<text:span text:style-name="T280">ze</text:span>dsiębiorstwach objęta byłaby możliwością tej ochrony. W grę wchodziliby także dziennikarze, których było tu znowu czytam raportu - było ogromnie wielu. Na rok 19<text:span text:style-name="T281">84</text:span><text:s/>to było podobno 20 proc. Było 172 dziennikarzy z telewizji, którzy zostali zwolnieni. I była znaczna grupa sędziów<text:span text:style-name="T282">.</text:span></text:p>
      <text:p text:style-name="P283">W ciągu roku od 13 grudnia 1981 r<text:span text:style-name="T284">.</text:span><text:s/>do grudnia 1982 r. 40 sędziów zostało odwołanych przez Radę Państwa na podstawie przepisu prawa o ustroju sądów powszechnych, które przewiduje, że sędzia może by<text:span text:style-name="T285">ć</text:span><text:s/>odwołany ze stanowiska, jeżeli nie daje rękojmi należytego wykonywania obowiązków sędziego.</text:p>
      <text:p text:style-name="P286">Pan minister Balcer, o czym pan minister Brol w tej chwili powiedział, że ma by<text:span text:style-name="T287">ć</text:span><text:s/>zgodność między zespołami. Oczywiście że tak. Ale chcę powiedzieć, że właśnie na tym zespole do spraw<text:span text:style-name="T288"><text:s/></text:span>reformy prawa i sądów ten przepis był krytykowany i wszyscy si<text:span text:style-name="T289">ę<text:s/></text:span>zgodzili, że jest to przepis, który godził w niezawisłość sędziowską. I na podstawie tego przepisu dzisiaj przy<text:s/>„<text:span text:style-name="T290">o</text:span>krągłym sto<text:span text:style-name="T291">le</text:span>”<text:s/><text:span text:style-name="T292">kryty</text:span>kowa<text:span text:style-name="T293">ne</text:span>go, ta grupa niezależnych, niezawisłych sędziów została zwolniona.<text:s/><text:span text:style-name="T294">4</text:span>0 osób, w tym także niektórzy sędziowie Sądu Najwyższego.</text:p>
      <text:p text:style-name="P295">Ja o sędziach mówię - proszę<text:s/>państwa<text:s/>-<text:s/>dlatego, że<text:s/>w tym dokumencie o nich nie ma mowy. Na stronie 4-ej powiedzieliśmy, że założenia dotyczą osób zatrudnionych na podstawie umowy o pracę i powołania, a także mają zastosowanie do nauczycieli i nauczycieli akademickich i pracowników naukowych Polskiej Akademii Nauk, z którymi rozwiązano stosunek pracy w okolicznościach, o których mowa jest w tym dokumencie. Z tym, że ustalenia zespołu orzekającego stanowiłyby podstawę do wydania aktu o ponownym zatrudnieniu takich osób.</text:p>
      <text:p text:style-name="P296">Tu pragnąłbym wyjaśnić jako prawnik, że orzeczenie społecznej komisji nie może samo przez się powodować nawiązania stosunku pracy z nauczycielem akademickim. No nie może ktoś, kto przestał być profesorem na mocy ówczesnej decyzji na przykład profesorem, nie może z mocy społecznej komisji ponownie na stanowisko profesora być powołany. Tak ż<text:span text:style-name="T297">e</text:span><text:s/>tutaj te ustalenia<text:s/>byłyby tylko podstawą do wydania odpowiedniego aktu<text:span text:style-name="T298">.</text:span><text:span text:style-name="T299"><text:s/></text:span>Natomiast otwarta<text:s/><text:span text:style-name="T300">j</text:span>est absolutnie sprawa sędziów, a także chyba i prokuratorów. To pozwalam sobie poddać pod rozwagę do ewentualnej dyskusji, ponieważ jest to zagadnienie niesłychanie ważne<text:span text:style-name="T301">.</text:span></text:p>
      <text:p text:style-name="P302">I ostatnia wreszcie sprawa, to byłaby propozycja nawet autopoprawki, no ale tu już nie możemy autopoprawki formułować, skoro jeste<text:span text:style-name="T303">ś</text:span>my już w zespole, a nie na grupie roboczej. Mianowicie to jest chyba przeoczenie.<text:s/><text:span text:style-name="T304">W</text:span><text:s/>us<text:span text:style-name="T305">t</text:span>. 8 w pkt. 8 na stronie 2-ej jest powiedziane, że komisja ma rozstrzygać sprawy w<text:s/><text:span text:style-name="T306">3</text:span>-osobowych zespołach orzekających. Z tym, że jeden członek zespołu jest wyznaczany z listy administra<text:span text:style-name="T307">cj</text:span>i, drugi z listy związkowej<text:span text:style-name="T308">.</text:span><text:s/>I tutaj zabrakło tego ustalenia, które było właściwie w zespole roboczym i wstępnie tutaj o tym mówiono, że to ma być osoba z listy związkowej, która zostaje wskazana przez zainteresowanego. Tu nie chodzi o personalne wskazanie<text:s/>„x”,<text:s/>„<text:span text:style-name="T309">y</text:span>”<text:span text:style-name="T310">.</text:span><text:s/>Ale chodzi po prostu o to, aby zainteresowany pracownik wskazał ten związek zawodowy, który powinien bronić jego interesu. Ja sądzę, że co do tego tutaj wątpliwości być nie powinno.</text:p>
      <text:p text:style-name="P311">I to są wszystkie uwagi, które pozwałam sobie tutaj przedstawić. Dziękuję za uwagę.</text:p>
      <text:soft-page-break/>
      <text:p text:style-name="P312"><text:span text:style-name="T313">P</text:span><text:span text:style-name="T314">rze</text:span><text:span text:style-name="T315">w</text:span><text:span text:style-name="T316">od</text:span><text:span text:style-name="T317">ni</text:span><text:span text:style-name="T318">cz</text:span><text:span text:style-name="T319">ą</text:span><text:span text:style-name="T320">cy</text:span><text:span text:style-name="T321">:</text:span></text:p>
      <text:p text:style-name="P322">Dziękuję serdecznie. Otóż ta ostatnia uwaga jest logiczna, ją można od razu przyjąć, natomiast pozostałe są dyskusyjne.<text:s/><text:span text:style-name="T323">W</text:span><text:s/>związku z tym i te min. B<text:span text:style-name="T324">ro</text:span>la i pro<text:span text:style-name="T325">f</text:span>. Zielińskiego proponuję do materiałów i do ewentualnie już zgłoszonych propozycji.</text:p>
      <text:p text:style-name="P326">Kto chciałby<text:s/>coś<text:s/>dodać? Pan dr Kaczyński - bard<text:span text:style-name="T327">z</text:span>o<text:span text:style-name="T328"><text:s/></text:span>pr<text:span text:style-name="T329">o</text:span>s<text:span text:style-name="T330">i</text:span>my.</text:p>
      <text:p text:style-name="P331"><text:span text:style-name="T332">Dr Lech Kaczyński</text:span>:</text:p>
      <text:p text:style-name="P333"><text:span text:style-name="T334">W</text:span><text:s/>zasadzie tutaj już pan pr<text:span text:style-name="T335">of</text:span>.<text:s/><text:span text:style-name="T336">Z</text:span>ieliński mówił<text:s/><text:span text:style-name="T337">ba</text:span>rdz<text:span text:style-name="T338">o</text:span><text:span text:style-name="T339"><text:s/></text:span>obszernie o tej sprawie, która jest głównym przedmiotem naszych wątpliwości, które już dzisiaj tutaj w kuluarach została przez pana min. Brola wniesiona.</text:p>
      <text:p text:style-name="P340"><text:span text:style-name="T341">J</text:span>a chciałbym podkreślić, że jest to z naszego punktu widzenia sprawa niezmiernie istotna<text:span text:style-name="T342">.</text:span><text:s/>Nawet gotów jestem w jakiejś tam cz<text:span text:style-name="T343">ę</text:span>ści podzielić wątpliwości z tym związane, chociaż tutaj bardzo szeroko i w naszym przekonaniu zasadnie polemizował z nimi pro<text:span text:style-name="T344">f</text:span>. Zieliński.</text:p>
      <text:p text:style-name="P345">Ale mając obok tutaj takie autorytety prawne nie zamierzam więc do problematyki prawnej wraca<text:span text:style-name="T346">ć</text:span>. Chodzi mi tylko o kwestię społeczną, a w pewnym zakresie też i polityczną. Mianowicie jeżeli my wyłączymy spod kompetencji komisji, bo do tego się to sprowadza, sprawy gdzie orzeczenie prawomocne sądu stwierdzało inną niż związkowa przyczynę rozwiązania stosunku pracy, to ta komisja straci - powiedzmy sobie 50-60 proc. swojego społecznego znaczenia.</text:p>
      <text:p text:style-name="P347">Oczywiście ja mówię tylko o przypadkach spornych, bo była inna przyczyna, a mimo wszystko zakład pracy przyjmuje bez sporu, akceptując to, że w istocie była to przyczyna związkowa. A jeżeli to zostanie wyłączone, powtarzam, komisja ma<text:s/><text:span text:style-name="T348">5</text:span>0 albo może i mniej procent tego znaczenia, które miała dotychczas, problem społeczny pozostanie nierozwiązany. Pan minister Brol tutaj proponuje inne drogi związane z zachowaniem powagi rzeczy osądzonej.</text:p>
      <text:p text:style-name="P349">Przyjmując już tutaj wstępnie, że z istotnie z naruszaniem tej powagi mamy do czynienia, bo powtarzam raz jeszcze, przed chwilą była obszerna pana pro<text:span text:style-name="T350">f.</text:span><text:s/>Zielińskiego polemika z tego rodzaju tezą, którą podzielam. Ale przyjmując tak technicznie, niejako na chwilę tego rodzaju założenie, że jest to naruszenie powagi<text:s/><text:span text:style-name="T351">rz</text:span>eczy osądzonej.</text:p>
      <text:p text:style-name="P352">Ale do czego to prowadzi? Po pierwsze do<text:s/><text:span text:style-name="T353">-</text:span><text:s/>konieczności zastosowania procedury przewlekłej, a po drugie - niezmiernie niepewnej co do wyniku. To jest rewizja nadzwyczajna. My zakładamy, że my też będziemy mieli tego rodzaju uprawnienia i że nawet - powiedzmy sobie - bez pomocy<text:s/>Ministra<text:s/>Sprawiedliwości będziemy mogli to wnosić<text:span text:style-name="T354">.</text:span><text:s/>Ale to powtarzam - procedura przewlekła. Orzekać będzie skład z istoty rzeczy zawodowy, bo to jest oczywiste - jeżeli Sąd Najwyższy. Skład, na którego skład my nie będziemy mieli żadnego wpływu. To jest sprawa zupełnie oczywista.<text:s/><text:span text:style-name="T355">Ja</text:span><text:s/>tutaj mówię o tym, ponieważ nie wszyscy z nas są prawnikami.</text:p>
      <text:p text:style-name="P356">A więc procedura jest całkiem odmienna i powtarzam - z naszego punktu widzenia - znacznie mniej pewna. Nawet przyjmując, iż Sąd Najwyższy rozumieć będzie polityczne założenia tej ustawy i działa<text:span text:style-name="T357">ć</text:span><text:s/>będzie zgodnie z wykładnią celowościową, a czy zgodnie z celami, dla których ustawa została wydana<text:span text:style-name="T358">.</text:span></text:p>
      <text:p text:style-name="P359">A po drugie jest jeszcze jeden bardzo istotny problem, na który chciałbym żeby państwo zwrócili uwagę - mianowicie niezależnie od tych kłopotów formalno-prawnych tego rodzaju rozwiązanie jest n<text:span text:style-name="T360">ie</text:span>porównanie mniej chwytliwe społecznie, nieporównanie wręcz mniej chwytliwe społecznie. Nie mamy jeszcze w tej<text:s/><text:soft-page-break/>chwili takiego poziomu zaufania, nawet do sądów, aby tego rodzaju rozwiązanie spotkało się z akceptacją. A ponieważ powtarzam , dotyczy to co najmniej<text:s/><text:span text:style-name="T361">5</text:span>0 proc. wypadków zwolnienia, które nastąpiły ze względów istotnie na działalność związkową, no to mamy do czynienia z problemem politycznym rozwiązanym w istocie w 50 proc. Bo powtarzam - to drugie rozwiązanie nie będzie społecznie chwytliwe, w żadnym wypadku. Przewlekłe, długie, niepewne co do wyniku.<text:s/><text:span text:style-name="T362">W</text:span><text:s/>przekonaniu co do tego, że sądy - powiedzm<text:span text:style-name="T363">y</text:span><text:s/>- nie są niezależne, w przekonaniu potocz<text:span text:style-name="T364">ny</text:span>m<text:span text:style-name="T365">.</text:span></text:p>
      <text:p text:style-name="P366"><text:span text:style-name="T367">/</text:span>Gł<text:span text:style-name="T368">o</text:span>s<text:s/><text:span text:style-name="T369">z</text:span><text:s/>sali na wyciszeniu/.</text:p>
      <text:p text:style-name="P370">No, słusznym czy niesłusznym, nie jesteśmy w tej chwili przy<text:s/>„podstoliku prawnym”<text:s/>i nie będziemy na ten temat dyskutowa<text:span text:style-name="T371">ć.</text:span><text:s/>Ja nie sądzę żeby to miało cel w tej chwili, ale takie przekonanie jest. Przynajmniej w naszej bazie tego rodzaju przekonanie jest.<text:s/><text:span text:style-name="T372">W</text:span><text:s/>każdym razie w bardzo poważnym stopniu i będzie to wyglądało w ten sposób, że tutaj myśmy odstąpili od rozwiązania, które byłoby rozwiązaniem rozwiązującym problem dla ludzi<text:span text:style-name="T373">.</text:span><text:s/>Tak to będzie wyglądało z punktu widzenia naszej klienteli. Nie załatwiliście sprawy, załatwiliście ją w pewnej części. Tam gdzie właśnie doszło do rozwiązania najmniej - powiedzmy sobie etycznego, ponieważ zastosowano pretekst, a nie powiedziano po prostu jaka jest przyczyna rozwiązania, tam sprawa nie została załatwiona.</text:p>
      <text:p text:style-name="P374">Krótko mówiąc - tam gdzie kierownictwo zakładu pracy jeszcze działało - powiedzmy z otwartą przyłbicą, można powiedzieć - uczciwiej, tam żeście załatwili sprawę. Tam gdzie działało, bez tej otwartej przyłbicy, tam żeście się na to niejako zgodzili<text:span text:style-name="T375">.</text:span></text:p>
      <text:p text:style-name="P376">Dlatego też rozumiejąc nawet wątpliwości pana ministra, my tego rozwiązania przyją<text:span text:style-name="T377">ć</text:span><text:s/>- z rewizją nadzwyczajną czy też ze wznowien<text:span text:style-name="T378">ie</text:span>m postępowan<text:span text:style-name="T379">ia</text:span><text:s/>- przyją<text:span text:style-name="T380">ć</text:span><text:s/>nie bardzo możemy<text:span text:style-name="T381">.</text:span><text:s/>To wszystko.</text:p>
      <text:p text:style-name="P382">Dziękuję<text:span text:style-name="T383">.</text:span></text:p>
      <text:p text:style-name="P384"><text:span text:style-name="T385">Przewodniczący</text:span>:</text:p>
      <text:p text:style-name="P386">Dziękuję bardzo. Ko<text:span text:style-name="T387">l.</text:span><text:s/>Wujec<text:span text:style-name="T388">.</text:span></text:p>
      <text:p text:style-name="P389"><text:span text:style-name="T390">Ob.<text:s/></text:span><text:span text:style-name="T391">H</text:span><text:span text:style-name="T392">enryk Wujec</text:span>:</text:p>
      <text:p text:style-name="P393">Może jeszcze parę takich dodatkowych uwag. Wiele wyroków, która zapadły w sprawach przywrócenia do pracy w stanie wojennym<text:s/>były wyrokami n<text:span text:style-name="T394">i</text:span>espraw<text:span text:style-name="T395">i</text:span>edl<text:span text:style-name="T396">iw</text:span>ym<text:span text:style-name="T397">i.</text:span><text:s/>Ja tutaj przytaczałem już taki przykład i nie chcę go już tutaj powtarzać. Właśnie przykład wyroku w stosunku do osoby, która nie chciała podpisać deklaracji wystąpienia ze związku zawodowego<text:s/><text:span text:style-name="T398">„</text:span>Solidarność”<text:s/>na początku roku 1982 i w wyniku tego została zwolniona. I żadne odwołania nic nie pomogły. Sąd Najwyższy również<text:s/><text:span text:style-name="T399">/</text:span>w składzie 7 sędziów/ orzekł, że nie będzie przywrócona. I takich wypadków było wiele, było rozpo<text:span text:style-name="T400">rz</text:span>ąd<text:span text:style-name="T401">ze</text:span>n<text:span text:style-name="T402">ie</text:span><text:s/>gen.<text:s/><text:span text:style-name="T403">Ja</text:span>niszewskiego, które nakazywało taki tryb postępowania. I w wyniku tego właśnie ci pracownicy byli zwolnieni z pracy<text:span text:style-name="T404">.</text:span><text:s/>Takich przypadków było bardzo wiele. Ja sam kiedyś byłem zwolniony w wyniku reorganizacji w zakładzie pracy. I to było ewidentnie niesprawiedliwe. Po prostu chodziło o to, ażeby mnie zwolnić. Reorganizacja polegała na tym, że zmieniono nazwę komórki i zostałem z niej zwolniony. A więc wiele takich wyroków jest niesprawiedliwych. Powoływanie się tutaj na powagę sądów nie jest właściwe<text:span text:style-name="T405">.</text:span><text:s/>By<text:span text:style-name="T406">ć</text:span><text:s/>może, że jest to formalne, ale nie ma nic wspólnego ze sprawiedliwością społeczną. A więc jest to kwestia niesłychanie ważna społecznie. Ona dotyczy nie nas tutaj siedzących, chociaż może nas też dotyczyć, ale my tego tak bardzo nie odczuwamy, jak ona dotyczy wielu, bardzo wielu ludzi, którzy zostali skrzywdzeni w stanie wojennym, w sposób ewidentny, rażący. I chodzi o to, ażeby umożliwić im tutaj jakąś<text:s/><text:soft-page-break/>rekompensatę, jakąś naprawę tych krzywd i materialnych, i moralnych. I w związku z tym to rozwiązanie musi być otwarte, ono musi stwarzać taką sytuację, żeby szeroko umożliwić tym ludziom jakoś właśnie tę rekompensat<text:span text:style-name="T407">ę.</text:span><text:s/>Wobec tego trzeba<text:s/><text:span text:style-name="T408">ta</text:span>k to sformułować jakby pewna przewaga nawet była po stronie tego petenta, który przychodzi, nawet na niekorzyść pracodawcy, ponieważ on jest w znacznie słabszej sytuacji.</text:p>
      <text:p text:style-name="P409">Każdy kto kiedyś startował, czy upominał się o swoje prawa pracownika wie, w jak niekorzystnej sytuacji jest pracownik w stosunku do dyrekcji, która ma przy sobie cały sztab za sobą, a pracownik stoi sam biedny przed tym całym sądem lub komisją. A więc to musi by<text:span text:style-name="T410">ć</text:span><text:s/>tak sformułowane, ażeby zrównoważyć to na niekorzyść tego pracodawcy<text:span text:style-name="T411">.</text:span><text:s/>Dlatego, że jeżeli nawet się zdar<text:span text:style-name="T412">z</text:span>y się<text:span text:style-name="T413"><text:s/></text:span>jeden taki przypadek, czy dwa - że kiedyś niesprawiedliwie może przywrócą jakiegoś człowieka, który nie został w związku z działalnością związków zwolniony, to wtedy i tak to będzie w sumie rozwiązanie jakby sprawiedliwie społecznie, bo ono obejmie szeroką gamę ludzi, którzy faktycznie zostali skrzywdzeni. Tak że trzeba nawet wliczyć minimum błędów w tym takich,<text:s/><text:span text:style-name="T414">że</text:span><text:s/>ktoś tam może wykorzysta tę furtkę i zostanie przywrócony niesłusznie. Zresztą nie sądzę, bo ci którzy zostali zwolnieni słusznie, to oni sobie jakieś miejsca pracy znaleźli i już nie wrócą do tego.</text:p>
      <text:p text:style-name="P415">Wobec tego należałoby tutaj szereg takich rzeczy otworzyć.<text:s/><text:span text:style-name="T416">Ja</text:span><text:s/>na przykład w sformułowaniu w pierwszym artykule, że z powodu przynależności do związku zawodowego, ja mówię w związku z przynależnością, bo to jest<text:s/>„z powodu”<text:s/>- to sformułowanie powinno być takie, żeby nie zamykały tylko otwierały te możliwości przyjęcia.</text:p>
      <text:p text:style-name="P417">Nie ma tu na przykład sprawy tych, którzy zostali - porzucili pracę<text:span text:style-name="T418">.</text:span></text:p>
      <text:p text:style-name="P419">/Głosy z sali na wyciszeniu/.</text:p>
      <text:p text:style-name="P420">Nie, bo porzucenia nie ma w tym pierwszym artykule. Tak rozumiem<text:span text:style-name="T421">.</text:span><text:s/>Dobrze, jest w porządku.</text:p>
      <text:p text:style-name="P422">Teraz tak - nie ma tutaj na przykład działaczy zwolnionych z powodu działalności samorządowej, a było takich wielu. Też był rażący przypadek zwolnienia, Bogdana Narożnego z Wrześni.<text:s/>Do te<text:span text:style-name="T423">j</text:span><text:s/>pory nie jest rozstrzygnięty, opisany jest w prasie, była rewizja nadzwyczajna, też do niczego nie doprowadziła<text:span text:style-name="T424">.</text:span><text:s/>I on z tego artykułu w żaden sposób nie może być przywrócony do pracy<text:span text:style-name="T425">.</text:span><text:s/>A jest to rażąca n<text:span text:style-name="T426">i</text:span>esprawiedliwość społeczna.</text:p>
      <text:p text:style-name="P427">A więc te rozwiązania prawne i również to co jest proponowane, ta kolejna zmiana w artykule 10-tym, też ona tutaj byłaby niewłaściwa, bo zmuszałaby tego pracownika do dochodzenia w sądach zmiany tego wyroku<text:span text:style-name="T428">.</text:span><text:s/>To w żaden sposób nie satysfakcjonowałoby jakby opinii społecznej.</text:p>
      <text:p text:style-name="P429"><text:span text:style-name="T430">W</text:span><text:s/>wielu listach, które do nas przychodzą ta sprawa jest jako główny punkt<text:span text:style-name="T431">.</text:span><text:s/><text:span text:style-name="T432">W</text:span><text:s/>badaniach socjologicznych również ta sprawa przywrócenia do pracy wysuwana jest na punkt pierwszy -<text:s/>naprawy krzywd stanu wojennego<text:span text:style-name="T433">.</text:span><text:s/>Tak ż<text:span text:style-name="T434">e</text:span><text:s/>tutaj to rozwiązanie powinno by<text:span text:style-name="T435">ć</text:span><text:s/>maksymalnie korzystne właśnie dla tych skrzywdzonych ludzi<text:span text:style-name="T436">.</text:span></text:p>
      <text:p text:style-name="P437">Dziękuję.</text:p>
      <text:p text:style-name="P438"><text:span text:style-name="T439">Przewodniczący</text:span>:</text:p>
      <text:p text:style-name="P440">Dziękuję bardzo. Proszę - pan Tadeusz Mazowiecki i kol<text:span text:style-name="T441">.<text:s/></text:span>Wasiljew jako następny<text:span text:style-name="T442">.</text:span></text:p>
      <text:p text:style-name="P443"><text:span text:style-name="T444">Ob. T</text:span><text:span text:style-name="T445">.</text:span><text:span text:style-name="T446"><text:s/>Mazowiecki</text:span>:</text:p>
      <text:p text:style-name="P447"><text:span text:style-name="T448">W</text:span><text:s/>związku z tymi wątpliwośc<text:span text:style-name="T449">ia</text:span>mi, które pan mi<text:span text:style-name="T450">n.</text:span><text:s/>Brol przedstawił, pana ministra Balcera zwłaszcza o tych stolikach, których jeden buduje niezawisłość sądu, wzmacnia, a drugi ją podważa.</text:p>
      <text:soft-page-break/>
      <text:p text:style-name="P451">Ja bym chciał przypomnieć jakby jaki charakter ma ta ustawa, którą projektujemy. Przecież jest to ustawa, która ma przejściowo uregulować pewne zaszłości<text:span text:style-name="T452">.</text:span><text:s/>Gdybyśmy rzeczywiście budowali ustawę, która ma stale obowiązywać i stale - powiedzmy - kwestionować wyroki sądowe, to ja bym rozumiał te zastrzeżenia<text:span text:style-name="T453">.</text:span><text:s/>Natomiast jeżeli jest to ustawa, która ma<text:s/>wy<text:span text:style-name="T454">c</text:span>zyścić pełen zespół spraw podjętych w czasie, do której istnieją, no uzasadnione wątpliwości jak te sądy działały i jak orzekały, prawda<text:span text:style-name="T455">.</text:span><text:s/>No to ja nie wiem dlaczego tak raptem tutaj jest uczulenie na niezawisłość<text:span text:style-name="T456">.</text:span><text:s/>No, mo<text:span text:style-name="T457">że</text:span><text:s/>najpierw wyciszmy pewne rzeczy, a potem będziemy bronić tej n<text:span text:style-name="T458">ie</text:span>zawisłości<text:span text:style-name="T459">.<text:s/></text:span>Bo ja już nie chcę używać demag<text:span text:style-name="T460">og</text:span>iczny<text:span text:style-name="T461">ch</text:span><text:s/>argumentów, ale<text:s/><text:span text:style-name="T462">m</text:span>ożna by znaleźć porównanie d<text:span text:style-name="T463">l</text:span>a innych spraw, które potem trzeba było rewidować<text:span text:style-name="T464">.</text:span><text:s/>I też można by powiedzieć, że nie nale<text:span text:style-name="T465">ż</text:span>ało ich rewidować dlatego, że była powaga rzeczy osądzonej<text:span text:style-name="T466">. A</text:span><text:s/>więc przecież to nie jest ustawa, która ma stale obowiązywać i tworzyć jakiś mechanizm kwestionowania orzeczeń sądów, tylko ma wyczyścić w pewnym, ściśle określonym czasie sprawy, które zaszły i s<text:span text:style-name="T467">p</text:span>owodować żeby już tutaj była nowa karta<text:span text:style-name="T468">.</text:span></text:p>
      <text:p text:style-name="P469">Dlatego też proponuję naprawdę nie wracajmy, nie kwestionujmy jakby rzeczy, które uzgodniliśmy, tych pewnych założeń. Bo jeżeli teraz zaczniemy, każdy minister będzie tutaj zgłaszał zastrzeżenia, prawd<text:span text:style-name="T470">a</text:span>, do tego - to ja muszę powiedzieć, że ja też nabrałem wątpliwości innych - dlaczego to mają być założenia<text:span text:style-name="T471">.</text:span><text:s/>Potem niech to będzie tak jak to było poprzednio -<text:s/>projekt ustawy<text:span text:style-name="T472">.</text:span><text:s/>Przynajmniej będziemy wiedzieli co nam kto zmienia. Bo jeżeli to będą założenia, a potem okaże się, że tutaj z tych założeń zrobiono co innego, to ja bym nie chciał takiego plonu w sprawie o niesłychanej<text:s/><text:span text:style-name="T473">d</text:span>rażliwości społecznej, do której wyczyszczenia przywiązujemy ogromną wagę.</text:p>
      <text:p text:style-name="P474">Dzięk<text:span text:style-name="T475">uję.</text:span></text:p>
      <text:p text:style-name="P476"><text:span text:style-name="T477">Przewodniczący</text:span>:</text:p>
      <text:p text:style-name="P478">Dziękuję bardzo. Proszę<text:s/><text:span text:style-name="T479">-</text:span><text:s/>kol<text:span text:style-name="T480">.</text:span><text:s/>Wasil<text:span text:style-name="T481">je</text:span>w<text:span text:style-name="T482">.</text:span></text:p>
      <text:p text:style-name="P483"><text:span text:style-name="T484">O</text:span><text:span text:style-name="T485">b</text:span><text:span text:style-name="T486">.</text:span><text:span text:style-name="T487"><text:s/></text:span><text:span text:style-name="T488">A.</text:span><text:span text:style-name="T489"><text:s/>Wasil</text:span><text:span text:style-name="T490">jew</text:span><text:span text:style-name="T491">:</text:span></text:p>
      <text:p text:style-name="P492">Chciałem uprzejmie prosi<text:span text:style-name="T493">ć</text:span><text:s/>o wyjaśnienie następujących dwóch kwestii<text:span text:style-name="T494">.</text:span><text:s/>Mianowicie w punkcie 9 na str. 2 jest zapi<text:span text:style-name="T495">s</text:span>, który mówi o tym<text:span text:style-name="T496">,</text:span><text:s/><text:span text:style-name="T497">ż</text:span>e postępowanie przed zespołem orzekającym toczy się według zasad ustalonych w założeniach<text:span text:style-name="T498">.</text:span><text:s/>Tych rozumiem - a także w sprawach n<text:span text:style-name="T499">ie</text:span>uregulowanych tymi założeniami, mają odpowiednie zastosowanie przepisy tytułu 3-go księgi 3<text:span text:style-name="T500">-</text:span>ej<text:s/>Kodeksu postępowania cywilnego.</text:p>
      <text:p text:style-name="P501">Proszę uprzejmie o informację - czy te zapisy<text:s/>Kodeksu postępowania cywilnego regulują zasady i tryb orzekania samego... samej procedury orzekania. To znaczy - czy jest tam zasada większości głosów, czy jest zasada<text:s/><text:span text:style-name="T502">je</text:span>dnomyślności<text:span text:style-name="T503">.</text:span></text:p>
      <text:p text:style-name="P504">/Głos z sali - większości/.</text:p>
      <text:p text:style-name="P505">Większości głosów. To jest jedna kwestia. Dziękuję bardz<text:span text:style-name="T506">o.</text:span></text:p>
      <text:p text:style-name="P507">I druga - prosiłbym uprzejmie o wyjaśnienie następującej kwestii, która wynika z przepisu 5, 6, 7 i 8 właściwie<text:span text:style-name="T508">.</text:span><text:s/>Otóż mó<text:span text:style-name="T509">w</text:span>i się, że komisja składa się z osób wyznaczonych w połowie przez ministra, o którym mowa i w połowie przez krajowe organizacje związkowe oraz ogólnokrajowe związki zawodowe reprezentatywne dla pracowników większości zakładów itd<text:span text:style-name="T510">.</text:span></text:p>
      <text:p text:style-name="P511">I potem jest w 7-mym punkcie stwierdzenie, że przewodniczącym komisji jest pełnomocnik ministra. A w punkcie 8-mym jest już zapis, który mówi, że 3<text:span text:style-name="T512">-</text:span>osobowa komisja działa. Przy czym 1 członek zespołu jest wyznaczony z listy administracyjnej, 1 z listy związkowej a przewodniczą<text:span text:style-name="T513">cy</text:span>m jest pełnomocnik<text:s/><text:soft-page-break/>ministra. Czyli mamy sytuację taką - czy dobrze rozumiem, przewodniczącym zespołu.</text:p>
      <text:p text:style-name="P514"><text:span text:style-name="T515">Przewodniczący</text:span>:</text:p>
      <text:p text:style-name="P516">Proszę przeczytać dokładnie. To tej 50-tki<text:span text:style-name="T517">.</text:span><text:s/>Dokładnie wygląda to w ten sposób -<text:s/><text:span text:style-name="T518">3</text:span>-osobowe zespoły orzekające, gdzie jeden jest z listy administracyjnej, drugi związkowej, a przewodniczącym jest osoba o wykształceniu prawniczym, dająca gwarancją bezstronności w rozstrzyganiu, z ustalonej odrębnej listy przewodn<text:span text:style-name="T519">ic</text:span>zących zespołu<text:span text:style-name="T520">.</text:span><text:s/>Przecież my nie możemy z tego zrobić czystego woluntaryzmu prawnego. To musi się trzyma<text:span text:style-name="T521">ć...</text:span></text:p>
      <text:p text:style-name="P522"><text:span text:style-name="T523">O</text:span><text:span text:style-name="T524">b</text:span><text:span text:style-name="T525">.</text:span><text:span text:style-name="T526"><text:s/>A</text:span><text:span text:style-name="T527">.<text:s/></text:span><text:span text:style-name="T528">Wasilje</text:span><text:span text:style-name="T529">w</text:span>:</text:p>
      <text:p text:style-name="P530">Przepraszam, dziękuję za to wyjaśnienie. Dziękuję bardzo<text:span text:style-name="T531">.</text:span></text:p>
      <text:p text:style-name="P532"><text:span text:style-name="T533">P</text:span><text:span text:style-name="T534">rze</text:span><text:span text:style-name="T535">wodnicząc</text:span><text:span text:style-name="T536">y</text:span>:</text:p>
      <text:p text:style-name="P537">Proszę bardzo<text:span text:style-name="T538">.</text:span></text:p>
      <text:p text:style-name="P539">Czy jeszcze są jakieś uwagi? Proszę k<text:span text:style-name="T540">ol</text:span>.<text:s/><text:span text:style-name="T541">W</text:span>iśn<text:span text:style-name="T542">ie</text:span>wski<text:span text:style-name="T543">.</text:span></text:p>
      <text:p text:style-name="P544"><text:span text:style-name="T545">O</text:span><text:span text:style-name="T546">b</text:span><text:span text:style-name="T547">. St. Wiśnie</text:span><text:span text:style-name="T548">ws</text:span><text:span text:style-name="T549">k</text:span><text:span text:style-name="T550">i</text:span><text:span text:style-name="T551">:</text:span></text:p>
      <text:p text:style-name="P552">Może nie uwagi merytoryczne, ale sądzę, że chyba nadszedł czas, ażebyśmy w tej<text:s/>chwili przestali dyskutować nad potrzebą,<text:s/><text:span text:style-name="T553">c</text:span>elem. Jest to bardzo bolesny problem, który powinniśmy przy tym stole załatwić. I dobrze by się stało, gdyby wreszcie przy naszym zespole przyjąć pewne rozwiązania, które są propozycją w tej chwili zespołu roboczego, ludzi znających si<text:span text:style-name="T554">ę</text:span><text:s/>na tych sprawach. Ten projekt - według nas - nie narusza w tej chwili podstaw prawnych, jakie funkcjonują.<text:s/><text:span text:style-name="T555">Je</text:span>śli ma to być akt przejściowy, likwidujący pewne zasadnicze ognisko konfliktu, który tkwi w naszym sp<text:span text:style-name="T556">oł</text:span>eczeństwie, to dobrze by było ażebyśmy mogli dziś przyjąć ten dokument i wreszcie tę robotę skończyć<text:span text:style-name="T557">.</text:span></text:p>
      <text:p text:style-name="P558">Z naszej strony, ze strony OPZZ również poczuwamy się, zresztą wielokrotnie żeśmy to tu przy tym stole mówili, że jest potrzeba zadośćuczyn<text:span text:style-name="T559">ie</text:span>nia tym represjom, tym krzywdom,<text:s/>które pewna część sp<text:span text:style-name="T560">oł</text:span>eczeństwa, działaczy związkowych, czy to członków związków poszczególnych doznała i jest potrzeba w tej chwili dania wyrazu moralnego zadoś<text:span text:style-name="T561">ću</text:span>czyn<text:span text:style-name="T562">ie</text:span>n<text:span text:style-name="T563">ia</text:span><text:s/>tym krzywdom, bo nie sądzimy, żeby aż tutaj były pewne sprawy roszczeniowe<text:span text:style-name="T564">.</text:span></text:p>
      <text:p text:style-name="P565">Jest naprawdę w tej chwili apel do ministra Brola, żeby jednak ograniczył swoje zastrzeżenia jako do aktu prze<text:span text:style-name="T566">jś</text:span>ciowego, a nie stałego naruszającego pewne zasady prawne. Dziękuję bardzo.</text:p>
      <text:p text:style-name="P567"><text:span text:style-name="T568">Przewodniczący</text:span>:</text:p>
      <text:p text:style-name="P569">Dziękuję. Proszę - kol<text:span text:style-name="T570">.</text:span><text:s/>Jagiełło.</text:p>
      <text:p text:style-name="P571"><text:span text:style-name="T572">Ob. St. Jag</text:span><text:span text:style-name="T573">ie</text:span><text:span text:style-name="T574">ł</text:span><text:span text:style-name="T575">ło</text:span><text:span text:style-name="T576">:</text:span></text:p>
      <text:p text:style-name="P577">Ja mam tylko formalną jedną uwagę - jeżeli wolno. Ona dotyczy wyłącznie problematyki formalnej.</text:p>
      <text:p text:style-name="P578">Proszę<text:s/>państwa, przysłuchu<text:span text:style-name="T579">ją</text:span>c się tej dyskusji wstępnej, czytając uważnie tekst założeń, dochodzę do wniosku, że właściwie główny nurt rozbieżności jest poza tekstem założeń, całkowicie. Bo to co mówił pan min. Brol nie jest przecież w jakimkolwiek zakresie uwidocznione w tekście założeń jak i to co mówił pro<text:span text:style-name="T580">f.</text:span><text:s/>Zieliński<text:span text:style-name="T581">.</text:span></text:p>
      <text:p text:style-name="P582">To jest rzecz bardzo dokładnie ukryta. A więc albo uzupełnimy tekst o nowy zapis i wtedy dyskutujmy. Bo właściwie ten tekst, w tej wersji, w której jest przedstawiony, on jest w zasadzie poza zakresem ujawnionych tutaj na tym stole rozbieżności. To nie oznacza to akc<text:span text:style-name="T583">e</text:span>ptacji dla jednego, jeszcze zabiorę głos, czy innego rozwiązania. Ale właściwie werbalnie tekst jest taki, że mógłby być przyjęty bez dyskusji.</text:p>
      <text:soft-page-break/>
      <text:p text:style-name="P584"><text:span text:style-name="T585">P</text:span><text:span text:style-name="T586">rz</text:span><text:span text:style-name="T587">e</text:span><text:span text:style-name="T588">w</text:span><text:span text:style-name="T589">o</text:span><text:span text:style-name="T590">dnic</text:span><text:span text:style-name="T591">zący</text:span>:</text:p>
      <text:p text:style-name="P592">Dziękuję bardzo<text:span text:style-name="T593">.</text:span></text:p>
      <text:p text:style-name="P594">Proszę<text:s/><text:span text:style-name="T595">-</text:span><text:s/><text:span text:style-name="T596">k</text:span>ol.<text:s/><text:span text:style-name="T597">Ja</text:span>giełło.</text:p>
      <text:p text:style-name="P598"><text:span text:style-name="T599">O</text:span><text:span text:style-name="T600">b.</text:span><text:span text:style-name="T601"><text:s/>St.<text:s/></text:span><text:span text:style-name="T602">J</text:span><text:span text:style-name="T603">agiełło</text:span>:</text:p>
      <text:p text:style-name="P604">Ja mam uwagę taką raczej bardziej techniczną. Otóż w punkcie 6-tym na stronie 2 mówimy o sposobie tworzenia komisji - czyli w połowie przez jakby organizacje związkowe i w połowie przez ministra.</text:p>
      <text:p text:style-name="P605"><text:span text:style-name="T606">W</text:span><text:s/>punkcie 8-mym mówimy o zespołach orzekają<text:span text:style-name="T607">cy</text:span>ch. A zatem jeden przedstawiciel związku - oczywiście ze związku wskazanego przez osobą zainteresowaną czyli wnoszącą, to by trzeba było uzupełnić. Jedna osoba z listy administ<text:span text:style-name="T608">ra</text:span>cyjnej i<text:span text:style-name="T609">.</text:span>.<text:span text:style-name="T610">.</text:span><text:s/>i właśnie - i fachowiec. Tylko ten fachowiec jest niejako z listy odrębnej, która została przyjęta przez komisję. A zatem chciałbym postawić pytanie - czy ten przewodni<text:span text:style-name="T611">cz</text:span>ący zespołu, który będzie z tej odrębnej listy, jakby przyjętej przez komisję, zatem za zgodą komisji będzie musiał b<text:span text:style-name="T612">y</text:span>ć<text:span text:style-name="T613"><text:s/></text:span>również zaakceptowany przez cały zespół orzekający, czyli przez te dwie osoby, które wchodzą w skład zespołu. Czy już n<text:span text:style-name="T614">ie</text:span>?</text:p>
      <text:p text:style-name="P615">A zatem, jeżeli będzie to sytuacja, że w danym przypadku, przedstawiciel związków zakwestionu<text:span text:style-name="T616">je</text:span><text:s/>osobę przewodniczą<text:span text:style-name="T617">ce</text:span>go, jako według jego pojęcia nie dającą gwarancji be<text:span text:style-name="T618">zs</text:span>tronności. Co wówczas?</text:p>
      <text:p text:style-name="P619">A przecież może tak być.</text:p>
      <text:p text:style-name="P620"><text:span text:style-name="T621">Przewodnicząc</text:span><text:span text:style-name="T622">y</text:span>:</text:p>
      <text:p text:style-name="P623">No to będzie zmieniony przewodniczący. Jeżeli - no panowie, ja najmocniej was przepraszam. Ustalimy tę komisję w trybie roboczym z obu związkami. Musimy znaleźć listę osób,<text:s/>które będą się cieszyć zaufaniem i jednej, i drugiej strony<text:span text:style-name="T624">.<text:s/></text:span>Przyjmujemy zasadę absolutnie niepodważalną, iż przedstawici<text:span text:style-name="T625">e</text:span>l<text:span text:style-name="T626"><text:s/></text:span>związków wskazuje osoba zainteresowana, a więc żeby nie było tutaj wątpliwości.</text:p>
      <text:p text:style-name="P627">Wyobrażamy sobie, iż linie sporu będzie przebiegać między przedstawicielem administra<text:span text:style-name="T628">cj</text:span>i a przedstawicielem w tym zespole orzekającym związków zawodowych, niezależnie od tego skąd by on pochodził, choć może być oczywiście inna moc argumentacji ze względu na sprzeczność interesów.</text:p>
      <text:p text:style-name="P629">Natomiast ta grupa fachowców, prawników, którzy dają gwarancję bezstronności będzie wspólnie wydyskutowana i nie wyobrażam sobie przypadku poza jakimiś bardzo szczególnymi czy skrajnymi, gdzie tego rodzaju zarzut czy wątpliwości, czy to przez przedstawiciela administra<text:span text:style-name="T630">cj</text:span>i, czy przez przedstawiciela związków zawodowych, czy przez samego zainteresowanego może być wniesiona. Jak będzie wniesiona, to przecież będziemy mieli większe grono ludzi, to się sam wycofa, tak że ja bym to nie robił z tego problemu.</text:p>
      <text:p text:style-name="P631">Jeżeli nie ma innych pytań, ja chciałbym za chwilę oddać głos ministrowi Brolowi w celu wyjaśnień.</text:p>
      <text:p text:style-name="P632">Ja chcę powiedzieć<text:span text:style-name="T633">:</text:span><text:s/>tak<text:span text:style-name="T634">.</text:span>.<text:span text:style-name="T635">.</text:span><text:s/>Przepraszam, ja nie zauważyłem. Tutaj jeszcze pan Liwak.</text:p>
      <text:p text:style-name="P636"><text:span text:style-name="T637">Ob.<text:s/></text:span><text:span text:style-name="T638">Wł.</text:span><text:span text:style-name="T639"><text:s/>Liwak</text:span>:</text:p>
      <text:p text:style-name="P640">Ja mam jedną uwagę, o której zresztą wspomniał już pan pro<text:span text:style-name="T641">f.</text:span><text:s/>Zieliński<text:span text:style-name="T642">,</text:span><text:s/>że proponuję na końcu uzupełnić ten ostatni akapit - wymienić tutaj wyraźnie i sędziów. Podobnie jak panu min. Brolowi leży mi na sercu sprawa autorytetu, niezawisłości sędziów<text:span text:style-name="T643">.</text:span><text:s/>Mógłbym na ten temat z własnej praktyki mówić wiele, ale nie będę. Wszyscy zdajemy sobie sprawę z tego, że w tej chwili ten autorytet sędziów, sądów nie jest zbyt wielki<text:span text:style-name="T644">,</text:span><text:s/>czy nawet można powiedzieć<text:span text:style-name="T645">,</text:span><text:s/>że jest z tym źle<text:span text:style-name="T646">. I</text:span><text:s/>przywrócenie tych sędziów służyłoby dobrze temu autorytetowi. Są to ludzie, którzy<text:s/><text:span text:style-name="T647">w</text:span><text:s/>najtrudni<text:span text:style-name="T648">ejs</text:span>zy<text:span text:style-name="T649">ch</text:span><text:s/>warunkach zdali egzamin ze swojej niezaw<text:span text:style-name="T650">is</text:span>łości<text:span text:style-name="T651">.</text:span><text:s/>I w<text:s/><text:soft-page-break/>związku z tym apelowałbym o nie sprzeciwianie się temu wnioskow<text:span text:style-name="T652">i,</text:span><text:s/>bo jeśli mówimy o tym, to sama niezawisłoś<text:span text:style-name="T653">ć</text:span><text:s/>czy też autorytet to n<text:span text:style-name="T654">ie</text:span><text:s/>tylko kwestia przepisów, to jeszcze bardziej kwestia ludzi, którzy te f<text:span text:style-name="T655">u</text:span>nkcje sprawują<text:span text:style-name="T656">.</text:span><text:s/><text:span text:style-name="T657">W</text:span><text:s/>związku z tym uważam, że cho<text:span text:style-name="T658">ć</text:span><text:s/>nie jest to liczna grupa, ale bardzo ważna i sądzę, że byłoby tutaj z naszej strony jakimś dużym przeoczeniem, niezrozum<text:span text:style-name="T659">ia</text:span>łym, gdybyśmy te grupę pominęli<text:span text:style-name="T660">.</text:span></text:p>
      <text:p text:style-name="P661">Dziękuję<text:span text:style-name="T662">.</text:span></text:p>
      <text:p text:style-name="P663"><text:span text:style-name="T664">Pr</text:span><text:span text:style-name="T665">ze</text:span><text:span text:style-name="T666">wodniczący</text:span>:</text:p>
      <text:p text:style-name="P667">Tak. Dziękuję bardzo, czy jeszcze są jakieś uwagi, wnioski itd. Nie, bo my tak pomału, pomału, rozszerzamy to<text:span text:style-name="T668">.<text:s/></text:span>I to również zaczyna obejmować kompetencje, których nie posiadamy i<text:s/><text:span text:style-name="T669">k</text:span>tóre w drodze tej ustawy są trudne do nadania. Sędziowie, to już jest kwestia nominacji<text:s/><text:span text:style-name="T670">R</text:span>ady Państwa. I trzeba byłoby tutaj przedyskutować w innym trybie sprawę.<text:s/>Nie wydaje mi się, abyśmy w tej chwili mogli znaleźć rozstrzygnięcie, ale może poszukajmy<text:span text:style-name="T671">.</text:span></text:p>
      <text:p text:style-name="P672">Nie chciałbym jednak o tym mówić, ale chciałbym mówić o dwóch sprawach<text:span text:style-name="T673">.</text:span><text:s/>Nie ulega dla nas wątpliwości i nie chcę powtarzać tych deklaracji, że my jesteśmy zainteresowani rozwiązaniem problemu tak, aby nie rodził on konfliktów<text:span text:style-name="T674">,</text:span><text:s/>konfliktów możliwych przecież<text:span text:style-name="T675">.</text:span><text:s/>A jak pokazują ostatnie dni, wiele nowych sytuacji konfliktowych jednak powstaje. Dlatego uważamy, że ta regulacja prawna jest potrzebna<text:span text:style-name="T676">.</text:span><text:s/>Żeby unikną<text:span text:style-name="T677">ć<text:s/></text:span>automatyzmu przyjęliśmy rozwiązania, które tutaj są i akceptujemy.</text:p>
      <text:p text:style-name="P678">Zostają dwie kwestie z naszego punktu widzenia istotne i które nie są takie do odrzucenia<text:span text:style-name="T679">.</text:span><text:s/>To znaczy - my rozumiemy argumenty i uważam też, że ta ustawa ma po pierwsze charakter przejściowy, po drugie<text:s/><text:span text:style-name="T680">-</text:span><text:s/>bardziej mo<text:span text:style-name="T681">ra</text:span>lno-polityczny niż stricte prawny, ale jednak warto byłoby uwzględnić i to o czym mówił mi<text:span text:style-name="T682">n.</text:span><text:s/>Brol, a więc kwestie... przecież nie chodzi tutaj o kwestionowanie wyroków sądowych, gdzie były zwolnienia w działalności związkowej, tu chodzi o wszystkie pozostałe przypadki, gdzie były tłem czy pretekstem. To znaczy - tłem była działalność związkowa, natomiast użyto innego dowolnego pretekstu, aby tak to zrobić. Nie wiem, ja bym proponował, żeby jeszcze tę propozycję min.<text:s/><text:span text:style-name="T683">s</text:span>prawiedliwości przemyśleć. Tym bardziej, że nie jest to<text:s/><text:span text:style-name="T684">ja</text:span>kiś tam minister, ale w tej kwestii akurat istotny.</text:p>
      <text:p text:style-name="P685">Druga rzecz dotyczy czysto praktycznej strony działalności komisji społecznej. I tu chciałem także swoją obawę wygłosić<text:span text:style-name="T686">.</text:span><text:s/>Mianowicie - o ile w przypadkach kiedy rozwiązanie stosunku pracy nastąpiło w wyniku wypowiedzenia za działalność itd<text:span text:style-name="T687">.</text:span>, czy w innej formie - rzecz wydaje się stosunkowo prosta. Nawet kiedy ten tytuł wypowiedzenia był nie związany z tymi paragrafami, ale była to formuła wypowiedzenia. Natomiast w przypadku kiedy rozwiązanie stosunku pracy odbyło się za porozumieniem stron, nie wiem czy my czasami komisji naszej społecznej nie stawiamy w ogromnie trudnym z praktycznego punktu widzenia położenia. Jak można po tylu latach, w sposób skuteczny,<text:s/>niebudzący<text:s/>wątpliwości,<text:s/>nieosłabiający<text:s/>wiarygodności tej społecznej komisji wyrokowa<text:span text:style-name="T688">ć</text:span><text:s/>w tego rodzaju sprawach. One oczywiście miały miejsce, to nie ulega żadnej wątpliwości. O skali nie dyskutujemy, bo to jest zawsze trudne<text:span text:style-name="T689">.</text:span><text:s/>Nawet jeden z członków naszego zespołu przyznał się i rozstał się kiedy z pracownikiem na zasadzie<text:s/><text:span text:style-name="T690">-</text:span><text:s/>no to stary, lepiej się rozstańmy, niż mają by<text:span text:style-name="T691">ć</text:span><text:s/>z tego tytułu kłopoty.<text:s/>I taka formuła została przyjęta, to my wiemy<text:span text:style-name="T692">.</text:span><text:s/>Nie jesteśmy tutaj dziećmi i wiemy, że tego rodzaju sytuacje się zdarzały. Tylko pytanie jest w drugą stronę - w jaki sposób ta komisja praktycznie mogłaby tego dochodzić<text:span text:style-name="T693">.</text:span></text:p>
      <text:p text:style-name="P694">Ja oczywiście mogę uspokoić si<text:span text:style-name="T695">ę</text:span><text:s/>myślą następującą: że tam, gdzie było tego rodza<text:span text:style-name="T696">j</text:span>u daleko idące zrozumienie stron<text:s/><text:span text:style-name="T697">i</text:span><text:s/>dobra atmosfera, to ten człowiek albo już pracuje ponownie albo zacznie pracować w<text:s/><text:soft-page-break/>momencie zalegalizowania<text:s/>„Solidarności, bo niejako ustanie przyczyna, dla której on mógł mieć tego czy innego rodzaju kłopoty.</text:p>
      <text:p text:style-name="P698">Ale zastanówmy się także i nad czymś takim co robić<text:span text:style-name="T699">,<text:s/></text:span>jeżeli komisja zostanie narażona wnioskami ludzi - powiedzmy -<text:s/>nieuczciwych, którzy będą chcieli jakby dopisać się do działalności związkowej post factum. No, można oczywiście starać się udowadniać, ale tego rodzaju nadużycia też mogą mieć miejsce<text:span text:style-name="T700">.<text:s/></text:span>Stąd nasza wątpliwość związana z tego rodzaju sytuacją prawną jest wyrażana głośno<text:span text:style-name="T701">,</text:span><text:s/>żeby może znaleźć rozwiązanie, które chroniłoby tę komisję po pierwsze przed tego rodzaju sprawami, by<text:span text:style-name="T702">ć</text:span><text:s/>może nawet zalewem tego rodzaju spraw; no a dwa -<text:s/>nadużyciami jakby powagi i wiarygodności społecznej tej komisji, bo to także jest możliwe. A więc to mówię tak tylko, żeby sobie to uporządkować w sposobie myślenia<text:span text:style-name="T703">.</text:span></text:p>
      <text:p text:style-name="P704">Proszę bardzo - min.<text:s/><text:span text:style-name="T705">B</text:span>rol w tych kwestiach, które tu były zgłaszane.</text:p>
      <text:p text:style-name="P706"><text:span text:style-name="T707">Min.</text:span><text:span text:style-name="T708"><text:s/></text:span><text:span text:style-name="T709">Jan Brol</text:span><text:span text:style-name="T710">:</text:span></text:p>
      <text:p text:style-name="P711">Proszę<text:s/>państwa, moja wypowiedź wywołała parę głosów w dyskusji uzasadniających celowoś<text:span text:style-name="T712">ć</text:span><text:s/>naprawienia tych krzywd dla działaczy związkowych, które zostały spowodowane niesłusznymi zwoln<text:span text:style-name="T713">ie</text:span>niami.</text:p>
      <text:p text:style-name="P714">Otóż ja chcę podkreśli<text:span text:style-name="T715">ć</text:span><text:s/>jeszcze raz, że ja tego nie kwestionuję.<text:s/>Przecież ją nie powiedziałem, że jesteśmy przeciwni tej regulacji<text:span text:style-name="T716">.</text:span></text:p>
      <text:p text:style-name="P717">Istotnie rzecz sprowadza się tylko do tego,<text:s/><text:span text:style-name="T718">o</text:span><text:s/>czym ostatnio teraz mówił pan min. Kwaśniewski<text:s/><text:span text:style-name="T719">-</text:span><text:s/>czy rzeczywiście tą ustawą i możliwościami tej komisji społecznej, w zakresie rozwiązania umowy o pracę za porozumieniem stron - jesteśmy w stanie powiedzie<text:span text:style-name="T720">ć</text:span><text:s/>dzisiaj, że rozbudzając duże apetyty jesteśmy w stanie je zaspokoić<text:span text:style-name="T721">.</text:span><text:s/>A więc to tylko o to chodzi<text:span text:style-name="T722">.<text:s/></text:span>Przecież dzisiaj nikt z nas nie wie, jaka to będzie skala zjawiska<text:span text:style-name="T723">.</text:span><text:s/>Dobrze, jeżeli to będzie mała skala zjawiska, nie ma sprawy<text:span text:style-name="T724">.</text:span><text:s/>Ale nie można przewidzieć czy to nie będzie bardzo duża i daleko wykraczająca poza sprawy, które były w sądzie<text:span text:style-name="T725">.</text:span></text:p>
      <text:p text:style-name="P726">Pan dr Kaczyński ocenia, że 50 proc. to sprawy sądowe, a 50 proc<text:span text:style-name="T727">.</text:span><text:s/>niesądowe<text:span text:style-name="T728">.</text:span><text:s/>Ja jestem przekonany, że to jest absolutnie niemożliwe ażeby było 50 proc. spraw sądowych.</text:p>
      <text:p text:style-name="P729"><text:span text:style-name="T730"><text:s text:c="27"/></text:span>:</text:p>
      <text:p text:style-name="P731">50 proc. spraw sądowych to te sprawy, gdzie były użyte inne preteksty.</text:p>
      <text:p text:style-name="P732"><text:span text:style-name="T733">Min. B</text:span><text:span text:style-name="T734">ro</text:span><text:span text:style-name="T735">l</text:span>:</text:p>
      <text:p text:style-name="P736">A te, tak. Przepraszam, bo myślałem, że ich jest a<text:span text:style-name="T737">ż</text:span><text:s/>50 proc.<text:span text:style-name="T738"><text:s/></text:span>Oczywiście gros spraw to będą sprawy pozasądowe, które w ogóle nie były w sądzie.</text:p>
      <text:p text:style-name="P739">Ale tam jeszcze gdzie nastąpiło zwolnienie jednostronną decyzją kierownika zakładu pracy, to nie ma problemu. Ale tam gdzie była za porozumieniem stron, to jako praktyk, który się tym także za<text:span text:style-name="T740">j</text:span>muje, to wiem, że po prostu stwarzamy bardzo konfliktogenną tutaj sytuację. To do rozważenia.</text:p>
      <text:p text:style-name="P741">Natomiast co do drugiej sprawy. Także nie jes<text:span text:style-name="T742">t</text:span>em i nie<text:s/>byłem za tym, że aby pracownik, który przegrał w sądzie, a był działaczem związkowym, miał być pozbawiony tych uprawnień, które wynikają z ustawy. Ja absolutnie się za tym nie wypowiadam<text:span text:style-name="T743">.</text:span><text:s/>I nie o to idzie. Cały czas chcę tylko podkreślić, cały problem sprowadza się do tego - kto ma załatwić sprawy, które były przedmiotem rozpoznania w sądzie, ale gdzie sąd przyjął inną podstawę niż działalność związkowa. Czyli oficjalna przyczyna zwolnienia nie pokrywa się z tą nieofi<text:span text:style-name="T744">cj</text:span>alną.</text:p>
      <text:p text:style-name="P745">Ja jestem w tej trudnej sytuacji, że nie mogę w przeciwieństwie do pana profesora Zielińskiego<text:s/><text:soft-page-break/>powoływać się na cudze autorytety. No, ale także i te cudze autorytety, jak wynika z tego, przecież podkreślają, że orzecznictwo było nie takie znowu tylko przeciwko związkowcom. I to wiemy przecież bez potrzeby sięgania do cudzych autorytetów. Oczywiście, były takie, były i inne orzeczenia. Różnie zresztą w różnych sądach to się nawet układało. Orzecznictwo nie było<text:s/><text:span text:style-name="T746">je</text:span>dnolite w tych sprawach. Ale nie to jest najważni<text:span text:style-name="T747">ej</text:span>sze. Najważniejszy jest wypadek, gdzie na podstawie tych... tego samego stanu faktycznego inne oceny dokonuje komisja niż sąd. I o to nam tylko chodzi. To nie jest, że tam prawomocność. Ja tu nie chcę czytać k.p.c. i wchodzić<text:s/><text:span text:style-name="T748">w</text:span><text:s/>teorię co jest objęte prawomocnym<text:span text:style-name="T749">.</text:span><text:s/>Oczywiście, że motywy także, podstawa się liczy rozstrzygnięciem, podstawa faktyczna. To jest tak oczywiste, że nie ma potrzeby prowadzić tutaj szerokiej polemiki.</text:p>
      <text:p text:style-name="P750">I dlatego nam chodzi tylko o takie stwierdzen<text:span text:style-name="T751">ie</text:span>, które może być - jeżeli nie odpowiada - powiedzmy rewizja nadzwyczajna, chociaż ja bym jej wcale nie wykluczył, ponieważ jest to środek, który pozwala również na rozstrzygnięcie. Mogłoby to brzmieć w sprawach, w których zapadł<text:span text:style-name="T752">y</text:span><text:s/>wyroki oddalające przywrócenie do pracy z innych przyczyn niż wymienione w punkcie<text:s/>pierwszym, o uprawnieniach pracownika orzeka sąd pracy<text:span text:style-name="T753">.</text:span></text:p>
      <text:p text:style-name="P754"><text:span text:style-name="T755">A</text:span><text:s/>więc chodzi tylko o to, kto ma być kompetentny do weryfikacji stanu faktycznego, ustalonego przez sąd odmiennie niż to obecnie twierdzi pracownik. I tu o to idzie, tylko o taką sprawę. I co do tego ja nie mam tutaj upoważnienia od<text:s/>Ministra<text:s/>Sprawiedliwości, żeby w czymkolwiek modyfikować to stanowisko<text:span text:style-name="T756">.</text:span><text:s/>I dlatego jest ono takie, żeby to co w sądzie było, było rozstrzygane przez sąd.</text:p>
      <text:p text:style-name="P757">Co natomiast idzie o autorytet - czy to uszczupla autorytet czy nie. Oczywiście, że uszczupla autorytet, jeżeli inna komisja weryfikuje ustalenia sądowe<text:span text:style-name="T758">.</text:span><text:s/>To jest dla każdego jasne. I dlatego sądzę, że ten wywód pana pro<text:span text:style-name="T759">f</text:span>. Zielińskiego jest - jak mi się wydaje - taki niezbyt sympatyczny dla sądu. Bo sądzę jednak, że można mie<text:span text:style-name="T760">ć</text:span><text:s/>takie zaufanie, że przecież sądy na podstawie tej ustawy będą stosować to prawo, które aktualnie obowiązuje, a nie wykładnię, która obowiązywała wówczas kiedy uznawano, że nielegalna działalność związku zawodowego n<text:span text:style-name="T761">iereje</text:span>strowanego, była podstawą do zwolnienia. No, bo takie było orzecznictwo Sądu Najwyższego, o czym wielu z nas tutaj wie.</text:p>
      <text:p text:style-name="P762">Dziękuję bardzo.</text:p>
      <text:p text:style-name="P763"><text:span text:style-name="T764">Przewodniczący</text:span>:</text:p>
      <text:p text:style-name="P765">Dziękuję uprzejmie.</text:p>
      <text:p text:style-name="P766">Proszę - jeszcze pan prof.<text:s/><text:span text:style-name="T767">Z</text:span>ieliński, następnie pan Wujec.</text:p>
      <text:p text:style-name="P768"><text:span text:style-name="T769">Pr</text:span><text:span text:style-name="T770">of</text:span><text:span text:style-name="T771">. T.<text:s/></text:span><text:span text:style-name="T772">Zie</text:span><text:span text:style-name="T773">liń</text:span><text:span text:style-name="T774">ski</text:span>:</text:p>
      <text:p text:style-name="P775">Ja nie będę się wypowiadał na temat tego co jest sympatyczne, a co jest niesympatyczne w wywodach. Ale chciałbym tylko panu ministrowi przypomnieć, a pan to bardzo dobrze wie, że wyrok prawomocny ma powagę rzeczy osądzonej tylko co do tego co w związku z podstawą sporu stanowiło przedmiot rozstrzygnięcia.<text:s/>Przedmiot rozstrzygnię<text:span text:style-name="T776">ci</text:span>a jednak będzie inny. I myślę,<text:s/><text:span text:style-name="T777">ż</text:span>e i ta podstawa również.</text:p>
      <text:p text:style-name="P778">Dziękuję.</text:p>
      <text:p text:style-name="P779"><text:span text:style-name="T780">Przewodniczący</text:span>:</text:p>
      <text:p text:style-name="P781">Proszę bardzo.</text:p>
      <text:p text:style-name="P782"><text:span text:style-name="T783">Ob.</text:span><text:span text:style-name="T784"><text:s/></text:span><text:span text:style-name="T785">H.</text:span><text:span text:style-name="T786"><text:s/></text:span><text:span text:style-name="T787">Wujec</text:span>:</text:p>
      <text:p text:style-name="P788">Nie rozum<text:span text:style-name="T789">i</text:span>em jednej rzeczy. Często strona rządowa powołuje się na powstanie sytuacji konfliktowych<text:s/><text:soft-page-break/>w wypadku jakiegoś rozszerzenia tego zapisu. Ale ja nie rozumiem tych sytuacji konfliktowych. Jakie mogą być sytuacje konfliktowe w zakładzie pracy, jeżeli ktoś zwraca się o przyjęcie do zakładu pracy. Można sobie wyduma<text:span text:style-name="T790">ć</text:span><text:s/>taką historię, że ktoś powiedzmy został zwolniony za pijaństwo i zwraca się do zakładu pracy. Ale to jest przecież przypadek oczywisty. I tam są tak samo działacze “Solidarności<text:span text:style-name="T791">”</text:span><text:s/>i oni znają tę sytuację. I nikt w takim przypadku nie będzie popierał, jeżeli ktoś taki będzie się zwracał o przyjęcie. I zresztą to jest przypadek wydumany, bo zwykle taka osoba nie będzie startować do stosowania tych przepisów. Tak że powoływanie się na sytuacje konfliktowe - moim zdaniem - jest tutaj...</text:p>
      <text:p text:style-name="P792"><text:span text:style-name="T793">Ob. T. Mazowiecki</text:span>:</text:p>
      <text:p text:style-name="P794">Tu chodzi o te wypadki za porozumieniem stron. Bo za pijaństwo to nie było za porozumieniem stron, gdzie właściwie uciekła już przyczyna i jak to udowadniać?</text:p>
      <text:p text:style-name="P795"><text:span text:style-name="T796">Ob.</text:span><text:span text:style-name="T797"><text:s/></text:span><text:span text:style-name="T798">H.</text:span><text:span text:style-name="T799"><text:s/></text:span><text:span text:style-name="T800">Wujec</text:span>:</text:p>
      <text:p text:style-name="P801">To też chyba nie jest - nie będzie powodować sytuacji konfliktowej. Co najwyżej będzie sytuacja wymagała wyjaśnienia. Jeżeli ktoś mimo porozumienia stron zwraca się o przyjęcie, to znaczy, że to faktycznie nie było na zasadzie porozumienia<text:s/>stron, tylko jakoś było to wymuszone to porozumienie stron<text:span text:style-name="T802">.<text:s/></text:span>Bo jeżeli było faktycznie porozumienie stron, to on już nie będzie wracał do tego zakładu, ponieważ już ma sytuację ustabilizowaną<text:span text:style-name="T803">.</text:span></text:p>
      <text:p text:style-name="P804">I tak samo ten, który sam często musiał się zwolni<text:span text:style-name="T805">ć</text:span><text:s/>z zakładu pracy, bo taka była sytuacja,<text:s/><text:span text:style-name="T806">n</text:span>o to też - jeżeli on wraca do tego zakładu ponownie, mimo że sam się zwolnił, to jakoś był do tego przymuszony.</text:p>
      <text:p text:style-name="P807">Tak że tutaj nie bardzo widzę, ażeby te sytuacje konfliktowe powstawały faktycznie na niekorzyść pracodawcy, bo na niekorzyść pracownika - to często<text:span text:style-name="T808">.</text:span></text:p>
      <text:p text:style-name="P809"><text:span text:style-name="T810">P</text:span><text:span text:style-name="T811">rz</text:span><text:span text:style-name="T812">ewodn</text:span><text:span text:style-name="T813">ic</text:span><text:span text:style-name="T814">zą</text:span><text:span text:style-name="T815">cy</text:span><text:span text:style-name="T816">:</text:span></text:p>
      <text:p text:style-name="P817">Dziękuję. Kto jeszcze?</text:p>
      <text:p text:style-name="P818">Ja mam pytanie do kolegów ze strony solidarnościowej - gdyby przyjąć tę propozycję, to znaczy - chciałbym znać stosunek kolegów do propozycji, którą tu min<text:span text:style-name="T819">.</text:span><text:s/>Brol krótko przeczytał. To znaczy gdyby uznać, że w tej części spraw, gdzie było orzecznictwo sądu dotyczące.<text:span text:style-name="T820">..<text:s/></text:span>gdzie pretekstem był inny pretekst aniżeli działalność związkowa, gdyby tu jednak zastosować tryb rewizji, tzn. tryb postępowania sądowego. To czy to.<text:span text:style-name="T821">..</text:span><text:s/>To byłaby tylko część, natomiast dla całej reszty trzymalibyśmy się tego rozwiązania modelowego, które jest zapisane w założeniach. Ja nie jestem prawnikiem, więc nie chciałbym wypowiadać się, bo trudno mi to ocenić. Natomiast - być może - byłoby tu znalezienie jakiegoś modus vivendi między stanowiskiem<text:s/>Ministra<text:s/>Spraw<text:span text:style-name="T822">ie</text:span>dliwości a tym co my możemy zaproponować.</text:p>
      <text:p text:style-name="P823"><text:span text:style-name="T824"><text:s text:c="27"/></text:span>:</text:p>
      <text:p text:style-name="P825">Ja mam tutaj taką uwagę, która bezpośrednio nie łączy się z naszą opinią, bo tę opinię dopiero po przerwie - jak sądzę - będziemy mogli tutaj wyrazić. Ale ta<text:s/><text:span text:style-name="T826">os</text:span>tatnia propozycja pana ministra nie dotyczyła wznowienia, w każdym razie nie bezpośrednio ani rewizji nadzwyczajnej, ani postępowania, tylko wyraźnego odesłania do postępowania sądowego z ewentualnym zastosowaniem analogicznych przepisów o wznowieniu postępowania<text:span text:style-name="T827">.</text:span></text:p>
      <text:p text:style-name="P828"><text:span text:style-name="T829">Min. B</text:span><text:span text:style-name="T830">r</text:span><text:span text:style-name="T831">ol</text:span>:</text:p>
      <text:p text:style-name="P832">To znaczy, że wtedy można by zastosować albo przepisy o wznowieniu postępowan<text:span text:style-name="T833">ia</text:span><text:s/>albo też, że po prostu w zakres kompetencji komisji wchodziłby sąd<text:span text:style-name="T834">.</text:span><text:s/>Ten sąd, który orzeka w danej sprawie<text:span text:style-name="T835">.</text:span><text:s/><text:span text:style-name="T836">W</text:span><text:s/>zakres<text:s/><text:soft-page-break/>kompetencji - czyli uprawnienia pracownikowi, by nie przysługiwały o przywrócenie do pracy. Bo pan pro<text:span text:style-name="T837">f.</text:span><text:s/>Zieliński to skrytykował, żeby mu nie przysługiwały. Ja nie wiem dlaczego<text:s/>miałyby<text:s/>być lepsze roszczenia, niż te które my ustalamy. Ale jeżeli pan pro<text:span text:style-name="T838">f.</text:span><text:s/>Z<text:span text:style-name="T839">ie</text:span>liński to odrzuca, to możemy wprowadzić tak jak ja tutaj przed chwilą zaproponowałem, ale ja to też tutaj tak to sobie piszę bez jakiegoś głębszego przemyślenia, że w sprawach, w których zapadły prawomocne wyroki oddalające powództwo o przywrócenie do pracy z innych przyczyn - czyli nie działalność związkowa, bo jak działalność związkowa, to wiadomo - ustawa działa, jest tu niejako automat. Nawet jest dowód już taki pewny dowód, że chyba lepszego nie ma - jak uzasadnienie wyroku, że działalność związkowa. Ale to nie o te sprawy chodzi. Tu chodzi o sprawy…<text:s/>inne przyczyny. Te oficjalne były inne, a nieoficjalne to właśnie działalność związkowa. O uprawnieniach jakichś, które tu byłyby przewidziane w tej ustawie - orzeka Sąd Pracy, który<text:s/>wydał pracy.</text:p>
      <text:p text:style-name="P840"><text:span text:style-name="T841">Przewodniczący</text:span>:</text:p>
      <text:p text:style-name="P842">Panowie przewodniczący, ja mam taką propozycję - bo wydaje mi się, że tutaj możemy znaleźć jakieś wyjścia naprzeciw, a to by nas chroniło<text:s/><text:span text:style-name="T843">w</text:span><text:s/>późniejszej procedurze przed komplikacjami - czego chciałbym unikn<text:span text:style-name="T844">ą</text:span>ć<text:span text:style-name="T845">.</text:span><text:s/>Ja nawet byłbym gotów wtedy, że tak powiem, no nie to też po przerwie powiem do czego byłbym gotów<text:span text:style-name="T846">.</text:span><text:s/>I zostałaby nam wtedy, bo ta uwaga pana pr<text:span text:style-name="T847">of.</text:span><text:s/>Zielińskiego została wprowadzona niejako automatycznie, to prosiłbym tylko prawników o właściwe zapisanie. Chodzi mianowicie o artykuł 8.</text:p>
      <text:p text:style-name="P848">Panowie, my to musimy przepisać i to dzisiaj musi by<text:span text:style-name="T849">ć<text:s/></text:span>też przyjęte, ażebyśmy wiedzieli na czym stoimy<text:span text:style-name="T850">.</text:span></text:p>
      <text:p text:style-name="P851">Natomiast zostałaby nam jeszcze wtedy kwestia tych powołań tzn. nauczycieli akademickich itd. I to by wymagało jakiegoś zapisania do dalszych poszukiwań. Dlatego, że trudno nam - przynajmniej tak sądzę - w tej ustawie określić obowiązek zatrudniania osób w innym trybie niż stosunek pracy, niż umowa o pracę<text:span text:style-name="T852">.</text:span></text:p>
      <text:p text:style-name="P853"><text:span text:style-name="T854">Ob.<text:s/></text:span><text:span text:style-name="T855">T</text:span><text:span text:style-name="T856">.<text:s/></text:span><text:span text:style-name="T857">M</text:span><text:span text:style-name="T858">az</text:span><text:span text:style-name="T859">o</text:span><text:span text:style-name="T860">wie</text:span><text:span text:style-name="T861">c</text:span><text:span text:style-name="T862">ki</text:span>:</text:p>
      <text:p text:style-name="P863">Umowa o pracę i powołanie<text:span text:style-name="T864">.</text:span></text:p>
      <text:p text:style-name="P865"><text:span text:style-name="T866"><text:s text:c="27"/></text:span>:</text:p>
      <text:p text:style-name="P867">Powołanie to dotyczy nominacji, a to jest co innego niż powołan<text:span text:style-name="T868">ie.</text:span></text:p>
      <text:p text:style-name="P869"><text:span text:style-name="T870">Przewodniczący</text:span>:</text:p>
      <text:p text:style-name="P871">Pogadajmy sobie o tym jak to trzeba by było<text:span text:style-name="T872">.</text:span><text:s/>Mamy tu zresztą stanowisko min. Fisiaka, który przekazał pro<text:span text:style-name="T873">f.</text:span><text:s/>Samsonowiczowi.<text:span text:style-name="T874"><text:s/></text:span>Ono jest jakby próbą wyjścia naprzeciw w kwestii nauczycieli oraz nauczycieli akademickich<text:span text:style-name="T875">.</text:span><text:s/>Nie wiem czy znacie to panowie. Ja to podam panom, ponieważ to mam.</text:p>
      <text:p text:style-name="P876">Tak więc proponuję - mam prośbę do pana prof. Zielińsk<text:span text:style-name="T877">ie</text:span>go, do pana Kaczyńskiego, nie wiem kto ze strony OPZZ, do pana prof. Masewicza i pana min. Brola, aby wykorzystać przerwę i zastanowić się nad tymi sformułowaniami<text:span text:style-name="T878">.</text:span><text:s/>I byśmy po przerwie wrócili tak,<text:s/><text:span text:style-name="T879">ab</text:span>y<text:s/><text:span text:style-name="T880">j</text:span>u<text:span text:style-name="T881">ż</text:span><text:s/>t<text:span text:style-name="T882">ę</text:span><text:s/>kwestię założeń zamknąć<text:span text:style-name="T883">.</text:span></text:p>
      <text:p text:style-name="P884">Ogłaszam przerwę obiadową do godziny 14<text:span text:style-name="T885">.</text:span>45<text:span text:style-name="T886">.</text:span></text:p>
      <text:p text:style-name="P887">/Przerwa/.</text:p>
      <text:p text:style-name="P888"/>
      <text:p text:style-name="P889"><text:span text:style-name="T890">Przewodniczący</text:span>:</text:p>
      <text:p text:style-name="P891">Zapraszam. Rozpoczynam obrady<text:span text:style-name="T892">.</text:span><text:s/>Proszę<text:s/>państwa<text:s/>ja proponuję, a<text:span text:style-name="T893">że</text:span>byśmy się skoncentrowali, chociaż wszyscy jesteśmy bardzo zmęczeni<text:span text:style-name="T894">.</text:span><text:s/>Ale sądzę, że jesteśmy jednak na dobrej drodze, aby skończyć naszą ciężką pracę<text:span text:style-name="T895">.</text:span><text:s/>Jak obliczyłem, dzisiaj jest<text:s/><text:span text:style-name="T896">58</text:span>-my dzień od rozpoczęcia obrad<text:s/>„okrągłego stołu”<text:span text:style-name="T897">.</text:span><text:s/>A więc mamy szansę<text:span text:style-name="T898">.</text:span><text:s/><text:span text:style-name="T899">V</text:span>erne pisał o tym, że w 80 dni objechał dookoła świat, a myśmy w ciągu 60<text:s/><text:soft-page-break/>dni obrócili się dookoła własnej osi<text:span text:style-name="T900">.</text:span><text:s/>A ja uważam, że jest to dużo większe osiągnięcie<text:span text:style-name="T901">.</text:span></text:p>
      <text:p text:style-name="P902">Mam pytanie do prawników - czy mają fo<text:span text:style-name="T903">r</text:span>mułę, która za<text:span text:style-name="T904">pro</text:span>p<text:span text:style-name="T905">onow</text:span>ana byłaby do przyjęcia i wychodziłaby naprzeciw i stanowisku Ministerstwa Sprawiedliwości, a byłaby jednocześnie zgodna ze s<text:span text:style-name="T906">p</text:span>os<text:span text:style-name="T907">o</text:span>bem myślenia strony solidarnościowej<text:span text:style-name="T908">.</text:span></text:p>
      <text:p text:style-name="P909">Proszę - pan Lech Kaczyński<text:span text:style-name="T910">.</text:span></text:p>
      <text:p text:style-name="P911"><text:span text:style-name="T912">Ob</text:span><text:span text:style-name="T913">.</text:span><text:span text:style-name="T914"><text:s/></text:span><text:span text:style-name="T915">L</text:span><text:span text:style-name="T916">ech Kaczyński</text:span>:</text:p>
      <text:p text:style-name="P917">My to traktujemy jako poważny kompromis, kolejny zresztą z naszej strony<text:span text:style-name="T918">.</text:span><text:s/>Ale w zakresie spraw, o których mówił tutaj pan min. Brol gotowi jesteśmy, aby kompetencje miały sądy<text:span text:style-name="T919">.</text:span><text:s/>Przy czym, oczywiście dotyczyłoby to tylko tych spraw, w<text:s/>których zapadło orzeczenie sądu, a nie tych, gdzie powiedzmy było rozwiązanie stosunku pracy z przyczyn innych niż związkowe, ale nie było ono pr<text:span text:style-name="T920">ze</text:span>dmiotem - tam właściwa byłaby komisja odwoławcza<text:span text:style-name="T921">.</text:span></text:p>
      <text:p text:style-name="P922">Przy czym chcielibyśmy bardzo, taki postulat stawiamy, aby sądem właściwym był tutaj sąd wojewódzki Sądu Pracy, a nie sąd rejonowy - pierwszej instancji oczywiście.</text:p>
      <text:p text:style-name="P923"><text:span text:style-name="T924">Z</text:span><text:s/>jakich przyczyn? Po pierwsze prawomocne orzeczenia zapadły na ogół w okręgowych sądach pracy i ubezpieczeń społecznych, czyli w sądach, które - ewentualnie także w sądach wojewódzkich, przecież te sądy działają od połowy<text:s/><text:span text:style-name="T925">1985</text:span><text:s/><text:span text:style-name="T926">r</text:span>.<text:span text:style-name="T927">,<text:s/></text:span>o ile pamiętam<text:span text:style-name="T928">.</text:span><text:s/>A więc powracanie do sądu rejonowego może tu nie miałoby sensu. Po drugie - są to składy bardziej doświadczone. My musimy brać pod uwagę, że sąd<text:s/><text:span text:style-name="T929">-</text:span><text:s/>o którym mó<text:span text:style-name="T930">w</text:span>imy<text:span text:style-name="T931"><text:s/></text:span>rozpatrywałby nie tylko przyczynę wypowiedzenia umowy, ale także sytuację w zakładzie pracy, która jest drugą przesłanką orzeczenia według przyjętego rozwiązania.</text:p>
      <text:p text:style-name="P932"><text:span text:style-name="T933">W</text:span><text:s/>sądach rejonowych bardzo często orzekają sędziowie, no bo -…<text:s/>doświadczenia - powiedzmy szczerze bardzo często nie sędziowie tylko dopiero asesorzy.</text:p>
      <text:p text:style-name="P934"><text:span text:style-name="T935">Min</text:span><text:span text:style-name="T936">.</text:span><text:span text:style-name="T937"><text:s/>Brol</text:span>:</text:p>
      <text:p text:style-name="P938">Bardzo dobrze orzekają, panie profesorze<text:span text:style-name="T939">.</text:span><text:s/>Jestem pełen podziwu dla tych młodych ludzi. Ale przepraszam, to tak na marginesie.</text:p>
      <text:p text:style-name="P940"><text:span text:style-name="T941">Prof. L</text:span><text:span text:style-name="T942">.<text:s/></text:span><text:span text:style-name="T943">Ka</text:span><text:span text:style-name="T944">cz</text:span><text:span text:style-name="T945">yń</text:span><text:span text:style-name="T946">sk</text:span><text:span text:style-name="T947">i</text:span>:</text:p>
      <text:p text:style-name="P948">Tak więc wydaje się nam, że szczególnie ze wzgl<text:span text:style-name="T949">ę</text:span>du na rozpatrywanie sytuacji w zakładzie pracy. Tutaj lepszym organem byłbym sąd wojewódzki pierwszej instancji. Oczywiście oznaczałoby to, że w drugiej instancji musi Sąd Najwyższy. No, a ewentualnie do ewentualnej siódemki Sądu Najwyższego przechodziły sprawy rewizyjne zwyczajne - składu osobowego, bo w 3<text:span text:style-name="T950">-</text:span>osobowym, by orzekał w normalnej rewizji.</text:p>
      <text:p text:style-name="P951">To jeżeli chodzi o ogólny zarys naszej koncepcji. To mniej więcej byłoby wszystko.</text:p>
      <text:p text:style-name="P952"><text:span text:style-name="T953">Przewodn</text:span><text:span text:style-name="T954">ic</text:span><text:span text:style-name="T955">zący</text:span>:</text:p>
      <text:p text:style-name="P956">Dziękuję bardzo panu doktorowi Kaczyńskiemu.</text:p>
      <text:p text:style-name="P957">Proszę - pan pro<text:span text:style-name="T958">f.</text:span><text:s/>Zieliński.</text:p>
      <text:p text:style-name="P959"><text:span text:style-name="T960">P</text:span><text:span text:style-name="T961">r</text:span><text:span text:style-name="T962">o</text:span><text:span text:style-name="T963">f.</text:span><text:span text:style-name="T964"><text:s/>T</text:span><text:span text:style-name="T965">.</text:span><text:span text:style-name="T966"><text:s/></text:span><text:span text:style-name="T967">Z</text:span><text:span text:style-name="T968">ieliński</text:span>:</text:p>
      <text:p text:style-name="P969">Ja mam dodatkowy argument za takim rozwiązaniem, w szczególności za rozwiązaniem, by te sprawy rozpatrywały w pierwszej instancji sądy wojewódzkie<text:span text:style-name="T970">.</text:span><text:s/>Otóż chodzi tutaj o ustawę w jakimś sensie nadzwyczajną i przejściową. Myślę, że w tych sprawach nadzwyczajnych byłoby słuszne, aby było to odstępstwo od ogólnej reguły, że w pierwszej instancji rozpatrują sądy rejonowe<text:span text:style-name="T971">.</text:span><text:s/>Ja nie chcę tutaj absolutnie dezawuować sędziów rejonowych, uważam że są różni ludzie i zapewne też są tam<text:s/><text:soft-page-break/>doświadczeni, ale ze względu na taki wyjątkowy charakter tych spraw byłoby rzeczą słuszną, aby były to sądy wojewódzkie<text:span text:style-name="T972">.</text:span></text:p>
      <text:p text:style-name="P973">Ponadto jest jeszcze jedna okazja natury jurydycznej<text:span text:style-name="T974">.</text:span><text:s/>Być może doszłoby wtedy do jakichś wytycznych. Chociaż wytyczne i tak<text:s/>mogłyby<text:s/>by<text:span text:style-name="T975">ć</text:span><text:s/>wydane przez Sąd Najwyższy, ale<text:s/><text:span text:style-name="T976">by</text:span>ć<text:span text:style-name="T977"><text:s/></text:span>może jakieś orzeczenia, które w tych sprawach by zapadły, miałyby jakiś ogólniejszy walor dla wszystkich tych spraw, które byłyby rozpatrywane pod rządami tej ustawy. Czyli dla interpretacji tych przepisów, które by powstały - pospiesznie prawda - byłoby to chyba wskazane, by istniała ta możliwość<text:span text:style-name="T978">,</text:span><text:s/>aby w Sądzie Najwyższym te sprawy były rozpatrywane na skutek rewizji wnoszonych przez jedną czy drugą stronę.</text:p>
      <text:p text:style-name="P979">Dziękuję.</text:p>
      <text:p text:style-name="P980"><text:span text:style-name="T981">P</text:span><text:span text:style-name="T982">rzew</text:span><text:span text:style-name="T983">odn</text:span><text:span text:style-name="T984">icz</text:span><text:span text:style-name="T985">ą</text:span><text:span text:style-name="T986">cy</text:span><text:span text:style-name="T987">:</text:span></text:p>
      <text:p text:style-name="P988">Dziękuję uprzejmie.</text:p>
      <text:p text:style-name="P989">Proszę - pan min.<text:s/>Brol.</text:p>
      <text:p text:style-name="P990"><text:span text:style-name="T991">Min</text:span><text:span text:style-name="T992">.</text:span><text:span text:style-name="T993"><text:s/></text:span><text:span text:style-name="T994">J.</text:span><text:span text:style-name="T995"><text:s/>Brol</text:span>:</text:p>
      <text:p text:style-name="P996">Ja się nie upieram, chociaż nie wiem co moi przełożeni powiedzą na taki zapis<text:span text:style-name="T997">.</text:span><text:s/>Dlatego, że jest to jednak przede wszystkim obc<text:span text:style-name="T998">i</text:span>ą<text:span text:style-name="T999">ż</text:span>en<text:span text:style-name="T1000">i</text:span>e Sądu Najwyższego. Właśnie w tej chwili tendencja jest wręcz odwrotna, żeby nie obciążać instancyjnymi sprawami sądu Najwyższego.<text:s/><text:span text:style-name="T1001">I</text:span><text:s/>to tak właściwie jest w gestii I prezesa Sądu Najwyższego, a nie<text:s/>Ministra<text:s/>Sprawiedliwości.</text:p>
      <text:p text:style-name="P1002">A więc jeżeli tutaj tak wspólnie ustalimy, to ja ani nie mam kompetencji, żeby si<text:span text:style-name="T1003">ę</text:span><text:s/>wypowiedzieć za,<text:s/>ani przeciw w tej sprawie<text:span text:style-name="T1004">.</text:span><text:s/>Bo mogą być rozpatrywane te sprawy także i w sądach.<text:s/><text:span text:style-name="T1005">Je</text:span>st tutaj tylko jedna jeszcze wątpliwość, ażeby tu jasno postawić - sądy pracy funkcjonują od 198<text:span text:style-name="T1006">5</text:span><text:s/>roku.<text:s/><text:span text:style-name="T1007">Je</text:span>st pewna znaczna może i część, nie wiem jaka to może okazać się liczba, w których prawomocne orzeczenia wydane zostały przez komisje do spraw pracy do 1985 roku. No, więc tu jest też problem znowu. Jest to orzeczenie z udziałem sędziego wydane. A więc tu już chyba trzeba by wszystkie orzeczenia jednak, bez względu na to czy one zapadły w komisji odwoławczej, czy zapadła w Sądzie Pracy od<text:s/><text:span text:style-name="T1008">1</text:span>9<text:span text:style-name="T1009">8</text:span>5 r<text:span text:style-name="T1010">.</text:span>, czy w Okręgowym Sądzie Pracy i Ubezpieczeń Społecznych, to już trzeba by jednolicie to pot<text:span text:style-name="T1011">raktow</text:span>a<text:span text:style-name="T1012">ć</text:span>.</text:p>
      <text:p text:style-name="P1013"><text:span text:style-name="T1014"><text:s text:c="27"/></text:span>:</text:p>
      <text:p text:style-name="P1015">Ja bym tylko chciał dodać jedno, bo pan minister powiedział przełożonych. Ja znam przełożonych i kolegów, i przełożonych z<text:s/>„Solidarności<text:span text:style-name="T1016">”</text:span><text:s/>i OPZZ, którzy też lekko nie mają. A więc tu jest nasz wspólny los, musimy decydować<text:span text:style-name="T1017">.</text:span></text:p>
      <text:p text:style-name="P1018">Ja sądzę, że jeżeli chodzi o komisje odwoławcze, to sądzę - że przecież naprawdę komisja odwoławcza nie jest sądem. Nie była, a po drugie jest instytucją, której nasz system prawny ob<text:span text:style-name="T1019">e</text:span>cny nie zna<text:span text:style-name="T1020">,</text:span><text:s/>już od kilku lat.</text:p>
      <text:p text:style-name="P1021">Ja rozumiem, że istnieją argumenty, których pan minister szeroko omówił dotyczące sądów. Komisja odwoławcza wprawdzie z udziałem sędziego działała, ale przecież nie był to sąd.<text:s/>I to była właśnie jeden z powodów, dla którego te komisje odwoławcze uległy likwidacji. I dlatego ograniczyłbym się</text:p>
      <text:p text:style-name="P1022">tutaj do sądów. Co zresztą by zmniejszyło zakres tego problemu.</text:p>
      <text:p text:style-name="P1023"><text:span text:style-name="T1024">Przewodniczący</text:span>:</text:p>
      <text:p text:style-name="P1025">Dobrze, panowie - przepraszam jeszcze pan<text:s/><text:span text:style-name="T1026">M</text:span>azowiecki<text:span text:style-name="T1027">.</text:span></text:p>
      <text:p text:style-name="P1028"><text:span text:style-name="T1029">Ob</text:span><text:span text:style-name="T1030">.</text:span><text:span text:style-name="T1031"><text:s/>T</text:span><text:span text:style-name="T1032">.</text:span><text:span text:style-name="T1033"><text:s/>Mazowie</text:span><text:span text:style-name="T1034">cki</text:span><text:span text:style-name="T1035">:</text:span></text:p>
      <text:soft-page-break/>
      <text:p text:style-name="P1036"><text:span text:style-name="T1037">W</text:span><text:s/>punkcie czwartym dopisalibyśmy<text:s/><text:span text:style-name="T1038">je</text:span>dno zdanie - jeżeli pan doktor wziąłby ten nasz..<text:span text:style-name="T1039">.</text:span><text:s/>„W sprawach, w których zapad<text:span text:style-name="T1040">ł</text:span>y prawomocne wyroki sądowe oddalające roszczenie o przywrócenie do pracy z innych niż wymienione w punkcie 1-szym przyczyn, z innych przyczyn niż wymienione w punkcie 1-szym orzeka właściwy sąd wojewódzki - Sąd Pracy i Ubezpieczeń Społecznych, w trybie przepisów o postępowaniu w sprawach z zakresu prawa pracy”.</text:p>
      <text:p text:style-name="P1041"><text:span text:style-name="T1042">Przewodniczący</text:span>:</text:p>
      <text:p text:style-name="P1043">Czy możemy przyją<text:span text:style-name="T1044">ć</text:span>, że to jest dobry zapis do założeń. To by podlegało ewentualnej cyzelacji w przypadku ustawy.</text:p>
      <text:p text:style-name="P1045"><text:span text:style-name="T1046"><text:s text:c="27"/></text:span>:</text:p>
      <text:p text:style-name="P1047">Czy to oznaczałoby rewizje nadzwyczajne?</text:p>
      <text:p text:style-name="P1048"><text:span text:style-name="T1049">Ob. T</text:span><text:span text:style-name="T1050">.</text:span><text:span text:style-name="T1051"><text:s/>Mazowiecki</text:span>:</text:p>
      <text:p text:style-name="P1052">Nie, to są nowe sprawy, na bazie tamtych.</text:p>
      <text:p text:style-name="P1053"><text:span text:style-name="T1054">Przewodniczący</text:span>:</text:p>
      <text:p text:style-name="P1055">Proponuję teraz sformułowanie do punktu 8-<text:span text:style-name="T1056">e</text:span>go.</text:p>
      <text:p text:style-name="P1057">Może pan pro<text:span text:style-name="T1058">f.</text:span><text:s/>Zieliński by zaproponował. Tam pan wnosił tę kwestię przedstawiciela związkowego, tylko żebyśmy już zapisali po prostu właściwe brzmienie.</text:p>
      <text:p text:style-name="P1059">Prosiłbym uprzejmie o propozycje.</text:p>
      <text:p text:style-name="P1060"><text:span text:style-name="T1061">Pr</text:span><text:span text:style-name="T1062">of.</text:span><text:span text:style-name="T1063"><text:s/>Zieliński</text:span><text:span text:style-name="T1064">:</text:span></text:p>
      <text:p text:style-name="P1065">Do punktu 8-<text:span text:style-name="T1066">g</text:span>o następne zdanie:<text:s/><text:span text:style-name="T1067">„</text:span>Z listy związkowe<text:span text:style-name="T1068">j</text:span>”<text:span text:style-name="T1069"><text:s/>/po</text:span>d<text:span text:style-name="T1070">k</text:span>r<text:span text:style-name="T1071">e</text:span>ś<text:span text:style-name="T1072">l</text:span>am<text:s/><text:span text:style-name="T1073">-</text:span><text:s/>to będ<text:span text:style-name="T1074">z</text:span>ie w punkcie 8<text:s/><text:span text:style-name="T1075">-</text:span><text:s/>dalszy ciąg/<text:span text:style-name="T1076">.<text:s/></text:span>„Z listy związkowej wyznacza się do zespołu orzekającego osobę reprezentującą związek zawodowy...</text:p>
      <text:p text:style-name="P1077"><text:span text:style-name="T1078">/</text:span>Głos z sali: członka komisji może/.</text:p>
      <text:p text:style-name="P1079">Dobrze, członka komisji reprezent<text:span text:style-name="T1080">uj</text:span>ą<text:span text:style-name="T1081">ce</text:span>go związek zawodowy, wskazany przez zainteresowanego, czy przez pracownika,<text:span text:style-name="T1082"><text:s/></text:span>może na razie przez zainteresowanego”.</text:p>
      <text:p text:style-name="P1083">Powtarzam:<text:s/>„Z listy związkowej wyznacza się do zespołu orzekającego członka komisji reprezentu<text:span text:style-name="T1084">jące</text:span>go związek zawodowy wskazany przez zainteresowanego”<text:span text:style-name="T1085">.</text:span></text:p>
      <text:p text:style-name="P1086"><text:span text:style-name="T1087">Przewodniczący</text:span>:</text:p>
      <text:p text:style-name="P1088">Czy to jest do przyjęcie? Dobrze<text:span text:style-name="T1089">.</text:span></text:p>
      <text:p text:style-name="P1090">Dalej - ja proponuję rzecz następującą - prosiłbym o zastanowienie się nad propozycją, którą składamy w związku z tekstem, który jest pod gwiazdkami. To znaczy powyższe mogłoby zostać:<text:s/>„Powyższe założenia dotyczą osób zatrudnionych na podstawie umowy o pracę i powołanie”<text:s/>- co wydaje się oczywiste. Natomiast chcielibyśmy<text:s/><text:span text:style-name="T1091">z</text:span>ap<text:span text:style-name="T1092">r</text:span>o<text:span text:style-name="T1093">p</text:span>onować przeniesienie sformułowania doty<text:span text:style-name="T1094">cz</text:span>ącego<text:s/><text:span text:style-name="T1095">os</text:span>ób z nominacji do stanowiska w tym punkcie, gdzie piszemy o uzgodnieniu tych założeń.</text:p>
      <text:p text:style-name="P1096">Proponuję, ażeby min. Brol tę propozycję zapisu przedstawił. Chodzi o ten dodatek - chodzi mianowicie o tych nauczycieli akadem<text:span text:style-name="T1097">i</text:span>ck<text:span text:style-name="T1098">i</text:span>ch.</text:p>
      <text:p text:style-name="P1099"><text:span text:style-name="T1100"><text:s text:c="27"/></text:span>:</text:p>
      <text:p text:style-name="P1101">Czy można zadać jedno pytanie panie ministrze, mianowicie - o ile wiem jest dokument podpisany przez ministra Fisiaka. Czy jest tam jakaś istotna sugestia na ten temat?</text:p>
      <text:p text:style-name="P1102"><text:span text:style-name="T1103"><text:s text:c="27"/></text:span>:</text:p>
      <text:soft-page-break/>
      <text:p text:style-name="P1104">Tak<text:span text:style-name="T1105">i</text:span><text:s/>j<text:span text:style-name="T1106">es</text:span>t<text:span text:style-name="T1107">.</text:span><text:s/>Właśnie w tym duchu chcemy zaproponować rozwiązanie.</text:p>
      <text:p text:style-name="P1108"><text:span text:style-name="T1109"><text:s text:c="27"/></text:span>:</text:p>
      <text:p text:style-name="P1110">Ale do stanowiska, n<text:span text:style-name="T1111">ie</text:span><text:s/>do założeń, a do stanowiska - czyli do dokumentu naszego zespołu.</text:p>
      <text:p text:style-name="P1112"><text:span text:style-name="T1113">Min</text:span><text:span text:style-name="T1114">.</text:span><text:span text:style-name="T1115"><text:s/>Brol</text:span>:</text:p>
      <text:p text:style-name="P1116">Ja może przeczytam:<text:s/><text:span text:style-name="T1117">„</text:span>Sprawy pracowników na podstawie mianowania, z którymi rozwiązano stosunek pracy w okolicznościach, o których mowa w punkcie 1-szym...</text:p>
      <text:p text:style-name="P1118">/Przewodniczący: Tych założeń, to trzeba to rozwinąć/<text:span text:style-name="T1119">.</text:span></text:p>
      <text:p text:style-name="P1120">Tak, tak<text:s/><text:span text:style-name="T1121">-</text:span><text:s/>wtedy by to trzeba rozwiną<text:span text:style-name="T1122">ć.</text:span><text:span text:style-name="T1123"><text:s/></text:span>/.<text:span text:style-name="T1124">.</text:span>./ powinny by<text:span text:style-name="T1125">ć</text:span><text:s/>załatwione przez właściwe organy w duchu powyższych założeń, czyli tych założeń do ustawy<text:span text:style-name="T1126">.</text:span></text:p>
      <text:p text:style-name="P1127"><text:span text:style-name="T1128">Przewodniczący</text:span>:</text:p>
      <text:p text:style-name="P1129">Jeżeli można, to prosiłbym jeszcze raz.</text:p>
      <text:p text:style-name="P1130"><text:span text:style-name="T1131">Min. J</text:span><text:span text:style-name="T1132">.</text:span><text:span text:style-name="T1133"><text:s/>Brol</text:span>:</text:p>
      <text:p text:style-name="P1134">Sprawy pracowników zatrudnionych na podstawie mianowania, z którymi rozwiązano stosunek pracy z powodu<text:s/><text:span text:style-name="T1135">/</text:span>i teraz tu byłby ten pkt 1-szy zacytowany/ z powodu: przynależności do związku zawodowego lub prowadzenia działalności związkowej w okresie zawieszenia działalności związków albo uczestniczenia w działalności związkowej, prowadzonej niezgodnie z przepisami ustawy o związkach zawodowych - powinny b<text:span text:style-name="T1136">y</text:span><text:span text:style-name="T1137">ć</text:span><text:s/>załatwione przez właściwe organy w duchu założeń do projektu<text:s/>ustawy o uprawnieniach niektórych pracowników do ponownego<text:s/>nawiązania stosunku pracy<text:span text:style-name="T1138">.</text:span><text:s/>Tak w rozwinięciu to by brzmiało<text:span text:style-name="T1139">.</text:span></text:p>
      <text:p text:style-name="P1140"><text:span text:style-name="T1141">Ob.</text:span><text:span text:style-name="T1142"><text:s/></text:span><text:span text:style-name="T1143">T.</text:span><text:span text:style-name="T1144"><text:s/>Mazow</text:span><text:span text:style-name="T1145">ie</text:span><text:span text:style-name="T1146">ck</text:span><text:span text:style-name="T1147">i</text:span>:</text:p>
      <text:p text:style-name="P1148">Czy to ma by<text:span text:style-name="T1149">ć</text:span><text:s/>projekt zapisu do naszego porozumienia?</text:p>
      <text:p text:style-name="P1150">I o całej tej sprawie?</text:p>
      <text:p text:style-name="P1151"><text:span text:style-name="T1152">Przewodniczący</text:span>:</text:p>
      <text:p text:style-name="P1153">Nie o sprawie<text:span text:style-name="T1154">.</text:span><text:s/>Chodzi o rzecz następującą<text:span text:style-name="T1155">.</text:span><text:s/>Problem, na jaki natrafiliśmy jest następujący: otóż o ile w przypadku osób, zatrudnionych na podstawie umowy o pracę i powołania mamy te założenia uzgodnione, jak rozumiem, poza jeszcze szczegółem dotyczącym inicjatywy, ale to będziemy za chwilę dyskutować. O tyle w przypadku nauczycieli, nauczycieli akademickich, pracowników naukowych PAN, sędziów itd<text:span text:style-name="T1156">.</text:span><text:s/>są to decyzje, które należą do kogo innego, nie mamy tu możliwości ingerowania<text:span text:style-name="T1157">.</text:span><text:s/>A więc jest problem określenia jakby naszego stanowiska jak to powinno być rozwiązywane. Natomiast my nie jesteśmy w stanie narzucić Radzie Państwa obowiązku - jakby -<text:s/>przywrócenia do pracy tych sędziów, którzy zostali zwolnieni.</text:p>
      <text:p text:style-name="P1158">Proszę bardzo<text:span text:style-name="T1159">.</text:span></text:p>
      <text:p text:style-name="P1160"><text:span text:style-name="T1161"><text:s text:c="27"/></text:span>:</text:p>
      <text:p text:style-name="P1162">Panie ministrze, projekt rozdzielił bardzo mocno dwie sprawy - czy my mamy prawo ingerowania w umowę o pracę<text:span text:style-name="T1163">.<text:s/></text:span>Przecież jest zasada wolności pracy, która dotyczy nie tylko pracownika, ale i w zasadzie pracodawcy<text:span text:style-name="T1164">.</text:span><text:s/>No, ale mimo wszystko na zasadzie wyjątku w tę wolność tutaj ingerujemy i nie jest to pierwszy przypadek w naszym ustawodawstwie<text:span text:style-name="T1165">.</text:span><text:s/>Nie będę już tego przypominał, ponieważ wielokrotnie o tym mówiłem<text:span text:style-name="T1166">.</text:span></text:p>
      <text:p text:style-name="P1167">I na tej samej zasadzie w drodze ustawy ja sądzę, że jest to niemożliwość ingerencji w stosunki nominacji<text:span text:style-name="T1168">.</text:span><text:s/>No, ustawa jest aktem, która ma moc regulowania praw i obowiązków obywateli. Przez to należy rozumieć również jednostki, osoby prawne oczywiście w<text:s/><text:span text:style-name="T1169">p</text:span>ewne<text:span text:style-name="T1170">j</text:span><text:s/>przenośni i inne jednostki organizacyjne<text:span text:style-name="T1171">.</text:span></text:p>
      <text:soft-page-break/>
      <text:p text:style-name="P1172">Tym ustawa si<text:span text:style-name="T1173">ę</text:span><text:s/>przede wszystkim różni od wszystkich pozostałych aktów<text:span text:style-name="T1174">.</text:span><text:s/>Oczywiście istnieje kłopot z formułowaniem takiej konstrukcji prawnej, gdzie orzeczenie komisji by zastępowało nominację<text:span text:style-name="T1175">.</text:span><text:s/>No<text:span text:style-name="T1176">,</text:span><text:s/>nie chciałbym się tutaj już w zawiłości prawnicze wdawać. Ale istotnie ja się zgadzam, tego rodzaju kłopot istnieje. Oczywiście jakby ustawa tak by to zapisała, to tak by to było. Ale to już byłaby konstrukcja, przed którą każdy prawnik miałby bardzo poważne opory. I to jest jedna sprawa. Wszystkich pracowników z nominacji, z wyjątkiem sędziów. Bo jeżeli oczywiście chodzi o sędziów,<text:s/><text:span text:style-name="T1177">t</text:span>o<text:s/>Konstytucja określa tutaj co do podstawowych zasad ich powołania, a my w drodze ustawy<text:s/>Konstytucji zmienia<text:span text:style-name="T1178">ć</text:span><text:s/>nie możemy.</text:p>
      <text:p text:style-name="P1179">Jak również ja sobie zdaję sprawę z tego, że jest to odrębny problem i że trzeba go załatwić w odrębnym trybie. Mamy tu pewne pomysły odnośnie sędziów, które by nie naruszały<text:s/>Konstytucji.</text:p>
      <text:p text:style-name="P1180">Natomiast jeżeli chodzi o pozostałe grupy pracowników, a w szczególności wymienionych tutaj pracowników nauczycieli, pracowników Polskiej Akademii Nauk, jak również nauczycieli akademickich, to ja sądzę, że nic nie stoi na przeszkodzie, aby w ustawie znalazł się zapis realizujący punkt znajdujący się pod trzema gwiazdkami. Nie na tej zasadzie żeby orzeczenie zastępowało nominację, ale żeby do tej nominacji stanowiło podstawę.<text:s/><text:span text:style-name="T1181">W</text:span><text:s/>przeciwnym przypadku będziemy mieli do czynienia z dyskryminacją pewnej grupy pracowników. Odnosi się to zresztą także do tych szeregowych, nie kierowniczych, mówiąc inaczej pracowników administracji państwowej. O tym może chwilę później. Natomiast jeżeli chodzi o nauczycieli i nauczycieli akademickich to będziemy miel<text:span text:style-name="T1182">i</text:span><text:s/>tuta<text:span text:style-name="T1183">j</text:span><text:s/>do czynienia<text:s/><text:span text:style-name="T1184">z</text:span><text:s/><text:span text:style-name="T1185">dyskryminac</text:span>j<text:span text:style-name="T1186">ą</text:span><text:s/>grupy osób,<text:s/>która została przetrzebiona, szczególnie chodzi mi tutaj o nauczycieli szkół podstawowych i średnich.<text:s/><text:span text:style-name="T1187">W</text:span><text:s/>stopniu może większym ni<text:span text:style-name="T1188">ż</text:span><text:s/>inne grupy zawodowe. Przeciętnie rzecz bior<text:span text:style-name="T1189">ą</text:span>c na pewno większym.</text:p>
      <text:p text:style-name="P1190">A po drugie - ta dyskrymina<text:span text:style-name="T1191">cj</text:span>a będzie wynikała ze względów zupełnie formalnych. Bo co to jest nominacja?<text:s/>No, klasyczna nominacja to byłoby powołanie do służby państwowej, która w ogóle nie miałaby nic wspólnego z prawem pracy<text:span text:style-name="T1192">.</text:span><text:s/>Przed wojną jak ktoś połączył nominację z prawem pracy, to prawnicy d<text:span text:style-name="T1193">os</text:span>zliby do wniosku, że bardzo słabym jest prawnikiem, to były zupełnie dwie inne sfery. Po wojnie stała się to instytucja prawa pracy, która jednak w zasadzie powinna dotyczyć tych grup pracowników, które mają pewne uprawnienia władcze. To znaczy te, które w imieniu państwa realizują pewne uprawnienia.</text:p>
      <text:p text:style-name="P1194">Natomiast jeżeli chodzi o nauczycieli i nauczycieli akademickich, jest to pewien... po prostu, tradycja naszego prawa, która każe ich powoływać, a nie zawiera z nimi stosunku pracy na podstawie umowy.</text:p>
      <text:p text:style-name="P1195">I ta dyskryminacja byłaby tutaj niczym, w sposób merytoryczny uzasadniona. Powtarzam - istnieje konieczność zastosowania odrębnej konstrukcji prawnej i z tym żeśmy się wszyscy w grupie roboczej zgodzili, tutaj dyskusji nie było. Natomiast nie ma żadnych podstaw do zastosowania różnic merytorycznych.</text:p>
      <text:p text:style-name="P1196"><text:span text:style-name="T1197">Przewodniczący</text:span>:</text:p>
      <text:p text:style-name="P1198">Co pan proponuje w związku z tym?</text:p>
      <text:p text:style-name="P1199"><text:span text:style-name="T1200"><text:s text:c="27"/></text:span>:</text:p>
      <text:p text:style-name="P1201">Zachować ten zapis, który tutaj jest. Jeszcze raz powtarzam - tutaj koledzy stawiają sprawę i sądzę, że ko<text:span text:style-name="T1202">l.</text:span><text:s/>Wujec w tej sprawie zabierze głos<text:span text:style-name="T1203">.</text:span><text:s/>Problem pracowników administracji państwowej - powtarzam, nie mówimy o pracownikach działów specjalnych, tudzież pracowników na stanowiskach k<text:span text:style-name="T1204">ie</text:span>rowniczy<text:span text:style-name="T1205">ch</text:span>. Ale jeżeli chodzi o to, co tutaj zostało zapisane, to powinno zostać i następnie znaleźć podstawę w odpowiednim przepisie, przepisie ustawy.</text:p>
      <text:soft-page-break/>
      <text:p text:style-name="P1206">Dziękuję<text:span text:style-name="T1207">.</text:span></text:p>
      <text:p text:style-name="P1208"><text:span text:style-name="T1209">Przewodniczący</text:span><text:span text:style-name="T1210">:</text:span></text:p>
      <text:p text:style-name="P1211">Ja mam problem następującej natury - temat był dyskutowany w Zespole do spraw Edukacji, przepraszam w podzespole. I tam przyjęto pewne wspólne ustalenia, które wynikają z uzgodnień między grupą solidarno<text:span text:style-name="T1212">ścio</text:span>wo-opozycyjną a naszymi przedstawicielami. Przyznam szczerze, że nie chciałbym ingerować w tę kwestię.</text:p>
      <text:p text:style-name="P1213"><text:span text:style-name="T1214"><text:s text:c="27"/></text:span>:</text:p>
      <text:p text:style-name="P1215">Tak, ale my nie obniżamy tych ustaleń tylko podwyższamy.</text:p>
      <text:p text:style-name="P1216"><text:span text:style-name="T1217">Przewodnicząc</text:span><text:span text:style-name="T1218">y</text:span>:</text:p>
      <text:p text:style-name="P1219">Właśnie<text:span text:style-name="T1220">.</text:span><text:s/>Dokładnie.</text:p>
      <text:p text:style-name="P1221"><text:span text:style-name="T1222"><text:s text:c="27"/></text:span>:</text:p>
      <text:p text:style-name="P1223">Bo oni nie będą mieli nic przeciwko temu<text:span text:style-name="T1224">.</text:span></text:p>
      <text:p text:style-name="P1225"><text:span text:style-name="T1226">Przewodniczący:</text:span></text:p>
      <text:p text:style-name="P1227">Właśnie teg<text:span text:style-name="T1228">o</text:span><text:s/>nie wiem. Gdybym miał pewnoś<text:span text:style-name="T1229">ć</text:span>, że nie będą mieli nic przeciwko temu, to bym tych wątpliwości nie zgłaszał.</text:p>
      <text:p text:style-name="P1230"><text:span text:style-name="T1231"><text:s text:c="27"/></text:span>:</text:p>
      <text:p text:style-name="P1232">W każdym razie po naszej stronie, zapewniam pana panie ministrze, że nie będą mieli.</text:p>
      <text:p text:style-name="P1233"><text:span text:style-name="T1234">P</text:span><text:span text:style-name="T1235">rz</text:span><text:span text:style-name="T1236">e</text:span><text:span text:style-name="T1237">wo</text:span><text:span text:style-name="T1238">dn</text:span><text:span text:style-name="T1239">icz</text:span><text:span text:style-name="T1240">ą</text:span><text:span text:style-name="T1241">cy</text:span><text:span text:style-name="T1242">:</text:span></text:p>
      <text:p text:style-name="P1243">No więc właśnie. Ja nie mam takiej pewności.</text:p>
      <text:p text:style-name="P1244"><text:span text:style-name="T1245"><text:s text:c="27"/></text:span>:</text:p>
      <text:p text:style-name="P1246">Te sprawy przywróceń do pracy generalnie we wszystkich podzespołach były tak traktowane, że ostatecznie jak gdybyśmy my to musieli rozstrzygnąć, bo to jest sprawa związkowa. Tam są propozycje tego minimum co można byłoby załatwić, a tutaj są decyzje ostateczne.</text:p>
      <text:p text:style-name="P1247">Tak samo była rozpatrywana i mało kto o tym wie - sprawa działaczy samorządowych na zespole gospodarczym. I tam też przyjęto taką formuł<text:span text:style-name="T1248">ę</text:span>, która coś pozwala załatwić, ale bardzo mało. I teraz też u nas tutaj wymaga ostatecznego rozstrzygnięcia.</text:p>
      <text:p text:style-name="P1249">Dziękuję.</text:p>
      <text:p text:style-name="P1250"><text:span text:style-name="T1251">Przewodniczący</text:span>:</text:p>
      <text:p text:style-name="P1252">Proszę bardzo - czy w tych sprawach ktoś jeszcze chce zabrać głos? Nie ma, to dobrze.</text:p>
      <text:p text:style-name="P1253">Problem jest jeden. Mianowicie - pr<text:span text:style-name="T1254">os</text:span>zę mi jeszcze tylko wyjaśni<text:span text:style-name="T1255">ć</text:span><text:s/>- tego rodzaju zapis, że ustalenie zespołu orzekającego, czy jak rozumiem naszej komisji, stanowiłoby podstawę do wydania aktu o ponownym zatrudnieniu tak osób. Jak to należy rozumieć?</text:p>
      <text:p text:style-name="P1256"><text:span text:style-name="T1257"><text:s text:c="27"/></text:span>:</text:p>
      <text:p text:style-name="P1258">Byłoby to zobowiązanie właściwego organu do wydania.</text:p>
      <text:p text:style-name="P1259"><text:span text:style-name="T1260">Przewodniczący</text:span>:</text:p>
      <text:p text:style-name="P1261">Panie doktorze, niech mnie pan objaśni w<text:s/><text:span text:style-name="T1262">s</text:span>prawie następującej. Mianowicie sformułowanie, iż ustalenie zespołu orzekającego - mówię o tym pod gwiazdkami - stanowiłoby podstawę do wydania aktu o ponownym zatrudnieniu takich osób.</text:p>
      <text:p text:style-name="P1263">Co to w praktyce oznacza?</text:p>
      <text:soft-page-break/>
      <text:p text:style-name="P1264"><text:span text:style-name="T1265"><text:s text:c="27"/></text:span>:</text:p>
      <text:p text:style-name="P1266">W praktyce by to oznaczało, że tego rodzaju orzeczenie byłoby przesłanką nakładającą obowiązek wydania określonego aktu administracyjnego jaką jest nominacja, przez właściwy organ. Czyli krótko mówiąc - nie mielibyśmy do czynienia z taką sytuacją, że orzeczenie tej komisji by zastępowało akt nominacji. Ono by stanowiło jedynie przesłankę dla jej wydania<text:span text:style-name="T1267">.<text:s/></text:span>To znaczy nakładałoby...</text:p>
      <text:p text:style-name="P1268"><text:span text:style-name="T1269">Przewodniczący</text:span>:</text:p>
      <text:p text:style-name="P1270">To byłoby obligatoryjne? Ta nominacja<text:s/>musiałaby<text:s/>być wydana?</text:p>
      <text:p text:style-name="P1271">Jak by to nazywać, to jednak tu chodzi o<text:s/><text:span text:style-name="T1272">ob</text:span>ligo.<text:s/>Ja rozumiem, że uniknęliście rafy prawnej, ale w sensie formalnym niczego to nie zmienia<text:span text:style-name="T1273">.</text:span><text:s/>Pogratulować sukcesu.</text:p>
      <text:p text:style-name="P1274"><text:span text:style-name="T1275"><text:s text:c="27"/></text:span>:</text:p>
      <text:p text:style-name="P1276"><text:span text:style-name="T1277">Ja</text:span><text:s/>muszę powiedzieć, że mnie się wydawało, że ja przed chwilą tutaj mówiłem, że nie powinno tutaj być żadnej różnicy.</text:p>
      <text:p text:style-name="P1278"><text:span text:style-name="T1279">P</text:span><text:span text:style-name="T1280">rz</text:span><text:span text:style-name="T1281">ewodniczący</text:span>:</text:p>
      <text:p text:style-name="P1282">Nie, to ja mam tutaj taką propozycję. Ponieważ proponuję jednak, aby zapisać to, ponieważ n<text:span text:style-name="T1283">ie</text:span><text:s/>chcę, staram się od początku tych naszych rozmów być absolutnie... grać fair i nie wprowadzać w błąd. I o ile w sprawach pracowniczych rzecz po tych drobiazgach, które tu zmieniamy wydaje się przesądzona i ma jakby już pewność realizacyjną na drodze ustawowej<text:span text:style-name="T1284">,</text:span><text:s/>o tyle proponuję, aby to zapisać jako pewną dyrektywę, sprawę do załatwienia itd<text:span text:style-name="T1285">.</text:span><text:s/>Ale<text:s/><text:span text:style-name="T1286">ja</text:span><text:s/>nie chciałbym tutaj dzisiaj podejmować decyzji ani obok i poza<text:s/>Ministrem<text:s/>Edukacji<text:s/>Narodowej i ministrem odpow<text:span text:style-name="T1287">iadający</text:span>m za sprawy administra<text:span text:style-name="T1288">cj</text:span>i państwowej. No bo<text:span text:style-name="T1289">...</text:span></text:p>
      <text:p text:style-name="P1290"><text:span text:style-name="T1291"><text:s text:c="27"/></text:span>:</text:p>
      <text:p text:style-name="P1292">Po prostu istnieje problem braku kompetencji, braku upoważn<text:span text:style-name="T1293">ie</text:span>nia.</text:p>
      <text:p text:style-name="P1294"><text:span text:style-name="T1295">Przewodniczący</text:span>:</text:p>
      <text:p text:style-name="P1296">Tak, braku<text:s/><text:span text:style-name="T1297">pe</text:span>łnomocnictwa. I nie chcę tutaj wprowadzać panów w błąd. Co jednak nie zmienia faktu, że jestem gotów przyjąć panowie zapis, że sprawy trzeba rozpatrzyć w duchu właśnie takim jak cała ta ustawa czy te założenia mówią -<text:s/><text:span text:style-name="T1298">c</text:span>zyli p<text:span text:style-name="T1299">rz</text:span>ywraca<text:span text:style-name="T1300">ją</text:span>c<text:span text:style-name="T1301">y</text:span>m<text:span text:style-name="T1302">.</text:span><text:s/>I dającym w sytuacjach konfliktów możliwość działania komisji orzekającej. Natomiast potrzeba tutaj kilku dni, czy pewnego czasu, żeby to uzgodnić z zainteresowanymi. Tego czasu nie mamy od dłuższego czasu, niestety.</text:p>
      <text:p text:style-name="P1303"><text:span text:style-name="T1304"><text:s text:c="27"/></text:span>:</text:p>
      <text:p text:style-name="P1305">Panie ministrze, niech pan podejmie męską decyzję i wprowadzi to do tej ustawy. Naprawd<text:span text:style-name="T1306">ę</text:span><text:s/>poszliśmy na kompromis w tamtej sprawie prawnej, prawnej, którą minister Brol.</text:p>
      <text:p text:style-name="P1307">Ale tu czytań list ministra Fisiaka. No przecież podejmie pan decyzję, która jemu tylko pomoże podjąć to co on deklaruje.</text:p>
      <text:p text:style-name="P1308"><text:span text:style-name="T1309">Pr</text:span><text:span text:style-name="T1310">ze</text:span><text:span text:style-name="T1311">wodniczący</text:span>:</text:p>
      <text:p text:style-name="P1312">No tak, ale ja musiałbym z nim przynajmniej<text:s/><text:span text:style-name="T1313">5</text:span><text:s/>minut porozmawiać. Nie mam takiej okazji<text:span text:style-name="T1314">.</text:span></text:p>
      <text:p text:style-name="P1315">Minister Fisiak jest w Wiedniu i w tym jest cała trudność.</text:p>
      <text:p text:style-name="P1316"><text:span text:style-name="T1317"><text:s text:c="27"/></text:span>:</text:p>
      <text:p text:style-name="P1318">No to ktoś go zastępuje. Ale my naprawdę nie możemy. To znów teraz wyjmujemy bardzo ważną grupę ludzi itd. Mieliśmy dla wszystkich to załatwić. Nie możemy jednym regulować prawnie, a drugim na zasadzie tylko deklaracji.</text:p>
      <text:soft-page-break/>
      <text:p text:style-name="P1319"><text:span text:style-name="T1320">Przewodniczący</text:span>:</text:p>
      <text:p text:style-name="P1321">Dobrze, ale to zostawiam w takim brzmieniu, w jakim to tutaj przez grupę ekspertów zostało zaproponowane. I ani słowa nie zmieniamy, bo boję się aż zmienić słowo, bo nie wiem co wtedy z tego wyniknie.<text:s/><text:span text:style-name="T1322">Cz</text:span>y zgoda?</text:p>
      <text:p text:style-name="P1323"><text:span text:style-name="T1324"><text:s text:c="27"/></text:span>:</text:p>
      <text:p text:style-name="P1325">To znaczy w jakim względzie?</text:p>
      <text:p text:style-name="P1326"><text:span text:style-name="T1327">Przewodniczący</text:span>:</text:p>
      <text:p text:style-name="P1328">To jak tu stoi napisane, jak to mówią Niemcy.<text:s/>A więc: nauczyciele, nauczyciele akademiccy, pracownicy naukowi PAN.</text:p>
      <text:p text:style-name="P1329">/Głosy z sali na wyciszeniu/.</text:p>
      <text:p text:style-name="P1330"><text:span text:style-name="T1331">N</text:span>o nie, panowie. Ale słuchajcie - umówmy się już teraz dżentelmeńsko<text:span text:style-name="T1332">.</text:span><text:s/>O ile mamy podstawę w postaci tych uzgodnień zespołu i powiedzmy, że my jedynie jakby precyzyjnie<text:s/>dookreślamy<text:s/>kwestię, która została tu - powiedzmy - określona kierunkowo<text:span text:style-name="T1333">.</text:span><text:s/>To o tyle w innych sprawach takich uzgodnień nie było<text:span text:style-name="T1334">.<text:s/></text:span>Tak że nie starajmy się rozszerzać tej listy, bo za chwilę dojdziemy tutaj do kolejnych ustaleń, które nie były przedmiotem wcześniejszej dyskusji. A biorąc pod uwagę niedoczas, bardzo łatwo to w tej chwili nadużywać<text:span text:style-name="T1335">.</text:span></text:p>
      <text:p text:style-name="P1336"><text:span text:style-name="T1337"><text:s text:c="27"/></text:span>:</text:p>
      <text:p text:style-name="P1338">Jeszcze ta sprawa sędziów, panie ministrze.</text:p>
      <text:p text:style-name="P1339"><text:span text:style-name="T1340">Przewodniczący</text:span>:</text:p>
      <text:p text:style-name="P1341">A co znowu z sędziami?</text:p>
      <text:p text:style-name="P1342"><text:span text:style-name="T1343"><text:s text:c="27"/></text:span>:</text:p>
      <text:p text:style-name="P1344">Pro<text:span text:style-name="T1345">f.</text:span><text:s/>Zieliński w sprawie sędziów mówił. Na moment wyszedł, musimy go ściągnąć.</text:p>
      <text:p text:style-name="P1346"><text:span text:style-name="T1347"><text:s text:c="27"/></text:span>:</text:p>
      <text:p text:style-name="P1348">Jeśli można, to jeszcze ja kilka słów. Otóż nasza propozycja sprowadzałaby się do tego, aby ta komisja miała również kompetencje do rozpatrywania przyczyn odwołań sędziów. I aby miała prawo występować, składać wniosek, występować z odpowiednim wnioskiem do właściwych organów.<text:s/><text:span text:style-name="T1349">W</text:span><text:s/>tej chwili -<text:s/>do Rady Państwa. A być może prezydenta po zmianie<text:s/>Konstytucji.</text:p>
      <text:p text:style-name="P1350"><text:span text:style-name="T1351">Przewodniczący</text:span>:</text:p>
      <text:p text:style-name="P1352">Ja proponuję, żeby może prezydent podlegał w ogóle tej komisji odwoławczej.</text:p>
      <text:p text:style-name="P1353">Nie, no panowie w ten sposób naprawdę nie dyskutujmy. Po pierwsze - temat nie był wnoszony. Chc<text:span text:style-name="T1354">e</text:span>cie to zrobić na zasadzie, że w tej chwili kończą się rozmowy i my -<text:s/><text:span text:style-name="T1355">ż</text:span>e tak powiem - pod wpływem braku rozeznania i czasu będziemy to wpisywać. No, nie jestem w stanie udzielić odpowiedzi.<text:s/>Nie wiem czy to jest możliwe<text:span text:style-name="T1356">.</text:span><text:s/>Wymaga to ode mnie chwili zastanowienia, jak również wymaga chwili rozmowy i co? Sprawa nie była wcześniej zgłaszana. Proszę bardzo, pracował wcześniej zespół ekspertów, można było o tym dyskutować. Ja się nie czuję rzeczywiście kompetentny w określeniu. Natomiast uważam, że problem trzeba rozwiązywać czy w tym trybie, czy w innym - nie wiem. No, ale nie podejmę decyzji w pięć minut, bo wcale to nie będzie oznaczało, że jestem człowiekiem odważnym, tylko że jestem po prostu niepoważnym<text:span text:style-name="T1357">.</text:span></text:p>
      <text:p text:style-name="P1358"><text:span text:style-name="T1359"><text:s text:c="27"/></text:span>:</text:p>
      <text:p text:style-name="P1360">Jedno pytanie, ażeby uspokoi<text:span text:style-name="T1361">ć</text:span><text:s/>atmosferę. Mianowicie<text:s/><text:span text:style-name="T1362">-</text:span><text:span text:style-name="T1363"><text:s/></text:span>czy pan może dysponuje ustaleniami<text:s/><text:soft-page-break/>„podstolika prawnego”<text:span text:style-name="T1364">.</text:span><text:s/>Bo tam coś - o ile wiem - na ten temat była mowa.</text:p>
      <text:p text:style-name="P1365"><text:span text:style-name="T1366">Przewodniczący</text:span>:</text:p>
      <text:p text:style-name="P1367">Panowie, przyjmijmy dżentelmeńską umowę - są to założenia, które możemy przyjąć. Będziemy pracowa<text:span text:style-name="T1368">ć</text:span><text:s/>nad tym dalej, tak jak to jest już zaproponowane nad ustawą. Jeżeli przyjdą sprawy i możemy wszystkie sprawy, a także sędziów i innych. Tylko zróbmy to w trybie nie takim<text:s/>„sufitowym”, przepraszam za słowo. Bo ja nie czuję się dzisiaj przygotowany i kompetentny do podjęcia dyskusji w tej mierze. A więc zatrzymajmy się na tym zapisie, a pozostałe tematy, póki nie puścimy tego do Sejmu, mamy parę dni - będzie pr<text:span text:style-name="T1369">ó</text:span>bowali jeszcze je włączyć.</text:p>
      <text:p text:style-name="P1370"><text:span text:style-name="T1371"><text:s text:c="27"/></text:span>:</text:p>
      <text:p text:style-name="P1372">Panie ministrze, pozwoli pan, że chciałbym się do tego ustosunkować i jeszcze porozmawiać z wnioskodawcą to jest z panem prof. Zielińskim.</text:p>
      <text:p text:style-name="P1373"><text:span text:style-name="T1374">Przewodnicząc</text:span><text:span text:style-name="T1375">y</text:span>:</text:p>
      <text:p text:style-name="P1376">Dobrze, czyli wracamy jeszcze do kwestii ostatniej,<text:s/>która z naszego punktu widzenia byłaby do rozstrzygnięcia, to jest ta jego inicjatywa. Mówię o pierwszym punkcie założeń.</text:p>
      <text:p text:style-name="P1377">Mianowicie chodzi o praktyczną możliwość realizacji tego zapisu. To znaczy o sprawę porozumienia i jakby przeprowadzenia całej procedury dowodowej, która może okazać się bardzo trudna dla komisji odwoławczej, czy pojednawczej.</text:p>
      <text:p text:style-name="P1378"><text:span text:style-name="T1379"><text:s text:c="27"/></text:span>:</text:p>
      <text:p text:style-name="P1380">Żeby sprawa była jasna, to nie jest tylko inicjatywa pro<text:span text:style-name="T1381">f.</text:span><text:s/>Zielińsk<text:span text:style-name="T1382">ie</text:span>go.<text:s/><text:span text:style-name="T1383">J</text:span>a tutaj absolutnie podzielam jego pogląd w tej sprawie. Nie pamiętam kto ją wysunął, ale tutaj najmniejszych różnic w grupie roboczej nie było.</text:p>
      <text:p text:style-name="P1384"><text:span text:style-name="T1385">Przewodniczący</text:span>:</text:p>
      <text:p text:style-name="P1386">Ja pytam o praktyczną możliwość realizacji.</text:p>
      <text:p text:style-name="P1387"><text:span text:style-name="T1388"><text:s text:c="27"/></text:span>:</text:p>
      <text:p text:style-name="P1389">Te sprawy tutaj dowodowe wszystkie będą trudne z wyjątkiem przypadku, kiedy orzeczenie sądu wyraźnie mówi o przyczynach związkowych. No tam sprawa dowodowa jest prosta. Sprawa sytuacji w zakładzie może być trudna z kolei.</text:p>
      <text:p text:style-name="P1390">Natomiast tam gdzie nastąpiło wypowiedzenie umowy -<text:s/>w szczególności jeżeli później nie było postępowania sądoweg<text:span text:style-name="T1391">o</text:span>.<text:span text:style-name="T1392"><text:s/></text:span>Przecież wypowiedzenie umowy, o czym wiemy, nie wymaga uzasadnienia na piśmie w samym piśmie wypowiad<text:span text:style-name="T1393">aj</text:span>ącym umowę. Ale to uzasadnienie w<text:s/><text:span text:style-name="T1394">is</text:span>tocie następuje przed sądem. Nie ma obowiązku przedstawienia na piśmie pracownikowi. Istnieje tylko organowi związkowemu.<text:s/><text:span text:style-name="T1395">Je</text:span>żeli zażąda, a trzeba pamiętać, że w tym okresie organów związkowych bardzo często nie było w zakładach pracy. Takie przepisy nie znajdowały po prostu zastosowania.</text:p>
      <text:p text:style-name="P1396">Krótko mówiąc<text:s/><text:span text:style-name="T1397">-</text:span><text:s/>w istocie dowodowo trudne będą wszystkie. Ponadto ja jeszcze<text:span text:style-name="T1398">...</text:span><text:s/>Myśmy tutaj przyjęli rozwiązanie, że jeżeli odmowa zakładu pracy podyktowana jest sytuacją w zakładzie, to wykazać t<text:span text:style-name="T1399">ę</text:span><text:s/>sytuację musi zakład pracy. Natomiast jeżeli istnieje spór co do przyczyn rozwiązania umowy, no to wykazać musi pracownik - krótko mówiąc - możemy tutaj założyć,<text:s/><text:span text:style-name="T1400">że</text:span><text:s/>istotnie w niejednym przypadku pracownik tego nie będzie w stanie wykazać. Czyli, że w praktyce, dla niego, przynajmniej z jego punktu widzenia, jest nie do wykazania. Z naszego punktu widzenia jest to pewna słabość tego rozwiązania, no<text:s/><text:soft-page-break/>ale my sobie zdajemy sprawę z konieczności po prostu z tego, że nie my to piszemy wyłącznie tę ustawę. My byśmy<text:s/><text:span text:style-name="T1401">ją</text:span><text:s/>napisali trochę inaczej, ale są przy tym stole trzy strony.</text:p>
      <text:p text:style-name="P1402">Czy jest to poważniejsza niż w innych przypadkach możliwość nadużyć? Muszę powiedzieć, że zupełnie nie rozumiem dlaczego jest stawiana tego rodzaju teza.</text:p>
      <text:p text:style-name="P1403">Sądzę, że najwięcej nadużyć będzie przy rozwiązaniu w trybie art. 52<text:span text:style-name="T1404">.</text:span><text:s/>Tam będzie największa liczba osób, które rzeczywiście zasłużyły na tego rodzaju rozstanie się z zakładem pracy. A teraz - czy to z chęci zemsty nad kierownikiem zakładu pracy, z chęci postawienia na swoim, czy też z chęci odzyskania - powiedzmy - atrakcyjnej pracy, atrakcyjniejszej od tej, którą w tej chwili mają będą się zgłaszali do zakładów pracy i robili ze siebie działaczy związkowych.</text:p>
      <text:p text:style-name="P1405">To jest możliwe i o tym na posiedzeniu grupy roboczej mówiłem, nie kryłem tego, że tego rodzaju nadużycia mogą się zdarzyć<text:span text:style-name="T1406">.</text:span><text:s/>Ale czy z tego powodu mamy wykluczyć artykuł 52? Wtedy byśmy w ogóle podcięli sens całego rozwiązania.</text:p>
      <text:p text:style-name="P1407">Natomiast jeżeli chodzi o porozumienia stron. Przecież porozumienie stron jest często spotykane w naszej praktyce, w naszym obrocie prawnym, to prawda<text:span text:style-name="T1408">.</text:span><text:s/>Jest najczęściej jednak rozwiązaniem stosunku pracy nie z tymi najgorszymi<text:s/>pracownikami, nie<text:s/><text:span text:style-name="T1409">z</text:span><text:s/>tymi osobami, po których się można spodziewać najbardziej nielojalnych działań, chęci nadużycia prawa.<text:s/>Mog<text:span text:style-name="T1410">ą</text:span><text:s/>się zdarzyć takie wypadki. Ale w moim przekonaniu zabezpieczeniem jest to<text:span text:style-name="T1411">,</text:span><text:s/>że wykazać tutaj musi pracownik z jakich przyczyn w istocie to porozumienie nastąpiło.</text:p>
      <text:p text:style-name="P1412">Rzeczywiście istnieje trudny problem dowodowy, a mianowicie problem oferty. To znaczy kto wystąpił z inicjatywą, czyli mówiąc językiem prawniczym - kto wystąpił tutaj z ofertą rozwiązania.</text:p>
      <text:p text:style-name="P1413">Ponieważ te porozumienia czasami nawet nie mają charakteru pisemnego, czy jest tam jakaś wzmianka w aktach, w świadectwie pracy. Ale oświadczenia woli nie są składane na piśmie,<text:span text:style-name="T1414"><text:s/></text:span>to jest rzeczywiście bardzo trudne. A już oferta - to prawie z reguły na piśmie nie jest składana.</text:p>
      <text:p text:style-name="P1415">/Głos z sali: mimo że z inicjatywy/.</text:p>
      <text:p text:style-name="P1416">Tak więc ten problem jest trudny. Tylko, że raz jeszcze powtarzam - jeżeli nam chodzi tutaj o zapobiegni<text:span text:style-name="T1417">ęc</text:span>ie nadużyciom to ja nie sądzę ażeby to było clou programu.</text:p>
      <text:p text:style-name="P1418">/Głos z sali: ale apetyty robimy/.</text:p>
      <text:p text:style-name="P1419">Ale apetyty... Powtarzam, my apetyty to przede wszystkim robimy ludziom nieuczciwym. Bo trzeba sobie jasno powiedzieć, że próba wykazania, że się było działaczem zw<text:span text:style-name="T1420">i</text:span>ązkowym i do tego jeszcze narażenie się na kompromita<text:span text:style-name="T1421">cj</text:span>ę z tego powodu, to przede wszystkim dotyczy określonych kategorii osób.</text:p>
      <text:p text:style-name="P1422">No osób, które - no - są nieuczciwe. Nie sądzę żeby to specjalnie trudno było wtedy wykazać, ponieważ to są osoby, które wielokrotnie zmieniały miejsce zatrudnienia.</text:p>
      <text:p text:style-name="P1423">Natomiast przy porozumieniu stron, no jest problem. Tak samo jak przy<text:s/><text:span text:style-name="T1424">5</text:span>2 - w moim przekonaniu jest dużo mniejszy<text:span text:style-name="T1425">.</text:span></text:p>
      <text:p text:style-name="P1426"><text:span text:style-name="T1427">Przewodniczący</text:span>:</text:p>
      <text:p text:style-name="P1428">Ja chciałbym, ażeby pan dr Kaczyński docenił gotowość do daleko idącego kompromisu z naszej strony i możliwości zostawienia tak jak jest, jak to znakomicie eksperci zaproponowali<text:span text:style-name="T1429">.</text:span><text:s/>Mielibyśmy to załatwione. Chociaż niewątpliwie będzie to tam jakiś margines trudności, przed którymi komisja pojednawcza stanie. Ale trzeba to będzie jakoś sobie uporządkować. Bo moim zdaniem sprawa w sensie dowodowym jest<text:s/><text:soft-page-break/>ogromnie trudna. To pan potwierdził, ale rozumiemy, że nie będziemy tego ograniczać. Niech jed<text:span text:style-name="T1430">e</text:span>n nawet nadużyje, niż kogokolwiek mielibyśmy skrzywdzić, przyjmiemy taką zasadę.</text:p>
      <text:p text:style-name="P1431"><text:span text:style-name="T1432"><text:s text:c="27"/></text:span>:</text:p>
      <text:p text:style-name="P1433">Nie chciałbym tutaj nadużywać gotowości do kompromisu. Tu w tym punkcie pierwszym, ja zwracałem uwagę - tu brak jest takiego stwierdzenia, które mogłoby przywracać wyrzuconych działaczy samorządowych za działalność samorządową. I proponowałbym dodać w tym miejscu<text:s/><text:span text:style-name="T1434">-</text:span><text:s/>tak w środku tego punktu 1-szego tam gdzie jest punkt, pozycja 277 nawias - tam wstawić takie sformułowanie<text:s/>–<text:s/>„albo działalność w samorządzie pracowniczym”. To byłoby wtedy tak - w działalności związkowej prowadzonej w sposób niezgodny z przepisami ustawy z dnia 8 października z związkach zawodowych albo działalności w samorządzie pracowniczym oraz osoba, której stosunek wygasł. Bo to są rzeczy oczywiste. Oczywiście to by podlegało cały czas tym samym sankcjom co tam, że musiałby wykazać itd. że nie byłoby to natychmiastowe. Ale stanowiłoby punkt zaczepienia dla tych osób, bo inaczej musiałyby dowodzić działalności związkowej, co nie zawsze byłoby dobrze. Bo często to było oczywiście zwią<text:span text:style-name="T1435">z</text:span>ane ze sobą, ale nie byłoby to o co chodzi w tym przypadku.</text:p>
      <text:p text:style-name="P1436"><text:span text:style-name="T1437">Przewodniczący</text:span>:</text:p>
      <text:p text:style-name="P1438">Dziękuję bardzo. Proszę pan minister Brol.</text:p>
      <text:p text:style-name="P1439"><text:span text:style-name="T1440">Min. J</text:span><text:span text:style-name="T1441">.</text:span><text:span text:style-name="T1442"><text:s/>Brol</text:span>:</text:p>
      <text:p text:style-name="P1443">Jeżeli idzie o sprawy zwolnień działaczy samorządowych, to jest zupełnie inna sprawa. Dlatego, że zasady rozwiązywania umów o pracę z członkami rad pracowniczych, a tylko o takich chyba tu chodzi, podlegają ustawie o samorządzie załogi i pr<text:span text:style-name="T1444">ze</text:span>d<text:span text:style-name="T1445">si</text:span>ębiorstwa państwowego.<text:s/><text:span text:style-name="T1446">I</text:span><text:s/>tam na rozwiązanie umowy o pracę niezbędne było uzyskiwanie zgody rady pracowniczej.</text:p>
      <text:p text:style-name="P1447">/Głos:<text:s/><text:span text:style-name="T1448">Z</text:span><text:s/>wyjątkiem art<text:span text:style-name="T1449">.</text:span><text:s/>52/<text:span text:style-name="T1450">.</text:span></text:p>
      <text:p text:style-name="P1451">I teraz jeżeli idzie o tego typu rozwiązania, które nastąpiły na podstawie art. 52 to one były po prostu kontrolowane w normalnym trybie jako legalna dz<text:span text:style-name="T1452">iał</text:span>alność, przecież działalność samorządowa była zupełnie legalna i nie mogła być traktowana jako wykraczająca poza przepisy, przez sądy. Natomiast co do tego<text:s/><text:span text:style-name="T1453">je</text:span>dnego wypadk<text:span text:style-name="T1454">u</text:span>, który tutaj znamy, no to przecież trudno, żeby robić przepis dla tej jednej sprawy.</text:p>
      <text:p text:style-name="P1455"><text:span text:style-name="T1456"><text:s text:c="27"/></text:span>:</text:p>
      <text:p text:style-name="P1457">To nie jest jeden przypadek, jest więcej właśnie tego typu.</text:p>
      <text:p text:style-name="P1458"><text:span text:style-name="T1459"><text:s text:c="27"/></text:span>:</text:p>
      <text:p text:style-name="P1460">Dlatego ja proponuję, jeżeli to była działalność właśnie związkowa i na pograniczu, żeby właśnie rozpatrywać te sprawy właśnie w aspekcie działalności związkowej, a nie przechodzić na działalność samorządową, bo to jest już zupełnie inna sprawa. Ona była, ona nigdy nie była traktowana jako działalność nielegalna. Co innego działalność sprzeczna z ustawą, a co innego działalność zgodna z ustawą. Tutaj wchodzimy na zupełnie inne tory. I sądzę, że w tych wszystkich sprawach, a<text:s/>na pewno nie ma ich dużo<text:span text:style-name="T1461">,</text:span><text:s/><text:span text:style-name="T1462">j</text:span>est ten środek nadzwyczajny, o którym mówiłem, to jest rewizja nadzwyczajna. Ale rozciąganie w tej chwili na działaczy samorządowych... trzeba by właściwie określić o kogo chodzi, dokładnie. Tego nie da się w każdym razie wtłoczyć do punktu pierwszego i powiedzieć -<text:s/>wszystko reszta ma tutaj zastosowanie, to jest po prostu niemożliwe.</text:p>
      <text:p text:style-name="P1463">A te sprawy, których tam może być<text:s/>z wyjątkiem<text:s/>tego jednego wypadku, o którym tutaj w czasie przerwy<text:s/><text:soft-page-break/>mówiliśmy, który jest nie do załatwienia w tej chwili na drodze rewizji nadzwycz<text:span text:style-name="T1464">aj</text:span>nej, bo akurat rewizja nadzwyczajna była, to wszystkie inne są otwarte. Jeżeli rzeczywiście by się tylko wykazało, że to nie te przyczyny, które zostały podane, ale działalność samorządowa, bo jak związkowa, to już tu ta ustawa - to można wnieść rewizję nadzwyczajną. Może to zrobić i przyszły związek<text:span text:style-name="T1465"><text:s/></text:span><text:span text:style-name="T1466">„</text:span>Solidarność”, może to zrobić<text:s/>Minister<text:s/>Sprawiedliwości. To co powiedziałem.</text:p>
      <text:p text:style-name="P1467">/Głos z sali: I OPZZ także/.</text:p>
      <text:p text:style-name="P1468">Oczywiście, OPZZ może także, ma do tego uprawnienia.</text:p>
      <text:p text:style-name="P1469">Tak że dla paru spraw naprawdę nie ma sensu, bo wchodzimy z zupełnie nową ideą do tej ustawy.</text:p>
      <text:p text:style-name="P1470"><text:span text:style-name="T1471">Pr</text:span><text:span text:style-name="T1472">z</text:span><text:span text:style-name="T1473">ewodniczący</text:span>:</text:p>
      <text:p text:style-name="P1474">Dziękuję bardzo. Czy ktoś jeszcze<text:span text:style-name="T1475">?</text:span></text:p>
      <text:p text:style-name="P1476">Proszę bardzo<text:s/><text:span text:style-name="T1477">-</text:span><text:s/>ko<text:span text:style-name="T1478">l.</text:span><text:s/>Wujec<text:span text:style-name="T1479">.</text:span></text:p>
      <text:p text:style-name="P1480"><text:span text:style-name="T1481">Ob. H. Wu</text:span><text:span text:style-name="T1482">je</text:span><text:span text:style-name="T1483">c</text:span>:</text:p>
      <text:p text:style-name="P1484">Rze<text:span text:style-name="T1485">cz</text:span>ywiście, ja zd<text:span text:style-name="T1486">aj</text:span>ę sobie sprawę, że to jest inny rodzaj działalności, ale to był typowy przykład szykanowania pracowników za niezależną działalność n<text:span text:style-name="T1487">ie</text:span>podporządkowaną dokładnie woli dyrekcji. I po prostu innego trybu nie ma.<text:s/>To były sprawy z art.<text:s/><text:span text:style-name="T1488">5</text:span>2 to były sprawy pretekstowe, na przykład za naruszenie obowiązków pracowniczych - tak był zwolniony Narożny albo z jakiejś innej przyczyny szukało się pretek<text:span text:style-name="T1489">s</text:span>tu. I on z art.<text:s/><text:span text:style-name="T1490">52</text:span><text:s/>był zwalniany i wówczas rada pracowniczą nie mogła w tej sprawie wyrazić swojej opinii.<text:span text:style-name="T1491"><text:s/></text:span>I później w sądzie pracy przegrywał te sprawy. I my właściwie nie mamy możliwości powrotu<text:span text:style-name="T1492">.</text:span></text:p>
      <text:p text:style-name="P1493"><text:span text:style-name="T1494">P</text:span><text:span text:style-name="T1495">rze</text:span><text:span text:style-name="T1496">wodn</text:span><text:span text:style-name="T1497">icz</text:span><text:span text:style-name="T1498">ą</text:span><text:span text:style-name="T1499">cy</text:span><text:span text:style-name="T1500">:</text:span></text:p>
      <text:p text:style-name="P1501">Panie Henryku, na tej zasadzie musielibyśmy<text:span text:style-name="T1502">...</text:span></text:p>
      <text:p text:style-name="P1503"><text:span text:style-name="T1504">Ob</text:span><text:span text:style-name="T1505">.<text:s/></text:span><text:span text:style-name="T1506">H</text:span><text:span text:style-name="T1507">.<text:s/></text:span><text:span text:style-name="T1508">Wujec</text:span>:</text:p>
      <text:p text:style-name="P1509">Ale to n<text:span text:style-name="T1510">ie</text:span><text:s/>jest tak wiele tych przypadków<text:span text:style-name="T1511">.</text:span></text:p>
      <text:p text:style-name="P1512"><text:span text:style-name="T1513">Pr</text:span><text:span text:style-name="T1514">z</text:span><text:span text:style-name="T1515">ewodn</text:span><text:span text:style-name="T1516">ic</text:span><text:span text:style-name="T1517">zą</text:span><text:span text:style-name="T1518">c</text:span><text:span text:style-name="T1519">y</text:span>:</text:p>
      <text:p text:style-name="P1520">Na szczęście niedużo<text:span text:style-name="T1521">.</text:span><text:s/>Rewizja nadzwyczajna takie możliwości daje<text:span text:style-name="T1522">.</text:span><text:s/>Tak to byśmy musieli tu jeszcze określić w stosunku do działaczy komitetów zakładowych partyjnych, którzy z powodu działalności niezgodnej z linią dyrekcji byli zwalniani. Wykorzystywany był również art. 52<text:s/><text:span text:style-name="T1523">it</text:span>d.<text:s/><text:span text:style-name="T1524">i</text:span>td<text:span text:style-name="T1525">.</text:span><text:s/>No, takich przypadków w kraju jest na pewno kilkanaście<text:span text:style-name="T1526">.</text:span><text:s/>Zresztą znanych. W związku z tym myślę, że możemy przyją<text:span text:style-name="T1527">ć</text:span><text:s/>wyjaśnienie ministra Brola, że może się to odbyć na wniosek jednego, bądź drugiego związku zawodowego, na drodze rewizji nadzwyczajnej.</text:p>
      <text:p text:style-name="P1528"><text:span text:style-name="T1529">Ob.<text:s/></text:span><text:span text:style-name="T1530">H</text:span><text:span text:style-name="T1531">.<text:s/></text:span><text:span text:style-name="T1532">W</text:span><text:span text:style-name="T1533">ujec</text:span>:</text:p>
      <text:p text:style-name="P1534">W większości przypadków tak będzie, ale w przypadku Narożnego tak nie będzie, ponieważ rewizja nadzwyczajna została już wykorzystana<text:span text:style-name="T1535">.</text:span></text:p>
      <text:p text:style-name="P1536"><text:span text:style-name="T1537">Min</text:span><text:span text:style-name="T1538">.</text:span><text:span text:style-name="T1539"><text:s/></text:span><text:span text:style-name="T1540">J</text:span><text:span text:style-name="T1541">.<text:s/></text:span><text:span text:style-name="T1542">B</text:span><text:span text:style-name="T1543">rol</text:span>:</text:p>
      <text:p text:style-name="P1544">Tu rzeczywiście nie będzie, ale dla jednej osoby to trudno.</text:p>
      <text:p text:style-name="P1545"><text:span text:style-name="T1546">Ob.</text:span><text:span text:style-name="T1547"><text:s/></text:span><text:span text:style-name="T1548">H.</text:span><text:span text:style-name="T1549"><text:s/></text:span><text:span text:style-name="T1550">Wu</text:span><text:span text:style-name="T1551">je</text:span><text:span text:style-name="T1552">c</text:span>:</text:p>
      <text:p text:style-name="P1553">Mnie się wydaje, że to nic złego by nie wprowadziło ten zapis, ponieważ dotyczyłoby to kilku przypadków, w których zostały naruszone te prawa pracownicze, których to ludzi skrzywdzono w czasie pracy<text:span text:style-name="T1554">.</text:span><text:s/>I po prostu będą mieli szansę do pracy normalnie i już<text:span text:style-name="T1555">.</text:span></text:p>
      <text:p text:style-name="P1556"><text:span text:style-name="T1557">Przewodniczący</text:span><text:span text:style-name="T1558">:</text:span></text:p>
      <text:soft-page-break/>
      <text:p text:style-name="P1559">Ta<text:span text:style-name="T1560">k.</text:span><text:s/>Z naszej strony nie ma zgody w każdym razie na wprowadzenie tego elementu.</text:p>
      <text:p text:style-name="P1561">Proszę bardzo - czy jeszcze w<text:s/><text:span text:style-name="T1562">s</text:span>prawach tych sędziów coś wnosimy, czy może jednak pomyślimy o tym i nie będziemy się spierać<text:span text:style-name="T1563">.</text:span></text:p>
      <text:p text:style-name="P1564">W tym układzie robimy 15 minut przerwy na zastanowienie się.</text:p>
      <text:p text:style-name="P1565"/>
      <text:p text:style-name="P1566">/Przerwa/.</text:p>
      <text:p text:style-name="P1567"/>
      <text:p text:style-name="P1568"><text:span text:style-name="T1569">Pr</text:span><text:span text:style-name="T1570">ze</text:span><text:span text:style-name="T1571">wodniczący</text:span>:</text:p>
      <text:p text:style-name="P1572">Zespół Ekonomiczny zakończył przed chwilą obrady, co świadczy dobrze o ich sprawności<text:span text:style-name="T1573">.</text:span><text:s/>Zakończył przyjęciem, iż o godzinie 1<text:span text:style-name="T1574">1</text:span>.00 jutro współprzewodniczący podpiszą ten dokument, dokument przy<text:span text:style-name="T1575">j</text:span>ęty.</text:p>
      <text:p text:style-name="P1576">O godzinie 17-ej zaczyna obrady Zespół polityczny.<text:span text:style-name="T1577"><text:s/></text:span>Ja miałbym propozycje następujące: Szanowni Państwo, po pierwsze<text:s/><text:span text:style-name="T1578">-</text:span><text:s/>żebyśmy przyjęli założenia do projektu ustawy o uprawnieniach niektórych pracowników do ponownego nawiązania stosunku pracy przygotowany przez ekspertów, z uwagami, które zostały tu zgłoszone i ze zmianą jeszcze jedną<text:s/><text:span text:style-name="T1579">-</text:span><text:s/>mianowicie w punkcie 1-szym ze względu na to, że trudno nam jest dzisiaj określić termin, w którym znajdzie się to w Sejmie, chociaż będziemy robić wszystko aby było to jak najszybciej, aby zamienić sformułowanie do 30 września na sformułowanie do 31 października.<text:s/><text:span text:style-name="T1580">W</text:span><text:s/>ten sposób pan min. Oleksy uzyskał prace na kolejny miesiąc. To jest pierwsze.</text:p>
      <text:p text:style-name="P1581"><text:span text:style-name="T1582">I</text:span><text:s/>teraz proponowałbym również przyjąć ten tekst bez zmian /tekst pod gwiazdkami/<text:span text:style-name="T1583">.</text:span><text:s/>Natomiast ewentualne kwestie przenie<text:span text:style-name="T1584">ś</text:span>ć do stanowiska. Ale najpierw bym chciał zapytać - czy jeszcze do tych założeń byłyby uwagi, które traktujemy jako załącznik nr 3<text:span text:style-name="T1585">?</text:span></text:p>
      <text:p text:style-name="P1586"><text:span text:style-name="T1587"><text:s text:c="27"/></text:span>:</text:p>
      <text:p text:style-name="P1588"><text:span text:style-name="T1589">Ż</text:span>ebyśmy tutaj ustalili w sposób precyzyjny tryb pracy i termin.</text:p>
      <text:p text:style-name="P1590"><text:span text:style-name="T1591">Przewodniczą</text:span><text:span text:style-name="T1592">cy</text:span>:</text:p>
      <text:p text:style-name="P1593">Ja proponuję wobec tego, ażeby zapisać następująco<text:s/><text:span text:style-name="T1594">-</text:span><text:s/>iż dalsza praca może si<text:span text:style-name="T1595">ę</text:span><text:s/>tu znaleźć.</text:p>
      <text:p text:style-name="P1596">Ale chwileczką, panie Leszku, ja proponują jeszcze jedną rzecz. P<text:span text:style-name="T1597">rz</text:span>yjmijmy również, iż po jednej osobie delegujemy już w tej chwili do /bo chcą ażeby one się już koncentrowały na tych zmianach, które w stanowisku wprowadzimy/ do sformułowania ostatecznego stanowiska, czyli zebrania tych uwag, które mamy<text:span text:style-name="T1598">.</text:span><text:s/>Z naszej strony byłby to kol. Andrzej Zowczak, czy jest ko<text:span text:style-name="T1599">l.</text:span><text:s/>Zowczak<text:span text:style-name="T1600">?</text:span><text:s/>Bardzo proszę<text:s/><text:span text:style-name="T1601">-</text:span><text:s/>siadaj do stołu. Ko<text:span text:style-name="T1602">l.</text:span><text:s/>Zowczak będzie dbał o to, ażeby te uwagi, które wprowadzamy do stanowiska - zostały naniesione. Kto ze strony<text:s/>„Solidarności”?</text:p>
      <text:p text:style-name="P1603"><text:span text:style-name="T1604"><text:s text:c="27"/></text:span>:</text:p>
      <text:p text:style-name="P1605">Ze strony<text:s/>„Solidarności”<text:s/>ko<text:span text:style-name="T1606">l.</text:span><text:s/>Wu<text:span text:style-name="T1607">je</text:span>c<text:span text:style-name="T1608">.</text:span></text:p>
      <text:p text:style-name="P1609"><text:span text:style-name="T1610">P</text:span><text:span text:style-name="T1611">rz</text:span><text:span text:style-name="T1612">ew</text:span><text:span text:style-name="T1613">o</text:span><text:span text:style-name="T1614">dniczący</text:span>:</text:p>
      <text:p text:style-name="P1615">Dobrze - koleżanka Wujec ze strony<text:s/><text:span text:style-name="T1616">„</text:span>Solidarności”, ze strony OPZZ ko<text:span text:style-name="T1617">l.</text:span><text:s/>Wiśn<text:span text:style-name="T1618">ie</text:span>wski<text:span text:style-name="T1619">.</text:span></text:p>
      <text:p text:style-name="P1620">Nic nie będziecie już pisać, tylko zebrać te złote myśli, które fruwają tutaj pod sufitem i<text:s/><text:span text:style-name="T1621">w</text:span>łąc<text:span text:style-name="T1622">z</text:span>y<text:span text:style-name="T1623">ć.</text:span></text:p>
      <text:p text:style-name="P1624">Wracam więc do założeń i proponuję tu tryb następujący:<text:s/>Ze strony rządowej gospodarzem tego projektu wnoszącym do Sejmu będzie minister - cz<text:span text:style-name="T1625">ł</text:span>onek Rady Ministrów Józef Oleksy<text:span text:style-name="T1626">.</text:span></text:p>
      <text:p text:style-name="P1627">U ministra Oleksego będzie działał Zespół<text:span text:style-name="T1628">.</text:span><text:s/>Ja proponuję, żeby przyjąć inicjatywę rządu,<text:s/><text:span text:style-name="T1629">ż</text:span>e najdalej powinno być to uchwalone przez Sejm, co odpowiednio do tyłu będzie określało terminy do 1<text:span text:style-name="T1630">5</text:span><text:s/>maja.</text:p>
      <text:soft-page-break/>
      <text:p text:style-name="P1631">/Głos z sali: Chyba termin ten 15 maja jest nierealny/.</text:p>
      <text:p text:style-name="P1632">Sprawdzałem, musi być ten termin realny. To może być 17 maja, ale już tu nie jesteśmy, aż tacy de<text:span text:style-name="T1633">ta</text:span>liści. Bo tam w zależności od t<text:span text:style-name="T1634">eg</text:span>o jak wypadnie posiedzenie Sejmu. To znaczy - pierwsze czytanie 15 maja.</text:p>
      <text:p text:style-name="P1635"><text:span text:style-name="T1636"><text:s text:c="27"/></text:span>:</text:p>
      <text:p text:style-name="P1637">Ja ostrzegam, to jest bardzo trudny tekst do napisania.</text:p>
      <text:p text:style-name="P1638"><text:span text:style-name="T1639">Przewodniczący</text:span>:</text:p>
      <text:p text:style-name="P1640">Panowie, ale mamy interes, żeby zrobić to jak najszybciej, żeby po prostu te konflikty nie trwały za długo<text:span text:style-name="T1641">.</text:span></text:p>
      <text:p text:style-name="P1642">/Głos z sali: Ale ja nie chcę być w tym zespole, który będzie tę ustawę kończył/<text:span text:style-name="T1643">.</text:span></text:p>
      <text:p text:style-name="P1644">To ja zrobię w razie czego.</text:p>
      <text:p text:style-name="P1645">Panowie, czy możemy przyjąć to?</text:p>
      <text:p text:style-name="P1646">Natomiast min<text:span text:style-name="T1647">.</text:span><text:s/>Oleksy będzie organizował pracę zespołu fachowców, który musi opracować na podstawie założeń kształt ustawy, później regulaminu it<text:span text:style-name="T1648">d</text:span>. itd.</text:p>
      <text:p text:style-name="P1649">/Głos z sali: Chodzi o to, żeby każda strona dała fachowca/<text:span text:style-name="T1650">.</text:span></text:p>
      <text:p text:style-name="P1651">Chodzi właśnie o to, żeby po dwie osoby ja myślę - minimum, a w zależności od dalszego rozwoju prac będą sobie dalej dob<text:span text:style-name="T1652">iera</text:span>ć. Mały zespół powinien być<text:span text:style-name="T1653">.</text:span></text:p>
      <text:p text:style-name="P1654">Kto ze strony<text:s/><text:span text:style-name="T1655">O</text:span>PZZ ?<text:s/><text:span text:style-name="T1656">J</text:span>eden prawnik, jeden działacz jest potrzebny.</text:p>
      <text:p text:style-name="P1657">Prof<text:span text:style-name="T1658">.</text:span><text:s/>Masewicz i Anatol Wasiljew - to jest strona OPZZ.</text:p>
      <text:p text:style-name="P1659">Kto ze strony<text:s/>„Solidarności”?</text:p>
      <text:p text:style-name="P1660"><text:span text:style-name="T1661"><text:s text:c="27"/></text:span>:</text:p>
      <text:p text:style-name="P1662">Z<text:span text:style-name="T1663">e</text:span><text:s/>strony<text:s/>„Solidarności”<text:s/><text:span text:style-name="T1664">-</text:span><text:s/>pro<text:span text:style-name="T1665">f.</text:span><text:s/>Zieliń<text:span text:style-name="T1666">sk</text:span>i i kol. Liwak<text:span text:style-name="T1667">.<text:s/></text:span>Przepraszam, że ja tak mianuję, ale po prostu nie mam innego wyjścia<text:span text:style-name="T1668">.</text:span></text:p>
      <text:p text:style-name="P1669"><text:span text:style-name="T1670">Przewodniczący</text:span>:</text:p>
      <text:p text:style-name="P1671">Powtarzam - przyjmujemy, iż zespół niezwłocznie po zakończeniu obrad<text:s/>„okrągłego stołu”<text:s/>czyli krótko, wkrótce rozpocznie prace, zorganizuje prace pan min. Oleksy. Chodzi o op<text:span text:style-name="T1672">ra</text:span>cowanie projektu ustawy na podstawie założeń, które - jak mniemam - za chwilę przyjmiemy.</text:p>
      <text:p text:style-name="P1673">Czy jeszcze do tych założeń s<text:span text:style-name="T1674">ą</text:span><text:s/>uwagi?</text:p>
      <text:p text:style-name="P1675"><text:span text:style-name="T1676">Ob</text:span><text:span text:style-name="T1677">.</text:span><text:span text:style-name="T1678"><text:s/>T</text:span><text:span text:style-name="T1679">.</text:span><text:span text:style-name="T1680"><text:s/>Mazowieck</text:span><text:span text:style-name="T1681">i</text:span>:</text:p>
      <text:p text:style-name="P1682">Do samych założeń nie ma.<text:s/>Przyjmujemy, że wszystkie inne sprawy, które się nie zmieściły będziemy...</text:p>
      <text:p text:style-name="P1683"><text:span text:style-name="T1684">Przewodniczący</text:span>:</text:p>
      <text:p text:style-name="P1685">To zaraz w stanowisku napiszemy. Przyjmujemy.</text:p>
      <text:p text:style-name="P1686">Dobrze, a więc proponuję tak kol.<text:s/><text:span text:style-name="T1687">Z</text:span>owczak, żeby te poprawki, które zostały tu wniesione nanieść i żeby to jako załącznik jutro się znalazło. Bo ja rozumiem, że też jutro po tych technicznych przygotowaniach podpiszemy to wszystko<text:span text:style-name="T1688">.</text:span></text:p>
      <text:p text:style-name="P1689">Założenia w kształcie proponowanym z poprawkami - czy strona<text:s/>„Solidarności”<text:s/>przyjmuje?</text:p>
      <text:p text:style-name="P1690"><text:span text:style-name="T1691"><text:s text:c="27"/></text:span>:</text:p>
      <text:p text:style-name="P1692">Tak.</text:p>
      <text:p text:style-name="P1693"><text:span text:style-name="T1694">Przewodnicząc</text:span><text:span text:style-name="T1695">y</text:span>:</text:p>
      <text:soft-page-break/>
      <text:p text:style-name="P1696">Strona OPZZ?</text:p>
      <text:p text:style-name="P1697"><text:span text:style-name="T1698"><text:s text:c="27"/></text:span>:</text:p>
      <text:p text:style-name="P1699">Przyjmujemy.</text:p>
      <text:p text:style-name="P1700"><text:span text:style-name="T1701">Przewodniczący</text:span>:</text:p>
      <text:p text:style-name="P1702">Strona rządowa również. Rozumiem, że przyjęliśmy.</text:p>
      <text:p text:style-name="P1703">Proponuję więc, aby przejść w tej chwili do tekstu stanowiska zespołu ds. pluralizmu związkowego. Czy koledzy rozdali tę kwestię uzupełniającą, uzupełnioną. Kolego Zowczak?</text:p>
      <text:p text:style-name="P1704">Którą? Jest nowa<text:span text:style-name="T1705">.</text:span></text:p>
      <text:p text:style-name="P1706"><text:span text:style-name="T1707">Ob. T. Mazowiecki</text:span>:</text:p>
      <text:p text:style-name="P1708">To znaczy<text:s/><text:span text:style-name="T1709">pk</text:span>t<text:s/><text:span text:style-name="T1710">3</text:span>.</text:p>
      <text:p text:style-name="P1711"><text:span text:style-name="T1712">Przewodniczący</text:span>:</text:p>
      <text:p text:style-name="P1713">Nie, na czym polega różnica w stosunku do tego cośmy wypracowali?</text:p>
      <text:p text:style-name="P1714">Po pierwsze<text:s/><text:span text:style-name="T1715">-</text:span><text:s/>znalazł się tutaj pkt<text:s/><text:span text:style-name="T1716">3</text:span>-ci. Jest też propozycja nowej redakcji ze strony<text:s/>„Solidarności”, ale o tym będziemy mówić za chwil<text:span text:style-name="T1717">ę.</text:span><text:s/><text:span text:style-name="T1718">I</text:span><text:s/>na stronie 5-ej jest propozycja, która.<text:span text:style-name="T1719">..</text:span><text:s/>Tam przed podpisami, gdzie mają nastąpić podpisy.</text:p>
      <text:p text:style-name="P1720">Wszyscy mają ten tekst - strona 5-<text:span text:style-name="T1721">t</text:span>a najnowszy wariant. Która kończy się nazwiskami współprzewodniczących zespołów, to łatwo poznać.</text:p>
      <text:p text:style-name="P1722">Ponieważ Zespół Ekonomiczny przez długi czas wnosił, aby Zespół Pluralizmu Związkowego zajął się kwestią wspólnej komisji społeczno-<text:span text:style-name="T1723">pań</text:span>stw<text:span text:style-name="T1724">owej</text:span><text:s/>do spraw cen i dochodów. Ponie<text:span text:style-name="T1725">w</text:span>aż myśmy nie mieli odpowiednio wiele czasu, aby na ten temat dyskutować, choć kilkakrotnie w Magdalence mówiliśmy o tym i nawet jest deklaracja, iż zaraz po legalizacji<text:s/>„Solidarn<text:span text:style-name="T1726">oś</text:span>ci<text:span text:style-name="T1727">”</text:span><text:span text:style-name="T1728"><text:s/></text:span>chętnie włączy się do działania tej komisji. Proponujemy, aby nie prowadzić dyskusji, ponieważ są tu<text:s/>rozbieżne<text:s/>- jak mniemam opinie. I chcemy zaproponować w tej c<text:span text:style-name="T1729">z</text:span>ęści, gdzie każda ze stron wnosi jakby swoją propozycję do dalszych prac. Strona opozycyjno-solidarnościowa kwestię art<text:span text:style-name="T1730">.</text:span><text:s/>15-17, OPZZ sprawę nowelizacji ustawy rozdz. 5.</text:p>
      <text:p text:style-name="P1731">Jest propozycja, aby zaakceptować, no jest to jednostronny zapis tej treści:</text:p>
      <text:p text:style-name="P1732">„Zdan<text:span text:style-name="T1733">ie</text:span>m strony koalicyjn<text:span text:style-name="T1734">o</text:span>-rządowej równoważenie gospodarki i przezwyciężanie inflacji<text:s/>wymagają<text:s/>prowadzenia polityki cenowo-dochod<text:span text:style-name="T1735">owej</text:span><text:s/>opartej o porozumienie i uzgadnianie jej<text:s/>z<text:span text:style-name="T1736">a</text:span>sad.<text:s/><text:span text:style-name="T1737">W</text:span><text:s/><text:span text:style-name="T1738">ty</text:span>m celu proponuje się powołanie społeczno-pa<text:span text:style-name="T1739">ń</text:span>stwo<text:span text:style-name="T1740">w</text:span>e<text:span text:style-name="T1741">j</text:span><text:s/>do spraw cen i dochodów.<text:s/><text:span text:style-name="T1742">W</text:span><text:s/>jej skład powinni wejś<text:span text:style-name="T1743">ć</text:span><text:s/>przedstawiciele rządu, wszystkich nurtów związkowych, samorządów pracowniczych, Kółek i Organizacji Rolniczych, organizacji emerytów i rencistów oraz innych grup społecznych.</text:p>
      <text:p text:style-name="P1744"><text:span text:style-name="T1745">Je</text:span>st to nasza koncepcja, oczywiście ona będzie musiała być dyskutowana, ponieważ powstanie na zasadzie consensusu. Ale ponieważ czasu mało, nie widzę dzisiaj celu, aby tu pr<text:span text:style-name="T1746">ó</text:span>bować jakiegoś uzgodnienia, tu szukać. Byłby to zapis o charakterze<text:s/><text:span text:style-name="T1747">je</text:span>dn<text:span text:style-name="T1748">os</text:span>tronnym, przedłożenia czy wniesienia rządowego<text:span text:style-name="T1749">.<text:s/></text:span>I to jest druga zmiana w porównaniu do tekstu, który już niegdyś wynegocjowaliśmy.</text:p>
      <text:p text:style-name="P1750">Jest jeszcze propozycja poprawienia - jak rozumiem<text:s/><text:span text:style-name="T1751">-</text:span><text:s/>na tejże stronie 5-ej punktu 6-go<text:span text:style-name="T1752">,</text:span><text:s/>wyżej.</text:p>
      <text:p text:style-name="P1753"><text:span text:style-name="T1754">Ob. T. Mazowiecki</text:span>:</text:p>
      <text:p text:style-name="P1755">Jeżeli można, to czy można by jeszcze spokojnie to móc przeczytać dlatego, że zauważyłem tutaj pewne zmiany. Na przykład myśmy przecież ustalili, że będzie tutaj w tej preambule<text:s/><text:span text:style-name="T1756">„</text:span>oraz konwencjach międzynarodowej organizacji”.</text:p>
      <text:soft-page-break/>
      <text:p text:style-name="P1757"><text:span text:style-name="T1758">/</text:span>Głos: Jest do tego poprawka, oddzielna strona jest dodana/.</text:p>
      <text:p text:style-name="P1759"><text:span text:style-name="T1760">Przewodniczący</text:span>:</text:p>
      <text:p text:style-name="P1761">Jest poprawka, jest nowa strona panie Tadeuszu.</text:p>
      <text:p text:style-name="P1762"><text:span text:style-name="T1763">Ob. T. Mazowiecki</text:span>:</text:p>
      <text:p text:style-name="P1764">Nie, chodzi mi o to, że myśmy ustalili w poprzedniej wersji, że nie będą tutaj wymieniane numery tych konwencji, tylko w konwencjach Międzynarodowej Organizacji, a więc ja po prostu boję się, że mogą być. Czy możemy jeszcze spokojnie przeczytać albo głośno. To jest po pierwsze.</text:p>
      <text:p text:style-name="P1765">Po drugie - chciałem powiedzieć, że tak jak się orientuję trochę w zamierzonych pracach redakcyjnych w całości dokumentacji, to albo będzie jeden dokument albo z każdego zespołu osobne. I wobec tego ja bym proponował, żeby to nie nazywało się stanowisko zespołu do spraw pluralizmu związkowego tylko - stanowisko w sprawie pluralizmu związkowego, p<text:span text:style-name="T1766">o</text:span>nieważ będzie to stanowisko całego stołu<text:span text:style-name="T1767">.</text:span></text:p>
      <text:p text:style-name="P1768"><text:span text:style-name="T1769">Przewodniczący</text:span>:</text:p>
      <text:p text:style-name="P1770">Proponuję panie Tadeuszu, może to przyjmijmy tak. Dzisiaj jeszcze to sprawdzimy...<text:s/><text:span text:style-name="T1771">Ja</text:span><text:s/>już teraz zupełnie gubię się co zostało ustalone, a co nie.</text:p>
      <text:p text:style-name="P1772"><text:span text:style-name="T1773">O</text:span><text:span text:style-name="T1774">b</text:span><text:span text:style-name="T1775">.<text:s/></text:span><text:span text:style-name="T1776">T</text:span><text:span text:style-name="T1777">. Mazowieck</text:span><text:span text:style-name="T1778">i</text:span>:</text:p>
      <text:p text:style-name="P1779">Bo to ma by<text:span text:style-name="T1780">ć</text:span><text:s/>stanowisko w sprawie pluralizmu związkowego, które będzie stanowiskiem całego stołu.<text:s/><text:span text:style-name="T1781">P</text:span><text:span text:style-name="T1782">rze</text:span><text:span text:style-name="T1783">w</text:span><text:span text:style-name="T1784">od</text:span><text:span text:style-name="T1785">n</text:span><text:span text:style-name="T1786">icz</text:span><text:span text:style-name="T1787">ą</text:span><text:span text:style-name="T1788">cy</text:span><text:span text:style-name="T1789">:</text:span></text:p>
      <text:p text:style-name="P1790">Powtarzam - nie widzę najmni<text:span text:style-name="T1791">ej</text:span>szych przeszkód, aby nazywało się to stanowisko w sprawie pluralizmu związkowego.</text:p>
      <text:p text:style-name="P1792"><text:span text:style-name="T1793">O</text:span><text:span text:style-name="T1794">b</text:span><text:span text:style-name="T1795">.<text:s/></text:span><text:span text:style-name="T1796">T</text:span><text:span text:style-name="T1797">. Mazowieck</text:span><text:span text:style-name="T1798">i</text:span>:</text:p>
      <text:p text:style-name="P1799">To zgódźmy się i od razu poprawmy. A więc w sprawie pluralizmu związkowego.</text:p>
      <text:p text:style-name="P1800"><text:span text:style-name="T1801">Przewodniczący</text:span>:</text:p>
      <text:p text:style-name="P1802">Proponuję, aby w ciągu 10 minut przejrzeć tekst i ewentualne uwag<text:span text:style-name="T1803">i</text:span>, już później strona po stronie będziemy przechodzili.</text:p>
      <text:p text:style-name="P1804"><text:span text:style-name="T1805">/</text:span>Głos z sali na wyciszeniu/.</text:p>
      <text:p text:style-name="P1806">Tak, ta osobna strona jest ważniejsza. Proponuję wyrzucić tę pierwszą stronę i tę osobną załączyć. Tam jest jakaś różnica<text:span text:style-name="T1807">.</text:span></text:p>
      <text:p text:style-name="P1808"/>
      <text:p text:style-name="P1809">/Przerwa/.</text:p>
      <text:p text:style-name="P1810"/>
      <text:p text:style-name="P1811">/Po przerwie/.</text:p>
      <text:p text:style-name="P1812"><text:span text:style-name="T1813">Przewodnicząc</text:span><text:span text:style-name="T1814">y</text:span>:</text:p>
      <text:p text:style-name="P1815">Jeszcze wracając do poprzedniej sprawy, to o ile ja si<text:span text:style-name="T1816">ę<text:s/></text:span>nie mylę, przyjęto formułę następującą, żeby zespół nazywał się: stanowisko okrągłego stołu, które będzie się składać ze wstępu i trzech<text:s/><text:span text:style-name="T1817">st</text:span>anowisk głównych:</text:p>
      <text:p text:style-name="P1818">1/ stanowiska w sprawie reform politycznych,</text:p>
      <text:p text:style-name="P1819">2/ stanowiska w sprawie reform gospodarczych,</text:p>
      <text:p text:style-name="P1820">3<text:span text:style-name="T1821">/</text:span><text:s/>stanowiska w sprawie pluralizmu związków zawodowych<text:span text:style-name="T1822">.</text:span></text:p>
      <text:p text:style-name="P1823">Natomiast oczywiście każdy z tych dokumentów będzie podpisany przez współprzewodniczą<text:span text:style-name="T1824">cy</text:span>ch<text:s/><text:soft-page-break/>zespołu do spraw pluralizmu. A więc my tutaj,<text:s/>jako że tak powiem autorzy - nie zginiemy. Już nie mówiąc o tym, że jest tutaj także załączona lista uczestników<text:span text:style-name="T1825">.</text:span></text:p>
      <text:p text:style-name="P1826">Ja bym proponował żebyśmy przyjmowali tu strona po stronie i ewentualnie wprowadzali uwagi<text:span text:style-name="T1827">.</text:span><text:s/>Ale to w tym momencie zrobimy, jak już będziemy przy trzecim. Natomiast zespół redakcyjny czyli pani Wujec,<text:s/><text:span text:style-name="T1828">k</text:span>ol.<text:s/><text:span text:style-name="T1829">W</text:span>iśniewskiego, Zowczaka prosiłbym o uwagę, ażeby nanosić te poprawki, a później to zgra<text:span text:style-name="T1830">ć</text:span>, ponieważ to będzie musiało być przepisane i jutro już oficjalnie, i uroczyście przez nas podpisane<text:span text:style-name="T1831">.</text:span></text:p>
      <text:p text:style-name="P1832">Proszę bardzo - strona pierwsza, pierwsza zmiana.<text:span text:style-name="T1833"><text:s/></text:span>Mianowicie - dokument nazywa się<text:s/><text:span text:style-name="T1834">„</text:span>stanowisko w sprawie pluralizmu związkowego”<text:span text:style-name="T1835">.</text:span><text:s/>Jak rozumiem, mimo naszego szacunku dla pluralizmu związkowego może by<text:span text:style-name="T1836">ć</text:span><text:s/>to z małych liter, chyba że życzycie sobie inaczej<text:span text:style-name="T1837">.</text:span></text:p>
      <text:p text:style-name="P1838">/Głos z sali na wyciszeniu/.</text:p>
      <text:p text:style-name="P1839">To z małych w takim razie<text:span text:style-name="T1840">.</text:span></text:p>
      <text:p text:style-name="P1841">Proszę bardzo - do pierwszej strony.</text:p>
      <text:p text:style-name="P1842">/Głos z sali<text:s/><text:span text:style-name="T1843">ob. Wujec</text:span><text:s/><text:span text:style-name="T1844">-</text:span><text:s/>na wyciszeniu/.</text:p>
      <text:p text:style-name="P1845">Tak, koniec drugiego akapitu<text:s/><text:span text:style-name="T1846">„</text:span><text:span text:style-name="T1847">W</text:span><text:s/>międzynarodowych paktach praw człowieka<text:span text:style-name="T1848">”</text:span><text:s/>oraz i wyrzucamy numery konwencji jak rozumiem<text:span text:style-name="T1849">.</text:span>.. oraz w konwencjach Międzynarodowej Organizacji Pracy.</text:p>
      <text:p text:style-name="P1850">Czy do pierwszej strony są jeszcze uwagi?</text:p>
      <text:p text:style-name="P1851"><text:span text:style-name="T1852"><text:s text:c="27"/></text:span>:</text:p>
      <text:p text:style-name="P1853">Jeżeli można oczywiście. Jeżeli my podajemy numery konwencji, to podajemy te konwencje, które Polska przyjęła.</text:p>
      <text:p text:style-name="P1854"><text:span text:style-name="T1855">Przewodniczący</text:span><text:span text:style-name="T1856">:</text:span></text:p>
      <text:p text:style-name="P1857">Nie podajemy tu numerów. Przyjmujemy ogólnie<text:s/><text:span text:style-name="T1858">-</text:span><text:s/>konwencji. Wiadomo, że ratyfikowanych.</text:p>
      <text:p text:style-name="P1859">A więc tu nie ma, wyrzucamy nu<text:span text:style-name="T1860">m</text:span>ery konwencji z pierwszej strony, ponieważ wychodzimy ze słusznego założenia, że czytelnik przeczyta całoś<text:span text:style-name="T1861">ć</text:span>, a ponadto same numery niewiele mówią.</text:p>
      <text:p text:style-name="P1862">Czy do strony pierwszej są jeszcze jakieś uwagi?</text:p>
      <text:p text:style-name="P1863"><text:span text:style-name="T1864"><text:s text:c="27"/></text:span>:</text:p>
      <text:p text:style-name="P1865">Tak. Piąta linijka od dołu -<text:s/><text:span text:style-name="T1866">„</text:span>Porozumienie narodowe, które tworzy”<text:s/><text:span text:style-name="T1867">-</text:span><text:s/>jeżeli to ma być załącznik do tego, a nie stworzy. Bo to jest coś, co poprzedza. Jeżeli to ma być załącznik.</text:p>
      <text:p text:style-name="P1868"><text:span text:style-name="T1869">Przewodniczący</text:span>:</text:p>
      <text:p text:style-name="P1870">Zaraz sprawdzimy jak to jest<text:span text:style-name="T1871">.</text:span></text:p>
      <text:p text:style-name="P1872"><text:span text:style-name="T1873"><text:s text:c="27"/></text:span>:</text:p>
      <text:p text:style-name="P1874">Ono już jest jako załącznik. Bo jeżeli to ma być jako załącznik. Chyba że jest to autonomiczny dokument naszego zespołu, to jest dobrze.</text:p>
      <text:p text:style-name="P1875"><text:span text:style-name="T1876">Przewodniczący</text:span>:</text:p>
      <text:p text:style-name="P1877">Dobrze, możemy przyją<text:span text:style-name="T1878">ć</text:span>, że<text:s/>„tworzy<text:span text:style-name="T1879">”</text:span><text:span text:style-name="T1880">.</text:span></text:p>
      <text:p text:style-name="P1881"><text:span text:style-name="T1882">/</text:span>Głos z sali na wyciszeniu/.</text:p>
      <text:p text:style-name="P1883">Dobrze, niech będzie tak jak jest<text:s/><text:span text:style-name="T1884">-</text:span><text:s/>zostawiamy to<text:span text:style-name="T1885">.</text:span></text:p>
      <text:p text:style-name="P1886">Czy są inne uwagi do pierwszej strony? Nie<text:s/>ma<text:span text:style-name="T1887">.</text:span><text:s/>Dobrze, przyjęliśmy pierwszą stronę<text:span text:style-name="T1888">.</text:span></text:p>
      <text:p text:style-name="P1889">Strona druga - uwagi do strony drugiej<text:span text:style-name="T1890">.</text:span></text:p>
      <text:p text:style-name="P1891"><text:span text:style-name="T1892"><text:s text:c="27"/></text:span>:</text:p>
      <text:soft-page-break/>
      <text:p text:style-name="P1893">Tutaj rozszerzymy chyba nie jako skrót ds. tylko podamy w całości zespół do spraw. Bo tak ds. to w okólnikach si<text:span text:style-name="T1894">ę<text:s/></text:span>pisze, a nie w dokumentach<text:span text:style-name="T1895">.</text:span></text:p>
      <text:p text:style-name="P1896"><text:span text:style-name="T1897">Przewodniczący</text:span>:</text:p>
      <text:p text:style-name="P1898">Tak jest. Piszemy<text:s/><text:span text:style-name="T1899">-</text:span><text:s/>do spraw.</text:p>
      <text:p text:style-name="P1900"><text:span text:style-name="T1901">W</text:span><text:s/>ogóle staramy się, aby<text:span text:style-name="T1902">...</text:span></text:p>
      <text:p text:style-name="P1903">Dobrze jeszcze raz powtarzam - pierwszą stronę przyjęliśmy.</text:p>
      <text:p text:style-name="P1904">Proszę o uwagi teraz do strony drugiej. Nie ma uwag. Przyjmujemy.</text:p>
      <text:p text:style-name="P1905">Jesteśmy na stronie trzeciej. Tam są numery konwencji, a także nr 1<text:span text:style-name="T1906">5</text:span>1 i przyjmijmy do 3-go punktu. 3-ci punkt przedyskutujemy osobno.</text:p>
      <text:p text:style-name="P1907">Czy do końca drugiego punktu są uwagi jakieś? Nie ma.</text:p>
      <text:p text:style-name="P1908">Rolnicy rozmawiają z ministrem w wyniku inicjatywy naszego stołu.</text:p>
      <text:p text:style-name="P1909">Nie, to zostawmy już kolegów, bo już literówki, przecinki, ortografię, to możemy chyba liczyć na wykwalifikowane siły<text:span text:style-name="T1910">.</text:span><text:s/>Jest jedna kobieta w tym gronie, a więc gwarantowana<text:s/><text:span text:style-name="T1911">je</text:span>st również dokładność wykonania pracy.</text:p>
      <text:p text:style-name="P1912">Trzeci punkt - proszę bardzo pan Tadeusz Mazowiecki ma głos.</text:p>
      <text:p text:style-name="P1913"><text:span text:style-name="T1914">Ob.<text:s/></text:span><text:span text:style-name="T1915">T</text:span><text:span text:style-name="T1916">.<text:s/></text:span><text:span text:style-name="T1917">M</text:span><text:span text:style-name="T1918">azow</text:span><text:span text:style-name="T1919">i</text:span><text:span text:style-name="T1920">ecki</text:span>:</text:p>
      <text:p text:style-name="P1921">Nasza propozycja zapisu trzeciego punktu jest następująca:</text:p>
      <text:p text:style-name="P1922">„<text:span text:style-name="T1923">W</text:span><text:s/>celu zapewnienia możliwości powrotu do pracy osobom, które utraciły pracę z powodu działalności związkowej po 1<text:span text:style-name="T1924">3</text:span><text:s/>grudnia 1981 r. oraz przywrócenia ciągłości pracy w przypadkach, gdy została ona przerwana wskutek zwolnienia z pracy, wydana zostanie specjalna ustawa zgodnie z którą osoby te mogą do dnia 31 października 1989 r<text:span text:style-name="T1925">.</text:span><text:s/>zgłaszać się do zakładów pracy w celu ponownego zatrudnienia zgodnie z kwalifikacjami i doświadczeniem zawodowym<text:span text:style-name="T1926">.</text:span></text:p>
      <text:p text:style-name="P1927">Zakład powinien zatrudnić wymienione osoby, a jeżeli tego odmawia, zainteresowani mogą odwoła<text:span text:style-name="T1928">ć</text:span><text:s/>się do specjalnie powołanej społecznej komisji pojednawczej rozstrzygającej w 3-osobowych składach z udziałem przedstawiciela rządu, związków zawodowych wskazanych przez pracownika i niezależnego przewodni<text:span text:style-name="T1929">cz</text:span>ą<text:span text:style-name="T1930">ce</text:span>g<text:span text:style-name="T1931">o.</text:span></text:p>
      <text:p text:style-name="P1932">Komisja orzeka z uwzględnien<text:span text:style-name="T1933">ie</text:span>m uprawnień pracownika do ponownego zatrudnienia, jak i sytuacji w zakładzie pracy<text:span text:style-name="T1934">.<text:s/></text:span>Jej orzeczenie jest ostateczne i w przypadku korzystnym dla pracownika, zastępuje umowę o pracę<text:span text:style-name="T1935">.</text:span></text:p>
      <text:p text:style-name="P1936">Odwołanie do Komisji przysługuje również nauczycielom i pracownikom naukowym.</text:p>
      <text:p text:style-name="P1937">Sprawy pozostałych pracowników zatrudnionych na podstawie mianowania, zwolnionych z powodu przyna<text:span text:style-name="T1938">le</text:span>żn<text:span text:style-name="T1939">oś</text:span>ci do związków zawodowych lub prowadzenia działalności związkowej, powinny być załatwione na ich wniosek przez właściwe organy w duchu założeń do projektu ustawy o uprawnieniach niektórych pracowników do ponownego nawiązania stosunku pracy.</text:p>
      <text:p text:style-name="P1940">Wszyscy pracownicy, którzy wskutek działalności związkowej po 13 grudnia<text:s/><text:span text:style-name="T1941">1981</text:span><text:s/>r. zostali zwolnieni dyscyplinarnie lub wskutek porzucenia pracy, mają od dnia wejścia w życie ustawy przywróconą ciągłość pracy niezależnie od tego czy powrócą do dawnego zakładu pracy, czy też kontynuować b<text:span text:style-name="T1942">ę</text:span>dą pracę w obecnym miejscu zatrudnienia<text:span text:style-name="T1943">.</text:span></text:p>
      <text:p text:style-name="P1944">Założenia do projektu ustawy o uprawnieniach niektórych pracowników do ponownego nawiązania<text:s/><text:soft-page-break/>stosunku pracy, stanowią załącznik nr 3”<text:span text:style-name="T1945">.</text:span></text:p>
      <text:p text:style-name="P1946">Jest to nieco obszerniej wyłożone niż projektowane w tym pierwotnym zapisie, ale uważamy, że sprawa jest tak ważna, że w tym oświadczeniu powinna być jasno i wyraźnie wyłożona<text:span text:style-name="T1947">.</text:span></text:p>
      <text:p text:style-name="P1948"><text:span text:style-name="T1949">Przewodniczący</text:span>:</text:p>
      <text:p text:style-name="P1950">Panie Tadeuszu, ja jednak proponuję dla dobra sprawy -<text:s/>dajmy to w tej chwili do powielenia<text:span text:style-name="T1951">.</text:span></text:p>
      <text:p text:style-name="P1952"><text:span text:style-name="T1953"><text:s text:c="27"/></text:span>:</text:p>
      <text:p text:style-name="P1954">Jeżeli jeszcze można zaproponowa<text:span text:style-name="T1955">ć</text:span><text:s/>tutaj taki drobny szlif -<text:s/><text:span text:style-name="T1956">„</text:span>nauczycielom i pracownikom naukowym - ja bym proponował:<text:s/>„Nauczycielom, nauczycielom akademickim i pracownikom naukowym”.</text:p>
      <text:p text:style-name="P1957"><text:span text:style-name="T1958">P</text:span><text:span text:style-name="T1959">rz</text:span><text:span text:style-name="T1960">ewodniczą</text:span><text:span text:style-name="T1961">cy</text:span>:</text:p>
      <text:p text:style-name="P1962">Tak, ale to jes<text:span text:style-name="T1963">t<text:s/></text:span>przecież w założeniach.</text:p>
      <text:p text:style-name="P1964"><text:span text:style-name="T1965">Ob. T. Mazowiecki</text:span>:</text:p>
      <text:p text:style-name="P1966">Ja mam jeszcze sam tutaj jedną wątpliwość<text:s/><text:span text:style-name="T1967">-</text:span><text:s/>tu jest powiedziane mianowicie, że społecznej komisji pojednawczej r<text:span text:style-name="T1968">oz</text:span>st<text:span text:style-name="T1969">rz</text:span>yga<text:span text:style-name="T1970">jące</text:span>j w 3-osobowych składach z udziałem przedstawiciela rządu, a chyba powinno być admin<text:span text:style-name="T1971">is</text:span>tracji<text:span text:style-name="T1972">.</text:span></text:p>
      <text:p text:style-name="P1973"><text:span text:style-name="T1974">Pr</text:span><text:span text:style-name="T1975">ze</text:span><text:span text:style-name="T1976">wodnic</text:span><text:span text:style-name="T1977">zą</text:span><text:span text:style-name="T1978">cy</text:span>:</text:p>
      <text:p text:style-name="P1979">Ja proponuję trzymać się zapisu założeń, gdzie jest powiedziane przedstawiciel administracji. Bo przedstawic<text:span text:style-name="T1980">ie</text:span>l rządu, to będzie od razu..<text:span text:style-name="T1981">.</text:span></text:p>
      <text:p text:style-name="P1982"><text:span text:style-name="T1983">Ob</text:span><text:span text:style-name="T1984">.</text:span><text:span text:style-name="T1985"><text:s/></text:span><text:span text:style-name="T1986">T.</text:span><text:span text:style-name="T1987"><text:s/>Mazowiecki</text:span><text:span text:style-name="T1988">:</text:span></text:p>
      <text:p text:style-name="P1989">Panie m<text:span text:style-name="T1990">i</text:span>n<text:span text:style-name="T1991">i</text:span>str<text:span text:style-name="T1992">z</text:span>e, jeszcze<text:s/><text:span text:style-name="T1993">z</text:span><text:s/>waszego projektu, żeby to zdanie weszło tu na zakończenie<text:s/><text:span text:style-name="T1994">„</text:span>rządowy projekt ustawy zostanie opracowany w porozumieniu z zainteresowanymi stronami<text:span text:style-name="T1995"><text:s/></text:span>i przedłożony pod obrady Sejmu do dnia<text:span text:style-name="T1996">..</text:span>.</text:p>
      <text:p text:style-name="P1997"><text:span text:style-name="T1998">Przewodni</text:span><text:span text:style-name="T1999">cz</text:span><text:span text:style-name="T2000">ący</text:span>:</text:p>
      <text:p text:style-name="P2001">Ja mówiłem tu o 15 maja, tylko że to wypada niedziela<text:span text:style-name="T2002">.</text:span></text:p>
      <text:p text:style-name="P2003"><text:span text:style-name="T2004">Ob</text:span><text:span text:style-name="T2005">.</text:span><text:span text:style-name="T2006"><text:s/>T</text:span><text:span text:style-name="T2007">.</text:span><text:span text:style-name="T2008"><text:s/>Mazow</text:span><text:span text:style-name="T2009">ie</text:span><text:span text:style-name="T2010">ck</text:span><text:span text:style-name="T2011">i</text:span><text:span text:style-name="T2012">:</text:span></text:p>
      <text:p text:style-name="P2013">Tak, ale przedłożony.</text:p>
      <text:p text:style-name="P2014"><text:span text:style-name="T2015">Przewodniczący</text:span>:</text:p>
      <text:p text:style-name="P2016">My będziemy chcieli uchwali<text:span text:style-name="T2017">ć</text:span><text:s/>to do 15 maja. Ale jeżeli<text:s/><text:span text:style-name="T2018">-</text:span><text:s/>no dzisiaj jest<text:s/><text:span text:style-name="T2019">5</text:span>,<text:s/><text:span text:style-name="T2020">p</text:span>rzepraszam, 4 kwietnia. Zespół musi przynajmniej dwa tygodnie popracować nad tym<text:span text:style-name="T2021">.</text:span><text:s/>No to niech będzie do 15 maja<text:span text:style-name="T2022">.</text:span><text:s/>A tu jest dżentelmeńska umowa min. Oleksego i moja, że będziemy robić to tak szybko, jak to jest tylko możliwe.</text:p>
      <text:p text:style-name="P2023"><text:span text:style-name="T2024"><text:s text:c="27"/></text:span>:</text:p>
      <text:p text:style-name="P2025">Dajmy do 30 kwietnia, a my po dżentelmeńsku przyrzekniemy, że nie będziemy mieli pretensji, jeżeli to będzie<text:s/><text:span text:style-name="T2026">-</text:span><text:s/>powiedzmy -<text:s/><text:span text:style-name="T2027">5</text:span><text:s/>m<text:span text:style-name="T2028">aj</text:span>a<text:span text:style-name="T2029">.</text:span></text:p>
      <text:p text:style-name="P2030"><text:span text:style-name="T2031">Przewodni</text:span><text:span text:style-name="T2032">c</text:span><text:span text:style-name="T2033">zący</text:span>:</text:p>
      <text:p text:style-name="P2034">No, ale to jest tylko 25 dni. Zresztą no dobrze - przedłożone do Sejmu do dnia 30 kwietnia<text:s/><text:span text:style-name="T2035">1</text:span>981 r<text:span text:style-name="T2036">.</text:span><text:s/>Bo my wtedy Sejmu nie określamy, nie w<text:span text:style-name="T2037">i</text:span>ążemy jakimś terminem. I wtedy jest elegancko.</text:p>
      <text:p text:style-name="P2038">A więc do 30 kwietnia, z dżentelmeńską uwagą pana dra Kaczyńskiego, że nie zorganizuje strajku prawników w związku z opóźnieniem<text:span text:style-name="T2039">.</text:span></text:p>
      <text:p text:style-name="P2040"><text:span text:style-name="T2041">I</text:span><text:s/>proponuję panie Tadeuszu, żeby teraz zrobi<text:span text:style-name="T2042">ć</text:span><text:s/>z tego xero, dać nam jeszcze do zerknięcia, żeby tutaj była pełna jasność, że nie ze słuchu żeśmy to akceptowali<text:span text:style-name="T2043">.</text:span></text:p>
      <text:soft-page-break/>
      <text:p text:style-name="P2044">Zostawiamy trzeci punkt do rozstrzygnięcia po czytaniu bezpośrednim<text:span text:style-name="T2045">.</text:span></text:p>
      <text:p text:style-name="P2046">Jesteśmy na stronie 4-ej. Proszę bardzo o uwagi do strony<text:s/><text:span text:style-name="T2047">4-e</text:span>j<text:span text:style-name="T2048">.</text:span><text:s/>Dziękuję<text:span text:style-name="T2049">.</text:span><text:s/>Do strony<text:s/><text:span text:style-name="T2050">4</text:span>-ej nie ma uwag<text:span text:style-name="T2051">.</text:span></text:p>
      <text:p text:style-name="P2052">Jesteśmy na stronie 5<text:span text:style-name="T2053">-e</text:span>j. Proszę o uwagi do strony 5-ej.</text:p>
      <text:p text:style-name="P2054">Proszę.</text:p>
      <text:p text:style-name="P2055"><text:span text:style-name="T2056">Ob</text:span><text:span text:style-name="T2057">.</text:span><text:span text:style-name="T2058"><text:s/></text:span><text:span text:style-name="T2059">T</text:span><text:span text:style-name="T2060">.<text:s/></text:span><text:span text:style-name="T2061">M</text:span><text:span text:style-name="T2062">azow</text:span><text:span text:style-name="T2063">ie</text:span><text:span text:style-name="T2064">cki</text:span>:</text:p>
      <text:p text:style-name="P2065">Punkt 6-ty, bo on tak jakoś nie bardzo się zaczyna. Zaczynał się:<text:s/><text:span text:style-name="T2066">„</text:span>Uzgodniono podjęcie prac nad dalszą nowelizacją ustawy”.</text:p>
      <text:p text:style-name="P2067"><text:span text:style-name="T2068">Przewodniczący</text:span>:</text:p>
      <text:p text:style-name="P2069">Dobrze<text:span text:style-name="T2070">.</text:span><text:s/>„Podjęcie prac nad dalszą nowelizacją, obejmującą w szczególności spory<text:span text:style-name="T2071">.</text:span>..<text:span text:style-name="T2072">”</text:span><text:s/>Dobrze<text:span text:style-name="T2073">.</text:span></text:p>
      <text:p text:style-name="P2074">Strona 5 pkt<text:s/>6 zaczyna się<text:s/>„Uzgodniono podjęcie prac”<text:s/>itd.</text:p>
      <text:p text:style-name="P2075">Czy są jeszcze jakieś inne uwagi do strony 5-<text:span text:style-name="T2076">e</text:span>j?</text:p>
      <text:p text:style-name="P2077"><text:span text:style-name="T2078"><text:s text:c="27"/></text:span>:</text:p>
      <text:p text:style-name="P2079">Tu jest<text:s/>„przedstawiciele strony opozycyjno-solidarnościowej”. My tutaj reprezentujemy tylko stronę solidarnościową i nie ma tu jak gdyby tego drugiego składu opozycji. Tu jest sama<text:s/>„Solidarność”<text:span text:style-name="T2080">.<text:s/></text:span><text:span text:style-name="T2081">Przewodniczący</text:span>:</text:p>
      <text:p text:style-name="P2082">Proponuję w takim razie<text:s/>„przedstawiciele strony solidarnościowe<text:span text:style-name="T2083">j</text:span>”<text:span text:style-name="T2084">.</text:span></text:p>
      <text:p text:style-name="P2085"><text:span text:style-name="T2086">/</text:span>Głos z sali na wyciszeniu/.</text:p>
      <text:p text:style-name="P2087">Nie, no panowie<text:span text:style-name="T2088">.</text:span><text:s/>Cały czas mówimy o tym NSZZ, ale póki<text:s/>co - ja dzisiaj miałem rozmowy z kolegami ze związków rolników, którzy chcieli jakby koniecznie sformalizowa<text:span text:style-name="T2089">ć</text:span><text:s/>swój komunikat rozmów z wi<text:span text:style-name="T2090">ce</text:span>p<text:span text:style-name="T2091">re</text:span>mierem, które się odbywają w atmosferze<text:s/><text:span text:style-name="T2092">„</text:span>okrągłego stołu<text:span text:style-name="T2093">”</text:span>, czyli czegoś nieformalnego<text:span text:style-name="T2094">.</text:span><text:s/>I pytano mnie<text:s/><text:span text:style-name="T2095">-</text:span><text:s/>dlaczego? Ja mówię - bo to jest kwestia podejścia do stosunków przedmałżeńskich, czy są dozwolone, czy nie są dozwolone<text:span text:style-name="T2096">.</text:span><text:s/>I tu tylko chodzi o tego rodzaju rozstrzygnięc<text:span text:style-name="T2097">ie</text:span><text:s/>- nic poza tym.</text:p>
      <text:p text:style-name="P2098">Tak że ja proponuję zostawmy tę stronę “solidarnościową”, bo wcześniej mówimy o NSZZ<text:s/>„Solidarność<text:span text:style-name="T2099">”</text:span><text:s/>jako o tym celu.</text:p>
      <text:p text:style-name="P2100">A więc i<text:span text:style-name="T2101">nt</text:span>e<text:span text:style-name="T2102">rc</text:span>yza jest jakby zawarta.</text:p>
      <text:p text:style-name="P2103"><text:span text:style-name="T2104">/</text:span>Głosy z sali na wyciszeniu/.</text:p>
      <text:p text:style-name="P2105"><text:span text:style-name="T2106">Ob. T</text:span><text:span text:style-name="T2107">.</text:span><text:span text:style-name="T2108"><text:s/>Mazowieck</text:span><text:span text:style-name="T2109">i</text:span><text:span text:style-name="T2110">:</text:span></text:p>
      <text:p text:style-name="P2111">Biorąc pod uwagę, że słowo<text:s/>„uzgodniono”<text:s/>odnosi się do wszystkich punktów na<text:s/><text:span text:style-name="T2112">str.</text:span><text:s/><text:span text:style-name="T2113">2</text:span><text:span text:style-name="T2114">-</text:span><text:span text:style-name="T2115">ej,<text:s/></text:span>może wobec tego pkt.<text:s/>6 zaczynałby się<text:s/>„podjęte zostaną prace nad...”.</text:p>
      <text:p text:style-name="P2116"><text:span text:style-name="T2117">Przewodniczący</text:span>:</text:p>
      <text:p text:style-name="P2118">Dobrze, niech będzie:<text:s/>„podjęte zostaną prace nad...”. Dobrze.</text:p>
      <text:p text:style-name="P2119">Czyli tak - dalej pod gwiazdkami zmieniamy:<text:s/>„Przedstawiciele strony solidarnościowej stoją na stanowisku”<text:s/>itd.</text:p>
      <text:p text:style-name="P2120">I proponuję tak, jeżeli już można w tej ostatniej formule:<text:s/>„współprzewodniczący zespołu ds. pluralizmu związkowego, nazwijmy już bez skrótów ten zespół<text:s/>„do spraw”<text:s/>pluralizmu związkowego. Tu idą nazwiska. I kończyłoby się to - Warszawa,<text:s/><text:span text:style-name="T2121">5</text:span><text:s/>kwietnia...</text:p>
      <text:p text:style-name="P2122"><text:span text:style-name="T2123">O</text:span><text:span text:style-name="T2124">b.</text:span><text:span text:style-name="T2125"><text:s/>T.<text:s/></text:span><text:span text:style-name="T2126">M</text:span><text:span text:style-name="T2127">azow</text:span><text:span text:style-name="T2128">ieck</text:span><text:span text:style-name="T2129">i</text:span>:</text:p>
      <text:p text:style-name="P2130">Ale dlaczego mamy to podpisywać jutro?</text:p>
      <text:p text:style-name="P2131"><text:span text:style-name="T2132">Przewodniczący</text:span>:</text:p>
      <text:soft-page-break/>
      <text:p text:style-name="P2133">Bo po prostu to trzeba przepisać.</text:p>
      <text:p text:style-name="P2134">Ja proponuję przyjąć<text:span text:style-name="T2135">.</text:span><text:s/>No, możemy to uznać, że podpisujemy. Pozostałe zespoły podpisują jutro.</text:p>
      <text:p text:style-name="P2136">I dlatego proponuję zrobić to jutro.</text:p>
      <text:p text:style-name="P2137"><text:span text:style-name="T2138">/</text:span>Wesołość na sali/.</text:p>
      <text:p text:style-name="P2139"><text:span text:style-name="T2140">O</text:span><text:span text:style-name="T2141">b</text:span><text:span text:style-name="T2142">. T.<text:s/></text:span><text:span text:style-name="T2143">M</text:span><text:span text:style-name="T2144">azow</text:span><text:span text:style-name="T2145">ie</text:span><text:span text:style-name="T2146">cki</text:span>:</text:p>
      <text:p text:style-name="P2147">A ja proponuję dzisiaj panie ministrze.</text:p>
      <text:p text:style-name="P2148"><text:span text:style-name="T2149">Przewodniczący</text:span>:</text:p>
      <text:p text:style-name="P2150">Panie przewodniczący, ja proponuję zrobić to jutro ze względów technicznych oczywiście, ponieważ to jest kwestia przepisania materiału. Nie wiem o co pan mnie podejrzewa?</text:p>
      <text:p text:style-name="P2151">Zróbmy to jednak jutro, dla dobra sprawy.</text:p>
      <text:p text:style-name="P2152"><text:span text:style-name="T2153">O</text:span><text:span text:style-name="T2154">b.</text:span><text:span text:style-name="T2155"><text:s/></text:span><text:span text:style-name="T2156">T</text:span><text:span text:style-name="T2157">. Mazow</text:span><text:span text:style-name="T2158">ie</text:span><text:span text:style-name="T2159">ck</text:span><text:span text:style-name="T2160">i</text:span>:</text:p>
      <text:p text:style-name="P2161">To co ja dzisiaj do telewizji powiem?</text:p>
      <text:p text:style-name="P2162"><text:span text:style-name="T2163">P</text:span><text:span text:style-name="T2164">rz</text:span><text:span text:style-name="T2165">ewodnicząc</text:span><text:span text:style-name="T2166">y</text:span><text:span text:style-name="T2167">:</text:span></text:p>
      <text:p text:style-name="P2168"><text:span text:style-name="T2169">Ż</text:span>e skończyliśmy pracę, prz<text:span text:style-name="T2170">yję</text:span>liśmy dokument.</text:p>
      <text:p text:style-name="P2171"><text:span text:style-name="T2172">Ob. T</text:span><text:span text:style-name="T2173">.</text:span><text:span text:style-name="T2174"><text:s/>Mazowieck</text:span><text:span text:style-name="T2175">i</text:span>:</text:p>
      <text:p text:style-name="P2176">Trudno to będzie powiedzieć.</text:p>
      <text:p text:style-name="P2177"><text:span text:style-name="T2178">Pr</text:span><text:span text:style-name="T2179">ze</text:span><text:span text:style-name="T2180">wodniczący</text:span>:</text:p>
      <text:p text:style-name="P2181">Bo jutro podpisujemy w świetle jupiterów.</text:p>
      <text:p text:style-name="P2182"><text:span text:style-name="T2183">Ob</text:span><text:span text:style-name="T2184">.</text:span><text:span text:style-name="T2185"><text:s/>T</text:span><text:span text:style-name="T2186">.</text:span><text:span text:style-name="T2187"><text:s/>Mazowieck</text:span><text:span text:style-name="T2188">i</text:span>:</text:p>
      <text:p text:style-name="P2189">Gdzie, kiedy?</text:p>
      <text:p text:style-name="P2190"><text:span text:style-name="T2191">Przewodniczą</text:span><text:span text:style-name="T2192">cy</text:span>:</text:p>
      <text:p text:style-name="P2193">Zaraz to określimy.</text:p>
      <text:p text:style-name="P2194"><text:span text:style-name="T2195">O</text:span><text:span text:style-name="T2196">b</text:span><text:span text:style-name="T2197">. T</text:span><text:span text:style-name="T2198">.</text:span><text:span text:style-name="T2199"><text:s/>Maz</text:span><text:span text:style-name="T2200">ow</text:span><text:span text:style-name="T2201">ieck</text:span><text:span text:style-name="T2202">i</text:span>:</text:p>
      <text:p text:style-name="P2203">Dobrze, to parafujemy wobec tego.</text:p>
      <text:p text:style-name="P2204"><text:span text:style-name="T2205">Przewodniczący</text:span>:</text:p>
      <text:p text:style-name="P2206">Parafować możemy, oczywiście.</text:p>
      <text:p text:style-name="P2207"><text:span text:style-name="T2208">W</text:span><text:s/>takim razie wstawiamy - Warszawa<text:span text:style-name="T2209">,</text:span><text:s/>5 kwietnia<text:span text:style-name="T2210">.</text:span></text:p>
      <text:p text:style-name="P2211"><text:span text:style-name="T2212">I</text:span><text:s/>w takim razie przejd<text:span text:style-name="T2213">ź</text:span>my<text:span text:style-name="T2214">.</text:span><text:s/>Przepraszam, do strony 5-ej uwag nie ma?</text:p>
      <text:p text:style-name="P2215">Jesteśmy na stronie 6-ej<text:s/>„Zespół do spraw<text:s/>Pluralizmu<text:s/>Związkowego odbył 10 posiedzeń plenarnych”.</text:p>
      <text:p text:style-name="P2216"><text:span text:style-name="T2217">/</text:span>Głos z sali na wyciszeniu/.</text:p>
      <text:p text:style-name="P2218">Nie, jeżeli mówimy o pluralizmie związkowym jako o sprawie, używamy małych liter, jeżeli mówimy o nazwie własnej zespołu piszemy Zespó<text:span text:style-name="T2219">ł</text:span><text:s/>z dużej litery do spraw małe litery, Pluralizmu - z dużej litery, Związkowego<text:s/><text:span text:style-name="T2220">-</text:span><text:s/>duża litera.</text:p>
      <text:p text:style-name="P2221">Ale to już nasi redaktorzy to zrobią.</text:p>
      <text:p text:style-name="P2222">Rozumiem, że do składu zespołu nie ma uwag. Jest tutaj to w układzie alfabetycznym.</text:p>
      <text:p text:style-name="P2223"><text:span text:style-name="T2224">Ob.</text:span><text:span text:style-name="T2225"><text:s/>T</text:span><text:span text:style-name="T2226">. Mazowi</text:span><text:span text:style-name="T2227">ecki</text:span>:</text:p>
      <text:p text:style-name="P2228">Może by były uwagi,<text:s/><text:span text:style-name="T2229">a</text:span>le to już nieaktualne.</text:p>
      <text:p text:style-name="P2230"><text:span text:style-name="T2231">P</text:span><text:span text:style-name="T2232">rze</text:span><text:span text:style-name="T2233">w</text:span><text:span text:style-name="T2234">od</text:span><text:span text:style-name="T2235">nic</text:span><text:span text:style-name="T2236">zący</text:span>:</text:p>
      <text:p text:style-name="P2237">Proszę jeszcze pan...</text:p>
      <text:soft-page-break/>
      <text:p text:style-name="P2238"><text:span text:style-name="T2239">Ob. <text:s text:c="23"/></text:span>:</text:p>
      <text:p text:style-name="P2240">Jeszcze do składu zespołu. Nie wiem czy nie wymieni<text:span text:style-name="T2241">ć<text:s/></text:span>organizacji, którą ci członkowie zespołu reprezentują. Mnie osobiście by to bardziej odpowiadało.</text:p>
      <text:p text:style-name="P2242"><text:span text:style-name="T2243">Przewodnicząc</text:span><text:span text:style-name="T2244">y</text:span>:</text:p>
      <text:p text:style-name="P2245">Słuchajcie, są dwa podejścia. Ja przyznam szczerze, nie wiem, bo myśmy cały czas w trakcie obrad tutaj byli traktowani w kolejności alfabetycznej. To jest po prostu przepisane z listy obecności. Bo wariant drugi to<text:s/><text:span text:style-name="T2246">je</text:span>st taki:<text:s/>„w skład zespołu wchodziły następujące osoby<text:s/><text:span text:style-name="T2247">-</text:span><text:s/>z ramienia strony solidarnościowej. Nie - tak nie będziemy jak drużyna, że ci i ci<text:span text:style-name="T2248">.</text:span><text:s/>Proszę bardzo, tu nie widzę przeszkód, jak uważacie<text:span text:style-name="T2249">.</text:span></text:p>
      <text:p text:style-name="P2250">Zobaczymy może jak jest w innych zespołach. Niech koledzy redaktorzy tego tekstu sprawdzą po prostu.</text:p>
      <text:p text:style-name="P2251"><text:span text:style-name="T2252">/</text:span>G<text:span text:style-name="T2253">ł</text:span>os z sali na wyciszeniu/.</text:p>
      <text:p text:style-name="P2254">Jest tak jak tutaj<text:span text:style-name="T2255">.</text:span></text:p>
      <text:p text:style-name="P2256"><text:span text:style-name="T2257">Ob.<text:s/></text:span><text:span text:style-name="T2258">T.</text:span><text:span text:style-name="T2259"><text:s/>Mazowieck</text:span><text:span text:style-name="T2260">i</text:span>:</text:p>
      <text:p text:style-name="P2261">Koledzy uważają, że lepiej byłoby to podzielić<text:span text:style-name="T2262">.</text:span></text:p>
      <text:p text:style-name="P2263"><text:span text:style-name="T2264">Przewodniczący</text:span><text:span text:style-name="T2265">:</text:span></text:p>
      <text:p text:style-name="P2266">Ja chcę powiedzie<text:span text:style-name="T2267">ć</text:span>, że będzie największy kłopot, bo to wtedy musimy podzielić tak jak tu piszemy: strona<text:s/><text:span text:style-name="T2268">so</text:span>lidarnościowa, strona OPZZ, strona koalicyjno-rządowa.</text:p>
      <text:p text:style-name="P2269">/Głosy z sali na wyciszeniu/.</text:p>
      <text:p text:style-name="P2270">No tak, jeszcze kółka. Nie tu będziemy mieli jeszcze ZSL, Stronnictwo Demokratyczne itd<text:span text:style-name="T2271">.</text:span></text:p>
      <text:p text:style-name="P2272">Do niedawna koledzy z<text:s/>„Solidarności”<text:s/>uważali, że w naszej koalicji jest również OPZZ.</text:p>
      <text:p text:style-name="P2273">Jeśli można jednak - to ja mam propozycję następującą, jeśli można sugerować - utrzymajmy tak jak to jest, z upoważnieniem, że jeśli inne zespoły poszły w formułę - kto kogo reprezentuje, to proszę zrobić tak samo. Nawet u nas z tym dodatkiem, że byłyby niejako strona solidarnościowa, czy rolników swoich indywidualnych też chcecie osobno?</text:p>
      <text:p text:style-name="P2274"><text:span text:style-name="T2275">Ob</text:span><text:span text:style-name="T2276">.<text:s/></text:span><text:span text:style-name="T2277">T.</text:span><text:span text:style-name="T2278"><text:s/></text:span><text:span text:style-name="T2279">Maz</text:span><text:span text:style-name="T2280">ow</text:span><text:span text:style-name="T2281">ieck</text:span><text:span text:style-name="T2282">i</text:span>:</text:p>
      <text:p text:style-name="P2283">Razem, razem<text:span text:style-name="T2284">.</text:span></text:p>
      <text:p text:style-name="P2285"><text:span text:style-name="T2286">Przewodniczący</text:span>:</text:p>
      <text:p text:style-name="P2287">Kółka to proszę wtedy po stronie koalicyjno-rząd<text:span text:style-name="T2288">owej</text:span>, szeroko pojętej<text:span text:style-name="T2289">.</text:span></text:p>
      <text:p text:style-name="P2290"><text:span text:style-name="T2291"><text:s text:c="27"/></text:span>:</text:p>
      <text:p text:style-name="P2292">Ja mam taką propozycję, ażeby zostawić taki układ jaki jest<text:span text:style-name="T2293"><text:s/></text:span>natomiast przy nazwisku zaznaczyć - n<text:span text:style-name="T2294">p.</text:span><text:s/>Balazs - NSZZ R<text:span text:style-name="T2295">I<text:s/></text:span>„Solidarność”, Brol - strona k<text:span text:style-name="T2296">oa</text:span>licyjno-rządowa, Frasyniuk -<text:s/>NSZZ<text:s/>„Solidarność”<text:span text:style-name="T2297">.</text:span></text:p>
      <text:p text:style-name="P2298"><text:span text:style-name="T2299">Przewodniczący</text:span>:</text:p>
      <text:p text:style-name="P2300">Proszę stronę koalicyjno-rządową dla oszczędności nazywać SK-R. Nie, no słuchajcie to by śmiesznie wyglądało.</text:p>
      <text:p text:style-name="P2301">Ja jednak myślę, że to możemy zostawić dla historii jako kolejny dowód. Niech w czasie prac wykopaliskowych okaże się, że Lesław Nawacki reprezentował<text:s/>„Solidarność”, a pan Lech Kaczyński stronę koalicyjno-rządową na przykład<text:span text:style-name="T2302">.</text:span></text:p>
      <text:p text:style-name="P2303">Zostawmy to tak, jak byliśmy na tych listach uszeregowani.</text:p>
      <text:p text:style-name="P2304">Proszę bardzo - strona 7. To jest dalszy ciąg sprawozdania, strona 8 - również.</text:p>
      <text:soft-page-break/>
      <text:p text:style-name="P2305"><text:span text:style-name="T2306"><text:s text:c="27"/></text:span>:</text:p>
      <text:p text:style-name="P2307">Na stronie 8-ej może jeszcze trzeba dodać tę ostatnią grupę roboczą.</text:p>
      <text:p text:style-name="P2308"><text:span text:style-name="T2309">Przewodniczący</text:span>:</text:p>
      <text:p text:style-name="P2310">Tak jest, koniecznie - grupa robocza do spraw założeń itd. Tylko kto ma skład tej grupy roboczej?</text:p>
      <text:p text:style-name="P2311"><text:span text:style-name="T2312"><text:s text:c="27"/></text:span>:</text:p>
      <text:p text:style-name="P2313">Pan min. Nawacki, min.<text:s/><text:span text:style-name="T2314">B</text:span>rol, pr<text:span text:style-name="T2315">of.</text:span><text:s/>Masewicz, m<text:span text:style-name="T2316">oj</text:span>a skromna osoba i chyba nikt więcej, przepraszam i pan dr Kaczyński. Ale jeśli się nie mylę, to jeszcze ktoś w naszej grupie był.</text:p>
      <text:p text:style-name="P2317"><text:span text:style-name="T2318">Przewodniczący</text:span>:</text:p>
      <text:p text:style-name="P2319">To proszę pana Zowczaka o zbadanie tej sprawy<text:span text:style-name="T2320">.</text:span></text:p>
      <text:p text:style-name="P2321">I<text:s/><text:span text:style-name="T2322">te</text:span>r<text:span text:style-name="T2323">a</text:span>z idą załączniki, które - jak rozumiem, nie wymagają<text:span text:style-name="T2324">...</text:span><text:s/>To znaczy prosiłbym redaktorów o sprawdzenie, a szczególnie o bardzo precyzyjne przepisanie załącznika dzisiaj przygotowanego, czyli nr 3 założeń itd<text:span text:style-name="T2325">.</text:span><text:s/>Andrzej ty to zbadaj, żeby tam nie było żadnej gaf<text:span text:style-name="T2326">y</text:span><text:s/>w tej sprawie, którą dzisiaj d<text:span text:style-name="T2327">ys</text:span>kutowa<text:span text:style-name="T2328">li</text:span>śmy<text:span text:style-name="T2329">.</text:span></text:p>
      <text:p text:style-name="P2330">Czyli mamy załączników 4<text:span text:style-name="T2331">.</text:span></text:p>
      <text:p text:style-name="P2332">Załącznik 1 - ustawa o zmianie ustawy o związkach zawodowych w projekcie przygotowanym w zespole<text:span text:style-name="T2333">.</text:span><text:s/>Tam doszły małe poprawki i myśmy dzisiaj przekazali informacje o tych drobnych poprawkach z Sejmu<text:span text:style-name="T2334">.</text:span></text:p>
      <text:p text:style-name="P2335">Załącznik 2 - ustawa o związkach zawodowych rolników indywidualnych. I też drobna poprawka, otrzymali państwo<text:span text:style-name="T2336">.<text:s/></text:span>Ale my przedstawiamy dokumenty wypracowane w brzmieniu dokładnie tutaj zaakcept<text:span text:style-name="T2337">ow</text:span>anym, który znajduje się tutaj w stenogramach<text:span text:style-name="T2338">.</text:span></text:p>
      <text:p text:style-name="P2339">Załącznik nr 3 - uzyska właściwą redakcję w dniu dzisiejszym, to znaczy po tych uwagach i po przyjęciu przez nas<text:span text:style-name="T2340">.</text:span></text:p>
      <text:p text:style-name="P2341">Załącznik 4 - dotyczy ustaleń zespołu w sprawach majątkowych.</text:p>
      <text:p text:style-name="P2342">I w ten sposób<text:s/>Szanowni<text:s/>Państwo mielibyśmy nasz dokument gotowy. Zaczekajmy jeszcze na xero punktu 3-c<text:span text:style-name="T2343">ie</text:span>go, aby zerkną<text:span text:style-name="T2344">ć</text:span><text:s/>na to i przekazać redaktorom do przepisania, a jutro ustalmy godzinę, o której podpisalibyśmy to<text:span text:style-name="T2345">.</text:span></text:p>
      <text:p text:style-name="P2346">/Głos z sali<text:span text:style-name="T2347">:</text:span><text:s/>Przepraszam, ale do tej grupy roboczej wchodzi jeszcze kol.<text:s/><text:span text:style-name="T2348">S</text:span>anet<text:span text:style-name="T2349">ra</text:span>/<text:span text:style-name="T2350">.</text:span></text:p>
      <text:p text:style-name="P2351">Czyli jutro o godzinie 13<text:span text:style-name="T2352">.</text:span>00 albo o<text:s/><text:span text:style-name="T2353">godz.14.00<text:s/></text:span>-<text:s/>godzinę przed<text:s/>„okrągłym stołem”<text:span text:style-name="T2354">.</text:span></text:p>
      <text:p text:style-name="P2355"><text:span text:style-name="T2356">O</text:span><text:span text:style-name="T2357">b. T. Mazowiecki</text:span>:</text:p>
      <text:p text:style-name="P2358">A co będzie jutro?</text:p>
      <text:p text:style-name="P2359"><text:span text:style-name="T2360">Przewodni</text:span><text:span text:style-name="T2361">cz</text:span><text:span text:style-name="T2362">ący:</text:span></text:p>
      <text:p text:style-name="P2363">Jutro będzie finał<text:s/><text:span text:style-name="T2364">“</text:span>okrągłego stołu<text:span text:style-name="T2365">”</text:span>.</text:p>
      <text:p text:style-name="P2366">O 11<text:span text:style-name="T2367">.</text:span>00 podpisuje zespół ekonomiczny. My moglibyśmy podpisa<text:span text:style-name="T2368">ć</text:span><text:s/>o 12.00.</text:p>
      <text:p text:style-name="P2369">Tylko, że ja mam o godzinie 10<text:span text:style-name="T2370">.</text:span>00 Komisją S<text:span text:style-name="T2371">ej</text:span>mową<text:s/><text:span text:style-name="T2372">w<text:s/></text:span>sprawie, gdzie realizują jakby wolą znaną /art. 30/, a więc muszą tam pójść<text:span text:style-name="T2373">.</text:span><text:s/>Czyli o<text:s/><text:span text:style-name="T2374">12.3</text:span>0.</text:p>
      <text:p text:style-name="P2375">/G<text:span text:style-name="T2376">ł</text:span>os z sali<text:span text:style-name="T2377">:</text:span><text:s/>o 13<text:span text:style-name="T2378">.</text:span>00/.</text:p>
      <text:p text:style-name="P2379">Tak,<text:s/><text:span text:style-name="T2380">1</text:span>3<text:span text:style-name="T2381">.</text:span>00 ma pewne atuty, nie ukrywam<text:span text:style-name="T2382">.</text:span><text:s/>To znaczy będzie nam miło, jeżeli b<text:span text:style-name="T2383">ę</text:span>dziemy mieli towarzystwo, nie ukrywamy, ponieważ sądzę, że można by to zrobi<text:span text:style-name="T2384">ć</text:span><text:s/><text:span text:style-name="T2385">i</text:span><text:s/>poprosimy kolegów o to, żeby można było zrobić tam na tej dużej sali, żebyśmy już mogli sobie troch<text:span text:style-name="T2386">ę</text:span><text:s/>na luzie podziękować za te już wtedy 59 dni pracy i może powiadomić was, że za dwie godziny zacznie si<text:span text:style-name="T2387">ę</text:span><text:s/>finał<text:s/>„okrągłego stołu”, co zapewne<text:s/><text:soft-page-break/>każdy z nas przyjąłby to z wielką ulgą<text:span text:style-name="T2388">.</text:span><text:s/>Bądź też powiadomimy o zupełnie czym innym<text:span text:style-name="T2389">.</text:span><text:s/>Ale<text:span text:style-name="T2390">.</text:span>..</text:p>
      <text:p text:style-name="P2391"><text:span text:style-name="T2392">Ob. T</text:span><text:span text:style-name="T2393">.</text:span><text:span text:style-name="T2394"><text:s/>Mazowieck</text:span><text:span text:style-name="T2395">i</text:span>:</text:p>
      <text:p text:style-name="P2396">Ja tu przy okazji chciałbym powiedzieć o czymś innym, że myśmy wczoraj uzgodnili następującą rzecz, że na posiedzenie końcowe zespołu<text:s/><text:span text:style-name="T2397">„</text:span>okrągłego stołu<text:span text:style-name="T2398">”</text:span><text:s/>będą zaproszeni i mają si<text:span text:style-name="T2399">ę<text:s/></text:span>chyba już czuć jako zaproszeni wszyscy uczestnicy trzech głównych zespołów oraz uczestnicy, przepraszam, przewodni<text:span text:style-name="T2400">cz</text:span>ący podzespołów.</text:p>
      <text:p text:style-name="P2401"><text:span text:style-name="T2402">Przewodniczący</text:span>:</text:p>
      <text:p text:style-name="P2403">Tak że godzina 13.00 - ja myślę panie przewodniczący jest dobrą godziną, ponieważ zrobimy to co do nas należy, będzie chwila czasu i będzie można później u<text:span text:style-name="T2404">czes</text:span>tni<text:span text:style-name="T2405">czy</text:span>ć<text:span text:style-name="T2406">.</text:span></text:p>
      <text:p text:style-name="P2407"><text:span text:style-name="T2408">Ob</text:span><text:span text:style-name="T2409">.</text:span><text:span text:style-name="T2410"><text:s/></text:span><text:span text:style-name="T2411">T.</text:span><text:span text:style-name="T2412"><text:s/>Mazowiecki</text:span>:</text:p>
      <text:p text:style-name="P2413">No, biorąc pod uwagą, że ni<text:span text:style-name="T2414">e</text:span><text:s/>wiem co będzie jutro<text:span text:style-name="T2415">.</text:span></text:p>
      <text:p text:style-name="P2416"><text:span text:style-name="T2417">P</text:span><text:span text:style-name="T2418">rze</text:span><text:span text:style-name="T2419">wodn</text:span><text:span text:style-name="T2420">ic</text:span><text:span text:style-name="T2421">z</text:span><text:span text:style-name="T2422">ący</text:span>:</text:p>
      <text:p text:style-name="P2423">No, ale kto u nas wie?</text:p>
      <text:p text:style-name="P2424">Ale co<text:s/><text:span text:style-name="T2425">-</text:span><text:s/>Romek, tobie 13.00 nie odpowiada<text:span text:style-name="T2426">.</text:span></text:p>
      <text:p text:style-name="P2427">Zróbmy jednak tę<text:s/><text:span text:style-name="T2428">13</text:span>-<text:span text:style-name="T2429">t</text:span>ą. Obiad zjemy później.</text:p>
      <text:p text:style-name="P2430"><text:span text:style-name="T2431">Ob</text:span><text:span text:style-name="T2432">.</text:span><text:span text:style-name="T2433"><text:s/></text:span><text:span text:style-name="T2434">T.</text:span><text:span text:style-name="T2435"><text:s/>Mazowieck</text:span><text:span text:style-name="T2436">i</text:span>:</text:p>
      <text:p text:style-name="P2437"><text:span text:style-name="T2438">Ja</text:span><text:s/>nie wiem. Bo jeżeli to w ogóle będzie, to będziemy mieli jeszcze kupę roboty.</text:p>
      <text:p text:style-name="P2439"><text:span text:style-name="T2440">Przewodniczący</text:span>:</text:p>
      <text:p text:style-name="P2441">To co, chce pan zrobi<text:span text:style-name="T2442">ć</text:span><text:s/>o 9.00 rano.</text:p>
      <text:p text:style-name="P2443"><text:span text:style-name="T2444">Ob. T</text:span><text:span text:style-name="T2445">.</text:span><text:span text:style-name="T2446"><text:s/>Mazowieck</text:span><text:span text:style-name="T2447">i</text:span>:</text:p>
      <text:p text:style-name="P2448">Ale dlaczego pan nie chce tego podpisać dzisiaj?</text:p>
      <text:p text:style-name="P2449"><text:span text:style-name="T2450">Przewodniczący</text:span>:</text:p>
      <text:p text:style-name="P2451">Bo uważam, że będzie lepiej jeżeli jeszcze nie podpiszemy tego na razie. Parafujmy to dzisiaj, w tym kształcie na brudno, a później już czysty tekst, przy światłach podpiszemy jutro<text:span text:style-name="T2452">.</text:span><text:s/>To już naprawdę panie Tadeuszu jest szczegół<text:span text:style-name="T2453">.</text:span></text:p>
      <text:p text:style-name="P2454"><text:span text:style-name="T2455">Ob.</text:span><text:span text:style-name="T2456"><text:s/></text:span><text:span text:style-name="T2457">T. Mazowieck</text:span><text:span text:style-name="T2458">i</text:span>:</text:p>
      <text:p text:style-name="P2459">A Zespół Gospodarczy zbiera się cały?</text:p>
      <text:p text:style-name="P2460"><text:span text:style-name="T2461">Przewodniczący</text:span>:</text:p>
      <text:p text:style-name="P2462">Współprzewodniczący zbierają się, bo oni o godzinie 11<text:span text:style-name="T2463">.</text:span>00...</text:p>
      <text:p text:style-name="P2464"><text:span text:style-name="T2465">O</text:span><text:span text:style-name="T2466">b.</text:span><text:span text:style-name="T2467"><text:s/></text:span><text:span text:style-name="T2468">T</text:span><text:span text:style-name="T2469">. Mazowiecki</text:span>:</text:p>
      <text:p text:style-name="P2470">Sami współprzewodniczący?</text:p>
      <text:p text:style-name="P2471"><text:span text:style-name="T2472">Przewodniczący</text:span>:</text:p>
      <text:p text:style-name="P2473">Tak, bo oni tam też mają sporo zmian redakcyjnych, więc przepisują to.</text:p>
      <text:p text:style-name="P2474">Ale ponieważ jest to zaproszenie, więc gdyby miało się odbyć jutro o 15.00 to dzisiaj będziemy wiedzieć<text:span text:style-name="T2475">.</text:span><text:s/>Bo my jako współprzewodn<text:span text:style-name="T2476">ic</text:span>zą<text:span text:style-name="T2477">cy</text:span><text:s/>dzisiaj jeszcze będziemy chyba w Magdalence, o 20.00.</text:p>
      <text:p text:style-name="P2478"><text:span text:style-name="T2479">Ob</text:span><text:span text:style-name="T2480">.</text:span><text:span text:style-name="T2481"><text:s/>T</text:span><text:span text:style-name="T2482">.</text:span><text:span text:style-name="T2483"><text:s/>Mazowieck</text:span><text:span text:style-name="T2484">i</text:span>:</text:p>
      <text:p text:style-name="P2485">Ja osobiście mam wątpliwości<text:span text:style-name="T2486">.</text:span><text:s/>No, ale musimy o tym jeszcze porozmawiać.</text:p>
      <text:p text:style-name="P2487"><text:span text:style-name="T2488">Przewodniczący</text:span>:</text:p>
      <text:p text:style-name="P2489"><text:span text:style-name="T2490">A</text:span><text:s/>więc przyjmijmy<text:s/><text:span text:style-name="T2491">-</text:span><text:s/>1<text:span text:style-name="T2492">3</text:span>.00 godzina.<text:s/><text:span text:style-name="T2493">T</text:span>rzeci punkt zaraz przejrzyjmy<text:span text:style-name="T2494">.</text:span></text:p>
      <text:soft-page-break/>
      <text:p text:style-name="P2495">A na jakim tekście będziemy parafować<text:span text:style-name="T2496">?</text:span></text:p>
      <text:p text:style-name="P2497"><text:span text:style-name="T2498">/</text:span>G<text:span text:style-name="T2499">ł</text:span>os z sali: Myśmy już porównaliśmy nasz tekst/<text:span text:style-name="T2500">.</text:span></text:p>
      <text:p text:style-name="P2501">Panowie<text:span text:style-name="T2502">,</text:span><text:s/>ja wiem że zrobiłem jeden błąd. Natomiast mój błąd polega na tym, że ja ten bankiet z panami powinienem zrobić przed wczorajszym dniem<text:span text:style-name="T2503">.</text:span><text:s/>No, ale co robić, to już się tak zdarzyło.</text:p>
      <text:p text:style-name="P2504">Panowie przewodniczący - ja mam pytanie: parafujemy na każdej stronie, tak? I wymienimy się egzemplarzami. To po prostu żeby było, że każda strona jest potw<text:span text:style-name="T2505">ie</text:span>rdzona. I w ten sposób jakiś akt polityczny s<text:span text:style-name="T2506">ię</text:span><text:s/>dokona.</text:p>
      <text:p text:style-name="P2507"><text:span text:style-name="T2508">Ż</text:span>eby się nie męczyć nad trzema tekstami parafujmy ten sam tekst<text:s/><text:span text:style-name="T2509">/</text:span>to znaczy ten jeden poprawiony już egzemplarz/.</text:p>
      <text:p text:style-name="P2510">A gdzie jest ta trójka, ten trzeci punkt? Czy to się przepisuje, czy co?</text:p>
      <text:p text:style-name="P2511">Parafujemy z lewej strony, ja już parafuj<text:span text:style-name="T2512">ę</text:span><text:s/>poza tym, że pkt 3 parafujemy tu osobno<text:span text:style-name="T2513">.</text:span></text:p>
      <text:p text:style-name="P2514"><text:span text:style-name="T2515">O</text:span><text:span text:style-name="T2516">b</text:span><text:span text:style-name="T2517">. T</text:span><text:span text:style-name="T2518">.</text:span><text:span text:style-name="T2519"><text:s/>Mazowieck</text:span><text:span text:style-name="T2520">i</text:span>:</text:p>
      <text:p text:style-name="P2521">Ale ja jednak nie mam porządnego egzemplarza<text:span text:style-name="T2522">.</text:span></text:p>
      <text:p text:style-name="P2523"><text:span text:style-name="T2524">Przewodniczą</text:span><text:span text:style-name="T2525">cy</text:span>:</text:p>
      <text:p text:style-name="P2526">Proponuję parafować w kolejności alfabetycznej. Bez trójki chwilowo, ją się powiela.</text:p>
      <text:p text:style-name="P2527">Prosz<text:span text:style-name="T2528">ę</text:span><text:s/>państwa,<text:s/>otóż sugeruję, żeby w ostatnich słowach napisa<text:span text:style-name="T2529">ć</text:span><text:s/>nie pod obrady Sejmu, ponieważ to wynika<text:s/><text:span text:style-name="T2530">-</text:span><text:s/>tylko do Sejmu do dnia 30 kwietnia 19<text:span text:style-name="T2531">89</text:span><text:s/>r<text:span text:style-name="T2532">.</text:span>, co oznacza że na początku maja cała procedura byłaby przeprowadzona.</text:p>
      <text:p text:style-name="P2533"><text:span text:style-name="T2534">Ob.</text:span><text:span text:style-name="T2535"><text:s/></text:span><text:span text:style-name="T2536">T</text:span><text:span text:style-name="T2537">.</text:span><text:span text:style-name="T2538"><text:s/>Ma</text:span><text:span text:style-name="T2539">zo</text:span><text:span text:style-name="T2540">w</text:span><text:span text:style-name="T2541">ieck</text:span><text:span text:style-name="T2542">i</text:span>:</text:p>
      <text:p text:style-name="P2543">Może skierowane do Sejmu<text:span text:style-name="T2544">.</text:span></text:p>
      <text:p text:style-name="P2545"><text:span text:style-name="T2546">Pr</text:span><text:span text:style-name="T2547">zewodn</text:span><text:span text:style-name="T2548">ic</text:span><text:span text:style-name="T2549">zący</text:span>:</text:p>
      <text:p text:style-name="P2550">Tak, skierowany do Sejmu do dnia.<text:span text:style-name="T2551">.</text:span>.<text:s/><text:span text:style-name="T2552">I</text:span><text:s/>druga nasza prośba, czy nie możemy, żeby unikną<text:span text:style-name="T2553">ć</text:span><text:s/>wątpliwości czy nie<text:span text:style-name="T2554">j</text:span>asności, kiedy mówimy o komisji pojednawczej to jest drugi akapit końcówka<text:span text:style-name="T2555">.</text:span><text:s/>Mianowicie mówimy o przedstawicielu administracji, związków zawodowych i niezależnego przewodniczącego. Czy nie można tego jakoś doo<text:span text:style-name="T2556">k</text:span>reślić, bo ta niezależność to jest - czy cieszącego się powszechnym zaufaniem, czy nie wiem... Tam zresztą w tej formule założeń było coś napisane na ten temat, bo tam nie mówiliśmy o niezależnym.</text:p>
      <text:p text:style-name="P2557">/Głos z sali na wyciszeniu/.</text:p>
      <text:p text:style-name="P2558">Tam były dwa elementy - kompetentny i bezstronny.</text:p>
      <text:p text:style-name="P2559"><text:span text:style-name="T2560">Ob</text:span><text:span text:style-name="T2561">.</text:span><text:span text:style-name="T2562"><text:s/>T</text:span><text:span text:style-name="T2563">.</text:span><text:span text:style-name="T2564"><text:s/>Ma</text:span><text:span text:style-name="T2565">z</text:span><text:span text:style-name="T2566">owie</text:span><text:span text:style-name="T2567">c</text:span><text:span text:style-name="T2568">k</text:span><text:span text:style-name="T2569">i</text:span>:</text:p>
      <text:p text:style-name="P2570">Ale czy tu nie powinno by<text:span text:style-name="T2571">ć</text:span><text:s/>- związku zawodowego wskazanego przez pracownika.</text:p>
      <text:p text:style-name="P2572"><text:span text:style-name="T2573">Przewodnicząc</text:span><text:span text:style-name="T2574">y</text:span>:</text:p>
      <text:p text:style-name="P2575">Tak, oczywiście - związku zawodowego wskazanego przez pracownika i<text:span text:style-name="T2576">.</text:span>.<text:span text:style-name="T2577">.</text:span><text:s/>/jak to było/<text:s/><text:span text:style-name="T2578">-</text:span><text:s/>kompetentnego oraz bezstronnego...</text:p>
      <text:p text:style-name="P2579">/Głos z sali na wyciszeniu/.</text:p>
      <text:p text:style-name="P2580">No oczywiście, że są stronniczy. Przecież na tym polega ta różnica interesów tutaj. Administracja ma innego rodzaju interes.</text:p>
      <text:p text:style-name="P2581">Bo niezależnego to co znaczy - kogoś kompetentnego i bezstronnego, ale na przykład należącego do jakichś ugrupowań<text:span text:style-name="T2582">.</text:span></text:p>
      <text:soft-page-break/>
      <text:p text:style-name="P2583"><text:span text:style-name="T2584">O</text:span><text:span text:style-name="T2585">b</text:span><text:span text:style-name="T2586">. T.<text:s/></text:span><text:span text:style-name="T2587">M</text:span><text:span text:style-name="T2588">azowiecki</text:span>:</text:p>
      <text:p text:style-name="P2589">To jak to ma by<text:span text:style-name="T2590">ć</text:span><text:s/>ostatecznie sformułowane?</text:p>
      <text:p text:style-name="P2591"><text:span text:style-name="T2592">Przewodniczący</text:span>:</text:p>
      <text:p text:style-name="P2593">Kompetentnego i bezstronnego przewodniczącego. Na początku będzie oraz - to znaczy brzmieć powinno:<text:s/>„oraz kompetentnego i bezstronnego przewodniczącego”.</text:p>
      <text:p text:style-name="P2594"><text:span text:style-name="T2595"><text:s text:c="27"/></text:span>:</text:p>
      <text:p text:style-name="P2596"><text:span text:style-name="T2597">Ja</text:span><text:s/>mam tutaj taką drobną uwagę.<text:s/><text:span text:style-name="T2598">O</text:span>tóż tak:<text:s/>„rozstrzygających w 3-osobych składach z udziałem przedstawiciela administracji wskazanego przez pracownika związku zawodowego i niezależnego...”.</text:p>
      <text:p text:style-name="P2599">Jeżeliby zostało tak jak do tej pory, to jest bardzo zasadnicze - czyli związek zawodowy jest wskazany przez pracownika i niezależnego pr<text:span text:style-name="T2600">z</text:span>ewodni<text:span text:style-name="T2601">c</text:span>zą<text:span text:style-name="T2602">c</text:span>ego.</text:p>
      <text:p text:style-name="P2603"><text:span text:style-name="T2604">Przewodnicząc</text:span><text:span text:style-name="T2605">y</text:span>:</text:p>
      <text:p text:style-name="P2606">Zaraz, ale my już tu zmieniliśmy. Bo rozstrzygającego w<text:s/><text:span text:style-name="T2607">3</text:span>-osobowych składach. Tak, zgadza się. To powinno być<text:s/><text:span text:style-name="T2608">„</text:span>Wskazanego przez pracownika związku zawodowego i niezależnego oraz kompetentnego i bezstronnego przewodniczącego”.</text:p>
      <text:p text:style-name="P2609">Czy zespół redakcyjny t<text:span text:style-name="T2610">ę</text:span><text:s/>poprawkę zawarł?</text:p>
      <text:p text:style-name="P2611">Czy są inne poprawki do punktu 3-c<text:span text:style-name="T2612">ie</text:span>go?</text:p>
      <text:p text:style-name="P2613"><text:span text:style-name="T2614"><text:s text:c="27"/></text:span>:</text:p>
      <text:p text:style-name="P2615">Czy my tak<text:s/>jednoznacznie możemy napisać<text:span text:style-name="T2616">,</text:span><text:s/>że wydana zostanie specjalna ustawa?</text:p>
      <text:p text:style-name="P2617"><text:span text:style-name="T2618">Przewodniczący</text:span>:</text:p>
      <text:p text:style-name="P2619">Tak, oczywiście, to są ustalenia. To są ustalenia proszę<text:s/>państwa.</text:p>
      <text:p text:style-name="P2620">Czy do punktu trzeciego są jeszcze jakieś uwagi? Nie ma. Są - pan prof<text:span text:style-name="T2621">.</text:span><text:span text:style-name="T2622"><text:s/></text:span>Masewicz - prosz<text:span text:style-name="T2623">ę</text:span><text:s/>bardzo.</text:p>
      <text:p text:style-name="P2624"><text:span text:style-name="T2625">P</text:span><text:span text:style-name="T2626">rof.</text:span><text:span text:style-name="T2627"><text:s/>Masewicz</text:span>:</text:p>
      <text:p text:style-name="P2628">To już tylko sprawa puryzmu językowego. Czy będzie zrozumiałe słowo<text:s/>„dyscyplinarnie”, bo przecież zwolnienie z a<text:span text:style-name="T2629">rt</text:span>. 52<text:span text:style-name="T2630"><text:s/></text:span>Kodeksu pracy nie jest traktowane w powszechnej nomenklaturze jako zwolnienie dyscyplinarne. Dyscyplinarne - to wtedy kiedy było orzekane przez komisje specjalne wymienione.</text:p>
      <text:p text:style-name="P2631"><text:span text:style-name="T2632"><text:s text:c="27"/></text:span>:</text:p>
      <text:p text:style-name="P2633">Tu chodzi o potoczny odbiór.</text:p>
      <text:p text:style-name="P2634"><text:span text:style-name="T2635">Prof. Masewicz</text:span>:</text:p>
      <text:p text:style-name="P2636">Ale żeby nie było później wątpliwości.</text:p>
      <text:p text:style-name="P2637"><text:span text:style-name="T2638">O</text:span><text:span text:style-name="T2639">b</text:span><text:span text:style-name="T2640">.<text:s/></text:span><text:span text:style-name="T2641">T.</text:span><text:span text:style-name="T2642"><text:s/></text:span><text:span text:style-name="T2643">M</text:span><text:span text:style-name="T2644">azo</text:span><text:span text:style-name="T2645">wi</text:span><text:span text:style-name="T2646">eck</text:span><text:span text:style-name="T2647">i</text:span>:</text:p>
      <text:p text:style-name="P2648"><text:span text:style-name="T2649">W</text:span><text:s/>założeniach są<text:span text:style-name="T2650">.</text:span><text:s/>Oczywiście formalnie pan profesor ma rację - tak jest.</text:p>
      <text:p text:style-name="P2651"><text:span text:style-name="T2652"><text:s text:c="27"/></text:span>:</text:p>
      <text:p text:style-name="P2653">Jeszcze jedna uwaga, jeżeli można - w tym akapicie trzecim od końca, tam gdzie jest mowa o tym zwolnieniu dyscyplinarnie - następnie jest - lub wskutek porzucenia pracy. A w tych założeniach, które przyjęliśmy, w pierwszym punkcie jest również o zwolnionych dyscyplinarn<text:span text:style-name="T2654">ie</text:span>, ale również o tych, których stosunek pracy wygasł w związku z okolicznościami. To wygasł jest szersze niż porzucenie pracy, ponieważ obejmuje również przypadki inne, na<text:span text:style-name="T2655"><text:s/></text:span>przykład jeżeli ktoś był uwięziony i wtedy rozwiązano z nim stosunek pracy. A więc czy tutaj po prostu nie dodać<text:s/><text:span text:style-name="T2656">-</text:span><text:s/>lub wskutek wygaśnięcia pracy, wygaśnięcia stosunku pracy.</text:p>
      <text:soft-page-break/>
      <text:p text:style-name="P2657"><text:span text:style-name="T2658">Ob.<text:s/></text:span><text:span text:style-name="T2659">T</text:span><text:span text:style-name="T2660">.<text:s/></text:span><text:span text:style-name="T2661">M</text:span><text:span text:style-name="T2662">azowiecki</text:span>:</text:p>
      <text:p text:style-name="P2663">Nie, tu zachowują ciągłość. Tu chodzi tylko o tych...</text:p>
      <text:p text:style-name="P2664"><text:span text:style-name="T2665"><text:s text:c="27"/></text:span>:</text:p>
      <text:p text:style-name="P2666">Tak, ale czy w takich wypadkach też nie ma ciągłości, jeżeli ktoś był uwięziony i stracił ciągłość pracy.<text:s/><text:span text:style-name="T2667">W</text:span><text:s/>tym wypadku można by przywrócić.</text:p>
      <text:p text:style-name="P2668"><text:span text:style-name="T2669">Ob. T</text:span><text:span text:style-name="T2670">.</text:span><text:span text:style-name="T2671"><text:s/>Mazowiecki</text:span>:</text:p>
      <text:p text:style-name="P2672">Nie, nie pracy nie tracił.</text:p>
      <text:p text:style-name="P2673">/Głos z sali na wyciszeniu/.</text:p>
      <text:p text:style-name="P2674"><text:span text:style-name="T2675">Przewodniczący</text:span>:</text:p>
      <text:p text:style-name="P2676">Dobrze, trzymajmy się tego co prawnicy za<text:span text:style-name="T2677">pr</text:span>oponowali.</text:p>
      <text:p text:style-name="P2678">Czy są inne uwagi? Czy strona<text:s/><text:span text:style-name="T2679">„</text:span>Solidarn<text:span text:style-name="T2680">o</text:span>ści”<text:s/>akceptuje tę trójkę? Tak.</text:p>
      <text:p text:style-name="P2681">OPZZ akceptuje?</text:p>
      <text:p text:style-name="P2682">My także<text:span text:style-name="T2683">.</text:span><text:s/>A więc tylko proponuję, ażeby zespół redakcyjny dał nam też trójkę do parafowania. I na dzisiaj możemy zakończyć pracę. Umawiając się po pierwsze na Magdalenkę, po drugie - na jutro, po trzecie - pojutrze. I tak do lepszego jutra<text:span text:style-name="T2684">.</text:span></text:p>
      <text:p text:style-name="P2685">Zapraszam wszystkich, kto może - jutro godzina 1<text:span text:style-name="T2686">3</text:span>.00. Na pewno współprzewodniczący, ale będzie nam bardzo miło, jeż<text:span text:style-name="T2687">e</text:span>li pozostali państwo jutro o godzinie 13<text:span text:style-name="T2688">.</text:span>00 tutaj.</text:p>
      <text:p text:style-name="P2689">Natomiast prośba do kolegów o zaaranżowanie sali i jakby powiedzieć jakiegoś finału.</text:p>
      <text:p text:style-name="P2690">Proszę<text:s/>państwa, jak sądzę, mam wielką nadzieję, że dobrnęliśmy do szczęśliwego końca, który dzisiaj zostanie potwierdzony w czasie ostatniego przygotowawczego spotkania w Magdalence. A wierzę, że jutro my podpiszemy to spokojnie o godzinie 1<text:span text:style-name="T2691">3.</text:span>00, a o 1<text:span text:style-name="T2692">5.</text:span>00 odbędzie się finał<text:s/>„okrągłego stołu”.</text:p>
      <text:p text:style-name="P2693">Przyznam zupełnie uczciwie, że gdyby tak się stało, nie<text:s/>wiem - mówię za siebie - ale chyba byłoby to uczucie wielu osób, byłby to jeden z najpiękniejszych dni w życiu. Co prawda nie szedłbym tak daleko jak inni koledzy, którzy twierdzą, że<text:s/>od razu należałoby uczynić ten dzień świętem narodowym i najlepiej dniem wolnym od pracy, ale byłaby to satysfakcja za te długie godziny dyskusji.</text:p>
      <text:p text:style-name="P2694">I chcę za wkład pracy wszystkim uczestnikom Zespołu ze strony naszej, rządowej, serdecznie podziękować, za konstruktywne podejście do ogromnie trudnych tematów, za koleżeństwo w tej dyskusji. No i wierzę, to znaczy wszyscy z naszej strony wierzymy, że to co uczyniliśmy było ważne nie tylko dla ruchu związkowego w Polsce, nie tylko dla ludzi pracy, ale było przede wszystkim ogromnie ważne dla Polski. I z naszej strony będzie chęć - aby tej sprawie służyć.</text:p>
      <text:p text:style-name="P2695">Tak że dziękuję kolegom współprzewodniczącym, panu Tadeuszowi<text:s/><text:span text:style-name="T2696">M</text:span>azowieck<text:span text:style-name="T2697">ie</text:span>mu, panu Romualdowi Sosnowskiemu, pozostałym kolegom i koleżankom, które uczestniczyły w pracy. I oby to było jak najlepsze dla nas wszystkich.</text:p>
      <text:p text:style-name="P2698">Dziękuję.</text:p>
      <text:p text:style-name="P2699">Ja zamykam z naszej strony obrady, telewizja czeka.</text:p>
      <text:p text:style-name="P2700">Dziękuję. Jutro o godzinie 13.00.</text:p>
      <text:p text:style-name="P2701"/>
      <text:p text:style-name="P2702">Konie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11:00Z</meta:creation-date>
    <dc:date>2023-07-03T09:11:00Z</dc:date>
    <meta:template xlink:href="Normal.dotm" xlink:type="simple"/>
    <meta:editing-cycles>2</meta:editing-cycles>
    <meta:editing-duration>PT60S</meta:editing-duration>
    <meta:document-statistic meta:page-count="46" meta:paragraph-count="259" meta:word-count="18606" meta:character-count="129985" meta:row-count="930" meta:non-whitespace-character-count="111638"/>
  </office:meta>
</office:document-meta>
</file>